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2_out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im0</text:p>
          </table:table-cell>
          <table:table-cell office:value-type="string" calcext:value-type="string">
            <text:p>sim1</text:p>
          </table:table-cell>
          <table:table-cell office:value-type="string" calcext:value-type="string">
            <text:p>sim2</text:p>
          </table:table-cell>
          <table:table-cell office:value-type="string" calcext:value-type="string">
            <text:p>sim3</text:p>
          </table:table-cell>
          <table:table-cell office:value-type="string" calcext:value-type="string">
            <text:p>sim4</text:p>
          </table:table-cell>
          <table:table-cell office:value-type="string" calcext:value-type="string">
            <text:p>sim5</text:p>
          </table:table-cell>
          <table:table-cell office:value-type="string" calcext:value-type="string">
            <text:p>sim6</text:p>
          </table:table-cell>
          <table:table-cell office:value-type="string" calcext:value-type="string">
            <text:p>sim7</text:p>
          </table:table-cell>
          <table:table-cell office:value-type="string" calcext:value-type="string">
            <text:p>sim8</text:p>
          </table:table-cell>
          <table:table-cell office:value-type="string" calcext:value-type="string">
            <text:p>sim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1556" calcext:value-type="float">
            <text:p>50.1556</text:p>
          </table:table-cell>
          <table:table-cell office:value-type="float" office:value="50.1913" calcext:value-type="float">
            <text:p>50.1913</text:p>
          </table:table-cell>
          <table:table-cell office:value-type="float" office:value="50.0887" calcext:value-type="float">
            <text:p>50.0887</text:p>
          </table:table-cell>
          <table:table-cell office:value-type="float" office:value="49.8282" calcext:value-type="float">
            <text:p>49.8282</text:p>
          </table:table-cell>
          <table:table-cell office:value-type="float" office:value="50.0466" calcext:value-type="float">
            <text:p>50.0466</text:p>
          </table:table-cell>
          <table:table-cell office:value-type="float" office:value="50.0012" calcext:value-type="float">
            <text:p>50.0012</text:p>
          </table:table-cell>
          <table:table-cell office:value-type="float" office:value="50.03" calcext:value-type="float">
            <text:p>50.03</text:p>
          </table:table-cell>
          <table:table-cell office:value-type="float" office:value="49.5987" calcext:value-type="float">
            <text:p>49.5987</text:p>
          </table:table-cell>
          <table:table-cell office:value-type="float" office:value="49.8493" calcext:value-type="float">
            <text:p>49.8493</text:p>
          </table:table-cell>
          <table:table-cell office:value-type="float" office:value="50.1162" calcext:value-type="float">
            <text:p>50.11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49.9482" calcext:value-type="float">
            <text:p>49.9482</text:p>
          </table:table-cell>
          <table:table-cell office:value-type="float" office:value="50.0731" calcext:value-type="float">
            <text:p>50.0731</text:p>
          </table:table-cell>
          <table:table-cell office:value-type="float" office:value="50.0773" calcext:value-type="float">
            <text:p>50.0773</text:p>
          </table:table-cell>
          <table:table-cell office:value-type="float" office:value="49.9161" calcext:value-type="float">
            <text:p>49.9161</text:p>
          </table:table-cell>
          <table:table-cell office:value-type="float" office:value="49.9507" calcext:value-type="float">
            <text:p>49.9507</text:p>
          </table:table-cell>
          <table:table-cell office:value-type="float" office:value="49.9754" calcext:value-type="float">
            <text:p>49.9754</text:p>
          </table:table-cell>
          <table:table-cell office:value-type="float" office:value="49.8262" calcext:value-type="float">
            <text:p>49.8262</text:p>
          </table:table-cell>
          <table:table-cell office:value-type="float" office:value="49.4814" calcext:value-type="float">
            <text:p>49.4814</text:p>
          </table:table-cell>
          <table:table-cell office:value-type="float" office:value="49.9759" calcext:value-type="float">
            <text:p>49.9759</text:p>
          </table:table-cell>
          <table:table-cell office:value-type="float" office:value="50.1045" calcext:value-type="float">
            <text:p>50.104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49.8524" calcext:value-type="float">
            <text:p>49.8524</text:p>
          </table:table-cell>
          <table:table-cell office:value-type="float" office:value="49.9484" calcext:value-type="float">
            <text:p>49.9484</text:p>
          </table:table-cell>
          <table:table-cell office:value-type="float" office:value="50.231" calcext:value-type="float">
            <text:p>50.231</text:p>
          </table:table-cell>
          <table:table-cell office:value-type="float" office:value="49.8827" calcext:value-type="float">
            <text:p>49.8827</text:p>
          </table:table-cell>
          <table:table-cell office:value-type="float" office:value="50.1496" calcext:value-type="float">
            <text:p>50.1496</text:p>
          </table:table-cell>
          <table:table-cell office:value-type="float" office:value="49.7101" calcext:value-type="float">
            <text:p>49.7101</text:p>
          </table:table-cell>
          <table:table-cell office:value-type="float" office:value="49.8108" calcext:value-type="float">
            <text:p>49.8108</text:p>
          </table:table-cell>
          <table:table-cell office:value-type="float" office:value="49.7211" calcext:value-type="float">
            <text:p>49.7211</text:p>
          </table:table-cell>
          <table:table-cell office:value-type="float" office:value="49.9395" calcext:value-type="float">
            <text:p>49.9395</text:p>
          </table:table-cell>
          <table:table-cell office:value-type="float" office:value="50.0598" calcext:value-type="float">
            <text:p>50.0598</text:p>
          </table:table-cell>
        </table:table-row>
        <table:table-row table:style-name="ro1">
          <table:table-cell table:number-columns-repeated="3"/>
          <table:table-cell office:value-type="float" office:value="49.9191" calcext:value-type="float">
            <text:p>49.9191</text:p>
          </table:table-cell>
          <table:table-cell office:value-type="float" office:value="50.0962" calcext:value-type="float">
            <text:p>50.0962</text:p>
          </table:table-cell>
          <table:table-cell office:value-type="float" office:value="50.2096" calcext:value-type="float">
            <text:p>50.2096</text:p>
          </table:table-cell>
          <table:table-cell office:value-type="float" office:value="50.0807" calcext:value-type="float">
            <text:p>50.0807</text:p>
          </table:table-cell>
          <table:table-cell office:value-type="float" office:value="50.1778" calcext:value-type="float">
            <text:p>50.1778</text:p>
          </table:table-cell>
          <table:table-cell office:value-type="float" office:value="49.8679" calcext:value-type="float">
            <text:p>49.8679</text:p>
          </table:table-cell>
          <table:table-cell office:value-type="float" office:value="50.0233" calcext:value-type="float">
            <text:p>50.0233</text:p>
          </table:table-cell>
          <table:table-cell office:value-type="float" office:value="49.803" calcext:value-type="float">
            <text:p>49.803</text:p>
          </table:table-cell>
          <table:table-cell office:value-type="float" office:value="49.7976" calcext:value-type="float">
            <text:p>49.7976</text:p>
          </table:table-cell>
          <table:table-cell office:value-type="float" office:value="50.0507" calcext:value-type="float">
            <text:p>50.0507</text:p>
          </table:table-cell>
        </table:table-row>
        <table:table-row table:style-name="ro1">
          <table:table-cell office:value-type="string" calcext:value-type="string">
            <text:p>payoff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49.7714" calcext:value-type="float">
            <text:p>49.7714</text:p>
          </table:table-cell>
          <table:table-cell office:value-type="float" office:value="50.1597" calcext:value-type="float">
            <text:p>50.1597</text:p>
          </table:table-cell>
          <table:table-cell office:value-type="float" office:value="50.0914" calcext:value-type="float">
            <text:p>50.0914</text:p>
          </table:table-cell>
          <table:table-cell office:value-type="float" office:value="50.1294" calcext:value-type="float">
            <text:p>50.1294</text:p>
          </table:table-cell>
          <table:table-cell office:value-type="float" office:value="50.4069" calcext:value-type="float">
            <text:p>50.4069</text:p>
          </table:table-cell>
          <table:table-cell office:value-type="float" office:value="49.6027" calcext:value-type="float">
            <text:p>49.6027</text:p>
          </table:table-cell>
          <table:table-cell office:value-type="float" office:value="49.9496" calcext:value-type="float">
            <text:p>49.9496</text:p>
          </table:table-cell>
          <table:table-cell office:value-type="float" office:value="49.9512" calcext:value-type="float">
            <text:p>49.9512</text:p>
          </table:table-cell>
          <table:table-cell office:value-type="float" office:value="50.1081" calcext:value-type="float">
            <text:p>50.1081</text:p>
          </table:table-cell>
          <table:table-cell office:value-type="float" office:value="49.7873" calcext:value-type="float">
            <text:p>49.7873</text:p>
          </table:table-cell>
        </table:table-row>
        <table:table-row table:style-name="ro1">
          <table:table-cell table:number-columns-repeated="3"/>
          <table:table-cell office:value-type="float" office:value="49.7696" calcext:value-type="float">
            <text:p>49.7696</text:p>
          </table:table-cell>
          <table:table-cell office:value-type="float" office:value="50.3692" calcext:value-type="float">
            <text:p>50.3692</text:p>
          </table:table-cell>
          <table:table-cell office:value-type="float" office:value="50.1223" calcext:value-type="float">
            <text:p>50.1223</text:p>
          </table:table-cell>
          <table:table-cell office:value-type="float" office:value="50.2633" calcext:value-type="float">
            <text:p>50.2633</text:p>
          </table:table-cell>
          <table:table-cell office:value-type="float" office:value="50.3314" calcext:value-type="float">
            <text:p>50.3314</text:p>
          </table:table-cell>
          <table:table-cell office:value-type="float" office:value="49.8301" calcext:value-type="float">
            <text:p>49.8301</text:p>
          </table:table-cell>
          <table:table-cell office:value-type="float" office:value="49.6816" calcext:value-type="float">
            <text:p>49.6816</text:p>
          </table:table-cell>
          <table:table-cell office:value-type="float" office:value="49.768" calcext:value-type="float">
            <text:p>49.768</text:p>
          </table:table-cell>
          <table:table-cell office:value-type="float" office:value="49.8746" calcext:value-type="float">
            <text:p>49.8746</text:p>
          </table:table-cell>
          <table:table-cell office:value-type="float" office:value="50.0675" calcext:value-type="float">
            <text:p>50.0675</text:p>
          </table:table-cell>
        </table:table-row>
        <table:table-row table:style-name="ro1">
          <table:table-cell table:number-columns-repeated="3"/>
          <table:table-cell office:value-type="float" office:value="49.8066" calcext:value-type="float">
            <text:p>49.8066</text:p>
          </table:table-cell>
          <table:table-cell office:value-type="float" office:value="50.468" calcext:value-type="float">
            <text:p>50.468</text:p>
          </table:table-cell>
          <table:table-cell office:value-type="float" office:value="50.4945" calcext:value-type="float">
            <text:p>50.4945</text:p>
          </table:table-cell>
          <table:table-cell office:value-type="float" office:value="50.0748" calcext:value-type="float">
            <text:p>50.0748</text:p>
          </table:table-cell>
          <table:table-cell office:value-type="float" office:value="50.1917" calcext:value-type="float">
            <text:p>50.1917</text:p>
          </table:table-cell>
          <table:table-cell office:value-type="float" office:value="49.7912" calcext:value-type="float">
            <text:p>49.7912</text:p>
          </table:table-cell>
          <table:table-cell office:value-type="float" office:value="49.5936" calcext:value-type="float">
            <text:p>49.5936</text:p>
          </table:table-cell>
          <table:table-cell office:value-type="float" office:value="49.9102" calcext:value-type="float">
            <text:p>49.9102</text:p>
          </table:table-cell>
          <table:table-cell office:value-type="float" office:value="49.9357" calcext:value-type="float">
            <text:p>49.9357</text:p>
          </table:table-cell>
          <table:table-cell office:value-type="float" office:value="50.1352" calcext:value-type="float">
            <text:p>50.1352</text:p>
          </table:table-cell>
        </table:table-row>
        <table:table-row table:style-name="ro1">
          <table:table-cell table:number-columns-repeated="3"/>
          <table:table-cell office:value-type="float" office:value="49.6877" calcext:value-type="float">
            <text:p>49.6877</text:p>
          </table:table-cell>
          <table:table-cell office:value-type="float" office:value="50.4825" calcext:value-type="float">
            <text:p>50.4825</text:p>
          </table:table-cell>
          <table:table-cell office:value-type="float" office:value="50.3524" calcext:value-type="float">
            <text:p>50.3524</text:p>
          </table:table-cell>
          <table:table-cell office:value-type="float" office:value="50.1599" calcext:value-type="float">
            <text:p>50.1599</text:p>
          </table:table-cell>
          <table:table-cell office:value-type="float" office:value="50.041" calcext:value-type="float">
            <text:p>50.041</text:p>
          </table:table-cell>
          <table:table-cell office:value-type="float" office:value="49.5963" calcext:value-type="float">
            <text:p>49.5963</text:p>
          </table:table-cell>
          <table:table-cell office:value-type="float" office:value="49.4058" calcext:value-type="float">
            <text:p>49.4058</text:p>
          </table:table-cell>
          <table:table-cell office:value-type="float" office:value="50.0807" calcext:value-type="float">
            <text:p>50.0807</text:p>
          </table:table-cell>
          <table:table-cell office:value-type="float" office:value="49.9402" calcext:value-type="float">
            <text:p>49.9402</text:p>
          </table:table-cell>
          <table:table-cell office:value-type="float" office:value="50.1068" calcext:value-type="float">
            <text:p>50.1068</text:p>
          </table:table-cell>
        </table:table-row>
        <table:table-row table:style-name="ro1">
          <table:table-cell table:number-columns-repeated="3"/>
          <table:table-cell office:value-type="float" office:value="49.4957" calcext:value-type="float">
            <text:p>49.4957</text:p>
          </table:table-cell>
          <table:table-cell office:value-type="float" office:value="50.3538" calcext:value-type="float">
            <text:p>50.3538</text:p>
          </table:table-cell>
          <table:table-cell office:value-type="float" office:value="50.2964" calcext:value-type="float">
            <text:p>50.2964</text:p>
          </table:table-cell>
          <table:table-cell office:value-type="float" office:value="50.0516" calcext:value-type="float">
            <text:p>50.0516</text:p>
          </table:table-cell>
          <table:table-cell office:value-type="float" office:value="49.7996" calcext:value-type="float">
            <text:p>49.7996</text:p>
          </table:table-cell>
          <table:table-cell office:value-type="float" office:value="49.6798" calcext:value-type="float">
            <text:p>49.6798</text:p>
          </table:table-cell>
          <table:table-cell office:value-type="float" office:value="49.3596" calcext:value-type="float">
            <text:p>49.3596</text:p>
          </table:table-cell>
          <table:table-cell office:value-type="float" office:value="50.1263" calcext:value-type="float">
            <text:p>50.1263</text:p>
          </table:table-cell>
          <table:table-cell office:value-type="float" office:value="50.1148" calcext:value-type="float">
            <text:p>50.1148</text:p>
          </table:table-cell>
          <table:table-cell office:value-type="float" office:value="50.2644" calcext:value-type="float">
            <text:p>50.2644</text:p>
          </table:table-cell>
        </table:table-row>
        <table:table-row table:style-name="ro1">
          <table:table-cell table:number-columns-repeated="3"/>
          <table:table-cell office:value-type="float" office:value="49.5348" calcext:value-type="float">
            <text:p>49.5348</text:p>
          </table:table-cell>
          <table:table-cell office:value-type="float" office:value="50.6026" calcext:value-type="float">
            <text:p>50.6026</text:p>
          </table:table-cell>
          <table:table-cell office:value-type="float" office:value="50.2309" calcext:value-type="float">
            <text:p>50.2309</text:p>
          </table:table-cell>
          <table:table-cell office:value-type="float" office:value="50.0338" calcext:value-type="float">
            <text:p>50.0338</text:p>
          </table:table-cell>
          <table:table-cell office:value-type="float" office:value="49.8137" calcext:value-type="float">
            <text:p>49.8137</text:p>
          </table:table-cell>
          <table:table-cell office:value-type="float" office:value="49.8086" calcext:value-type="float">
            <text:p>49.8086</text:p>
          </table:table-cell>
          <table:table-cell office:value-type="float" office:value="49.3307" calcext:value-type="float">
            <text:p>49.3307</text:p>
          </table:table-cell>
          <table:table-cell office:value-type="float" office:value="49.9782" calcext:value-type="float">
            <text:p>49.9782</text:p>
          </table:table-cell>
          <table:table-cell office:value-type="float" office:value="49.8522" calcext:value-type="float">
            <text:p>49.8522</text:p>
          </table:table-cell>
          <table:table-cell office:value-type="float" office:value="50.0765" calcext:value-type="float">
            <text:p>50.0765</text:p>
          </table:table-cell>
        </table:table-row>
        <table:table-row table:style-name="ro1">
          <table:table-cell table:number-columns-repeated="3"/>
          <table:table-cell office:value-type="float" office:value="49.6969" calcext:value-type="float">
            <text:p>49.6969</text:p>
          </table:table-cell>
          <table:table-cell office:value-type="float" office:value="50.5841" calcext:value-type="float">
            <text:p>50.5841</text:p>
          </table:table-cell>
          <table:table-cell office:value-type="float" office:value="50.3128" calcext:value-type="float">
            <text:p>50.3128</text:p>
          </table:table-cell>
          <table:table-cell office:value-type="float" office:value="50.0521" calcext:value-type="float">
            <text:p>50.0521</text:p>
          </table:table-cell>
          <table:table-cell office:value-type="float" office:value="49.8247" calcext:value-type="float">
            <text:p>49.8247</text:p>
          </table:table-cell>
          <table:table-cell office:value-type="float" office:value="49.6433" calcext:value-type="float">
            <text:p>49.6433</text:p>
          </table:table-cell>
          <table:table-cell office:value-type="float" office:value="49.5686" calcext:value-type="float">
            <text:p>49.5686</text:p>
          </table:table-cell>
          <table:table-cell office:value-type="float" office:value="49.8847" calcext:value-type="float">
            <text:p>49.8847</text:p>
          </table:table-cell>
          <table:table-cell office:value-type="float" office:value="50.0871" calcext:value-type="float">
            <text:p>50.0871</text:p>
          </table:table-cell>
          <table:table-cell office:value-type="float" office:value="50.2363" calcext:value-type="float">
            <text:p>50.2363</text:p>
          </table:table-cell>
        </table:table-row>
        <table:table-row table:style-name="ro1">
          <table:table-cell table:number-columns-repeated="3"/>
          <table:table-cell office:value-type="float" office:value="49.6066" calcext:value-type="float">
            <text:p>49.6066</text:p>
          </table:table-cell>
          <table:table-cell office:value-type="float" office:value="50.454" calcext:value-type="float">
            <text:p>50.454</text:p>
          </table:table-cell>
          <table:table-cell office:value-type="float" office:value="50.319" calcext:value-type="float">
            <text:p>50.319</text:p>
          </table:table-cell>
          <table:table-cell office:value-type="float" office:value="50.1391" calcext:value-type="float">
            <text:p>50.1391</text:p>
          </table:table-cell>
          <table:table-cell office:value-type="float" office:value="50.161" calcext:value-type="float">
            <text:p>50.161</text:p>
          </table:table-cell>
          <table:table-cell office:value-type="float" office:value="49.7617" calcext:value-type="float">
            <text:p>49.7617</text:p>
          </table:table-cell>
          <table:table-cell office:value-type="float" office:value="49.4957" calcext:value-type="float">
            <text:p>49.4957</text:p>
          </table:table-cell>
          <table:table-cell office:value-type="float" office:value="49.8355" calcext:value-type="float">
            <text:p>49.8355</text:p>
          </table:table-cell>
          <table:table-cell office:value-type="float" office:value="50.3903" calcext:value-type="float">
            <text:p>50.3903</text:p>
          </table:table-cell>
          <table:table-cell office:value-type="float" office:value="50.1604" calcext:value-type="float">
            <text:p>50.1604</text:p>
          </table:table-cell>
        </table:table-row>
        <table:table-row table:style-name="ro1">
          <table:table-cell table:number-columns-repeated="3"/>
          <table:table-cell office:value-type="float" office:value="49.5646" calcext:value-type="float">
            <text:p>49.5646</text:p>
          </table:table-cell>
          <table:table-cell office:value-type="float" office:value="50.4305" calcext:value-type="float">
            <text:p>50.4305</text:p>
          </table:table-cell>
          <table:table-cell office:value-type="float" office:value="50.249" calcext:value-type="float">
            <text:p>50.249</text:p>
          </table:table-cell>
          <table:table-cell office:value-type="float" office:value="50.1633" calcext:value-type="float">
            <text:p>50.1633</text:p>
          </table:table-cell>
          <table:table-cell office:value-type="float" office:value="50.1131" calcext:value-type="float">
            <text:p>50.1131</text:p>
          </table:table-cell>
          <table:table-cell office:value-type="float" office:value="49.8972" calcext:value-type="float">
            <text:p>49.8972</text:p>
          </table:table-cell>
          <table:table-cell office:value-type="float" office:value="49.4712" calcext:value-type="float">
            <text:p>49.4712</text:p>
          </table:table-cell>
          <table:table-cell office:value-type="float" office:value="49.737" calcext:value-type="float">
            <text:p>49.737</text:p>
          </table:table-cell>
          <table:table-cell office:value-type="float" office:value="50.4741" calcext:value-type="float">
            <text:p>50.4741</text:p>
          </table:table-cell>
          <table:table-cell office:value-type="float" office:value="49.878" calcext:value-type="float">
            <text:p>49.878</text:p>
          </table:table-cell>
        </table:table-row>
        <table:table-row table:style-name="ro1">
          <table:table-cell table:number-columns-repeated="3"/>
          <table:table-cell office:value-type="float" office:value="49.8275" calcext:value-type="float">
            <text:p>49.8275</text:p>
          </table:table-cell>
          <table:table-cell office:value-type="float" office:value="50.4088" calcext:value-type="float">
            <text:p>50.4088</text:p>
          </table:table-cell>
          <table:table-cell office:value-type="float" office:value="50.2142" calcext:value-type="float">
            <text:p>50.2142</text:p>
          </table:table-cell>
          <table:table-cell office:value-type="float" office:value="50.1033" calcext:value-type="float">
            <text:p>50.1033</text:p>
          </table:table-cell>
          <table:table-cell office:value-type="float" office:value="50.4937" calcext:value-type="float">
            <text:p>50.4937</text:p>
          </table:table-cell>
          <table:table-cell office:value-type="float" office:value="49.9034" calcext:value-type="float">
            <text:p>49.9034</text:p>
          </table:table-cell>
          <table:table-cell office:value-type="float" office:value="49.7142" calcext:value-type="float">
            <text:p>49.7142</text:p>
          </table:table-cell>
          <table:table-cell office:value-type="float" office:value="50.006" calcext:value-type="float">
            <text:p>50.006</text:p>
          </table:table-cell>
          <table:table-cell office:value-type="float" office:value="50.5601" calcext:value-type="float">
            <text:p>50.5601</text:p>
          </table:table-cell>
          <table:table-cell office:value-type="float" office:value="50.0415" calcext:value-type="float">
            <text:p>50.0415</text:p>
          </table:table-cell>
        </table:table-row>
        <table:table-row table:style-name="ro1">
          <table:table-cell table:number-columns-repeated="3"/>
          <table:table-cell office:value-type="float" office:value="49.7505" calcext:value-type="float">
            <text:p>49.7505</text:p>
          </table:table-cell>
          <table:table-cell office:value-type="float" office:value="50.6469" calcext:value-type="float">
            <text:p>50.6469</text:p>
          </table:table-cell>
          <table:table-cell office:value-type="float" office:value="50.5254" calcext:value-type="float">
            <text:p>50.5254</text:p>
          </table:table-cell>
          <table:table-cell office:value-type="float" office:value="50.1001" calcext:value-type="float">
            <text:p>50.1001</text:p>
          </table:table-cell>
          <table:table-cell office:value-type="float" office:value="50.5597" calcext:value-type="float">
            <text:p>50.5597</text:p>
          </table:table-cell>
          <table:table-cell office:value-type="float" office:value="49.5538" calcext:value-type="float">
            <text:p>49.5538</text:p>
          </table:table-cell>
          <table:table-cell office:value-type="float" office:value="49.5598" calcext:value-type="float">
            <text:p>49.5598</text:p>
          </table:table-cell>
          <table:table-cell office:value-type="float" office:value="49.8467" calcext:value-type="float">
            <text:p>49.8467</text:p>
          </table:table-cell>
          <table:table-cell office:value-type="float" office:value="50.8545" calcext:value-type="float">
            <text:p>50.8545</text:p>
          </table:table-cell>
          <table:table-cell office:value-type="float" office:value="49.7956" calcext:value-type="float">
            <text:p>49.7956</text:p>
          </table:table-cell>
        </table:table-row>
        <table:table-row table:style-name="ro1">
          <table:table-cell table:number-columns-repeated="3"/>
          <table:table-cell office:value-type="float" office:value="49.6806" calcext:value-type="float">
            <text:p>49.6806</text:p>
          </table:table-cell>
          <table:table-cell office:value-type="float" office:value="51.0392" calcext:value-type="float">
            <text:p>51.0392</text:p>
          </table:table-cell>
          <table:table-cell office:value-type="float" office:value="50.3086" calcext:value-type="float">
            <text:p>50.3086</text:p>
          </table:table-cell>
          <table:table-cell office:value-type="float" office:value="49.9928" calcext:value-type="float">
            <text:p>49.9928</text:p>
          </table:table-cell>
          <table:table-cell office:value-type="float" office:value="50.541" calcext:value-type="float">
            <text:p>50.541</text:p>
          </table:table-cell>
          <table:table-cell office:value-type="float" office:value="49.5551" calcext:value-type="float">
            <text:p>49.5551</text:p>
          </table:table-cell>
          <table:table-cell office:value-type="float" office:value="49.4142" calcext:value-type="float">
            <text:p>49.4142</text:p>
          </table:table-cell>
          <table:table-cell office:value-type="float" office:value="49.8672" calcext:value-type="float">
            <text:p>49.8672</text:p>
          </table:table-cell>
          <table:table-cell office:value-type="float" office:value="50.7821" calcext:value-type="float">
            <text:p>50.7821</text:p>
          </table:table-cell>
          <table:table-cell office:value-type="float" office:value="49.7461" calcext:value-type="float">
            <text:p>49.7461</text:p>
          </table:table-cell>
        </table:table-row>
        <table:table-row table:style-name="ro1">
          <table:table-cell table:number-columns-repeated="3"/>
          <table:table-cell office:value-type="float" office:value="50.0617" calcext:value-type="float">
            <text:p>50.0617</text:p>
          </table:table-cell>
          <table:table-cell office:value-type="float" office:value="51.0098" calcext:value-type="float">
            <text:p>51.0098</text:p>
          </table:table-cell>
          <table:table-cell office:value-type="float" office:value="50.3636" calcext:value-type="float">
            <text:p>50.3636</text:p>
          </table:table-cell>
          <table:table-cell office:value-type="float" office:value="49.9477" calcext:value-type="float">
            <text:p>49.9477</text:p>
          </table:table-cell>
          <table:table-cell office:value-type="float" office:value="50.3059" calcext:value-type="float">
            <text:p>50.3059</text:p>
          </table:table-cell>
          <table:table-cell office:value-type="float" office:value="49.4425" calcext:value-type="float">
            <text:p>49.4425</text:p>
          </table:table-cell>
          <table:table-cell office:value-type="float" office:value="49.2788" calcext:value-type="float">
            <text:p>49.2788</text:p>
          </table:table-cell>
          <table:table-cell office:value-type="float" office:value="49.984" calcext:value-type="float">
            <text:p>49.984</text:p>
          </table:table-cell>
          <table:table-cell office:value-type="float" office:value="50.6767" calcext:value-type="float">
            <text:p>50.6767</text:p>
          </table:table-cell>
          <table:table-cell office:value-type="float" office:value="49.7809" calcext:value-type="float">
            <text:p>49.7809</text:p>
          </table:table-cell>
        </table:table-row>
        <table:table-row table:style-name="ro1">
          <table:table-cell table:number-columns-repeated="3"/>
          <table:table-cell office:value-type="float" office:value="49.8339" calcext:value-type="float">
            <text:p>49.8339</text:p>
          </table:table-cell>
          <table:table-cell office:value-type="float" office:value="51.1733" calcext:value-type="float">
            <text:p>51.1733</text:p>
          </table:table-cell>
          <table:table-cell office:value-type="float" office:value="50.245" calcext:value-type="float">
            <text:p>50.245</text:p>
          </table:table-cell>
          <table:table-cell office:value-type="float" office:value="50.2046" calcext:value-type="float">
            <text:p>50.2046</text:p>
          </table:table-cell>
          <table:table-cell office:value-type="float" office:value="50.3978" calcext:value-type="float">
            <text:p>50.3978</text:p>
          </table:table-cell>
          <table:table-cell office:value-type="float" office:value="49.6303" calcext:value-type="float">
            <text:p>49.6303</text:p>
          </table:table-cell>
          <table:table-cell office:value-type="float" office:value="49.4257" calcext:value-type="float">
            <text:p>49.4257</text:p>
          </table:table-cell>
          <table:table-cell office:value-type="float" office:value="50.0982" calcext:value-type="float">
            <text:p>50.0982</text:p>
          </table:table-cell>
          <table:table-cell office:value-type="float" office:value="50.6263" calcext:value-type="float">
            <text:p>50.6263</text:p>
          </table:table-cell>
          <table:table-cell office:value-type="float" office:value="49.8425" calcext:value-type="float">
            <text:p>49.8425</text:p>
          </table:table-cell>
        </table:table-row>
        <table:table-row table:style-name="ro1">
          <table:table-cell table:number-columns-repeated="3"/>
          <table:table-cell office:value-type="float" office:value="49.9665" calcext:value-type="float">
            <text:p>49.9665</text:p>
          </table:table-cell>
          <table:table-cell office:value-type="float" office:value="51.0569" calcext:value-type="float">
            <text:p>51.0569</text:p>
          </table:table-cell>
          <table:table-cell office:value-type="float" office:value="50.2662" calcext:value-type="float">
            <text:p>50.2662</text:p>
          </table:table-cell>
          <table:table-cell office:value-type="float" office:value="50.0764" calcext:value-type="float">
            <text:p>50.0764</text:p>
          </table:table-cell>
          <table:table-cell office:value-type="float" office:value="50.2304" calcext:value-type="float">
            <text:p>50.2304</text:p>
          </table:table-cell>
          <table:table-cell office:value-type="float" office:value="49.6616" calcext:value-type="float">
            <text:p>49.6616</text:p>
          </table:table-cell>
          <table:table-cell office:value-type="float" office:value="49.3799" calcext:value-type="float">
            <text:p>49.3799</text:p>
          </table:table-cell>
          <table:table-cell office:value-type="float" office:value="49.9961" calcext:value-type="float">
            <text:p>49.9961</text:p>
          </table:table-cell>
          <table:table-cell office:value-type="float" office:value="50.6331" calcext:value-type="float">
            <text:p>50.6331</text:p>
          </table:table-cell>
          <table:table-cell office:value-type="float" office:value="49.7239" calcext:value-type="float">
            <text:p>49.7239</text:p>
          </table:table-cell>
        </table:table-row>
        <table:table-row table:style-name="ro1">
          <table:table-cell table:number-columns-repeated="3"/>
          <table:table-cell office:value-type="float" office:value="49.6663" calcext:value-type="float">
            <text:p>49.6663</text:p>
          </table:table-cell>
          <table:table-cell office:value-type="float" office:value="51.0269" calcext:value-type="float">
            <text:p>51.0269</text:p>
          </table:table-cell>
          <table:table-cell office:value-type="float" office:value="50.5375" calcext:value-type="float">
            <text:p>50.5375</text:p>
          </table:table-cell>
          <table:table-cell office:value-type="float" office:value="49.8707" calcext:value-type="float">
            <text:p>49.8707</text:p>
          </table:table-cell>
          <table:table-cell office:value-type="float" office:value="50.2976" calcext:value-type="float">
            <text:p>50.2976</text:p>
          </table:table-cell>
          <table:table-cell office:value-type="float" office:value="49.4552" calcext:value-type="float">
            <text:p>49.4552</text:p>
          </table:table-cell>
          <table:table-cell office:value-type="float" office:value="49.3024" calcext:value-type="float">
            <text:p>49.3024</text:p>
          </table:table-cell>
          <table:table-cell office:value-type="float" office:value="49.9909" calcext:value-type="float">
            <text:p>49.9909</text:p>
          </table:table-cell>
          <table:table-cell office:value-type="float" office:value="50.8024" calcext:value-type="float">
            <text:p>50.8024</text:p>
          </table:table-cell>
          <table:table-cell office:value-type="float" office:value="49.7834" calcext:value-type="float">
            <text:p>49.7834</text:p>
          </table:table-cell>
        </table:table-row>
        <table:table-row table:style-name="ro1">
          <table:table-cell table:number-columns-repeated="3"/>
          <table:table-cell office:value-type="float" office:value="49.5837" calcext:value-type="float">
            <text:p>49.5837</text:p>
          </table:table-cell>
          <table:table-cell office:value-type="float" office:value="50.9205" calcext:value-type="float">
            <text:p>50.9205</text:p>
          </table:table-cell>
          <table:table-cell office:value-type="float" office:value="50.5053" calcext:value-type="float">
            <text:p>50.5053</text:p>
          </table:table-cell>
          <table:table-cell office:value-type="float" office:value="49.5762" calcext:value-type="float">
            <text:p>49.5762</text:p>
          </table:table-cell>
          <table:table-cell office:value-type="float" office:value="50.3923" calcext:value-type="float">
            <text:p>50.3923</text:p>
          </table:table-cell>
          <table:table-cell office:value-type="float" office:value="49.4667" calcext:value-type="float">
            <text:p>49.4667</text:p>
          </table:table-cell>
          <table:table-cell office:value-type="float" office:value="49.2344" calcext:value-type="float">
            <text:p>49.2344</text:p>
          </table:table-cell>
          <table:table-cell office:value-type="float" office:value="50.0546" calcext:value-type="float">
            <text:p>50.0546</text:p>
          </table:table-cell>
          <table:table-cell office:value-type="float" office:value="51.0362" calcext:value-type="float">
            <text:p>51.0362</text:p>
          </table:table-cell>
          <table:table-cell office:value-type="float" office:value="49.6515" calcext:value-type="float">
            <text:p>49.6515</text:p>
          </table:table-cell>
        </table:table-row>
        <table:table-row table:style-name="ro1">
          <table:table-cell table:number-columns-repeated="3"/>
          <table:table-cell office:value-type="float" office:value="49.8248" calcext:value-type="float">
            <text:p>49.8248</text:p>
          </table:table-cell>
          <table:table-cell office:value-type="float" office:value="50.9461" calcext:value-type="float">
            <text:p>50.9461</text:p>
          </table:table-cell>
          <table:table-cell office:value-type="float" office:value="50.673" calcext:value-type="float">
            <text:p>50.673</text:p>
          </table:table-cell>
          <table:table-cell office:value-type="float" office:value="49.5563" calcext:value-type="float">
            <text:p>49.5563</text:p>
          </table:table-cell>
          <table:table-cell office:value-type="float" office:value="50.1735" calcext:value-type="float">
            <text:p>50.1735</text:p>
          </table:table-cell>
          <table:table-cell office:value-type="float" office:value="49.3749" calcext:value-type="float">
            <text:p>49.3749</text:p>
          </table:table-cell>
          <table:table-cell office:value-type="float" office:value="49.2397" calcext:value-type="float">
            <text:p>49.2397</text:p>
          </table:table-cell>
          <table:table-cell office:value-type="float" office:value="49.9215" calcext:value-type="float">
            <text:p>49.9215</text:p>
          </table:table-cell>
          <table:table-cell office:value-type="float" office:value="51.0585" calcext:value-type="float">
            <text:p>51.0585</text:p>
          </table:table-cell>
          <table:table-cell office:value-type="float" office:value="49.6503" calcext:value-type="float">
            <text:p>49.6503</text:p>
          </table:table-cell>
        </table:table-row>
        <table:table-row table:style-name="ro1">
          <table:table-cell table:number-columns-repeated="3"/>
          <table:table-cell office:value-type="float" office:value="50.0232" calcext:value-type="float">
            <text:p>50.0232</text:p>
          </table:table-cell>
          <table:table-cell office:value-type="float" office:value="51.0506" calcext:value-type="float">
            <text:p>51.0506</text:p>
          </table:table-cell>
          <table:table-cell office:value-type="float" office:value="50.7628" calcext:value-type="float">
            <text:p>50.7628</text:p>
          </table:table-cell>
          <table:table-cell office:value-type="float" office:value="49.7254" calcext:value-type="float">
            <text:p>49.7254</text:p>
          </table:table-cell>
          <table:table-cell office:value-type="float" office:value="50.2731" calcext:value-type="float">
            <text:p>50.2731</text:p>
          </table:table-cell>
          <table:table-cell office:value-type="float" office:value="49.4764" calcext:value-type="float">
            <text:p>49.4764</text:p>
          </table:table-cell>
          <table:table-cell office:value-type="float" office:value="49.5144" calcext:value-type="float">
            <text:p>49.5144</text:p>
          </table:table-cell>
          <table:table-cell office:value-type="float" office:value="49.9405" calcext:value-type="float">
            <text:p>49.9405</text:p>
          </table:table-cell>
          <table:table-cell office:value-type="float" office:value="51.3276" calcext:value-type="float">
            <text:p>51.3276</text:p>
          </table:table-cell>
          <table:table-cell office:value-type="float" office:value="49.8231" calcext:value-type="float">
            <text:p>49.8231</text:p>
          </table:table-cell>
        </table:table-row>
        <table:table-row table:style-name="ro1">
          <table:table-cell table:number-columns-repeated="3"/>
          <table:table-cell office:value-type="float" office:value="49.893" calcext:value-type="float">
            <text:p>49.893</text:p>
          </table:table-cell>
          <table:table-cell office:value-type="float" office:value="51.0899" calcext:value-type="float">
            <text:p>51.0899</text:p>
          </table:table-cell>
          <table:table-cell office:value-type="float" office:value="50.7964" calcext:value-type="float">
            <text:p>50.7964</text:p>
          </table:table-cell>
          <table:table-cell office:value-type="float" office:value="49.8888" calcext:value-type="float">
            <text:p>49.8888</text:p>
          </table:table-cell>
          <table:table-cell office:value-type="float" office:value="50.2582" calcext:value-type="float">
            <text:p>50.2582</text:p>
          </table:table-cell>
          <table:table-cell office:value-type="float" office:value="49.4603" calcext:value-type="float">
            <text:p>49.4603</text:p>
          </table:table-cell>
          <table:table-cell office:value-type="float" office:value="49.7321" calcext:value-type="float">
            <text:p>49.7321</text:p>
          </table:table-cell>
          <table:table-cell office:value-type="float" office:value="50.0827" calcext:value-type="float">
            <text:p>50.0827</text:p>
          </table:table-cell>
          <table:table-cell office:value-type="float" office:value="51.4247" calcext:value-type="float">
            <text:p>51.4247</text:p>
          </table:table-cell>
          <table:table-cell office:value-type="float" office:value="49.6412" calcext:value-type="float">
            <text:p>49.6412</text:p>
          </table:table-cell>
        </table:table-row>
        <table:table-row table:style-name="ro1">
          <table:table-cell table:number-columns-repeated="3"/>
          <table:table-cell office:value-type="float" office:value="49.8322" calcext:value-type="float">
            <text:p>49.8322</text:p>
          </table:table-cell>
          <table:table-cell office:value-type="float" office:value="51.0394" calcext:value-type="float">
            <text:p>51.0394</text:p>
          </table:table-cell>
          <table:table-cell office:value-type="float" office:value="50.8689" calcext:value-type="float">
            <text:p>50.8689</text:p>
          </table:table-cell>
          <table:table-cell office:value-type="float" office:value="50.0848" calcext:value-type="float">
            <text:p>50.0848</text:p>
          </table:table-cell>
          <table:table-cell office:value-type="float" office:value="50.5857" calcext:value-type="float">
            <text:p>50.5857</text:p>
          </table:table-cell>
          <table:table-cell office:value-type="float" office:value="49.3585" calcext:value-type="float">
            <text:p>49.3585</text:p>
          </table:table-cell>
          <table:table-cell office:value-type="float" office:value="49.9733" calcext:value-type="float">
            <text:p>49.9733</text:p>
          </table:table-cell>
          <table:table-cell office:value-type="float" office:value="50.244" calcext:value-type="float">
            <text:p>50.244</text:p>
          </table:table-cell>
          <table:table-cell office:value-type="float" office:value="51.4551" calcext:value-type="float">
            <text:p>51.4551</text:p>
          </table:table-cell>
          <table:table-cell office:value-type="float" office:value="49.591" calcext:value-type="float">
            <text:p>49.591</text:p>
          </table:table-cell>
        </table:table-row>
        <table:table-row table:style-name="ro1">
          <table:table-cell table:number-columns-repeated="3"/>
          <table:table-cell office:value-type="float" office:value="49.8539" calcext:value-type="float">
            <text:p>49.8539</text:p>
          </table:table-cell>
          <table:table-cell office:value-type="float" office:value="51.0402" calcext:value-type="float">
            <text:p>51.0402</text:p>
          </table:table-cell>
          <table:table-cell office:value-type="float" office:value="50.8866" calcext:value-type="float">
            <text:p>50.8866</text:p>
          </table:table-cell>
          <table:table-cell office:value-type="float" office:value="50.2663" calcext:value-type="float">
            <text:p>50.2663</text:p>
          </table:table-cell>
          <table:table-cell office:value-type="float" office:value="50.4292" calcext:value-type="float">
            <text:p>50.4292</text:p>
          </table:table-cell>
          <table:table-cell office:value-type="float" office:value="49.3034" calcext:value-type="float">
            <text:p>49.3034</text:p>
          </table:table-cell>
          <table:table-cell office:value-type="float" office:value="50.2144" calcext:value-type="float">
            <text:p>50.2144</text:p>
          </table:table-cell>
          <table:table-cell office:value-type="float" office:value="49.9531" calcext:value-type="float">
            <text:p>49.9531</text:p>
          </table:table-cell>
          <table:table-cell office:value-type="float" office:value="51.4745" calcext:value-type="float">
            <text:p>51.4745</text:p>
          </table:table-cell>
          <table:table-cell office:value-type="float" office:value="49.6535" calcext:value-type="float">
            <text:p>49.6535</text:p>
          </table:table-cell>
        </table:table-row>
        <table:table-row table:style-name="ro1">
          <table:table-cell table:number-columns-repeated="3"/>
          <table:table-cell office:value-type="float" office:value="49.6691" calcext:value-type="float">
            <text:p>49.6691</text:p>
          </table:table-cell>
          <table:table-cell office:value-type="float" office:value="50.934" calcext:value-type="float">
            <text:p>50.934</text:p>
          </table:table-cell>
          <table:table-cell office:value-type="float" office:value="51.044" calcext:value-type="float">
            <text:p>51.044</text:p>
          </table:table-cell>
          <table:table-cell office:value-type="float" office:value="50.1282" calcext:value-type="float">
            <text:p>50.1282</text:p>
          </table:table-cell>
          <table:table-cell office:value-type="float" office:value="50.1932" calcext:value-type="float">
            <text:p>50.1932</text:p>
          </table:table-cell>
          <table:table-cell office:value-type="float" office:value="49.2285" calcext:value-type="float">
            <text:p>49.2285</text:p>
          </table:table-cell>
          <table:table-cell office:value-type="float" office:value="50.0556" calcext:value-type="float">
            <text:p>50.0556</text:p>
          </table:table-cell>
          <table:table-cell office:value-type="float" office:value="49.9887" calcext:value-type="float">
            <text:p>49.9887</text:p>
          </table:table-cell>
          <table:table-cell office:value-type="float" office:value="51.4248" calcext:value-type="float">
            <text:p>51.4248</text:p>
          </table:table-cell>
          <table:table-cell office:value-type="float" office:value="49.6149" calcext:value-type="float">
            <text:p>49.6149</text:p>
          </table:table-cell>
        </table:table-row>
        <table:table-row table:style-name="ro1">
          <table:table-cell table:number-columns-repeated="3"/>
          <table:table-cell office:value-type="float" office:value="49.7636" calcext:value-type="float">
            <text:p>49.7636</text:p>
          </table:table-cell>
          <table:table-cell office:value-type="float" office:value="51.0242" calcext:value-type="float">
            <text:p>51.0242</text:p>
          </table:table-cell>
          <table:table-cell office:value-type="float" office:value="51.127" calcext:value-type="float">
            <text:p>51.127</text:p>
          </table:table-cell>
          <table:table-cell office:value-type="float" office:value="50.3185" calcext:value-type="float">
            <text:p>50.3185</text:p>
          </table:table-cell>
          <table:table-cell office:value-type="float" office:value="49.9264" calcext:value-type="float">
            <text:p>49.9264</text:p>
          </table:table-cell>
          <table:table-cell office:value-type="float" office:value="49.1431" calcext:value-type="float">
            <text:p>49.1431</text:p>
          </table:table-cell>
          <table:table-cell office:value-type="float" office:value="50.0973" calcext:value-type="float">
            <text:p>50.0973</text:p>
          </table:table-cell>
          <table:table-cell office:value-type="float" office:value="49.9914" calcext:value-type="float">
            <text:p>49.9914</text:p>
          </table:table-cell>
          <table:table-cell office:value-type="float" office:value="51.7032" calcext:value-type="float">
            <text:p>51.7032</text:p>
          </table:table-cell>
          <table:table-cell office:value-type="float" office:value="49.4386" calcext:value-type="float">
            <text:p>49.4386</text:p>
          </table:table-cell>
        </table:table-row>
        <table:table-row table:style-name="ro1">
          <table:table-cell table:number-columns-repeated="3"/>
          <table:table-cell office:value-type="float" office:value="50.1179" calcext:value-type="float">
            <text:p>50.1179</text:p>
          </table:table-cell>
          <table:table-cell office:value-type="float" office:value="50.9715" calcext:value-type="float">
            <text:p>50.9715</text:p>
          </table:table-cell>
          <table:table-cell office:value-type="float" office:value="50.8897" calcext:value-type="float">
            <text:p>50.8897</text:p>
          </table:table-cell>
          <table:table-cell office:value-type="float" office:value="50.2619" calcext:value-type="float">
            <text:p>50.2619</text:p>
          </table:table-cell>
          <table:table-cell office:value-type="float" office:value="49.9304" calcext:value-type="float">
            <text:p>49.9304</text:p>
          </table:table-cell>
          <table:table-cell office:value-type="float" office:value="48.9432" calcext:value-type="float">
            <text:p>48.9432</text:p>
          </table:table-cell>
          <table:table-cell office:value-type="float" office:value="50.0205" calcext:value-type="float">
            <text:p>50.0205</text:p>
          </table:table-cell>
          <table:table-cell office:value-type="float" office:value="50.0054" calcext:value-type="float">
            <text:p>50.0054</text:p>
          </table:table-cell>
          <table:table-cell office:value-type="float" office:value="51.8077" calcext:value-type="float">
            <text:p>51.8077</text:p>
          </table:table-cell>
          <table:table-cell office:value-type="float" office:value="49.4715" calcext:value-type="float">
            <text:p>49.4715</text:p>
          </table:table-cell>
        </table:table-row>
        <table:table-row table:style-name="ro1">
          <table:table-cell table:number-columns-repeated="3"/>
          <table:table-cell office:value-type="float" office:value="49.9171" calcext:value-type="float">
            <text:p>49.9171</text:p>
          </table:table-cell>
          <table:table-cell office:value-type="float" office:value="51.018" calcext:value-type="float">
            <text:p>51.018</text:p>
          </table:table-cell>
          <table:table-cell office:value-type="float" office:value="50.8179" calcext:value-type="float">
            <text:p>50.8179</text:p>
          </table:table-cell>
          <table:table-cell office:value-type="float" office:value="50.0524" calcext:value-type="float">
            <text:p>50.0524</text:p>
          </table:table-cell>
          <table:table-cell office:value-type="float" office:value="50.2608" calcext:value-type="float">
            <text:p>50.2608</text:p>
          </table:table-cell>
          <table:table-cell office:value-type="float" office:value="49.0487" calcext:value-type="float">
            <text:p>49.0487</text:p>
          </table:table-cell>
          <table:table-cell office:value-type="float" office:value="50.1661" calcext:value-type="float">
            <text:p>50.1661</text:p>
          </table:table-cell>
          <table:table-cell office:value-type="float" office:value="49.8258" calcext:value-type="float">
            <text:p>49.8258</text:p>
          </table:table-cell>
          <table:table-cell office:value-type="float" office:value="51.6517" calcext:value-type="float">
            <text:p>51.6517</text:p>
          </table:table-cell>
          <table:table-cell office:value-type="float" office:value="49.5141" calcext:value-type="float">
            <text:p>49.5141</text:p>
          </table:table-cell>
        </table:table-row>
        <table:table-row table:style-name="ro1">
          <table:table-cell table:number-columns-repeated="3"/>
          <table:table-cell office:value-type="float" office:value="49.6206" calcext:value-type="float">
            <text:p>49.6206</text:p>
          </table:table-cell>
          <table:table-cell office:value-type="float" office:value="51.1784" calcext:value-type="float">
            <text:p>51.1784</text:p>
          </table:table-cell>
          <table:table-cell office:value-type="float" office:value="50.9309" calcext:value-type="float">
            <text:p>50.9309</text:p>
          </table:table-cell>
          <table:table-cell office:value-type="float" office:value="50.1139" calcext:value-type="float">
            <text:p>50.1139</text:p>
          </table:table-cell>
          <table:table-cell office:value-type="float" office:value="50.3017" calcext:value-type="float">
            <text:p>50.3017</text:p>
          </table:table-cell>
          <table:table-cell office:value-type="float" office:value="49.0286" calcext:value-type="float">
            <text:p>49.0286</text:p>
          </table:table-cell>
          <table:table-cell office:value-type="float" office:value="50.0318" calcext:value-type="float">
            <text:p>50.0318</text:p>
          </table:table-cell>
          <table:table-cell office:value-type="float" office:value="49.9177" calcext:value-type="float">
            <text:p>49.9177</text:p>
          </table:table-cell>
          <table:table-cell office:value-type="float" office:value="51.7346" calcext:value-type="float">
            <text:p>51.7346</text:p>
          </table:table-cell>
          <table:table-cell office:value-type="float" office:value="49.3861" calcext:value-type="float">
            <text:p>49.3861</text:p>
          </table:table-cell>
        </table:table-row>
        <table:table-row table:style-name="ro1">
          <table:table-cell table:number-columns-repeated="3"/>
          <table:table-cell office:value-type="float" office:value="49.6743" calcext:value-type="float">
            <text:p>49.6743</text:p>
          </table:table-cell>
          <table:table-cell office:value-type="float" office:value="51.0904" calcext:value-type="float">
            <text:p>51.0904</text:p>
          </table:table-cell>
          <table:table-cell office:value-type="float" office:value="51.0696" calcext:value-type="float">
            <text:p>51.0696</text:p>
          </table:table-cell>
          <table:table-cell office:value-type="float" office:value="50.4129" calcext:value-type="float">
            <text:p>50.4129</text:p>
          </table:table-cell>
          <table:table-cell office:value-type="float" office:value="50.0999" calcext:value-type="float">
            <text:p>50.0999</text:p>
          </table:table-cell>
          <table:table-cell office:value-type="float" office:value="49.282" calcext:value-type="float">
            <text:p>49.282</text:p>
          </table:table-cell>
          <table:table-cell office:value-type="float" office:value="50.1809" calcext:value-type="float">
            <text:p>50.1809</text:p>
          </table:table-cell>
          <table:table-cell office:value-type="float" office:value="50.0093" calcext:value-type="float">
            <text:p>50.0093</text:p>
          </table:table-cell>
          <table:table-cell office:value-type="float" office:value="51.7144" calcext:value-type="float">
            <text:p>51.7144</text:p>
          </table:table-cell>
          <table:table-cell office:value-type="float" office:value="49.272" calcext:value-type="float">
            <text:p>49.272</text:p>
          </table:table-cell>
        </table:table-row>
        <table:table-row table:style-name="ro1">
          <table:table-cell table:number-columns-repeated="3"/>
          <table:table-cell office:value-type="float" office:value="49.6653" calcext:value-type="float">
            <text:p>49.6653</text:p>
          </table:table-cell>
          <table:table-cell office:value-type="float" office:value="51.3347" calcext:value-type="float">
            <text:p>51.3347</text:p>
          </table:table-cell>
          <table:table-cell office:value-type="float" office:value="51.0358" calcext:value-type="float">
            <text:p>51.0358</text:p>
          </table:table-cell>
          <table:table-cell office:value-type="float" office:value="50.4341" calcext:value-type="float">
            <text:p>50.4341</text:p>
          </table:table-cell>
          <table:table-cell office:value-type="float" office:value="50.1417" calcext:value-type="float">
            <text:p>50.1417</text:p>
          </table:table-cell>
          <table:table-cell office:value-type="float" office:value="49.2447" calcext:value-type="float">
            <text:p>49.2447</text:p>
          </table:table-cell>
          <table:table-cell office:value-type="float" office:value="50.0424" calcext:value-type="float">
            <text:p>50.0424</text:p>
          </table:table-cell>
          <table:table-cell office:value-type="float" office:value="49.9875" calcext:value-type="float">
            <text:p>49.9875</text:p>
          </table:table-cell>
          <table:table-cell office:value-type="float" office:value="51.5942" calcext:value-type="float">
            <text:p>51.5942</text:p>
          </table:table-cell>
          <table:table-cell office:value-type="float" office:value="49.1405" calcext:value-type="float">
            <text:p>49.1405</text:p>
          </table:table-cell>
        </table:table-row>
        <table:table-row table:style-name="ro1">
          <table:table-cell table:number-columns-repeated="3"/>
          <table:table-cell office:value-type="float" office:value="49.9533" calcext:value-type="float">
            <text:p>49.9533</text:p>
          </table:table-cell>
          <table:table-cell office:value-type="float" office:value="50.9793" calcext:value-type="float">
            <text:p>50.9793</text:p>
          </table:table-cell>
          <table:table-cell office:value-type="float" office:value="50.9949" calcext:value-type="float">
            <text:p>50.9949</text:p>
          </table:table-cell>
          <table:table-cell office:value-type="float" office:value="50.6326" calcext:value-type="float">
            <text:p>50.6326</text:p>
          </table:table-cell>
          <table:table-cell office:value-type="float" office:value="50.1718" calcext:value-type="float">
            <text:p>50.1718</text:p>
          </table:table-cell>
          <table:table-cell office:value-type="float" office:value="49.3207" calcext:value-type="float">
            <text:p>49.3207</text:p>
          </table:table-cell>
          <table:table-cell office:value-type="float" office:value="50.3" calcext:value-type="float">
            <text:p>50.3</text:p>
          </table:table-cell>
          <table:table-cell office:value-type="float" office:value="50.1518" calcext:value-type="float">
            <text:p>50.1518</text:p>
          </table:table-cell>
          <table:table-cell office:value-type="float" office:value="51.8329" calcext:value-type="float">
            <text:p>51.8329</text:p>
          </table:table-cell>
          <table:table-cell office:value-type="float" office:value="49.0776" calcext:value-type="float">
            <text:p>49.0776</text:p>
          </table:table-cell>
        </table:table-row>
        <table:table-row table:style-name="ro1">
          <table:table-cell table:number-columns-repeated="3"/>
          <table:table-cell office:value-type="float" office:value="49.9378" calcext:value-type="float">
            <text:p>49.9378</text:p>
          </table:table-cell>
          <table:table-cell office:value-type="float" office:value="50.8887" calcext:value-type="float">
            <text:p>50.8887</text:p>
          </table:table-cell>
          <table:table-cell office:value-type="float" office:value="50.8619" calcext:value-type="float">
            <text:p>50.8619</text:p>
          </table:table-cell>
          <table:table-cell office:value-type="float" office:value="50.5899" calcext:value-type="float">
            <text:p>50.5899</text:p>
          </table:table-cell>
          <table:table-cell office:value-type="float" office:value="50.2992" calcext:value-type="float">
            <text:p>50.2992</text:p>
          </table:table-cell>
          <table:table-cell office:value-type="float" office:value="49.2602" calcext:value-type="float">
            <text:p>49.2602</text:p>
          </table:table-cell>
          <table:table-cell office:value-type="float" office:value="50.3216" calcext:value-type="float">
            <text:p>50.3216</text:p>
          </table:table-cell>
          <table:table-cell office:value-type="float" office:value="49.8031" calcext:value-type="float">
            <text:p>49.8031</text:p>
          </table:table-cell>
          <table:table-cell office:value-type="float" office:value="51.8026" calcext:value-type="float">
            <text:p>51.8026</text:p>
          </table:table-cell>
          <table:table-cell office:value-type="float" office:value="48.9383" calcext:value-type="float">
            <text:p>48.9383</text:p>
          </table:table-cell>
        </table:table-row>
        <table:table-row table:style-name="ro1">
          <table:table-cell table:number-columns-repeated="3"/>
          <table:table-cell office:value-type="float" office:value="49.9393" calcext:value-type="float">
            <text:p>49.9393</text:p>
          </table:table-cell>
          <table:table-cell office:value-type="float" office:value="51.0484" calcext:value-type="float">
            <text:p>51.0484</text:p>
          </table:table-cell>
          <table:table-cell office:value-type="float" office:value="50.9229" calcext:value-type="float">
            <text:p>50.9229</text:p>
          </table:table-cell>
          <table:table-cell office:value-type="float" office:value="50.4976" calcext:value-type="float">
            <text:p>50.4976</text:p>
          </table:table-cell>
          <table:table-cell office:value-type="float" office:value="50.3168" calcext:value-type="float">
            <text:p>50.3168</text:p>
          </table:table-cell>
          <table:table-cell office:value-type="float" office:value="49.2095" calcext:value-type="float">
            <text:p>49.2095</text:p>
          </table:table-cell>
          <table:table-cell office:value-type="float" office:value="50.4485" calcext:value-type="float">
            <text:p>50.4485</text:p>
          </table:table-cell>
          <table:table-cell office:value-type="float" office:value="49.8789" calcext:value-type="float">
            <text:p>49.8789</text:p>
          </table:table-cell>
          <table:table-cell office:value-type="float" office:value="51.893" calcext:value-type="float">
            <text:p>51.893</text:p>
          </table:table-cell>
          <table:table-cell office:value-type="float" office:value="48.977" calcext:value-type="float">
            <text:p>48.977</text:p>
          </table:table-cell>
        </table:table-row>
        <table:table-row table:style-name="ro1">
          <table:table-cell table:number-columns-repeated="3"/>
          <table:table-cell office:value-type="float" office:value="49.9191" calcext:value-type="float">
            <text:p>49.9191</text:p>
          </table:table-cell>
          <table:table-cell office:value-type="float" office:value="51.006" calcext:value-type="float">
            <text:p>51.006</text:p>
          </table:table-cell>
          <table:table-cell office:value-type="float" office:value="50.9842" calcext:value-type="float">
            <text:p>50.9842</text:p>
          </table:table-cell>
          <table:table-cell office:value-type="float" office:value="50.4181" calcext:value-type="float">
            <text:p>50.4181</text:p>
          </table:table-cell>
          <table:table-cell office:value-type="float" office:value="50.3382" calcext:value-type="float">
            <text:p>50.3382</text:p>
          </table:table-cell>
          <table:table-cell office:value-type="float" office:value="49.0795" calcext:value-type="float">
            <text:p>49.0795</text:p>
          </table:table-cell>
          <table:table-cell office:value-type="float" office:value="50.0961" calcext:value-type="float">
            <text:p>50.0961</text:p>
          </table:table-cell>
          <table:table-cell office:value-type="float" office:value="50.1157" calcext:value-type="float">
            <text:p>50.1157</text:p>
          </table:table-cell>
          <table:table-cell office:value-type="float" office:value="51.8518" calcext:value-type="float">
            <text:p>51.8518</text:p>
          </table:table-cell>
          <table:table-cell office:value-type="float" office:value="49.1467" calcext:value-type="float">
            <text:p>49.1467</text:p>
          </table:table-cell>
        </table:table-row>
        <table:table-row table:style-name="ro1">
          <table:table-cell table:number-columns-repeated="3"/>
          <table:table-cell office:value-type="float" office:value="49.7753" calcext:value-type="float">
            <text:p>49.7753</text:p>
          </table:table-cell>
          <table:table-cell office:value-type="float" office:value="50.8573" calcext:value-type="float">
            <text:p>50.8573</text:p>
          </table:table-cell>
          <table:table-cell office:value-type="float" office:value="50.9765" calcext:value-type="float">
            <text:p>50.9765</text:p>
          </table:table-cell>
          <table:table-cell office:value-type="float" office:value="50.3347" calcext:value-type="float">
            <text:p>50.3347</text:p>
          </table:table-cell>
          <table:table-cell office:value-type="float" office:value="50.194" calcext:value-type="float">
            <text:p>50.194</text:p>
          </table:table-cell>
          <table:table-cell office:value-type="float" office:value="49.1536" calcext:value-type="float">
            <text:p>49.1536</text:p>
          </table:table-cell>
          <table:table-cell office:value-type="float" office:value="50.1498" calcext:value-type="float">
            <text:p>50.1498</text:p>
          </table:table-cell>
          <table:table-cell office:value-type="float" office:value="50.2127" calcext:value-type="float">
            <text:p>50.2127</text:p>
          </table:table-cell>
          <table:table-cell office:value-type="float" office:value="51.8342" calcext:value-type="float">
            <text:p>51.8342</text:p>
          </table:table-cell>
          <table:table-cell office:value-type="float" office:value="49.2548" calcext:value-type="float">
            <text:p>49.2548</text:p>
          </table:table-cell>
        </table:table-row>
        <table:table-row table:style-name="ro1">
          <table:table-cell table:number-columns-repeated="3"/>
          <table:table-cell office:value-type="float" office:value="49.8886" calcext:value-type="float">
            <text:p>49.8886</text:p>
          </table:table-cell>
          <table:table-cell office:value-type="float" office:value="50.7846" calcext:value-type="float">
            <text:p>50.7846</text:p>
          </table:table-cell>
          <table:table-cell office:value-type="float" office:value="50.8483" calcext:value-type="float">
            <text:p>50.8483</text:p>
          </table:table-cell>
          <table:table-cell office:value-type="float" office:value="50.4792" calcext:value-type="float">
            <text:p>50.4792</text:p>
          </table:table-cell>
          <table:table-cell office:value-type="float" office:value="50.2382" calcext:value-type="float">
            <text:p>50.2382</text:p>
          </table:table-cell>
          <table:table-cell office:value-type="float" office:value="49.3764" calcext:value-type="float">
            <text:p>49.3764</text:p>
          </table:table-cell>
          <table:table-cell office:value-type="float" office:value="50.4064" calcext:value-type="float">
            <text:p>50.4064</text:p>
          </table:table-cell>
          <table:table-cell office:value-type="float" office:value="50.3113" calcext:value-type="float">
            <text:p>50.3113</text:p>
          </table:table-cell>
          <table:table-cell office:value-type="float" office:value="51.7581" calcext:value-type="float">
            <text:p>51.7581</text:p>
          </table:table-cell>
          <table:table-cell office:value-type="float" office:value="49.4293" calcext:value-type="float">
            <text:p>49.4293</text:p>
          </table:table-cell>
        </table:table-row>
        <table:table-row table:style-name="ro1">
          <table:table-cell table:number-columns-repeated="3"/>
          <table:table-cell office:value-type="float" office:value="49.6935" calcext:value-type="float">
            <text:p>49.6935</text:p>
          </table:table-cell>
          <table:table-cell office:value-type="float" office:value="51.0378" calcext:value-type="float">
            <text:p>51.0378</text:p>
          </table:table-cell>
          <table:table-cell office:value-type="float" office:value="50.9469" calcext:value-type="float">
            <text:p>50.9469</text:p>
          </table:table-cell>
          <table:table-cell office:value-type="float" office:value="50.7404" calcext:value-type="float">
            <text:p>50.7404</text:p>
          </table:table-cell>
          <table:table-cell office:value-type="float" office:value="50.0324" calcext:value-type="float">
            <text:p>50.0324</text:p>
          </table:table-cell>
          <table:table-cell office:value-type="float" office:value="49.4969" calcext:value-type="float">
            <text:p>49.4969</text:p>
          </table:table-cell>
          <table:table-cell office:value-type="float" office:value="50.4534" calcext:value-type="float">
            <text:p>50.4534</text:p>
          </table:table-cell>
          <table:table-cell office:value-type="float" office:value="50.2044" calcext:value-type="float">
            <text:p>50.2044</text:p>
          </table:table-cell>
          <table:table-cell office:value-type="float" office:value="51.8558" calcext:value-type="float">
            <text:p>51.8558</text:p>
          </table:table-cell>
          <table:table-cell office:value-type="float" office:value="49.5975" calcext:value-type="float">
            <text:p>49.5975</text:p>
          </table:table-cell>
        </table:table-row>
        <table:table-row table:style-name="ro1">
          <table:table-cell table:number-columns-repeated="3"/>
          <table:table-cell office:value-type="float" office:value="49.8829" calcext:value-type="float">
            <text:p>49.8829</text:p>
          </table:table-cell>
          <table:table-cell office:value-type="float" office:value="51.3282" calcext:value-type="float">
            <text:p>51.3282</text:p>
          </table:table-cell>
          <table:table-cell office:value-type="float" office:value="50.9375" calcext:value-type="float">
            <text:p>50.9375</text:p>
          </table:table-cell>
          <table:table-cell office:value-type="float" office:value="50.6175" calcext:value-type="float">
            <text:p>50.6175</text:p>
          </table:table-cell>
          <table:table-cell office:value-type="float" office:value="49.797" calcext:value-type="float">
            <text:p>49.797</text:p>
          </table:table-cell>
          <table:table-cell office:value-type="float" office:value="49.3942" calcext:value-type="float">
            <text:p>49.3942</text:p>
          </table:table-cell>
          <table:table-cell office:value-type="float" office:value="50.6224" calcext:value-type="float">
            <text:p>50.6224</text:p>
          </table:table-cell>
          <table:table-cell office:value-type="float" office:value="50.2144" calcext:value-type="float">
            <text:p>50.2144</text:p>
          </table:table-cell>
          <table:table-cell office:value-type="float" office:value="51.7745" calcext:value-type="float">
            <text:p>51.7745</text:p>
          </table:table-cell>
          <table:table-cell office:value-type="float" office:value="49.6065" calcext:value-type="float">
            <text:p>49.6065</text:p>
          </table:table-cell>
        </table:table-row>
        <table:table-row table:style-name="ro1">
          <table:table-cell table:number-columns-repeated="3"/>
          <table:table-cell office:value-type="float" office:value="49.8935" calcext:value-type="float">
            <text:p>49.8935</text:p>
          </table:table-cell>
          <table:table-cell office:value-type="float" office:value="51.1181" calcext:value-type="float">
            <text:p>51.1181</text:p>
          </table:table-cell>
          <table:table-cell office:value-type="float" office:value="50.8096" calcext:value-type="float">
            <text:p>50.8096</text:p>
          </table:table-cell>
          <table:table-cell office:value-type="float" office:value="50.5812" calcext:value-type="float">
            <text:p>50.5812</text:p>
          </table:table-cell>
          <table:table-cell office:value-type="float" office:value="50.0107" calcext:value-type="float">
            <text:p>50.0107</text:p>
          </table:table-cell>
          <table:table-cell office:value-type="float" office:value="49.163" calcext:value-type="float">
            <text:p>49.163</text:p>
          </table:table-cell>
          <table:table-cell office:value-type="float" office:value="50.6379" calcext:value-type="float">
            <text:p>50.6379</text:p>
          </table:table-cell>
          <table:table-cell office:value-type="float" office:value="50.3341" calcext:value-type="float">
            <text:p>50.3341</text:p>
          </table:table-cell>
          <table:table-cell office:value-type="float" office:value="51.9456" calcext:value-type="float">
            <text:p>51.9456</text:p>
          </table:table-cell>
          <table:table-cell office:value-type="float" office:value="49.5226" calcext:value-type="float">
            <text:p>49.5226</text:p>
          </table:table-cell>
        </table:table-row>
        <table:table-row table:style-name="ro1">
          <table:table-cell table:number-columns-repeated="3"/>
          <table:table-cell office:value-type="float" office:value="49.9808" calcext:value-type="float">
            <text:p>49.9808</text:p>
          </table:table-cell>
          <table:table-cell office:value-type="float" office:value="51.0202" calcext:value-type="float">
            <text:p>51.0202</text:p>
          </table:table-cell>
          <table:table-cell office:value-type="float" office:value="50.8566" calcext:value-type="float">
            <text:p>50.8566</text:p>
          </table:table-cell>
          <table:table-cell office:value-type="float" office:value="50.5602" calcext:value-type="float">
            <text:p>50.5602</text:p>
          </table:table-cell>
          <table:table-cell office:value-type="float" office:value="50.1889" calcext:value-type="float">
            <text:p>50.1889</text:p>
          </table:table-cell>
          <table:table-cell office:value-type="float" office:value="48.9865" calcext:value-type="float">
            <text:p>48.9865</text:p>
          </table:table-cell>
          <table:table-cell office:value-type="float" office:value="50.6626" calcext:value-type="float">
            <text:p>50.6626</text:p>
          </table:table-cell>
          <table:table-cell office:value-type="float" office:value="50.3161" calcext:value-type="float">
            <text:p>50.3161</text:p>
          </table:table-cell>
          <table:table-cell office:value-type="float" office:value="51.8894" calcext:value-type="float">
            <text:p>51.8894</text:p>
          </table:table-cell>
          <table:table-cell office:value-type="float" office:value="49.5661" calcext:value-type="float">
            <text:p>49.5661</text:p>
          </table:table-cell>
        </table:table-row>
        <table:table-row table:style-name="ro1">
          <table:table-cell table:number-columns-repeated="3"/>
          <table:table-cell office:value-type="float" office:value="49.9046" calcext:value-type="float">
            <text:p>49.9046</text:p>
          </table:table-cell>
          <table:table-cell office:value-type="float" office:value="50.9201" calcext:value-type="float">
            <text:p>50.9201</text:p>
          </table:table-cell>
          <table:table-cell office:value-type="float" office:value="50.9923" calcext:value-type="float">
            <text:p>50.9923</text:p>
          </table:table-cell>
          <table:table-cell office:value-type="float" office:value="50.5515" calcext:value-type="float">
            <text:p>50.5515</text:p>
          </table:table-cell>
          <table:table-cell office:value-type="float" office:value="50.24" calcext:value-type="float">
            <text:p>50.24</text:p>
          </table:table-cell>
          <table:table-cell office:value-type="float" office:value="48.942" calcext:value-type="float">
            <text:p>48.942</text:p>
          </table:table-cell>
          <table:table-cell office:value-type="float" office:value="50.5023" calcext:value-type="float">
            <text:p>50.5023</text:p>
          </table:table-cell>
          <table:table-cell office:value-type="float" office:value="50.4086" calcext:value-type="float">
            <text:p>50.4086</text:p>
          </table:table-cell>
          <table:table-cell office:value-type="float" office:value="51.8841" calcext:value-type="float">
            <text:p>51.8841</text:p>
          </table:table-cell>
          <table:table-cell office:value-type="float" office:value="49.6843" calcext:value-type="float">
            <text:p>49.6843</text:p>
          </table:table-cell>
        </table:table-row>
        <table:table-row table:style-name="ro1">
          <table:table-cell table:number-columns-repeated="3"/>
          <table:table-cell office:value-type="float" office:value="49.7717" calcext:value-type="float">
            <text:p>49.7717</text:p>
          </table:table-cell>
          <table:table-cell office:value-type="float" office:value="51.1527" calcext:value-type="float">
            <text:p>51.1527</text:p>
          </table:table-cell>
          <table:table-cell office:value-type="float" office:value="50.6223" calcext:value-type="float">
            <text:p>50.6223</text:p>
          </table:table-cell>
          <table:table-cell office:value-type="float" office:value="50.6689" calcext:value-type="float">
            <text:p>50.6689</text:p>
          </table:table-cell>
          <table:table-cell office:value-type="float" office:value="50.2885" calcext:value-type="float">
            <text:p>50.2885</text:p>
          </table:table-cell>
          <table:table-cell office:value-type="float" office:value="49.0015" calcext:value-type="float">
            <text:p>49.0015</text:p>
          </table:table-cell>
          <table:table-cell office:value-type="float" office:value="50.4037" calcext:value-type="float">
            <text:p>50.4037</text:p>
          </table:table-cell>
          <table:table-cell office:value-type="float" office:value="50.3057" calcext:value-type="float">
            <text:p>50.3057</text:p>
          </table:table-cell>
          <table:table-cell office:value-type="float" office:value="51.8305" calcext:value-type="float">
            <text:p>51.8305</text:p>
          </table:table-cell>
          <table:table-cell office:value-type="float" office:value="49.5656" calcext:value-type="float">
            <text:p>49.5656</text:p>
          </table:table-cell>
        </table:table-row>
        <table:table-row table:style-name="ro1">
          <table:table-cell table:number-columns-repeated="3"/>
          <table:table-cell office:value-type="float" office:value="50.0597" calcext:value-type="float">
            <text:p>50.0597</text:p>
          </table:table-cell>
          <table:table-cell office:value-type="float" office:value="51.1263" calcext:value-type="float">
            <text:p>51.1263</text:p>
          </table:table-cell>
          <table:table-cell office:value-type="float" office:value="50.7018" calcext:value-type="float">
            <text:p>50.7018</text:p>
          </table:table-cell>
          <table:table-cell office:value-type="float" office:value="50.7934" calcext:value-type="float">
            <text:p>50.7934</text:p>
          </table:table-cell>
          <table:table-cell office:value-type="float" office:value="50.2268" calcext:value-type="float">
            <text:p>50.2268</text:p>
          </table:table-cell>
          <table:table-cell office:value-type="float" office:value="49.1013" calcext:value-type="float">
            <text:p>49.1013</text:p>
          </table:table-cell>
          <table:table-cell office:value-type="float" office:value="50.4644" calcext:value-type="float">
            <text:p>50.4644</text:p>
          </table:table-cell>
          <table:table-cell office:value-type="float" office:value="50.2774" calcext:value-type="float">
            <text:p>50.2774</text:p>
          </table:table-cell>
          <table:table-cell office:value-type="float" office:value="51.9854" calcext:value-type="float">
            <text:p>51.9854</text:p>
          </table:table-cell>
          <table:table-cell office:value-type="float" office:value="49.4839" calcext:value-type="float">
            <text:p>49.4839</text:p>
          </table:table-cell>
        </table:table-row>
        <table:table-row table:style-name="ro1">
          <table:table-cell table:number-columns-repeated="3"/>
          <table:table-cell office:value-type="float" office:value="50.1419" calcext:value-type="float">
            <text:p>50.1419</text:p>
          </table:table-cell>
          <table:table-cell office:value-type="float" office:value="51.197" calcext:value-type="float">
            <text:p>51.197</text:p>
          </table:table-cell>
          <table:table-cell office:value-type="float" office:value="50.7478" calcext:value-type="float">
            <text:p>50.7478</text:p>
          </table:table-cell>
          <table:table-cell office:value-type="float" office:value="50.9894" calcext:value-type="float">
            <text:p>50.9894</text:p>
          </table:table-cell>
          <table:table-cell office:value-type="float" office:value="50.2021" calcext:value-type="float">
            <text:p>50.2021</text:p>
          </table:table-cell>
          <table:table-cell office:value-type="float" office:value="49.1358" calcext:value-type="float">
            <text:p>49.1358</text:p>
          </table:table-cell>
          <table:table-cell office:value-type="float" office:value="50.3627" calcext:value-type="float">
            <text:p>50.3627</text:p>
          </table:table-cell>
          <table:table-cell office:value-type="float" office:value="50.3988" calcext:value-type="float">
            <text:p>50.3988</text:p>
          </table:table-cell>
          <table:table-cell office:value-type="float" office:value="51.844" calcext:value-type="float">
            <text:p>51.844</text:p>
          </table:table-cell>
          <table:table-cell office:value-type="float" office:value="49.6405" calcext:value-type="float">
            <text:p>49.6405</text:p>
          </table:table-cell>
        </table:table-row>
        <table:table-row table:style-name="ro1">
          <table:table-cell table:number-columns-repeated="3"/>
          <table:table-cell office:value-type="float" office:value="50.3394" calcext:value-type="float">
            <text:p>50.3394</text:p>
          </table:table-cell>
          <table:table-cell office:value-type="float" office:value="51.2335" calcext:value-type="float">
            <text:p>51.2335</text:p>
          </table:table-cell>
          <table:table-cell office:value-type="float" office:value="50.6361" calcext:value-type="float">
            <text:p>50.6361</text:p>
          </table:table-cell>
          <table:table-cell office:value-type="float" office:value="50.9703" calcext:value-type="float">
            <text:p>50.9703</text:p>
          </table:table-cell>
          <table:table-cell office:value-type="float" office:value="50.0771" calcext:value-type="float">
            <text:p>50.0771</text:p>
          </table:table-cell>
          <table:table-cell office:value-type="float" office:value="49.3297" calcext:value-type="float">
            <text:p>49.3297</text:p>
          </table:table-cell>
          <table:table-cell office:value-type="float" office:value="50.3897" calcext:value-type="float">
            <text:p>50.3897</text:p>
          </table:table-cell>
          <table:table-cell office:value-type="float" office:value="50.4276" calcext:value-type="float">
            <text:p>50.4276</text:p>
          </table:table-cell>
          <table:table-cell office:value-type="float" office:value="51.9588" calcext:value-type="float">
            <text:p>51.9588</text:p>
          </table:table-cell>
          <table:table-cell office:value-type="float" office:value="49.524" calcext:value-type="float">
            <text:p>49.524</text:p>
          </table:table-cell>
        </table:table-row>
        <table:table-row table:style-name="ro1">
          <table:table-cell table:number-columns-repeated="3"/>
          <table:table-cell office:value-type="float" office:value="50.3781" calcext:value-type="float">
            <text:p>50.3781</text:p>
          </table:table-cell>
          <table:table-cell office:value-type="float" office:value="51.2431" calcext:value-type="float">
            <text:p>51.2431</text:p>
          </table:table-cell>
          <table:table-cell office:value-type="float" office:value="50.4222" calcext:value-type="float">
            <text:p>50.4222</text:p>
          </table:table-cell>
          <table:table-cell office:value-type="float" office:value="51.219" calcext:value-type="float">
            <text:p>51.219</text:p>
          </table:table-cell>
          <table:table-cell office:value-type="float" office:value="50.2607" calcext:value-type="float">
            <text:p>50.2607</text:p>
          </table:table-cell>
          <table:table-cell office:value-type="float" office:value="49.3994" calcext:value-type="float">
            <text:p>49.3994</text:p>
          </table:table-cell>
          <table:table-cell office:value-type="float" office:value="50.3516" calcext:value-type="float">
            <text:p>50.3516</text:p>
          </table:table-cell>
          <table:table-cell office:value-type="float" office:value="50.5069" calcext:value-type="float">
            <text:p>50.5069</text:p>
          </table:table-cell>
          <table:table-cell office:value-type="float" office:value="51.9121" calcext:value-type="float">
            <text:p>51.9121</text:p>
          </table:table-cell>
          <table:table-cell office:value-type="float" office:value="49.4269" calcext:value-type="float">
            <text:p>49.4269</text:p>
          </table:table-cell>
        </table:table-row>
        <table:table-row table:style-name="ro1">
          <table:table-cell table:number-columns-repeated="3"/>
          <table:table-cell office:value-type="float" office:value="50.7973" calcext:value-type="float">
            <text:p>50.7973</text:p>
          </table:table-cell>
          <table:table-cell office:value-type="float" office:value="51.1963" calcext:value-type="float">
            <text:p>51.1963</text:p>
          </table:table-cell>
          <table:table-cell office:value-type="float" office:value="50.3464" calcext:value-type="float">
            <text:p>50.3464</text:p>
          </table:table-cell>
          <table:table-cell office:value-type="float" office:value="51.3537" calcext:value-type="float">
            <text:p>51.3537</text:p>
          </table:table-cell>
          <table:table-cell office:value-type="float" office:value="50.297" calcext:value-type="float">
            <text:p>50.297</text:p>
          </table:table-cell>
          <table:table-cell office:value-type="float" office:value="49.2782" calcext:value-type="float">
            <text:p>49.2782</text:p>
          </table:table-cell>
          <table:table-cell office:value-type="float" office:value="50.5838" calcext:value-type="float">
            <text:p>50.5838</text:p>
          </table:table-cell>
          <table:table-cell office:value-type="float" office:value="50.3695" calcext:value-type="float">
            <text:p>50.3695</text:p>
          </table:table-cell>
          <table:table-cell office:value-type="float" office:value="51.9502" calcext:value-type="float">
            <text:p>51.9502</text:p>
          </table:table-cell>
          <table:table-cell office:value-type="float" office:value="49.4189" calcext:value-type="float">
            <text:p>49.4189</text:p>
          </table:table-cell>
        </table:table-row>
        <table:table-row table:style-name="ro1">
          <table:table-cell table:number-columns-repeated="3"/>
          <table:table-cell office:value-type="float" office:value="50.8632" calcext:value-type="float">
            <text:p>50.8632</text:p>
          </table:table-cell>
          <table:table-cell office:value-type="float" office:value="51.3648" calcext:value-type="float">
            <text:p>51.3648</text:p>
          </table:table-cell>
          <table:table-cell office:value-type="float" office:value="50.4039" calcext:value-type="float">
            <text:p>50.4039</text:p>
          </table:table-cell>
          <table:table-cell office:value-type="float" office:value="51.4173" calcext:value-type="float">
            <text:p>51.4173</text:p>
          </table:table-cell>
          <table:table-cell office:value-type="float" office:value="50.2614" calcext:value-type="float">
            <text:p>50.2614</text:p>
          </table:table-cell>
          <table:table-cell office:value-type="float" office:value="49.4716" calcext:value-type="float">
            <text:p>49.4716</text:p>
          </table:table-cell>
          <table:table-cell office:value-type="float" office:value="50.301" calcext:value-type="float">
            <text:p>50.301</text:p>
          </table:table-cell>
          <table:table-cell office:value-type="float" office:value="50.6584" calcext:value-type="float">
            <text:p>50.6584</text:p>
          </table:table-cell>
          <table:table-cell office:value-type="float" office:value="52.0043" calcext:value-type="float">
            <text:p>52.0043</text:p>
          </table:table-cell>
          <table:table-cell office:value-type="float" office:value="49.7224" calcext:value-type="float">
            <text:p>49.7224</text:p>
          </table:table-cell>
        </table:table-row>
        <table:table-row table:style-name="ro1">
          <table:table-cell table:number-columns-repeated="3"/>
          <table:table-cell office:value-type="float" office:value="50.7105" calcext:value-type="float">
            <text:p>50.7105</text:p>
          </table:table-cell>
          <table:table-cell office:value-type="float" office:value="51.3823" calcext:value-type="float">
            <text:p>51.3823</text:p>
          </table:table-cell>
          <table:table-cell office:value-type="float" office:value="50.2506" calcext:value-type="float">
            <text:p>50.2506</text:p>
          </table:table-cell>
          <table:table-cell office:value-type="float" office:value="51.1576" calcext:value-type="float">
            <text:p>51.1576</text:p>
          </table:table-cell>
          <table:table-cell office:value-type="float" office:value="50.2647" calcext:value-type="float">
            <text:p>50.2647</text:p>
          </table:table-cell>
          <table:table-cell office:value-type="float" office:value="49.3119" calcext:value-type="float">
            <text:p>49.3119</text:p>
          </table:table-cell>
          <table:table-cell office:value-type="float" office:value="50.1007" calcext:value-type="float">
            <text:p>50.1007</text:p>
          </table:table-cell>
          <table:table-cell office:value-type="float" office:value="50.4168" calcext:value-type="float">
            <text:p>50.4168</text:p>
          </table:table-cell>
          <table:table-cell office:value-type="float" office:value="52.2422" calcext:value-type="float">
            <text:p>52.2422</text:p>
          </table:table-cell>
          <table:table-cell office:value-type="float" office:value="49.9216" calcext:value-type="float">
            <text:p>49.9216</text:p>
          </table:table-cell>
        </table:table-row>
        <table:table-row table:style-name="ro1">
          <table:table-cell table:number-columns-repeated="3"/>
          <table:table-cell office:value-type="float" office:value="50.841" calcext:value-type="float">
            <text:p>50.841</text:p>
          </table:table-cell>
          <table:table-cell office:value-type="float" office:value="51.2196" calcext:value-type="float">
            <text:p>51.2196</text:p>
          </table:table-cell>
          <table:table-cell office:value-type="float" office:value="50.0463" calcext:value-type="float">
            <text:p>50.0463</text:p>
          </table:table-cell>
          <table:table-cell office:value-type="float" office:value="50.9459" calcext:value-type="float">
            <text:p>50.9459</text:p>
          </table:table-cell>
          <table:table-cell office:value-type="float" office:value="50.1424" calcext:value-type="float">
            <text:p>50.1424</text:p>
          </table:table-cell>
          <table:table-cell office:value-type="float" office:value="49.2922" calcext:value-type="float">
            <text:p>49.2922</text:p>
          </table:table-cell>
          <table:table-cell office:value-type="float" office:value="50.2957" calcext:value-type="float">
            <text:p>50.2957</text:p>
          </table:table-cell>
          <table:table-cell office:value-type="float" office:value="50.4346" calcext:value-type="float">
            <text:p>50.4346</text:p>
          </table:table-cell>
          <table:table-cell office:value-type="float" office:value="52.3442" calcext:value-type="float">
            <text:p>52.3442</text:p>
          </table:table-cell>
          <table:table-cell office:value-type="float" office:value="49.9973" calcext:value-type="float">
            <text:p>49.9973</text:p>
          </table:table-cell>
        </table:table-row>
        <table:table-row table:style-name="ro1">
          <table:table-cell table:number-columns-repeated="3"/>
          <table:table-cell office:value-type="float" office:value="50.9176" calcext:value-type="float">
            <text:p>50.9176</text:p>
          </table:table-cell>
          <table:table-cell office:value-type="float" office:value="51.2086" calcext:value-type="float">
            <text:p>51.2086</text:p>
          </table:table-cell>
          <table:table-cell office:value-type="float" office:value="50.2134" calcext:value-type="float">
            <text:p>50.2134</text:p>
          </table:table-cell>
          <table:table-cell office:value-type="float" office:value="50.8525" calcext:value-type="float">
            <text:p>50.8525</text:p>
          </table:table-cell>
          <table:table-cell office:value-type="float" office:value="50.094" calcext:value-type="float">
            <text:p>50.094</text:p>
          </table:table-cell>
          <table:table-cell office:value-type="float" office:value="49.1665" calcext:value-type="float">
            <text:p>49.1665</text:p>
          </table:table-cell>
          <table:table-cell office:value-type="float" office:value="50.2683" calcext:value-type="float">
            <text:p>50.2683</text:p>
          </table:table-cell>
          <table:table-cell office:value-type="float" office:value="50.6447" calcext:value-type="float">
            <text:p>50.6447</text:p>
          </table:table-cell>
          <table:table-cell office:value-type="float" office:value="52.1833" calcext:value-type="float">
            <text:p>52.1833</text:p>
          </table:table-cell>
          <table:table-cell office:value-type="float" office:value="50.0547" calcext:value-type="float">
            <text:p>50.0547</text:p>
          </table:table-cell>
        </table:table-row>
        <table:table-row table:style-name="ro1">
          <table:table-cell table:number-columns-repeated="3"/>
          <table:table-cell office:value-type="float" office:value="50.5619" calcext:value-type="float">
            <text:p>50.5619</text:p>
          </table:table-cell>
          <table:table-cell office:value-type="float" office:value="51.0086" calcext:value-type="float">
            <text:p>51.0086</text:p>
          </table:table-cell>
          <table:table-cell office:value-type="float" office:value="50.116" calcext:value-type="float">
            <text:p>50.116</text:p>
          </table:table-cell>
          <table:table-cell office:value-type="float" office:value="50.9204" calcext:value-type="float">
            <text:p>50.9204</text:p>
          </table:table-cell>
          <table:table-cell office:value-type="float" office:value="50.2045" calcext:value-type="float">
            <text:p>50.2045</text:p>
          </table:table-cell>
          <table:table-cell office:value-type="float" office:value="49.4643" calcext:value-type="float">
            <text:p>49.4643</text:p>
          </table:table-cell>
          <table:table-cell office:value-type="float" office:value="50.3901" calcext:value-type="float">
            <text:p>50.3901</text:p>
          </table:table-cell>
          <table:table-cell office:value-type="float" office:value="50.8065" calcext:value-type="float">
            <text:p>50.8065</text:p>
          </table:table-cell>
          <table:table-cell office:value-type="float" office:value="52.23" calcext:value-type="float">
            <text:p>52.23</text:p>
          </table:table-cell>
          <table:table-cell office:value-type="float" office:value="50.1327" calcext:value-type="float">
            <text:p>50.1327</text:p>
          </table:table-cell>
        </table:table-row>
        <table:table-row table:style-name="ro1">
          <table:table-cell table:number-columns-repeated="3"/>
          <table:table-cell office:value-type="float" office:value="50.5532" calcext:value-type="float">
            <text:p>50.5532</text:p>
          </table:table-cell>
          <table:table-cell office:value-type="float" office:value="51.0332" calcext:value-type="float">
            <text:p>51.0332</text:p>
          </table:table-cell>
          <table:table-cell office:value-type="float" office:value="50.1742" calcext:value-type="float">
            <text:p>50.1742</text:p>
          </table:table-cell>
          <table:table-cell office:value-type="float" office:value="51.1803" calcext:value-type="float">
            <text:p>51.1803</text:p>
          </table:table-cell>
          <table:table-cell office:value-type="float" office:value="50.2168" calcext:value-type="float">
            <text:p>50.2168</text:p>
          </table:table-cell>
          <table:table-cell office:value-type="float" office:value="49.741" calcext:value-type="float">
            <text:p>49.741</text:p>
          </table:table-cell>
          <table:table-cell office:value-type="float" office:value="50.4686" calcext:value-type="float">
            <text:p>50.4686</text:p>
          </table:table-cell>
          <table:table-cell office:value-type="float" office:value="50.6749" calcext:value-type="float">
            <text:p>50.6749</text:p>
          </table:table-cell>
          <table:table-cell office:value-type="float" office:value="52.2895" calcext:value-type="float">
            <text:p>52.2895</text:p>
          </table:table-cell>
          <table:table-cell office:value-type="float" office:value="50.3345" calcext:value-type="float">
            <text:p>50.3345</text:p>
          </table:table-cell>
        </table:table-row>
        <table:table-row table:style-name="ro1">
          <table:table-cell table:number-columns-repeated="3"/>
          <table:table-cell office:value-type="float" office:value="50.7166" calcext:value-type="float">
            <text:p>50.7166</text:p>
          </table:table-cell>
          <table:table-cell office:value-type="float" office:value="50.9715" calcext:value-type="float">
            <text:p>50.9715</text:p>
          </table:table-cell>
          <table:table-cell office:value-type="float" office:value="49.8344" calcext:value-type="float">
            <text:p>49.8344</text:p>
          </table:table-cell>
          <table:table-cell office:value-type="float" office:value="51.2983" calcext:value-type="float">
            <text:p>51.2983</text:p>
          </table:table-cell>
          <table:table-cell office:value-type="float" office:value="50.3755" calcext:value-type="float">
            <text:p>50.3755</text:p>
          </table:table-cell>
          <table:table-cell office:value-type="float" office:value="49.8471" calcext:value-type="float">
            <text:p>49.8471</text:p>
          </table:table-cell>
          <table:table-cell office:value-type="float" office:value="50.246" calcext:value-type="float">
            <text:p>50.246</text:p>
          </table:table-cell>
          <table:table-cell office:value-type="float" office:value="50.7429" calcext:value-type="float">
            <text:p>50.7429</text:p>
          </table:table-cell>
          <table:table-cell office:value-type="float" office:value="52.3884" calcext:value-type="float">
            <text:p>52.3884</text:p>
          </table:table-cell>
          <table:table-cell office:value-type="float" office:value="50.2375" calcext:value-type="float">
            <text:p>50.2375</text:p>
          </table:table-cell>
        </table:table-row>
        <table:table-row table:style-name="ro1">
          <table:table-cell table:number-columns-repeated="3"/>
          <table:table-cell office:value-type="float" office:value="50.8523" calcext:value-type="float">
            <text:p>50.8523</text:p>
          </table:table-cell>
          <table:table-cell office:value-type="float" office:value="50.8316" calcext:value-type="float">
            <text:p>50.8316</text:p>
          </table:table-cell>
          <table:table-cell office:value-type="float" office:value="49.9487" calcext:value-type="float">
            <text:p>49.9487</text:p>
          </table:table-cell>
          <table:table-cell office:value-type="float" office:value="51.0626" calcext:value-type="float">
            <text:p>51.0626</text:p>
          </table:table-cell>
          <table:table-cell office:value-type="float" office:value="50.5101" calcext:value-type="float">
            <text:p>50.5101</text:p>
          </table:table-cell>
          <table:table-cell office:value-type="float" office:value="49.7311" calcext:value-type="float">
            <text:p>49.7311</text:p>
          </table:table-cell>
          <table:table-cell office:value-type="float" office:value="50.2294" calcext:value-type="float">
            <text:p>50.2294</text:p>
          </table:table-cell>
          <table:table-cell office:value-type="float" office:value="50.8559" calcext:value-type="float">
            <text:p>50.8559</text:p>
          </table:table-cell>
          <table:table-cell office:value-type="float" office:value="52.5312" calcext:value-type="float">
            <text:p>52.5312</text:p>
          </table:table-cell>
          <table:table-cell office:value-type="float" office:value="50.1201" calcext:value-type="float">
            <text:p>50.1201</text:p>
          </table:table-cell>
        </table:table-row>
        <table:table-row table:style-name="ro1">
          <table:table-cell table:number-columns-repeated="3"/>
          <table:table-cell office:value-type="float" office:value="50.8083" calcext:value-type="float">
            <text:p>50.8083</text:p>
          </table:table-cell>
          <table:table-cell office:value-type="float" office:value="50.5234" calcext:value-type="float">
            <text:p>50.5234</text:p>
          </table:table-cell>
          <table:table-cell office:value-type="float" office:value="50.066" calcext:value-type="float">
            <text:p>50.066</text:p>
          </table:table-cell>
          <table:table-cell office:value-type="float" office:value="50.9442" calcext:value-type="float">
            <text:p>50.9442</text:p>
          </table:table-cell>
          <table:table-cell office:value-type="float" office:value="50.8671" calcext:value-type="float">
            <text:p>50.8671</text:p>
          </table:table-cell>
          <table:table-cell office:value-type="float" office:value="49.9566" calcext:value-type="float">
            <text:p>49.9566</text:p>
          </table:table-cell>
          <table:table-cell office:value-type="float" office:value="50.3242" calcext:value-type="float">
            <text:p>50.3242</text:p>
          </table:table-cell>
          <table:table-cell office:value-type="float" office:value="50.9983" calcext:value-type="float">
            <text:p>50.9983</text:p>
          </table:table-cell>
          <table:table-cell office:value-type="float" office:value="52.3207" calcext:value-type="float">
            <text:p>52.3207</text:p>
          </table:table-cell>
          <table:table-cell office:value-type="float" office:value="49.9541" calcext:value-type="float">
            <text:p>49.9541</text:p>
          </table:table-cell>
        </table:table-row>
        <table:table-row table:style-name="ro1">
          <table:table-cell table:number-columns-repeated="3"/>
          <table:table-cell office:value-type="float" office:value="50.6271" calcext:value-type="float">
            <text:p>50.6271</text:p>
          </table:table-cell>
          <table:table-cell office:value-type="float" office:value="50.8786" calcext:value-type="float">
            <text:p>50.8786</text:p>
          </table:table-cell>
          <table:table-cell office:value-type="float" office:value="50.2106" calcext:value-type="float">
            <text:p>50.2106</text:p>
          </table:table-cell>
          <table:table-cell office:value-type="float" office:value="51.1222" calcext:value-type="float">
            <text:p>51.1222</text:p>
          </table:table-cell>
          <table:table-cell office:value-type="float" office:value="50.9736" calcext:value-type="float">
            <text:p>50.9736</text:p>
          </table:table-cell>
          <table:table-cell office:value-type="float" office:value="49.7152" calcext:value-type="float">
            <text:p>49.7152</text:p>
          </table:table-cell>
          <table:table-cell office:value-type="float" office:value="50.3036" calcext:value-type="float">
            <text:p>50.3036</text:p>
          </table:table-cell>
          <table:table-cell office:value-type="float" office:value="50.9975" calcext:value-type="float">
            <text:p>50.9975</text:p>
          </table:table-cell>
          <table:table-cell office:value-type="float" office:value="52.2351" calcext:value-type="float">
            <text:p>52.2351</text:p>
          </table:table-cell>
          <table:table-cell office:value-type="float" office:value="50.0997" calcext:value-type="float">
            <text:p>50.0997</text:p>
          </table:table-cell>
        </table:table-row>
        <table:table-row table:style-name="ro1">
          <table:table-cell table:number-columns-repeated="3"/>
          <table:table-cell office:value-type="float" office:value="50.7138" calcext:value-type="float">
            <text:p>50.7138</text:p>
          </table:table-cell>
          <table:table-cell office:value-type="float" office:value="50.8694" calcext:value-type="float">
            <text:p>50.8694</text:p>
          </table:table-cell>
          <table:table-cell office:value-type="float" office:value="50.1038" calcext:value-type="float">
            <text:p>50.1038</text:p>
          </table:table-cell>
          <table:table-cell office:value-type="float" office:value="50.8974" calcext:value-type="float">
            <text:p>50.8974</text:p>
          </table:table-cell>
          <table:table-cell office:value-type="float" office:value="51.198" calcext:value-type="float">
            <text:p>51.198</text:p>
          </table:table-cell>
          <table:table-cell office:value-type="float" office:value="49.6248" calcext:value-type="float">
            <text:p>49.6248</text:p>
          </table:table-cell>
          <table:table-cell office:value-type="float" office:value="50.6208" calcext:value-type="float">
            <text:p>50.6208</text:p>
          </table:table-cell>
          <table:table-cell office:value-type="float" office:value="51.1972" calcext:value-type="float">
            <text:p>51.1972</text:p>
          </table:table-cell>
          <table:table-cell office:value-type="float" office:value="52.0386" calcext:value-type="float">
            <text:p>52.0386</text:p>
          </table:table-cell>
          <table:table-cell office:value-type="float" office:value="50.0879" calcext:value-type="float">
            <text:p>50.0879</text:p>
          </table:table-cell>
        </table:table-row>
        <table:table-row table:style-name="ro1">
          <table:table-cell table:number-columns-repeated="3"/>
          <table:table-cell office:value-type="float" office:value="50.5434" calcext:value-type="float">
            <text:p>50.5434</text:p>
          </table:table-cell>
          <table:table-cell office:value-type="float" office:value="51.1524" calcext:value-type="float">
            <text:p>51.1524</text:p>
          </table:table-cell>
          <table:table-cell office:value-type="float" office:value="49.9777" calcext:value-type="float">
            <text:p>49.9777</text:p>
          </table:table-cell>
          <table:table-cell office:value-type="float" office:value="50.6616" calcext:value-type="float">
            <text:p>50.6616</text:p>
          </table:table-cell>
          <table:table-cell office:value-type="float" office:value="50.8921" calcext:value-type="float">
            <text:p>50.8921</text:p>
          </table:table-cell>
          <table:table-cell office:value-type="float" office:value="49.7862" calcext:value-type="float">
            <text:p>49.7862</text:p>
          </table:table-cell>
          <table:table-cell office:value-type="float" office:value="50.7028" calcext:value-type="float">
            <text:p>50.7028</text:p>
          </table:table-cell>
          <table:table-cell office:value-type="float" office:value="50.9984" calcext:value-type="float">
            <text:p>50.9984</text:p>
          </table:table-cell>
          <table:table-cell office:value-type="float" office:value="52.0166" calcext:value-type="float">
            <text:p>52.0166</text:p>
          </table:table-cell>
          <table:table-cell office:value-type="float" office:value="50.3762" calcext:value-type="float">
            <text:p>50.3762</text:p>
          </table:table-cell>
        </table:table-row>
        <table:table-row table:style-name="ro1">
          <table:table-cell table:number-columns-repeated="3"/>
          <table:table-cell office:value-type="float" office:value="50.761" calcext:value-type="float">
            <text:p>50.761</text:p>
          </table:table-cell>
          <table:table-cell office:value-type="float" office:value="51.0264" calcext:value-type="float">
            <text:p>51.0264</text:p>
          </table:table-cell>
          <table:table-cell office:value-type="float" office:value="49.9898" calcext:value-type="float">
            <text:p>49.9898</text:p>
          </table:table-cell>
          <table:table-cell office:value-type="float" office:value="50.9034" calcext:value-type="float">
            <text:p>50.9034</text:p>
          </table:table-cell>
          <table:table-cell office:value-type="float" office:value="50.7661" calcext:value-type="float">
            <text:p>50.7661</text:p>
          </table:table-cell>
          <table:table-cell office:value-type="float" office:value="49.6787" calcext:value-type="float">
            <text:p>49.6787</text:p>
          </table:table-cell>
          <table:table-cell office:value-type="float" office:value="50.8034" calcext:value-type="float">
            <text:p>50.8034</text:p>
          </table:table-cell>
          <table:table-cell office:value-type="float" office:value="50.9952" calcext:value-type="float">
            <text:p>50.9952</text:p>
          </table:table-cell>
          <table:table-cell office:value-type="float" office:value="51.8835" calcext:value-type="float">
            <text:p>51.8835</text:p>
          </table:table-cell>
          <table:table-cell office:value-type="float" office:value="50.2505" calcext:value-type="float">
            <text:p>50.2505</text:p>
          </table:table-cell>
        </table:table-row>
        <table:table-row table:style-name="ro1">
          <table:table-cell table:number-columns-repeated="3"/>
          <table:table-cell office:value-type="float" office:value="50.7223" calcext:value-type="float">
            <text:p>50.7223</text:p>
          </table:table-cell>
          <table:table-cell office:value-type="float" office:value="51.0985" calcext:value-type="float">
            <text:p>51.0985</text:p>
          </table:table-cell>
          <table:table-cell office:value-type="float" office:value="50.0082" calcext:value-type="float">
            <text:p>50.0082</text:p>
          </table:table-cell>
          <table:table-cell office:value-type="float" office:value="51.1011" calcext:value-type="float">
            <text:p>51.1011</text:p>
          </table:table-cell>
          <table:table-cell office:value-type="float" office:value="51.0905" calcext:value-type="float">
            <text:p>51.0905</text:p>
          </table:table-cell>
          <table:table-cell office:value-type="float" office:value="49.8953" calcext:value-type="float">
            <text:p>49.8953</text:p>
          </table:table-cell>
          <table:table-cell office:value-type="float" office:value="50.5611" calcext:value-type="float">
            <text:p>50.5611</text:p>
          </table:table-cell>
          <table:table-cell office:value-type="float" office:value="50.7527" calcext:value-type="float">
            <text:p>50.7527</text:p>
          </table:table-cell>
          <table:table-cell office:value-type="float" office:value="52.0843" calcext:value-type="float">
            <text:p>52.0843</text:p>
          </table:table-cell>
          <table:table-cell office:value-type="float" office:value="50.0969" calcext:value-type="float">
            <text:p>50.0969</text:p>
          </table:table-cell>
        </table:table-row>
        <table:table-row table:style-name="ro1">
          <table:table-cell table:number-columns-repeated="3"/>
          <table:table-cell office:value-type="float" office:value="50.5865" calcext:value-type="float">
            <text:p>50.5865</text:p>
          </table:table-cell>
          <table:table-cell office:value-type="float" office:value="51.4001" calcext:value-type="float">
            <text:p>51.4001</text:p>
          </table:table-cell>
          <table:table-cell office:value-type="float" office:value="49.9498" calcext:value-type="float">
            <text:p>49.9498</text:p>
          </table:table-cell>
          <table:table-cell office:value-type="float" office:value="50.9636" calcext:value-type="float">
            <text:p>50.9636</text:p>
          </table:table-cell>
          <table:table-cell office:value-type="float" office:value="51.369" calcext:value-type="float">
            <text:p>51.369</text:p>
          </table:table-cell>
          <table:table-cell office:value-type="float" office:value="50.2867" calcext:value-type="float">
            <text:p>50.2867</text:p>
          </table:table-cell>
          <table:table-cell office:value-type="float" office:value="50.3397" calcext:value-type="float">
            <text:p>50.3397</text:p>
          </table:table-cell>
          <table:table-cell office:value-type="float" office:value="50.8381" calcext:value-type="float">
            <text:p>50.8381</text:p>
          </table:table-cell>
          <table:table-cell office:value-type="float" office:value="52.0703" calcext:value-type="float">
            <text:p>52.0703</text:p>
          </table:table-cell>
          <table:table-cell office:value-type="float" office:value="50.2472" calcext:value-type="float">
            <text:p>50.2472</text:p>
          </table:table-cell>
        </table:table-row>
        <table:table-row table:style-name="ro1">
          <table:table-cell table:number-columns-repeated="3"/>
          <table:table-cell office:value-type="float" office:value="50.507" calcext:value-type="float">
            <text:p>50.507</text:p>
          </table:table-cell>
          <table:table-cell office:value-type="float" office:value="51.5342" calcext:value-type="float">
            <text:p>51.5342</text:p>
          </table:table-cell>
          <table:table-cell office:value-type="float" office:value="49.7554" calcext:value-type="float">
            <text:p>49.7554</text:p>
          </table:table-cell>
          <table:table-cell office:value-type="float" office:value="50.9485" calcext:value-type="float">
            <text:p>50.9485</text:p>
          </table:table-cell>
          <table:table-cell office:value-type="float" office:value="51.352" calcext:value-type="float">
            <text:p>51.352</text:p>
          </table:table-cell>
          <table:table-cell office:value-type="float" office:value="50.0606" calcext:value-type="float">
            <text:p>50.0606</text:p>
          </table:table-cell>
          <table:table-cell office:value-type="float" office:value="50.3952" calcext:value-type="float">
            <text:p>50.3952</text:p>
          </table:table-cell>
          <table:table-cell office:value-type="float" office:value="50.5524" calcext:value-type="float">
            <text:p>50.5524</text:p>
          </table:table-cell>
          <table:table-cell office:value-type="float" office:value="51.9182" calcext:value-type="float">
            <text:p>51.9182</text:p>
          </table:table-cell>
          <table:table-cell office:value-type="float" office:value="50.2825" calcext:value-type="float">
            <text:p>50.2825</text:p>
          </table:table-cell>
        </table:table-row>
        <table:table-row table:style-name="ro1">
          <table:table-cell table:number-columns-repeated="3"/>
          <table:table-cell office:value-type="float" office:value="50.3896" calcext:value-type="float">
            <text:p>50.3896</text:p>
          </table:table-cell>
          <table:table-cell office:value-type="float" office:value="51.4414" calcext:value-type="float">
            <text:p>51.4414</text:p>
          </table:table-cell>
          <table:table-cell office:value-type="float" office:value="49.8947" calcext:value-type="float">
            <text:p>49.8947</text:p>
          </table:table-cell>
          <table:table-cell office:value-type="float" office:value="50.9338" calcext:value-type="float">
            <text:p>50.9338</text:p>
          </table:table-cell>
          <table:table-cell office:value-type="float" office:value="51.3244" calcext:value-type="float">
            <text:p>51.3244</text:p>
          </table:table-cell>
          <table:table-cell office:value-type="float" office:value="50.0648" calcext:value-type="float">
            <text:p>50.0648</text:p>
          </table:table-cell>
          <table:table-cell office:value-type="float" office:value="50.318" calcext:value-type="float">
            <text:p>50.318</text:p>
          </table:table-cell>
          <table:table-cell office:value-type="float" office:value="50.6498" calcext:value-type="float">
            <text:p>50.6498</text:p>
          </table:table-cell>
          <table:table-cell office:value-type="float" office:value="52.0335" calcext:value-type="float">
            <text:p>52.0335</text:p>
          </table:table-cell>
          <table:table-cell office:value-type="float" office:value="50.3044" calcext:value-type="float">
            <text:p>50.3044</text:p>
          </table:table-cell>
        </table:table-row>
        <table:table-row table:style-name="ro1">
          <table:table-cell table:number-columns-repeated="3"/>
          <table:table-cell office:value-type="float" office:value="50.3115" calcext:value-type="float">
            <text:p>50.3115</text:p>
          </table:table-cell>
          <table:table-cell office:value-type="float" office:value="51.123" calcext:value-type="float">
            <text:p>51.123</text:p>
          </table:table-cell>
          <table:table-cell office:value-type="float" office:value="49.9104" calcext:value-type="float">
            <text:p>49.9104</text:p>
          </table:table-cell>
          <table:table-cell office:value-type="float" office:value="50.9503" calcext:value-type="float">
            <text:p>50.9503</text:p>
          </table:table-cell>
          <table:table-cell office:value-type="float" office:value="51.5689" calcext:value-type="float">
            <text:p>51.5689</text:p>
          </table:table-cell>
          <table:table-cell office:value-type="float" office:value="49.9419" calcext:value-type="float">
            <text:p>49.9419</text:p>
          </table:table-cell>
          <table:table-cell office:value-type="float" office:value="50.3813" calcext:value-type="float">
            <text:p>50.3813</text:p>
          </table:table-cell>
          <table:table-cell office:value-type="float" office:value="50.6957" calcext:value-type="float">
            <text:p>50.6957</text:p>
          </table:table-cell>
          <table:table-cell office:value-type="float" office:value="51.7993" calcext:value-type="float">
            <text:p>51.7993</text:p>
          </table:table-cell>
          <table:table-cell office:value-type="float" office:value="50.2087" calcext:value-type="float">
            <text:p>50.2087</text:p>
          </table:table-cell>
        </table:table-row>
        <table:table-row table:style-name="ro1">
          <table:table-cell table:number-columns-repeated="3"/>
          <table:table-cell office:value-type="float" office:value="50.2062" calcext:value-type="float">
            <text:p>50.2062</text:p>
          </table:table-cell>
          <table:table-cell office:value-type="float" office:value="50.9057" calcext:value-type="float">
            <text:p>50.9057</text:p>
          </table:table-cell>
          <table:table-cell office:value-type="float" office:value="49.9452" calcext:value-type="float">
            <text:p>49.9452</text:p>
          </table:table-cell>
          <table:table-cell office:value-type="float" office:value="51.0028" calcext:value-type="float">
            <text:p>51.0028</text:p>
          </table:table-cell>
          <table:table-cell office:value-type="float" office:value="51.4445" calcext:value-type="float">
            <text:p>51.4445</text:p>
          </table:table-cell>
          <table:table-cell office:value-type="float" office:value="50.3073" calcext:value-type="float">
            <text:p>50.3073</text:p>
          </table:table-cell>
          <table:table-cell office:value-type="float" office:value="50.1785" calcext:value-type="float">
            <text:p>50.1785</text:p>
          </table:table-cell>
          <table:table-cell office:value-type="float" office:value="50.5967" calcext:value-type="float">
            <text:p>50.5967</text:p>
          </table:table-cell>
          <table:table-cell office:value-type="float" office:value="51.9581" calcext:value-type="float">
            <text:p>51.9581</text:p>
          </table:table-cell>
          <table:table-cell office:value-type="float" office:value="49.9589" calcext:value-type="float">
            <text:p>49.9589</text:p>
          </table:table-cell>
        </table:table-row>
        <table:table-row table:style-name="ro1">
          <table:table-cell table:number-columns-repeated="3"/>
          <table:table-cell office:value-type="float" office:value="50.1566" calcext:value-type="float">
            <text:p>50.1566</text:p>
          </table:table-cell>
          <table:table-cell office:value-type="float" office:value="50.9863" calcext:value-type="float">
            <text:p>50.9863</text:p>
          </table:table-cell>
          <table:table-cell office:value-type="float" office:value="49.7384" calcext:value-type="float">
            <text:p>49.7384</text:p>
          </table:table-cell>
          <table:table-cell office:value-type="float" office:value="51.2389" calcext:value-type="float">
            <text:p>51.2389</text:p>
          </table:table-cell>
          <table:table-cell office:value-type="float" office:value="51.3624" calcext:value-type="float">
            <text:p>51.3624</text:p>
          </table:table-cell>
          <table:table-cell office:value-type="float" office:value="49.9843" calcext:value-type="float">
            <text:p>49.9843</text:p>
          </table:table-cell>
          <table:table-cell office:value-type="float" office:value="50.3615" calcext:value-type="float">
            <text:p>50.3615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51.8661" calcext:value-type="float">
            <text:p>51.8661</text:p>
          </table:table-cell>
          <table:table-cell office:value-type="float" office:value="49.6381" calcext:value-type="float">
            <text:p>49.6381</text:p>
          </table:table-cell>
        </table:table-row>
        <table:table-row table:style-name="ro1">
          <table:table-cell table:number-columns-repeated="3"/>
          <table:table-cell office:value-type="float" office:value="50.2032" calcext:value-type="float">
            <text:p>50.2032</text:p>
          </table:table-cell>
          <table:table-cell office:value-type="float" office:value="51.1129" calcext:value-type="float">
            <text:p>51.1129</text:p>
          </table:table-cell>
          <table:table-cell office:value-type="float" office:value="49.6615" calcext:value-type="float">
            <text:p>49.6615</text:p>
          </table:table-cell>
          <table:table-cell office:value-type="float" office:value="51.1499" calcext:value-type="float">
            <text:p>51.1499</text:p>
          </table:table-cell>
          <table:table-cell office:value-type="float" office:value="51.3527" calcext:value-type="float">
            <text:p>51.3527</text:p>
          </table:table-cell>
          <table:table-cell office:value-type="float" office:value="49.7788" calcext:value-type="float">
            <text:p>49.7788</text:p>
          </table:table-cell>
          <table:table-cell office:value-type="float" office:value="50.4985" calcext:value-type="float">
            <text:p>50.4985</text:p>
          </table:table-cell>
          <table:table-cell office:value-type="float" office:value="50.4332" calcext:value-type="float">
            <text:p>50.4332</text:p>
          </table:table-cell>
          <table:table-cell office:value-type="float" office:value="51.7191" calcext:value-type="float">
            <text:p>51.7191</text:p>
          </table:table-cell>
          <table:table-cell office:value-type="float" office:value="49.4746" calcext:value-type="float">
            <text:p>49.4746</text:p>
          </table:table-cell>
        </table:table-row>
        <table:table-row table:style-name="ro1">
          <table:table-cell table:number-columns-repeated="3"/>
          <table:table-cell office:value-type="float" office:value="50.3056" calcext:value-type="float">
            <text:p>50.3056</text:p>
          </table:table-cell>
          <table:table-cell office:value-type="float" office:value="51.2311" calcext:value-type="float">
            <text:p>51.2311</text:p>
          </table:table-cell>
          <table:table-cell office:value-type="float" office:value="49.6457" calcext:value-type="float">
            <text:p>49.6457</text:p>
          </table:table-cell>
          <table:table-cell office:value-type="float" office:value="51.0027" calcext:value-type="float">
            <text:p>51.0027</text:p>
          </table:table-cell>
          <table:table-cell office:value-type="float" office:value="51.4149" calcext:value-type="float">
            <text:p>51.4149</text:p>
          </table:table-cell>
          <table:table-cell office:value-type="float" office:value="50.0983" calcext:value-type="float">
            <text:p>50.0983</text:p>
          </table:table-cell>
          <table:table-cell office:value-type="float" office:value="50.1312" calcext:value-type="float">
            <text:p>50.1312</text:p>
          </table:table-cell>
          <table:table-cell office:value-type="float" office:value="50.4049" calcext:value-type="float">
            <text:p>50.4049</text:p>
          </table:table-cell>
          <table:table-cell office:value-type="float" office:value="51.959" calcext:value-type="float">
            <text:p>51.959</text:p>
          </table:table-cell>
          <table:table-cell office:value-type="float" office:value="49.5516" calcext:value-type="float">
            <text:p>49.5516</text:p>
          </table:table-cell>
        </table:table-row>
        <table:table-row table:style-name="ro1">
          <table:table-cell table:number-columns-repeated="3"/>
          <table:table-cell office:value-type="float" office:value="50.1421" calcext:value-type="float">
            <text:p>50.1421</text:p>
          </table:table-cell>
          <table:table-cell office:value-type="float" office:value="51.2531" calcext:value-type="float">
            <text:p>51.2531</text:p>
          </table:table-cell>
          <table:table-cell office:value-type="float" office:value="49.6079" calcext:value-type="float">
            <text:p>49.6079</text:p>
          </table:table-cell>
          <table:table-cell office:value-type="float" office:value="51.186" calcext:value-type="float">
            <text:p>51.186</text:p>
          </table:table-cell>
          <table:table-cell office:value-type="float" office:value="51.4849" calcext:value-type="float">
            <text:p>51.4849</text:p>
          </table:table-cell>
          <table:table-cell office:value-type="float" office:value="49.7086" calcext:value-type="float">
            <text:p>49.7086</text:p>
          </table:table-cell>
          <table:table-cell office:value-type="float" office:value="50.3201" calcext:value-type="float">
            <text:p>50.3201</text:p>
          </table:table-cell>
          <table:table-cell office:value-type="float" office:value="50.4607" calcext:value-type="float">
            <text:p>50.4607</text:p>
          </table:table-cell>
          <table:table-cell office:value-type="float" office:value="52.1232" calcext:value-type="float">
            <text:p>52.1232</text:p>
          </table:table-cell>
          <table:table-cell office:value-type="float" office:value="49.5652" calcext:value-type="float">
            <text:p>49.5652</text:p>
          </table:table-cell>
        </table:table-row>
        <table:table-row table:style-name="ro1">
          <table:table-cell table:number-columns-repeated="3"/>
          <table:table-cell office:value-type="float" office:value="50.0037" calcext:value-type="float">
            <text:p>50.0037</text:p>
          </table:table-cell>
          <table:table-cell office:value-type="float" office:value="51.3077" calcext:value-type="float">
            <text:p>51.3077</text:p>
          </table:table-cell>
          <table:table-cell office:value-type="float" office:value="49.4503" calcext:value-type="float">
            <text:p>49.4503</text:p>
          </table:table-cell>
          <table:table-cell office:value-type="float" office:value="51.1431" calcext:value-type="float">
            <text:p>51.1431</text:p>
          </table:table-cell>
          <table:table-cell office:value-type="float" office:value="51.5553" calcext:value-type="float">
            <text:p>51.5553</text:p>
          </table:table-cell>
          <table:table-cell office:value-type="float" office:value="49.689" calcext:value-type="float">
            <text:p>49.689</text:p>
          </table:table-cell>
          <table:table-cell office:value-type="float" office:value="50.1765" calcext:value-type="float">
            <text:p>50.1765</text:p>
          </table:table-cell>
          <table:table-cell office:value-type="float" office:value="50.5176" calcext:value-type="float">
            <text:p>50.5176</text:p>
          </table:table-cell>
          <table:table-cell office:value-type="float" office:value="52.1702" calcext:value-type="float">
            <text:p>52.1702</text:p>
          </table:table-cell>
          <table:table-cell office:value-type="float" office:value="49.5922" calcext:value-type="float">
            <text:p>49.5922</text:p>
          </table:table-cell>
        </table:table-row>
        <table:table-row table:style-name="ro1">
          <table:table-cell table:number-columns-repeated="3"/>
          <table:table-cell office:value-type="float" office:value="49.9466" calcext:value-type="float">
            <text:p>49.9466</text:p>
          </table:table-cell>
          <table:table-cell office:value-type="float" office:value="51.4225" calcext:value-type="float">
            <text:p>51.4225</text:p>
          </table:table-cell>
          <table:table-cell office:value-type="float" office:value="49.3467" calcext:value-type="float">
            <text:p>49.3467</text:p>
          </table:table-cell>
          <table:table-cell office:value-type="float" office:value="51.0325" calcext:value-type="float">
            <text:p>51.0325</text:p>
          </table:table-cell>
          <table:table-cell office:value-type="float" office:value="51.338" calcext:value-type="float">
            <text:p>51.338</text:p>
          </table:table-cell>
          <table:table-cell office:value-type="float" office:value="49.9812" calcext:value-type="float">
            <text:p>49.9812</text:p>
          </table:table-cell>
          <table:table-cell office:value-type="float" office:value="49.939" calcext:value-type="float">
            <text:p>49.939</text:p>
          </table:table-cell>
          <table:table-cell office:value-type="float" office:value="50.8197" calcext:value-type="float">
            <text:p>50.8197</text:p>
          </table:table-cell>
          <table:table-cell office:value-type="float" office:value="52.3268" calcext:value-type="float">
            <text:p>52.3268</text:p>
          </table:table-cell>
          <table:table-cell office:value-type="float" office:value="49.6161" calcext:value-type="float">
            <text:p>49.6161</text:p>
          </table:table-cell>
        </table:table-row>
        <table:table-row table:style-name="ro1">
          <table:table-cell table:number-columns-repeated="3"/>
          <table:table-cell office:value-type="float" office:value="49.9658" calcext:value-type="float">
            <text:p>49.9658</text:p>
          </table:table-cell>
          <table:table-cell office:value-type="float" office:value="51.3964" calcext:value-type="float">
            <text:p>51.3964</text:p>
          </table:table-cell>
          <table:table-cell office:value-type="float" office:value="49.1238" calcext:value-type="float">
            <text:p>49.1238</text:p>
          </table:table-cell>
          <table:table-cell office:value-type="float" office:value="51.3255" calcext:value-type="float">
            <text:p>51.3255</text:p>
          </table:table-cell>
          <table:table-cell office:value-type="float" office:value="51.375" calcext:value-type="float">
            <text:p>51.375</text:p>
          </table:table-cell>
          <table:table-cell office:value-type="float" office:value="49.9832" calcext:value-type="float">
            <text:p>49.9832</text:p>
          </table:table-cell>
          <table:table-cell office:value-type="float" office:value="49.9158" calcext:value-type="float">
            <text:p>49.9158</text:p>
          </table:table-cell>
          <table:table-cell office:value-type="float" office:value="50.8508" calcext:value-type="float">
            <text:p>50.8508</text:p>
          </table:table-cell>
          <table:table-cell office:value-type="float" office:value="52.3154" calcext:value-type="float">
            <text:p>52.3154</text:p>
          </table:table-cell>
          <table:table-cell office:value-type="float" office:value="49.799" calcext:value-type="float">
            <text:p>49.799</text:p>
          </table:table-cell>
        </table:table-row>
        <table:table-row table:style-name="ro1">
          <table:table-cell table:number-columns-repeated="3"/>
          <table:table-cell office:value-type="float" office:value="49.9903" calcext:value-type="float">
            <text:p>49.9903</text:p>
          </table:table-cell>
          <table:table-cell office:value-type="float" office:value="51.4703" calcext:value-type="float">
            <text:p>51.4703</text:p>
          </table:table-cell>
          <table:table-cell office:value-type="float" office:value="49.1616" calcext:value-type="float">
            <text:p>49.1616</text:p>
          </table:table-cell>
          <table:table-cell office:value-type="float" office:value="51.3227" calcext:value-type="float">
            <text:p>51.3227</text:p>
          </table:table-cell>
          <table:table-cell office:value-type="float" office:value="51.389" calcext:value-type="float">
            <text:p>51.389</text:p>
          </table:table-cell>
          <table:table-cell office:value-type="float" office:value="49.9562" calcext:value-type="float">
            <text:p>49.9562</text:p>
          </table:table-cell>
          <table:table-cell office:value-type="float" office:value="50.0682" calcext:value-type="float">
            <text:p>50.0682</text:p>
          </table:table-cell>
          <table:table-cell office:value-type="float" office:value="51.2122" calcext:value-type="float">
            <text:p>51.2122</text:p>
          </table:table-cell>
          <table:table-cell office:value-type="float" office:value="52.2027" calcext:value-type="float">
            <text:p>52.2027</text:p>
          </table:table-cell>
          <table:table-cell office:value-type="float" office:value="49.576" calcext:value-type="float">
            <text:p>49.576</text:p>
          </table:table-cell>
        </table:table-row>
        <table:table-row table:style-name="ro1">
          <table:table-cell table:number-columns-repeated="3"/>
          <table:table-cell office:value-type="float" office:value="49.6838" calcext:value-type="float">
            <text:p>49.6838</text:p>
          </table:table-cell>
          <table:table-cell office:value-type="float" office:value="51.5644" calcext:value-type="float">
            <text:p>51.5644</text:p>
          </table:table-cell>
          <table:table-cell office:value-type="float" office:value="49.4283" calcext:value-type="float">
            <text:p>49.4283</text:p>
          </table:table-cell>
          <table:table-cell office:value-type="float" office:value="51.5492" calcext:value-type="float">
            <text:p>51.5492</text:p>
          </table:table-cell>
          <table:table-cell office:value-type="float" office:value="51.3496" calcext:value-type="float">
            <text:p>51.3496</text:p>
          </table:table-cell>
          <table:table-cell office:value-type="float" office:value="49.8837" calcext:value-type="float">
            <text:p>49.8837</text:p>
          </table:table-cell>
          <table:table-cell office:value-type="float" office:value="50.3998" calcext:value-type="float">
            <text:p>50.3998</text:p>
          </table:table-cell>
          <table:table-cell office:value-type="float" office:value="51.4214" calcext:value-type="float">
            <text:p>51.4214</text:p>
          </table:table-cell>
          <table:table-cell office:value-type="float" office:value="52.203" calcext:value-type="float">
            <text:p>52.203</text:p>
          </table:table-cell>
          <table:table-cell office:value-type="float" office:value="49.4075" calcext:value-type="float">
            <text:p>49.4075</text:p>
          </table:table-cell>
        </table:table-row>
        <table:table-row table:style-name="ro1">
          <table:table-cell table:number-columns-repeated="3"/>
          <table:table-cell office:value-type="float" office:value="49.9564" calcext:value-type="float">
            <text:p>49.9564</text:p>
          </table:table-cell>
          <table:table-cell office:value-type="float" office:value="51.4294" calcext:value-type="float">
            <text:p>51.4294</text:p>
          </table:table-cell>
          <table:table-cell office:value-type="float" office:value="49.3548" calcext:value-type="float">
            <text:p>49.3548</text:p>
          </table:table-cell>
          <table:table-cell office:value-type="float" office:value="51.4733" calcext:value-type="float">
            <text:p>51.4733</text:p>
          </table:table-cell>
          <table:table-cell office:value-type="float" office:value="51.3805" calcext:value-type="float">
            <text:p>51.3805</text:p>
          </table:table-cell>
          <table:table-cell office:value-type="float" office:value="50.1015" calcext:value-type="float">
            <text:p>50.1015</text:p>
          </table:table-cell>
          <table:table-cell office:value-type="float" office:value="50.3603" calcext:value-type="float">
            <text:p>50.3603</text:p>
          </table:table-cell>
          <table:table-cell office:value-type="float" office:value="51.6943" calcext:value-type="float">
            <text:p>51.6943</text:p>
          </table:table-cell>
          <table:table-cell office:value-type="float" office:value="52.2824" calcext:value-type="float">
            <text:p>52.2824</text:p>
          </table:table-cell>
          <table:table-cell office:value-type="float" office:value="49.3827" calcext:value-type="float">
            <text:p>49.3827</text:p>
          </table:table-cell>
        </table:table-row>
        <table:table-row table:style-name="ro1">
          <table:table-cell table:number-columns-repeated="3"/>
          <table:table-cell office:value-type="float" office:value="49.828" calcext:value-type="float">
            <text:p>49.828</text:p>
          </table:table-cell>
          <table:table-cell office:value-type="float" office:value="51.5783" calcext:value-type="float">
            <text:p>51.5783</text:p>
          </table:table-cell>
          <table:table-cell office:value-type="float" office:value="49.7984" calcext:value-type="float">
            <text:p>49.7984</text:p>
          </table:table-cell>
          <table:table-cell office:value-type="float" office:value="51.1999" calcext:value-type="float">
            <text:p>51.1999</text:p>
          </table:table-cell>
          <table:table-cell office:value-type="float" office:value="51.3477" calcext:value-type="float">
            <text:p>51.3477</text:p>
          </table:table-cell>
          <table:table-cell office:value-type="float" office:value="50.1174" calcext:value-type="float">
            <text:p>50.1174</text:p>
          </table:table-cell>
          <table:table-cell office:value-type="float" office:value="50.1661" calcext:value-type="float">
            <text:p>50.1661</text:p>
          </table:table-cell>
          <table:table-cell office:value-type="float" office:value="51.6771" calcext:value-type="float">
            <text:p>51.6771</text:p>
          </table:table-cell>
          <table:table-cell office:value-type="float" office:value="52.3288" calcext:value-type="float">
            <text:p>52.3288</text:p>
          </table:table-cell>
          <table:table-cell office:value-type="float" office:value="49.5247" calcext:value-type="float">
            <text:p>49.5247</text:p>
          </table:table-cell>
        </table:table-row>
        <table:table-row table:style-name="ro1">
          <table:table-cell table:number-columns-repeated="3"/>
          <table:table-cell office:value-type="float" office:value="50.1189" calcext:value-type="float">
            <text:p>50.1189</text:p>
          </table:table-cell>
          <table:table-cell office:value-type="float" office:value="51.867" calcext:value-type="float">
            <text:p>51.867</text:p>
          </table:table-cell>
          <table:table-cell office:value-type="float" office:value="50.0407" calcext:value-type="float">
            <text:p>50.0407</text:p>
          </table:table-cell>
          <table:table-cell office:value-type="float" office:value="51.244" calcext:value-type="float">
            <text:p>51.244</text:p>
          </table:table-cell>
          <table:table-cell office:value-type="float" office:value="51.1105" calcext:value-type="float">
            <text:p>51.1105</text:p>
          </table:table-cell>
          <table:table-cell office:value-type="float" office:value="50.0242" calcext:value-type="float">
            <text:p>50.0242</text:p>
          </table:table-cell>
          <table:table-cell office:value-type="float" office:value="49.9741" calcext:value-type="float">
            <text:p>49.9741</text:p>
          </table:table-cell>
          <table:table-cell office:value-type="float" office:value="51.5644" calcext:value-type="float">
            <text:p>51.5644</text:p>
          </table:table-cell>
          <table:table-cell office:value-type="float" office:value="52.132" calcext:value-type="float">
            <text:p>52.132</text:p>
          </table:table-cell>
          <table:table-cell office:value-type="float" office:value="49.4924" calcext:value-type="float">
            <text:p>49.4924</text:p>
          </table:table-cell>
        </table:table-row>
        <table:table-row table:style-name="ro1">
          <table:table-cell table:number-columns-repeated="3"/>
          <table:table-cell office:value-type="float" office:value="49.9185" calcext:value-type="float">
            <text:p>49.9185</text:p>
          </table:table-cell>
          <table:table-cell office:value-type="float" office:value="52.2702" calcext:value-type="float">
            <text:p>52.2702</text:p>
          </table:table-cell>
          <table:table-cell office:value-type="float" office:value="50.2722" calcext:value-type="float">
            <text:p>50.2722</text:p>
          </table:table-cell>
          <table:table-cell office:value-type="float" office:value="51.1012" calcext:value-type="float">
            <text:p>51.1012</text:p>
          </table:table-cell>
          <table:table-cell office:value-type="float" office:value="51.0316" calcext:value-type="float">
            <text:p>51.0316</text:p>
          </table:table-cell>
          <table:table-cell office:value-type="float" office:value="49.6863" calcext:value-type="float">
            <text:p>49.6863</text:p>
          </table:table-cell>
          <table:table-cell office:value-type="float" office:value="50.072" calcext:value-type="float">
            <text:p>50.072</text:p>
          </table:table-cell>
          <table:table-cell office:value-type="float" office:value="51.6135" calcext:value-type="float">
            <text:p>51.6135</text:p>
          </table:table-cell>
          <table:table-cell office:value-type="float" office:value="52.2308" calcext:value-type="float">
            <text:p>52.2308</text:p>
          </table:table-cell>
          <table:table-cell office:value-type="float" office:value="49.2792" calcext:value-type="float">
            <text:p>49.2792</text:p>
          </table:table-cell>
        </table:table-row>
        <table:table-row table:style-name="ro1">
          <table:table-cell table:number-columns-repeated="3"/>
          <table:table-cell office:value-type="float" office:value="49.7788" calcext:value-type="float">
            <text:p>49.7788</text:p>
          </table:table-cell>
          <table:table-cell office:value-type="float" office:value="52.3714" calcext:value-type="float">
            <text:p>52.3714</text:p>
          </table:table-cell>
          <table:table-cell office:value-type="float" office:value="50.3979" calcext:value-type="float">
            <text:p>50.3979</text:p>
          </table:table-cell>
          <table:table-cell office:value-type="float" office:value="51.1521" calcext:value-type="float">
            <text:p>51.1521</text:p>
          </table:table-cell>
          <table:table-cell office:value-type="float" office:value="50.7791" calcext:value-type="float">
            <text:p>50.7791</text:p>
          </table:table-cell>
          <table:table-cell office:value-type="float" office:value="49.4595" calcext:value-type="float">
            <text:p>49.4595</text:p>
          </table:table-cell>
          <table:table-cell office:value-type="float" office:value="49.8364" calcext:value-type="float">
            <text:p>49.8364</text:p>
          </table:table-cell>
          <table:table-cell office:value-type="float" office:value="51.4977" calcext:value-type="float">
            <text:p>51.4977</text:p>
          </table:table-cell>
          <table:table-cell office:value-type="float" office:value="52.0531" calcext:value-type="float">
            <text:p>52.0531</text:p>
          </table:table-cell>
          <table:table-cell office:value-type="float" office:value="49.2193" calcext:value-type="float">
            <text:p>49.2193</text:p>
          </table:table-cell>
        </table:table-row>
        <table:table-row table:style-name="ro1">
          <table:table-cell table:number-columns-repeated="3"/>
          <table:table-cell office:value-type="float" office:value="49.7493" calcext:value-type="float">
            <text:p>49.7493</text:p>
          </table:table-cell>
          <table:table-cell office:value-type="float" office:value="52.3714" calcext:value-type="float">
            <text:p>52.3714</text:p>
          </table:table-cell>
          <table:table-cell office:value-type="float" office:value="50.4377" calcext:value-type="float">
            <text:p>50.4377</text:p>
          </table:table-cell>
          <table:table-cell office:value-type="float" office:value="51.1778" calcext:value-type="float">
            <text:p>51.1778</text:p>
          </table:table-cell>
          <table:table-cell office:value-type="float" office:value="50.5067" calcext:value-type="float">
            <text:p>50.5067</text:p>
          </table:table-cell>
          <table:table-cell office:value-type="float" office:value="49.4433" calcext:value-type="float">
            <text:p>49.4433</text:p>
          </table:table-cell>
          <table:table-cell office:value-type="float" office:value="49.6233" calcext:value-type="float">
            <text:p>49.6233</text:p>
          </table:table-cell>
          <table:table-cell office:value-type="float" office:value="51.5843" calcext:value-type="float">
            <text:p>51.5843</text:p>
          </table:table-cell>
          <table:table-cell office:value-type="float" office:value="52.0075" calcext:value-type="float">
            <text:p>52.0075</text:p>
          </table:table-cell>
          <table:table-cell office:value-type="float" office:value="48.9245" calcext:value-type="float">
            <text:p>48.9245</text:p>
          </table:table-cell>
        </table:table-row>
        <table:table-row table:style-name="ro1">
          <table:table-cell table:number-columns-repeated="3"/>
          <table:table-cell office:value-type="float" office:value="49.7243" calcext:value-type="float">
            <text:p>49.7243</text:p>
          </table:table-cell>
          <table:table-cell office:value-type="float" office:value="52.1781" calcext:value-type="float">
            <text:p>52.1781</text:p>
          </table:table-cell>
          <table:table-cell office:value-type="float" office:value="50.2438" calcext:value-type="float">
            <text:p>50.2438</text:p>
          </table:table-cell>
          <table:table-cell office:value-type="float" office:value="51.1277" calcext:value-type="float">
            <text:p>51.1277</text:p>
          </table:table-cell>
          <table:table-cell office:value-type="float" office:value="50.3997" calcext:value-type="float">
            <text:p>50.3997</text:p>
          </table:table-cell>
          <table:table-cell office:value-type="float" office:value="49.3902" calcext:value-type="float">
            <text:p>49.3902</text:p>
          </table:table-cell>
          <table:table-cell office:value-type="float" office:value="49.5364" calcext:value-type="float">
            <text:p>49.5364</text:p>
          </table:table-cell>
          <table:table-cell office:value-type="float" office:value="51.3896" calcext:value-type="float">
            <text:p>51.3896</text:p>
          </table:table-cell>
          <table:table-cell office:value-type="float" office:value="52.0526" calcext:value-type="float">
            <text:p>52.0526</text:p>
          </table:table-cell>
          <table:table-cell office:value-type="float" office:value="49.0001" calcext:value-type="float">
            <text:p>49.0001</text:p>
          </table:table-cell>
        </table:table-row>
        <table:table-row table:style-name="ro1">
          <table:table-cell table:number-columns-repeated="3"/>
          <table:table-cell office:value-type="float" office:value="49.6148" calcext:value-type="float">
            <text:p>49.6148</text:p>
          </table:table-cell>
          <table:table-cell office:value-type="float" office:value="52.3242" calcext:value-type="float">
            <text:p>52.3242</text:p>
          </table:table-cell>
          <table:table-cell office:value-type="float" office:value="50.2196" calcext:value-type="float">
            <text:p>50.2196</text:p>
          </table:table-cell>
          <table:table-cell office:value-type="float" office:value="50.7382" calcext:value-type="float">
            <text:p>50.7382</text:p>
          </table:table-cell>
          <table:table-cell office:value-type="float" office:value="50.5813" calcext:value-type="float">
            <text:p>50.5813</text:p>
          </table:table-cell>
          <table:table-cell office:value-type="float" office:value="49.3166" calcext:value-type="float">
            <text:p>49.3166</text:p>
          </table:table-cell>
          <table:table-cell office:value-type="float" office:value="49.4999" calcext:value-type="float">
            <text:p>49.4999</text:p>
          </table:table-cell>
          <table:table-cell office:value-type="float" office:value="51.555" calcext:value-type="float">
            <text:p>51.555</text:p>
          </table:table-cell>
          <table:table-cell office:value-type="float" office:value="52.0922" calcext:value-type="float">
            <text:p>52.0922</text:p>
          </table:table-cell>
          <table:table-cell office:value-type="float" office:value="49.0507" calcext:value-type="float">
            <text:p>49.0507</text:p>
          </table:table-cell>
        </table:table-row>
        <table:table-row table:style-name="ro1">
          <table:table-cell table:number-columns-repeated="3"/>
          <table:table-cell office:value-type="float" office:value="49.7373" calcext:value-type="float">
            <text:p>49.7373</text:p>
          </table:table-cell>
          <table:table-cell office:value-type="float" office:value="52.4706" calcext:value-type="float">
            <text:p>52.4706</text:p>
          </table:table-cell>
          <table:table-cell office:value-type="float" office:value="50.1716" calcext:value-type="float">
            <text:p>50.1716</text:p>
          </table:table-cell>
          <table:table-cell office:value-type="float" office:value="50.654" calcext:value-type="float">
            <text:p>50.654</text:p>
          </table:table-cell>
          <table:table-cell office:value-type="float" office:value="50.7655" calcext:value-type="float">
            <text:p>50.7655</text:p>
          </table:table-cell>
          <table:table-cell office:value-type="float" office:value="49.0598" calcext:value-type="float">
            <text:p>49.0598</text:p>
          </table:table-cell>
          <table:table-cell office:value-type="float" office:value="49.4024" calcext:value-type="float">
            <text:p>49.4024</text:p>
          </table:table-cell>
          <table:table-cell office:value-type="float" office:value="51.6378" calcext:value-type="float">
            <text:p>51.6378</text:p>
          </table:table-cell>
          <table:table-cell office:value-type="float" office:value="51.8589" calcext:value-type="float">
            <text:p>51.8589</text:p>
          </table:table-cell>
          <table:table-cell office:value-type="float" office:value="48.8509" calcext:value-type="float">
            <text:p>48.8509</text:p>
          </table:table-cell>
        </table:table-row>
        <table:table-row table:style-name="ro1">
          <table:table-cell table:number-columns-repeated="3"/>
          <table:table-cell office:value-type="float" office:value="49.4694" calcext:value-type="float">
            <text:p>49.4694</text:p>
          </table:table-cell>
          <table:table-cell office:value-type="float" office:value="52.3483" calcext:value-type="float">
            <text:p>52.3483</text:p>
          </table:table-cell>
          <table:table-cell office:value-type="float" office:value="50.2248" calcext:value-type="float">
            <text:p>50.2248</text:p>
          </table:table-cell>
          <table:table-cell office:value-type="float" office:value="50.805" calcext:value-type="float">
            <text:p>50.805</text:p>
          </table:table-cell>
          <table:table-cell office:value-type="float" office:value="50.8754" calcext:value-type="float">
            <text:p>50.8754</text:p>
          </table:table-cell>
          <table:table-cell office:value-type="float" office:value="48.7312" calcext:value-type="float">
            <text:p>48.7312</text:p>
          </table:table-cell>
          <table:table-cell office:value-type="float" office:value="49.4528" calcext:value-type="float">
            <text:p>49.4528</text:p>
          </table:table-cell>
          <table:table-cell office:value-type="float" office:value="51.5889" calcext:value-type="float">
            <text:p>51.5889</text:p>
          </table:table-cell>
          <table:table-cell office:value-type="float" office:value="52.1676" calcext:value-type="float">
            <text:p>52.1676</text:p>
          </table:table-cell>
          <table:table-cell office:value-type="float" office:value="48.8649" calcext:value-type="float">
            <text:p>48.8649</text:p>
          </table:table-cell>
        </table:table-row>
        <table:table-row table:style-name="ro1">
          <table:table-cell table:number-columns-repeated="3"/>
          <table:table-cell office:value-type="float" office:value="49.6408" calcext:value-type="float">
            <text:p>49.6408</text:p>
          </table:table-cell>
          <table:table-cell office:value-type="float" office:value="52.4825" calcext:value-type="float">
            <text:p>52.4825</text:p>
          </table:table-cell>
          <table:table-cell office:value-type="float" office:value="50.2321" calcext:value-type="float">
            <text:p>50.2321</text:p>
          </table:table-cell>
          <table:table-cell office:value-type="float" office:value="50.7796" calcext:value-type="float">
            <text:p>50.7796</text:p>
          </table:table-cell>
          <table:table-cell office:value-type="float" office:value="50.926" calcext:value-type="float">
            <text:p>50.926</text:p>
          </table:table-cell>
          <table:table-cell office:value-type="float" office:value="48.9174" calcext:value-type="float">
            <text:p>48.9174</text:p>
          </table:table-cell>
          <table:table-cell office:value-type="float" office:value="49.707" calcext:value-type="float">
            <text:p>49.707</text:p>
          </table:table-cell>
          <table:table-cell office:value-type="float" office:value="51.6036" calcext:value-type="float">
            <text:p>51.6036</text:p>
          </table:table-cell>
          <table:table-cell office:value-type="float" office:value="52.2321" calcext:value-type="float">
            <text:p>52.2321</text:p>
          </table:table-cell>
          <table:table-cell office:value-type="float" office:value="48.812" calcext:value-type="float">
            <text:p>48.812</text:p>
          </table:table-cell>
        </table:table-row>
        <table:table-row table:style-name="ro1">
          <table:table-cell table:number-columns-repeated="3"/>
          <table:table-cell office:value-type="float" office:value="49.5243" calcext:value-type="float">
            <text:p>49.5243</text:p>
          </table:table-cell>
          <table:table-cell office:value-type="float" office:value="52.4209" calcext:value-type="float">
            <text:p>52.4209</text:p>
          </table:table-cell>
          <table:table-cell office:value-type="float" office:value="50.3688" calcext:value-type="float">
            <text:p>50.3688</text:p>
          </table:table-cell>
          <table:table-cell office:value-type="float" office:value="50.5616" calcext:value-type="float">
            <text:p>50.5616</text:p>
          </table:table-cell>
          <table:table-cell office:value-type="float" office:value="50.8379" calcext:value-type="float">
            <text:p>50.8379</text:p>
          </table:table-cell>
          <table:table-cell office:value-type="float" office:value="49.0758" calcext:value-type="float">
            <text:p>49.0758</text:p>
          </table:table-cell>
          <table:table-cell office:value-type="float" office:value="49.5496" calcext:value-type="float">
            <text:p>49.5496</text:p>
          </table:table-cell>
          <table:table-cell office:value-type="float" office:value="51.7231" calcext:value-type="float">
            <text:p>51.7231</text:p>
          </table:table-cell>
          <table:table-cell office:value-type="float" office:value="52.3581" calcext:value-type="float">
            <text:p>52.3581</text:p>
          </table:table-cell>
          <table:table-cell office:value-type="float" office:value="48.731" calcext:value-type="float">
            <text:p>48.731</text:p>
          </table:table-cell>
        </table:table-row>
        <table:table-row table:style-name="ro1">
          <table:table-cell table:number-columns-repeated="3"/>
          <table:table-cell office:value-type="float" office:value="49.7262" calcext:value-type="float">
            <text:p>49.7262</text:p>
          </table:table-cell>
          <table:table-cell office:value-type="float" office:value="52.24" calcext:value-type="float">
            <text:p>52.24</text:p>
          </table:table-cell>
          <table:table-cell office:value-type="float" office:value="50.3895" calcext:value-type="float">
            <text:p>50.3895</text:p>
          </table:table-cell>
          <table:table-cell office:value-type="float" office:value="50.5562" calcext:value-type="float">
            <text:p>50.5562</text:p>
          </table:table-cell>
          <table:table-cell office:value-type="float" office:value="50.8306" calcext:value-type="float">
            <text:p>50.8306</text:p>
          </table:table-cell>
          <table:table-cell office:value-type="float" office:value="48.9738" calcext:value-type="float">
            <text:p>48.9738</text:p>
          </table:table-cell>
          <table:table-cell office:value-type="float" office:value="49.4635" calcext:value-type="float">
            <text:p>49.4635</text:p>
          </table:table-cell>
          <table:table-cell office:value-type="float" office:value="52.0358" calcext:value-type="float">
            <text:p>52.0358</text:p>
          </table:table-cell>
          <table:table-cell office:value-type="float" office:value="52.0113" calcext:value-type="float">
            <text:p>52.0113</text:p>
          </table:table-cell>
          <table:table-cell office:value-type="float" office:value="48.9643" calcext:value-type="float">
            <text:p>48.9643</text:p>
          </table:table-cell>
        </table:table-row>
        <table:table-row table:style-name="ro1">
          <table:table-cell table:number-columns-repeated="3"/>
          <table:table-cell office:value-type="float" office:value="49.6725" calcext:value-type="float">
            <text:p>49.6725</text:p>
          </table:table-cell>
          <table:table-cell office:value-type="float" office:value="52.2517" calcext:value-type="float">
            <text:p>52.2517</text:p>
          </table:table-cell>
          <table:table-cell office:value-type="float" office:value="50.0583" calcext:value-type="float">
            <text:p>50.0583</text:p>
          </table:table-cell>
          <table:table-cell office:value-type="float" office:value="50.7997" calcext:value-type="float">
            <text:p>50.7997</text:p>
          </table:table-cell>
          <table:table-cell office:value-type="float" office:value="51.0849" calcext:value-type="float">
            <text:p>51.0849</text:p>
          </table:table-cell>
          <table:table-cell office:value-type="float" office:value="48.886" calcext:value-type="float">
            <text:p>48.886</text:p>
          </table:table-cell>
          <table:table-cell office:value-type="float" office:value="49.4379" calcext:value-type="float">
            <text:p>49.4379</text:p>
          </table:table-cell>
          <table:table-cell office:value-type="float" office:value="52.1347" calcext:value-type="float">
            <text:p>52.1347</text:p>
          </table:table-cell>
          <table:table-cell office:value-type="float" office:value="52.0589" calcext:value-type="float">
            <text:p>52.0589</text:p>
          </table:table-cell>
          <table:table-cell office:value-type="float" office:value="49.2327" calcext:value-type="float">
            <text:p>49.2327</text:p>
          </table:table-cell>
        </table:table-row>
        <table:table-row table:style-name="ro1">
          <table:table-cell table:number-columns-repeated="3"/>
          <table:table-cell office:value-type="float" office:value="49.4667" calcext:value-type="float">
            <text:p>49.4667</text:p>
          </table:table-cell>
          <table:table-cell office:value-type="float" office:value="52.2091" calcext:value-type="float">
            <text:p>52.2091</text:p>
          </table:table-cell>
          <table:table-cell office:value-type="float" office:value="50.0333" calcext:value-type="float">
            <text:p>50.0333</text:p>
          </table:table-cell>
          <table:table-cell office:value-type="float" office:value="50.7592" calcext:value-type="float">
            <text:p>50.7592</text:p>
          </table:table-cell>
          <table:table-cell office:value-type="float" office:value="51.0915" calcext:value-type="float">
            <text:p>51.0915</text:p>
          </table:table-cell>
          <table:table-cell office:value-type="float" office:value="48.9011" calcext:value-type="float">
            <text:p>48.9011</text:p>
          </table:table-cell>
          <table:table-cell office:value-type="float" office:value="49.5265" calcext:value-type="float">
            <text:p>49.5265</text:p>
          </table:table-cell>
          <table:table-cell office:value-type="float" office:value="52.0844" calcext:value-type="float">
            <text:p>52.0844</text:p>
          </table:table-cell>
          <table:table-cell office:value-type="float" office:value="52.0765" calcext:value-type="float">
            <text:p>52.0765</text:p>
          </table:table-cell>
          <table:table-cell office:value-type="float" office:value="49.2437" calcext:value-type="float">
            <text:p>49.2437</text:p>
          </table:table-cell>
        </table:table-row>
        <table:table-row table:style-name="ro1">
          <table:table-cell table:number-columns-repeated="3"/>
          <table:table-cell office:value-type="float" office:value="49.5449" calcext:value-type="float">
            <text:p>49.5449</text:p>
          </table:table-cell>
          <table:table-cell office:value-type="float" office:value="52.1236" calcext:value-type="float">
            <text:p>52.1236</text:p>
          </table:table-cell>
          <table:table-cell office:value-type="float" office:value="50.0192" calcext:value-type="float">
            <text:p>50.0192</text:p>
          </table:table-cell>
          <table:table-cell office:value-type="float" office:value="50.908" calcext:value-type="float">
            <text:p>50.908</text:p>
          </table:table-cell>
          <table:table-cell office:value-type="float" office:value="51.2239" calcext:value-type="float">
            <text:p>51.2239</text:p>
          </table:table-cell>
          <table:table-cell office:value-type="float" office:value="48.8891" calcext:value-type="float">
            <text:p>48.8891</text:p>
          </table:table-cell>
          <table:table-cell office:value-type="float" office:value="49.5581" calcext:value-type="float">
            <text:p>49.5581</text:p>
          </table:table-cell>
          <table:table-cell office:value-type="float" office:value="52.0899" calcext:value-type="float">
            <text:p>52.0899</text:p>
          </table:table-cell>
          <table:table-cell office:value-type="float" office:value="52.0836" calcext:value-type="float">
            <text:p>52.0836</text:p>
          </table:table-cell>
          <table:table-cell office:value-type="float" office:value="49.2819" calcext:value-type="float">
            <text:p>49.2819</text:p>
          </table:table-cell>
        </table:table-row>
        <table:table-row table:style-name="ro1">
          <table:table-cell table:number-columns-repeated="3"/>
          <table:table-cell office:value-type="float" office:value="49.8981" calcext:value-type="float">
            <text:p>49.8981</text:p>
          </table:table-cell>
          <table:table-cell office:value-type="float" office:value="52.0458" calcext:value-type="float">
            <text:p>52.0458</text:p>
          </table:table-cell>
          <table:table-cell office:value-type="float" office:value="50.0633" calcext:value-type="float">
            <text:p>50.0633</text:p>
          </table:table-cell>
          <table:table-cell office:value-type="float" office:value="50.6697" calcext:value-type="float">
            <text:p>50.6697</text:p>
          </table:table-cell>
          <table:table-cell office:value-type="float" office:value="51.7639" calcext:value-type="float">
            <text:p>51.7639</text:p>
          </table:table-cell>
          <table:table-cell office:value-type="float" office:value="49.1169" calcext:value-type="float">
            <text:p>49.1169</text:p>
          </table:table-cell>
          <table:table-cell office:value-type="float" office:value="49.3522" calcext:value-type="float">
            <text:p>49.3522</text:p>
          </table:table-cell>
          <table:table-cell office:value-type="float" office:value="51.9331" calcext:value-type="float">
            <text:p>51.9331</text:p>
          </table:table-cell>
          <table:table-cell office:value-type="float" office:value="52.0225" calcext:value-type="float">
            <text:p>52.0225</text:p>
          </table:table-cell>
          <table:table-cell office:value-type="float" office:value="49.2533" calcext:value-type="float">
            <text:p>49.2533</text:p>
          </table:table-cell>
        </table:table-row>
        <table:table-row table:style-name="ro1">
          <table:table-cell table:number-columns-repeated="3"/>
          <table:table-cell office:value-type="float" office:value="49.8993" calcext:value-type="float">
            <text:p>49.8993</text:p>
          </table:table-cell>
          <table:table-cell office:value-type="float" office:value="51.9834" calcext:value-type="float">
            <text:p>51.9834</text:p>
          </table:table-cell>
          <table:table-cell office:value-type="float" office:value="49.9449" calcext:value-type="float">
            <text:p>49.9449</text:p>
          </table:table-cell>
          <table:table-cell office:value-type="float" office:value="50.6165" calcext:value-type="float">
            <text:p>50.6165</text:p>
          </table:table-cell>
          <table:table-cell office:value-type="float" office:value="51.5454" calcext:value-type="float">
            <text:p>51.5454</text:p>
          </table:table-cell>
          <table:table-cell office:value-type="float" office:value="48.9507" calcext:value-type="float">
            <text:p>48.9507</text:p>
          </table:table-cell>
          <table:table-cell office:value-type="float" office:value="49.4416" calcext:value-type="float">
            <text:p>49.4416</text:p>
          </table:table-cell>
          <table:table-cell office:value-type="float" office:value="52.0013" calcext:value-type="float">
            <text:p>52.0013</text:p>
          </table:table-cell>
          <table:table-cell office:value-type="float" office:value="51.9375" calcext:value-type="float">
            <text:p>51.9375</text:p>
          </table:table-cell>
          <table:table-cell office:value-type="float" office:value="49.4433" calcext:value-type="float">
            <text:p>49.4433</text:p>
          </table:table-cell>
        </table:table-row>
        <table:table-row table:style-name="ro1">
          <table:table-cell table:number-columns-repeated="3"/>
          <table:table-cell office:value-type="float" office:value="49.9259" calcext:value-type="float">
            <text:p>49.9259</text:p>
          </table:table-cell>
          <table:table-cell office:value-type="float" office:value="51.7717" calcext:value-type="float">
            <text:p>51.7717</text:p>
          </table:table-cell>
          <table:table-cell office:value-type="float" office:value="49.8525" calcext:value-type="float">
            <text:p>49.8525</text:p>
          </table:table-cell>
          <table:table-cell office:value-type="float" office:value="50.6452" calcext:value-type="float">
            <text:p>50.6452</text:p>
          </table:table-cell>
          <table:table-cell office:value-type="float" office:value="51.748" calcext:value-type="float">
            <text:p>51.748</text:p>
          </table:table-cell>
          <table:table-cell office:value-type="float" office:value="48.8878" calcext:value-type="float">
            <text:p>48.8878</text:p>
          </table:table-cell>
          <table:table-cell office:value-type="float" office:value="49.4888" calcext:value-type="float">
            <text:p>49.4888</text:p>
          </table:table-cell>
          <table:table-cell office:value-type="float" office:value="52.0588" calcext:value-type="float">
            <text:p>52.0588</text:p>
          </table:table-cell>
          <table:table-cell office:value-type="float" office:value="51.7975" calcext:value-type="float">
            <text:p>51.7975</text:p>
          </table:table-cell>
          <table:table-cell office:value-type="float" office:value="49.2847" calcext:value-type="float">
            <text:p>49.2847</text:p>
          </table:table-cell>
        </table:table-row>
        <table:table-row table:style-name="ro1">
          <table:table-cell table:number-columns-repeated="3"/>
          <table:table-cell office:value-type="float" office:value="49.8735" calcext:value-type="float">
            <text:p>49.8735</text:p>
          </table:table-cell>
          <table:table-cell office:value-type="float" office:value="52.1298" calcext:value-type="float">
            <text:p>52.1298</text:p>
          </table:table-cell>
          <table:table-cell office:value-type="float" office:value="50.0226" calcext:value-type="float">
            <text:p>50.0226</text:p>
          </table:table-cell>
          <table:table-cell office:value-type="float" office:value="50.6816" calcext:value-type="float">
            <text:p>50.6816</text:p>
          </table:table-cell>
          <table:table-cell office:value-type="float" office:value="52.0437" calcext:value-type="float">
            <text:p>52.0437</text:p>
          </table:table-cell>
          <table:table-cell office:value-type="float" office:value="48.9057" calcext:value-type="float">
            <text:p>48.9057</text:p>
          </table:table-cell>
          <table:table-cell office:value-type="float" office:value="49.7287" calcext:value-type="float">
            <text:p>49.7287</text:p>
          </table:table-cell>
          <table:table-cell office:value-type="float" office:value="51.8001" calcext:value-type="float">
            <text:p>51.8001</text:p>
          </table:table-cell>
          <table:table-cell office:value-type="float" office:value="51.5892" calcext:value-type="float">
            <text:p>51.5892</text:p>
          </table:table-cell>
          <table:table-cell office:value-type="float" office:value="49.108" calcext:value-type="float">
            <text:p>49.108</text:p>
          </table:table-cell>
        </table:table-row>
        <table:table-row table:style-name="ro1">
          <table:table-cell table:number-columns-repeated="3"/>
          <table:table-cell office:value-type="float" office:value="49.7475" calcext:value-type="float">
            <text:p>49.7475</text:p>
          </table:table-cell>
          <table:table-cell office:value-type="float" office:value="52.3805" calcext:value-type="float">
            <text:p>52.3805</text:p>
          </table:table-cell>
          <table:table-cell office:value-type="float" office:value="50.0341" calcext:value-type="float">
            <text:p>50.0341</text:p>
          </table:table-cell>
          <table:table-cell office:value-type="float" office:value="50.6668" calcext:value-type="float">
            <text:p>50.6668</text:p>
          </table:table-cell>
          <table:table-cell office:value-type="float" office:value="52.0106" calcext:value-type="float">
            <text:p>52.0106</text:p>
          </table:table-cell>
          <table:table-cell office:value-type="float" office:value="48.7231" calcext:value-type="float">
            <text:p>48.7231</text:p>
          </table:table-cell>
          <table:table-cell office:value-type="float" office:value="49.9062" calcext:value-type="float">
            <text:p>49.9062</text:p>
          </table:table-cell>
          <table:table-cell office:value-type="float" office:value="51.9598" calcext:value-type="float">
            <text:p>51.9598</text:p>
          </table:table-cell>
          <table:table-cell office:value-type="float" office:value="51.7834" calcext:value-type="float">
            <text:p>51.7834</text:p>
          </table:table-cell>
          <table:table-cell office:value-type="float" office:value="49.228" calcext:value-type="float">
            <text:p>49.228</text:p>
          </table:table-cell>
        </table:table-row>
        <table:table-row table:style-name="ro1">
          <table:table-cell table:number-columns-repeated="3"/>
          <table:table-cell office:value-type="float" office:value="49.641" calcext:value-type="float">
            <text:p>49.641</text:p>
          </table:table-cell>
          <table:table-cell office:value-type="float" office:value="52.2128" calcext:value-type="float">
            <text:p>52.2128</text:p>
          </table:table-cell>
          <table:table-cell office:value-type="float" office:value="50.3934" calcext:value-type="float">
            <text:p>50.3934</text:p>
          </table:table-cell>
          <table:table-cell office:value-type="float" office:value="50.6511" calcext:value-type="float">
            <text:p>50.6511</text:p>
          </table:table-cell>
          <table:table-cell office:value-type="float" office:value="52.0056" calcext:value-type="float">
            <text:p>52.0056</text:p>
          </table:table-cell>
          <table:table-cell office:value-type="float" office:value="48.791" calcext:value-type="float">
            <text:p>48.791</text:p>
          </table:table-cell>
          <table:table-cell office:value-type="float" office:value="49.7173" calcext:value-type="float">
            <text:p>49.7173</text:p>
          </table:table-cell>
          <table:table-cell office:value-type="float" office:value="52.1391" calcext:value-type="float">
            <text:p>52.1391</text:p>
          </table:table-cell>
          <table:table-cell office:value-type="float" office:value="51.6347" calcext:value-type="float">
            <text:p>51.6347</text:p>
          </table:table-cell>
          <table:table-cell office:value-type="float" office:value="49.3815" calcext:value-type="float">
            <text:p>49.3815</text:p>
          </table:table-cell>
        </table:table-row>
        <table:table-row table:style-name="ro1">
          <table:table-cell table:number-columns-repeated="3"/>
          <table:table-cell office:value-type="float" office:value="49.4474" calcext:value-type="float">
            <text:p>49.4474</text:p>
          </table:table-cell>
          <table:table-cell office:value-type="float" office:value="52.3122" calcext:value-type="float">
            <text:p>52.3122</text:p>
          </table:table-cell>
          <table:table-cell office:value-type="float" office:value="50.4865" calcext:value-type="float">
            <text:p>50.4865</text:p>
          </table:table-cell>
          <table:table-cell office:value-type="float" office:value="50.7686" calcext:value-type="float">
            <text:p>50.7686</text:p>
          </table:table-cell>
          <table:table-cell office:value-type="float" office:value="51.8172" calcext:value-type="float">
            <text:p>51.8172</text:p>
          </table:table-cell>
          <table:table-cell office:value-type="float" office:value="48.7959" calcext:value-type="float">
            <text:p>48.7959</text:p>
          </table:table-cell>
          <table:table-cell office:value-type="float" office:value="49.5288" calcext:value-type="float">
            <text:p>49.5288</text:p>
          </table:table-cell>
          <table:table-cell office:value-type="float" office:value="52.1223" calcext:value-type="float">
            <text:p>52.1223</text:p>
          </table:table-cell>
          <table:table-cell office:value-type="float" office:value="51.8055" calcext:value-type="float">
            <text:p>51.8055</text:p>
          </table:table-cell>
          <table:table-cell office:value-type="float" office:value="49.2859" calcext:value-type="float">
            <text:p>49.2859</text:p>
          </table:table-cell>
        </table:table-row>
        <table:table-row table:style-name="ro1">
          <table:table-cell table:number-columns-repeated="3"/>
          <table:table-cell office:value-type="float" office:value="49.2411" calcext:value-type="float">
            <text:p>49.2411</text:p>
          </table:table-cell>
          <table:table-cell office:value-type="float" office:value="52.3423" calcext:value-type="float">
            <text:p>52.3423</text:p>
          </table:table-cell>
          <table:table-cell office:value-type="float" office:value="50.6349" calcext:value-type="float">
            <text:p>50.6349</text:p>
          </table:table-cell>
          <table:table-cell office:value-type="float" office:value="50.8095" calcext:value-type="float">
            <text:p>50.8095</text:p>
          </table:table-cell>
          <table:table-cell office:value-type="float" office:value="51.7092" calcext:value-type="float">
            <text:p>51.7092</text:p>
          </table:table-cell>
          <table:table-cell office:value-type="float" office:value="48.98" calcext:value-type="float">
            <text:p>48.98</text:p>
          </table:table-cell>
          <table:table-cell office:value-type="float" office:value="49.638" calcext:value-type="float">
            <text:p>49.638</text:p>
          </table:table-cell>
          <table:table-cell office:value-type="float" office:value="52.1305" calcext:value-type="float">
            <text:p>52.1305</text:p>
          </table:table-cell>
          <table:table-cell office:value-type="float" office:value="51.5851" calcext:value-type="float">
            <text:p>51.5851</text:p>
          </table:table-cell>
          <table:table-cell office:value-type="float" office:value="49.5177" calcext:value-type="float">
            <text:p>49.5177</text:p>
          </table:table-cell>
        </table:table-row>
        <table:table-row table:style-name="ro1">
          <table:table-cell table:number-columns-repeated="3"/>
          <table:table-cell office:value-type="float" office:value="49.2612" calcext:value-type="float">
            <text:p>49.2612</text:p>
          </table:table-cell>
          <table:table-cell office:value-type="float" office:value="52.3398" calcext:value-type="float">
            <text:p>52.3398</text:p>
          </table:table-cell>
          <table:table-cell office:value-type="float" office:value="50.5975" calcext:value-type="float">
            <text:p>50.5975</text:p>
          </table:table-cell>
          <table:table-cell office:value-type="float" office:value="50.7858" calcext:value-type="float">
            <text:p>50.7858</text:p>
          </table:table-cell>
          <table:table-cell office:value-type="float" office:value="51.9835" calcext:value-type="float">
            <text:p>51.9835</text:p>
          </table:table-cell>
          <table:table-cell office:value-type="float" office:value="49.0445" calcext:value-type="float">
            <text:p>49.0445</text:p>
          </table:table-cell>
          <table:table-cell office:value-type="float" office:value="49.9679" calcext:value-type="float">
            <text:p>49.9679</text:p>
          </table:table-cell>
          <table:table-cell office:value-type="float" office:value="52.2841" calcext:value-type="float">
            <text:p>52.2841</text:p>
          </table:table-cell>
          <table:table-cell office:value-type="float" office:value="51.6202" calcext:value-type="float">
            <text:p>51.6202</text:p>
          </table:table-cell>
          <table:table-cell office:value-type="float" office:value="49.3493" calcext:value-type="float">
            <text:p>49.3493</text:p>
          </table:table-cell>
        </table:table-row>
        <table:table-row table:style-name="ro1">
          <table:table-cell table:number-columns-repeated="3"/>
          <table:table-cell office:value-type="float" office:value="49.5186" calcext:value-type="float">
            <text:p>49.5186</text:p>
          </table:table-cell>
          <table:table-cell office:value-type="float" office:value="52.6344" calcext:value-type="float">
            <text:p>52.6344</text:p>
          </table:table-cell>
          <table:table-cell office:value-type="float" office:value="50.7915" calcext:value-type="float">
            <text:p>50.7915</text:p>
          </table:table-cell>
          <table:table-cell office:value-type="float" office:value="50.7472" calcext:value-type="float">
            <text:p>50.7472</text:p>
          </table:table-cell>
          <table:table-cell office:value-type="float" office:value="52.0505" calcext:value-type="float">
            <text:p>52.0505</text:p>
          </table:table-cell>
          <table:table-cell office:value-type="float" office:value="48.7151" calcext:value-type="float">
            <text:p>48.7151</text:p>
          </table:table-cell>
          <table:table-cell office:value-type="float" office:value="49.9537" calcext:value-type="float">
            <text:p>49.9537</text:p>
          </table:table-cell>
          <table:table-cell office:value-type="float" office:value="52.4867" calcext:value-type="float">
            <text:p>52.4867</text:p>
          </table:table-cell>
          <table:table-cell office:value-type="float" office:value="51.6704" calcext:value-type="float">
            <text:p>51.6704</text:p>
          </table:table-cell>
          <table:table-cell office:value-type="float" office:value="49.5749" calcext:value-type="float">
            <text:p>49.5749</text:p>
          </table:table-cell>
        </table:table-row>
        <table:table-row table:style-name="ro1">
          <table:table-cell table:number-columns-repeated="3"/>
          <table:table-cell office:value-type="float" office:value="49.6083" calcext:value-type="float">
            <text:p>49.6083</text:p>
          </table:table-cell>
          <table:table-cell office:value-type="float" office:value="52.7627" calcext:value-type="float">
            <text:p>52.7627</text:p>
          </table:table-cell>
          <table:table-cell office:value-type="float" office:value="50.6036" calcext:value-type="float">
            <text:p>50.6036</text:p>
          </table:table-cell>
          <table:table-cell office:value-type="float" office:value="51.1473" calcext:value-type="float">
            <text:p>51.1473</text:p>
          </table:table-cell>
          <table:table-cell office:value-type="float" office:value="52.086" calcext:value-type="float">
            <text:p>52.086</text:p>
          </table:table-cell>
          <table:table-cell office:value-type="float" office:value="48.4628" calcext:value-type="float">
            <text:p>48.4628</text:p>
          </table:table-cell>
          <table:table-cell office:value-type="float" office:value="49.8393" calcext:value-type="float">
            <text:p>49.8393</text:p>
          </table:table-cell>
          <table:table-cell office:value-type="float" office:value="52.2161" calcext:value-type="float">
            <text:p>52.2161</text:p>
          </table:table-cell>
          <table:table-cell office:value-type="float" office:value="51.6663" calcext:value-type="float">
            <text:p>51.6663</text:p>
          </table:table-cell>
          <table:table-cell office:value-type="float" office:value="49.763" calcext:value-type="float">
            <text:p>49.763</text:p>
          </table:table-cell>
        </table:table-row>
        <table:table-row table:style-name="ro1">
          <table:table-cell table:number-columns-repeated="3"/>
          <table:table-cell office:value-type="float" office:value="49.6906" calcext:value-type="float">
            <text:p>49.6906</text:p>
          </table:table-cell>
          <table:table-cell office:value-type="float" office:value="52.5919" calcext:value-type="float">
            <text:p>52.5919</text:p>
          </table:table-cell>
          <table:table-cell office:value-type="float" office:value="50.5144" calcext:value-type="float">
            <text:p>50.5144</text:p>
          </table:table-cell>
          <table:table-cell office:value-type="float" office:value="51.3193" calcext:value-type="float">
            <text:p>51.3193</text:p>
          </table:table-cell>
          <table:table-cell office:value-type="float" office:value="52.0391" calcext:value-type="float">
            <text:p>52.0391</text:p>
          </table:table-cell>
          <table:table-cell office:value-type="float" office:value="48.3656" calcext:value-type="float">
            <text:p>48.3656</text:p>
          </table:table-cell>
          <table:table-cell office:value-type="float" office:value="50.049" calcext:value-type="float">
            <text:p>50.049</text:p>
          </table:table-cell>
          <table:table-cell office:value-type="float" office:value="52.5361" calcext:value-type="float">
            <text:p>52.5361</text:p>
          </table:table-cell>
          <table:table-cell office:value-type="float" office:value="51.4811" calcext:value-type="float">
            <text:p>51.4811</text:p>
          </table:table-cell>
          <table:table-cell office:value-type="float" office:value="50.2409" calcext:value-type="float">
            <text:p>50.2409</text:p>
          </table:table-cell>
        </table:table-row>
        <table:table-row table:style-name="ro1">
          <table:table-cell table:number-columns-repeated="3"/>
          <table:table-cell office:value-type="float" office:value="49.7382" calcext:value-type="float">
            <text:p>49.7382</text:p>
          </table:table-cell>
          <table:table-cell office:value-type="float" office:value="52.5429" calcext:value-type="float">
            <text:p>52.5429</text:p>
          </table:table-cell>
          <table:table-cell office:value-type="float" office:value="50.3661" calcext:value-type="float">
            <text:p>50.3661</text:p>
          </table:table-cell>
          <table:table-cell office:value-type="float" office:value="51.0326" calcext:value-type="float">
            <text:p>51.0326</text:p>
          </table:table-cell>
          <table:table-cell office:value-type="float" office:value="51.9428" calcext:value-type="float">
            <text:p>51.9428</text:p>
          </table:table-cell>
          <table:table-cell office:value-type="float" office:value="48.6362" calcext:value-type="float">
            <text:p>48.6362</text:p>
          </table:table-cell>
          <table:table-cell office:value-type="float" office:value="50.1613" calcext:value-type="float">
            <text:p>50.1613</text:p>
          </table:table-cell>
          <table:table-cell office:value-type="float" office:value="52.2978" calcext:value-type="float">
            <text:p>52.2978</text:p>
          </table:table-cell>
          <table:table-cell office:value-type="float" office:value="51.5867" calcext:value-type="float">
            <text:p>51.5867</text:p>
          </table:table-cell>
          <table:table-cell office:value-type="float" office:value="50.0884" calcext:value-type="float">
            <text:p>50.0884</text:p>
          </table:table-cell>
        </table:table-row>
        <table:table-row table:style-name="ro1">
          <table:table-cell table:number-columns-repeated="3"/>
          <table:table-cell office:value-type="float" office:value="49.6144" calcext:value-type="float">
            <text:p>49.6144</text:p>
          </table:table-cell>
          <table:table-cell office:value-type="float" office:value="52.2638" calcext:value-type="float">
            <text:p>52.2638</text:p>
          </table:table-cell>
          <table:table-cell office:value-type="float" office:value="50.3441" calcext:value-type="float">
            <text:p>50.3441</text:p>
          </table:table-cell>
          <table:table-cell office:value-type="float" office:value="51.1985" calcext:value-type="float">
            <text:p>51.1985</text:p>
          </table:table-cell>
          <table:table-cell office:value-type="float" office:value="51.8099" calcext:value-type="float">
            <text:p>51.8099</text:p>
          </table:table-cell>
          <table:table-cell office:value-type="float" office:value="48.7853" calcext:value-type="float">
            <text:p>48.7853</text:p>
          </table:table-cell>
          <table:table-cell office:value-type="float" office:value="50.3408" calcext:value-type="float">
            <text:p>50.3408</text:p>
          </table:table-cell>
          <table:table-cell office:value-type="float" office:value="52.3049" calcext:value-type="float">
            <text:p>52.3049</text:p>
          </table:table-cell>
          <table:table-cell office:value-type="float" office:value="51.5951" calcext:value-type="float">
            <text:p>51.5951</text:p>
          </table:table-cell>
          <table:table-cell office:value-type="float" office:value="50.0759" calcext:value-type="float">
            <text:p>50.0759</text:p>
          </table:table-cell>
        </table:table-row>
        <table:table-row table:style-name="ro1">
          <table:table-cell table:number-columns-repeated="3"/>
          <table:table-cell office:value-type="float" office:value="49.6522" calcext:value-type="float">
            <text:p>49.6522</text:p>
          </table:table-cell>
          <table:table-cell office:value-type="float" office:value="52.336" calcext:value-type="float">
            <text:p>52.336</text:p>
          </table:table-cell>
          <table:table-cell office:value-type="float" office:value="50.2484" calcext:value-type="float">
            <text:p>50.2484</text:p>
          </table:table-cell>
          <table:table-cell office:value-type="float" office:value="51.2436" calcext:value-type="float">
            <text:p>51.2436</text:p>
          </table:table-cell>
          <table:table-cell office:value-type="float" office:value="51.8322" calcext:value-type="float">
            <text:p>51.8322</text:p>
          </table:table-cell>
          <table:table-cell office:value-type="float" office:value="48.8752" calcext:value-type="float">
            <text:p>48.8752</text:p>
          </table:table-cell>
          <table:table-cell office:value-type="float" office:value="50.2463" calcext:value-type="float">
            <text:p>50.2463</text:p>
          </table:table-cell>
          <table:table-cell office:value-type="float" office:value="52.4386" calcext:value-type="float">
            <text:p>52.4386</text:p>
          </table:table-cell>
          <table:table-cell office:value-type="float" office:value="51.5058" calcext:value-type="float">
            <text:p>51.5058</text:p>
          </table:table-cell>
          <table:table-cell office:value-type="float" office:value="50.0622" calcext:value-type="float">
            <text:p>50.0622</text:p>
          </table:table-cell>
        </table:table-row>
        <table:table-row table:style-name="ro1">
          <table:table-cell table:number-columns-repeated="3"/>
          <table:table-cell office:value-type="float" office:value="49.5966" calcext:value-type="float">
            <text:p>49.5966</text:p>
          </table:table-cell>
          <table:table-cell office:value-type="float" office:value="52.3735" calcext:value-type="float">
            <text:p>52.3735</text:p>
          </table:table-cell>
          <table:table-cell office:value-type="float" office:value="50.1394" calcext:value-type="float">
            <text:p>50.1394</text:p>
          </table:table-cell>
          <table:table-cell office:value-type="float" office:value="51.4196" calcext:value-type="float">
            <text:p>51.4196</text:p>
          </table:table-cell>
          <table:table-cell office:value-type="float" office:value="52.0199" calcext:value-type="float">
            <text:p>52.0199</text:p>
          </table:table-cell>
          <table:table-cell office:value-type="float" office:value="48.8405" calcext:value-type="float">
            <text:p>48.8405</text:p>
          </table:table-cell>
          <table:table-cell office:value-type="float" office:value="50.3871" calcext:value-type="float">
            <text:p>50.3871</text:p>
          </table:table-cell>
          <table:table-cell office:value-type="float" office:value="52.5869" calcext:value-type="float">
            <text:p>52.5869</text:p>
          </table:table-cell>
          <table:table-cell office:value-type="float" office:value="51.6024" calcext:value-type="float">
            <text:p>51.6024</text:p>
          </table:table-cell>
          <table:table-cell office:value-type="float" office:value="49.9221" calcext:value-type="float">
            <text:p>49.9221</text:p>
          </table:table-cell>
        </table:table-row>
        <table:table-row table:style-name="ro1">
          <table:table-cell table:number-columns-repeated="3"/>
          <table:table-cell office:value-type="float" office:value="49.7503" calcext:value-type="float">
            <text:p>49.7503</text:p>
          </table:table-cell>
          <table:table-cell office:value-type="float" office:value="52.4146" calcext:value-type="float">
            <text:p>52.4146</text:p>
          </table:table-cell>
          <table:table-cell office:value-type="float" office:value="50.1977" calcext:value-type="float">
            <text:p>50.1977</text:p>
          </table:table-cell>
          <table:table-cell office:value-type="float" office:value="51.3668" calcext:value-type="float">
            <text:p>51.3668</text:p>
          </table:table-cell>
          <table:table-cell office:value-type="float" office:value="52.1081" calcext:value-type="float">
            <text:p>52.1081</text:p>
          </table:table-cell>
          <table:table-cell office:value-type="float" office:value="48.9878" calcext:value-type="float">
            <text:p>48.9878</text:p>
          </table:table-cell>
          <table:table-cell office:value-type="float" office:value="50.1832" calcext:value-type="float">
            <text:p>50.1832</text:p>
          </table:table-cell>
          <table:table-cell office:value-type="float" office:value="52.566" calcext:value-type="float">
            <text:p>52.566</text:p>
          </table:table-cell>
          <table:table-cell office:value-type="float" office:value="51.7454" calcext:value-type="float">
            <text:p>51.7454</text:p>
          </table:table-cell>
          <table:table-cell office:value-type="float" office:value="50.0946" calcext:value-type="float">
            <text:p>50.0946</text:p>
          </table:table-cell>
        </table:table-row>
        <table:table-row table:style-name="ro1">
          <table:table-cell table:number-columns-repeated="3"/>
          <table:table-cell office:value-type="float" office:value="49.9498" calcext:value-type="float">
            <text:p>49.9498</text:p>
          </table:table-cell>
          <table:table-cell office:value-type="float" office:value="52.3906" calcext:value-type="float">
            <text:p>52.3906</text:p>
          </table:table-cell>
          <table:table-cell office:value-type="float" office:value="49.9379" calcext:value-type="float">
            <text:p>49.9379</text:p>
          </table:table-cell>
          <table:table-cell office:value-type="float" office:value="51.4539" calcext:value-type="float">
            <text:p>51.4539</text:p>
          </table:table-cell>
          <table:table-cell office:value-type="float" office:value="52.2407" calcext:value-type="float">
            <text:p>52.2407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50.2787" calcext:value-type="float">
            <text:p>50.2787</text:p>
          </table:table-cell>
          <table:table-cell office:value-type="float" office:value="52.2696" calcext:value-type="float">
            <text:p>52.2696</text:p>
          </table:table-cell>
          <table:table-cell office:value-type="float" office:value="51.6278" calcext:value-type="float">
            <text:p>51.6278</text:p>
          </table:table-cell>
          <table:table-cell office:value-type="float" office:value="50.141" calcext:value-type="float">
            <text:p>50.141</text:p>
          </table:table-cell>
        </table:table-row>
        <table:table-row table:style-name="ro1">
          <table:table-cell table:number-columns-repeated="3"/>
          <table:table-cell office:value-type="float" office:value="50.1538" calcext:value-type="float">
            <text:p>50.1538</text:p>
          </table:table-cell>
          <table:table-cell office:value-type="float" office:value="52.4077" calcext:value-type="float">
            <text:p>52.4077</text:p>
          </table:table-cell>
          <table:table-cell office:value-type="float" office:value="49.9081" calcext:value-type="float">
            <text:p>49.9081</text:p>
          </table:table-cell>
          <table:table-cell office:value-type="float" office:value="51.2409" calcext:value-type="float">
            <text:p>51.2409</text:p>
          </table:table-cell>
          <table:table-cell office:value-type="float" office:value="52.1472" calcext:value-type="float">
            <text:p>52.1472</text:p>
          </table:table-cell>
          <table:table-cell office:value-type="float" office:value="48.8775" calcext:value-type="float">
            <text:p>48.8775</text:p>
          </table:table-cell>
          <table:table-cell office:value-type="float" office:value="50.3877" calcext:value-type="float">
            <text:p>50.3877</text:p>
          </table:table-cell>
          <table:table-cell office:value-type="float" office:value="52.3302" calcext:value-type="float">
            <text:p>52.3302</text:p>
          </table:table-cell>
          <table:table-cell office:value-type="float" office:value="51.8528" calcext:value-type="float">
            <text:p>51.8528</text:p>
          </table:table-cell>
          <table:table-cell office:value-type="float" office:value="50.0966" calcext:value-type="float">
            <text:p>50.0966</text:p>
          </table:table-cell>
        </table:table-row>
        <table:table-row table:style-name="ro1">
          <table:table-cell table:number-columns-repeated="3"/>
          <table:table-cell office:value-type="float" office:value="50.2202" calcext:value-type="float">
            <text:p>50.2202</text:p>
          </table:table-cell>
          <table:table-cell office:value-type="float" office:value="52.4638" calcext:value-type="float">
            <text:p>52.4638</text:p>
          </table:table-cell>
          <table:table-cell office:value-type="float" office:value="50.0617" calcext:value-type="float">
            <text:p>50.0617</text:p>
          </table:table-cell>
          <table:table-cell office:value-type="float" office:value="51.6635" calcext:value-type="float">
            <text:p>51.6635</text:p>
          </table:table-cell>
          <table:table-cell office:value-type="float" office:value="52.0049" calcext:value-type="float">
            <text:p>52.0049</text:p>
          </table:table-cell>
          <table:table-cell office:value-type="float" office:value="48.7605" calcext:value-type="float">
            <text:p>48.7605</text:p>
          </table:table-cell>
          <table:table-cell office:value-type="float" office:value="50.2526" calcext:value-type="float">
            <text:p>50.2526</text:p>
          </table:table-cell>
          <table:table-cell office:value-type="float" office:value="52.4953" calcext:value-type="float">
            <text:p>52.4953</text:p>
          </table:table-cell>
          <table:table-cell office:value-type="float" office:value="51.7325" calcext:value-type="float">
            <text:p>51.7325</text:p>
          </table:table-cell>
          <table:table-cell office:value-type="float" office:value="50.3287" calcext:value-type="float">
            <text:p>50.3287</text:p>
          </table:table-cell>
        </table:table-row>
        <table:table-row table:style-name="ro1">
          <table:table-cell table:number-columns-repeated="3"/>
          <table:table-cell office:value-type="float" office:value="50.3925" calcext:value-type="float">
            <text:p>50.3925</text:p>
          </table:table-cell>
          <table:table-cell office:value-type="float" office:value="52.7868" calcext:value-type="float">
            <text:p>52.7868</text:p>
          </table:table-cell>
          <table:table-cell office:value-type="float" office:value="50.0085" calcext:value-type="float">
            <text:p>50.0085</text:p>
          </table:table-cell>
          <table:table-cell office:value-type="float" office:value="51.6705" calcext:value-type="float">
            <text:p>51.6705</text:p>
          </table:table-cell>
          <table:table-cell office:value-type="float" office:value="51.8254" calcext:value-type="float">
            <text:p>51.8254</text:p>
          </table:table-cell>
          <table:table-cell office:value-type="float" office:value="48.6894" calcext:value-type="float">
            <text:p>48.6894</text:p>
          </table:table-cell>
          <table:table-cell office:value-type="float" office:value="50.4202" calcext:value-type="float">
            <text:p>50.4202</text:p>
          </table:table-cell>
          <table:table-cell office:value-type="float" office:value="52.3324" calcext:value-type="float">
            <text:p>52.3324</text:p>
          </table:table-cell>
          <table:table-cell office:value-type="float" office:value="51.9598" calcext:value-type="float">
            <text:p>51.9598</text:p>
          </table:table-cell>
          <table:table-cell office:value-type="float" office:value="50.0492" calcext:value-type="float">
            <text:p>50.0492</text:p>
          </table:table-cell>
        </table:table-row>
        <table:table-row table:style-name="ro1">
          <table:table-cell table:number-columns-repeated="3"/>
          <table:table-cell office:value-type="float" office:value="50.2986" calcext:value-type="float">
            <text:p>50.2986</text:p>
          </table:table-cell>
          <table:table-cell office:value-type="float" office:value="52.827" calcext:value-type="float">
            <text:p>52.827</text:p>
          </table:table-cell>
          <table:table-cell office:value-type="float" office:value="49.9523" calcext:value-type="float">
            <text:p>49.9523</text:p>
          </table:table-cell>
          <table:table-cell office:value-type="float" office:value="51.5231" calcext:value-type="float">
            <text:p>51.5231</text:p>
          </table:table-cell>
          <table:table-cell office:value-type="float" office:value="51.7659" calcext:value-type="float">
            <text:p>51.7659</text:p>
          </table:table-cell>
          <table:table-cell office:value-type="float" office:value="48.6337" calcext:value-type="float">
            <text:p>48.6337</text:p>
          </table:table-cell>
          <table:table-cell office:value-type="float" office:value="50.6387" calcext:value-type="float">
            <text:p>50.6387</text:p>
          </table:table-cell>
          <table:table-cell office:value-type="float" office:value="52.3712" calcext:value-type="float">
            <text:p>52.3712</text:p>
          </table:table-cell>
          <table:table-cell office:value-type="float" office:value="51.9679" calcext:value-type="float">
            <text:p>51.9679</text:p>
          </table:table-cell>
          <table:table-cell office:value-type="float" office:value="50.0098" calcext:value-type="float">
            <text:p>50.0098</text:p>
          </table:table-cell>
        </table:table-row>
        <table:table-row table:style-name="ro1">
          <table:table-cell table:number-columns-repeated="3"/>
          <table:table-cell office:value-type="float" office:value="50.2927" calcext:value-type="float">
            <text:p>50.2927</text:p>
          </table:table-cell>
          <table:table-cell office:value-type="float" office:value="52.7899" calcext:value-type="float">
            <text:p>52.7899</text:p>
          </table:table-cell>
          <table:table-cell office:value-type="float" office:value="49.9121" calcext:value-type="float">
            <text:p>49.9121</text:p>
          </table:table-cell>
          <table:table-cell office:value-type="float" office:value="51.4276" calcext:value-type="float">
            <text:p>51.4276</text:p>
          </table:table-cell>
          <table:table-cell office:value-type="float" office:value="51.8388" calcext:value-type="float">
            <text:p>51.8388</text:p>
          </table:table-cell>
          <table:table-cell office:value-type="float" office:value="48.6029" calcext:value-type="float">
            <text:p>48.6029</text:p>
          </table:table-cell>
          <table:table-cell office:value-type="float" office:value="50.6522" calcext:value-type="float">
            <text:p>50.6522</text:p>
          </table:table-cell>
          <table:table-cell office:value-type="float" office:value="52.2468" calcext:value-type="float">
            <text:p>52.2468</text:p>
          </table:table-cell>
          <table:table-cell office:value-type="float" office:value="52.0761" calcext:value-type="float">
            <text:p>52.0761</text:p>
          </table:table-cell>
          <table:table-cell office:value-type="float" office:value="49.9293" calcext:value-type="float">
            <text:p>49.9293</text:p>
          </table:table-cell>
        </table:table-row>
        <table:table-row table:style-name="ro1">
          <table:table-cell table:number-columns-repeated="3"/>
          <table:table-cell office:value-type="float" office:value="50.2693" calcext:value-type="float">
            <text:p>50.2693</text:p>
          </table:table-cell>
          <table:table-cell office:value-type="float" office:value="52.8846" calcext:value-type="float">
            <text:p>52.8846</text:p>
          </table:table-cell>
          <table:table-cell office:value-type="float" office:value="49.7783" calcext:value-type="float">
            <text:p>49.7783</text:p>
          </table:table-cell>
          <table:table-cell office:value-type="float" office:value="51.5046" calcext:value-type="float">
            <text:p>51.5046</text:p>
          </table:table-cell>
          <table:table-cell office:value-type="float" office:value="51.7155" calcext:value-type="float">
            <text:p>51.7155</text:p>
          </table:table-cell>
          <table:table-cell office:value-type="float" office:value="48.4639" calcext:value-type="float">
            <text:p>48.4639</text:p>
          </table:table-cell>
          <table:table-cell office:value-type="float" office:value="50.2736" calcext:value-type="float">
            <text:p>50.2736</text:p>
          </table:table-cell>
          <table:table-cell office:value-type="float" office:value="52.2775" calcext:value-type="float">
            <text:p>52.2775</text:p>
          </table:table-cell>
          <table:table-cell office:value-type="float" office:value="52.071" calcext:value-type="float">
            <text:p>52.071</text:p>
          </table:table-cell>
          <table:table-cell office:value-type="float" office:value="49.9447" calcext:value-type="float">
            <text:p>49.9447</text:p>
          </table:table-cell>
        </table:table-row>
        <table:table-row table:style-name="ro1">
          <table:table-cell table:number-columns-repeated="3"/>
          <table:table-cell office:value-type="float" office:value="50.1381" calcext:value-type="float">
            <text:p>50.1381</text:p>
          </table:table-cell>
          <table:table-cell office:value-type="float" office:value="53.037" calcext:value-type="float">
            <text:p>53.037</text:p>
          </table:table-cell>
          <table:table-cell office:value-type="float" office:value="49.7165" calcext:value-type="float">
            <text:p>49.7165</text:p>
          </table:table-cell>
          <table:table-cell office:value-type="float" office:value="51.2594" calcext:value-type="float">
            <text:p>51.2594</text:p>
          </table:table-cell>
          <table:table-cell office:value-type="float" office:value="51.7504" calcext:value-type="float">
            <text:p>51.7504</text:p>
          </table:table-cell>
          <table:table-cell office:value-type="float" office:value="48.5531" calcext:value-type="float">
            <text:p>48.5531</text:p>
          </table:table-cell>
          <table:table-cell office:value-type="float" office:value="50.1463" calcext:value-type="float">
            <text:p>50.1463</text:p>
          </table:table-cell>
          <table:table-cell office:value-type="float" office:value="52.4167" calcext:value-type="float">
            <text:p>52.4167</text:p>
          </table:table-cell>
          <table:table-cell office:value-type="float" office:value="51.883" calcext:value-type="float">
            <text:p>51.883</text:p>
          </table:table-cell>
          <table:table-cell office:value-type="float" office:value="50.0744" calcext:value-type="float">
            <text:p>50.0744</text:p>
          </table:table-cell>
        </table:table-row>
        <table:table-row table:style-name="ro1">
          <table:table-cell table:number-columns-repeated="3"/>
          <table:table-cell office:value-type="float" office:value="49.9885" calcext:value-type="float">
            <text:p>49.9885</text:p>
          </table:table-cell>
          <table:table-cell office:value-type="float" office:value="53.2407" calcext:value-type="float">
            <text:p>53.2407</text:p>
          </table:table-cell>
          <table:table-cell office:value-type="float" office:value="49.6801" calcext:value-type="float">
            <text:p>49.6801</text:p>
          </table:table-cell>
          <table:table-cell office:value-type="float" office:value="51.2183" calcext:value-type="float">
            <text:p>51.2183</text:p>
          </table:table-cell>
          <table:table-cell office:value-type="float" office:value="51.6997" calcext:value-type="float">
            <text:p>51.6997</text:p>
          </table:table-cell>
          <table:table-cell office:value-type="float" office:value="48.5729" calcext:value-type="float">
            <text:p>48.5729</text:p>
          </table:table-cell>
          <table:table-cell office:value-type="float" office:value="50.2631" calcext:value-type="float">
            <text:p>50.2631</text:p>
          </table:table-cell>
          <table:table-cell office:value-type="float" office:value="52.0925" calcext:value-type="float">
            <text:p>52.0925</text:p>
          </table:table-cell>
          <table:table-cell office:value-type="float" office:value="51.9686" calcext:value-type="float">
            <text:p>51.9686</text:p>
          </table:table-cell>
          <table:table-cell office:value-type="float" office:value="50.2468" calcext:value-type="float">
            <text:p>50.2468</text:p>
          </table:table-cell>
        </table:table-row>
        <table:table-row table:style-name="ro1">
          <table:table-cell table:number-columns-repeated="3"/>
          <table:table-cell office:value-type="float" office:value="49.8609" calcext:value-type="float">
            <text:p>49.8609</text:p>
          </table:table-cell>
          <table:table-cell office:value-type="float" office:value="53.4431" calcext:value-type="float">
            <text:p>53.4431</text:p>
          </table:table-cell>
          <table:table-cell office:value-type="float" office:value="49.6187" calcext:value-type="float">
            <text:p>49.6187</text:p>
          </table:table-cell>
          <table:table-cell office:value-type="float" office:value="51.1593" calcext:value-type="float">
            <text:p>51.1593</text:p>
          </table:table-cell>
          <table:table-cell office:value-type="float" office:value="51.5753" calcext:value-type="float">
            <text:p>51.5753</text:p>
          </table:table-cell>
          <table:table-cell office:value-type="float" office:value="48.3433" calcext:value-type="float">
            <text:p>48.3433</text:p>
          </table:table-cell>
          <table:table-cell office:value-type="float" office:value="49.9552" calcext:value-type="float">
            <text:p>49.9552</text:p>
          </table:table-cell>
          <table:table-cell office:value-type="float" office:value="51.9683" calcext:value-type="float">
            <text:p>51.9683</text:p>
          </table:table-cell>
          <table:table-cell office:value-type="float" office:value="52.1856" calcext:value-type="float">
            <text:p>52.1856</text:p>
          </table:table-cell>
          <table:table-cell office:value-type="float" office:value="50.2462" calcext:value-type="float">
            <text:p>50.2462</text:p>
          </table:table-cell>
        </table:table-row>
        <table:table-row table:style-name="ro1">
          <table:table-cell table:number-columns-repeated="3"/>
          <table:table-cell office:value-type="float" office:value="49.7995" calcext:value-type="float">
            <text:p>49.7995</text:p>
          </table:table-cell>
          <table:table-cell office:value-type="float" office:value="53.4146" calcext:value-type="float">
            <text:p>53.4146</text:p>
          </table:table-cell>
          <table:table-cell office:value-type="float" office:value="49.5028" calcext:value-type="float">
            <text:p>49.5028</text:p>
          </table:table-cell>
          <table:table-cell office:value-type="float" office:value="51.0061" calcext:value-type="float">
            <text:p>51.0061</text:p>
          </table:table-cell>
          <table:table-cell office:value-type="float" office:value="51.6504" calcext:value-type="float">
            <text:p>51.6504</text:p>
          </table:table-cell>
          <table:table-cell office:value-type="float" office:value="48.5543" calcext:value-type="float">
            <text:p>48.5543</text:p>
          </table:table-cell>
          <table:table-cell office:value-type="float" office:value="49.8821" calcext:value-type="float">
            <text:p>49.8821</text:p>
          </table:table-cell>
          <table:table-cell office:value-type="float" office:value="52.1651" calcext:value-type="float">
            <text:p>52.1651</text:p>
          </table:table-cell>
          <table:table-cell office:value-type="float" office:value="52.1669" calcext:value-type="float">
            <text:p>52.1669</text:p>
          </table:table-cell>
          <table:table-cell office:value-type="float" office:value="50.3627" calcext:value-type="float">
            <text:p>50.3627</text:p>
          </table:table-cell>
        </table:table-row>
        <table:table-row table:style-name="ro1">
          <table:table-cell table:number-columns-repeated="3"/>
          <table:table-cell office:value-type="float" office:value="49.5127" calcext:value-type="float">
            <text:p>49.5127</text:p>
          </table:table-cell>
          <table:table-cell office:value-type="float" office:value="53.584" calcext:value-type="float">
            <text:p>53.584</text:p>
          </table:table-cell>
          <table:table-cell office:value-type="float" office:value="49.3557" calcext:value-type="float">
            <text:p>49.3557</text:p>
          </table:table-cell>
          <table:table-cell office:value-type="float" office:value="51.3614" calcext:value-type="float">
            <text:p>51.3614</text:p>
          </table:table-cell>
          <table:table-cell office:value-type="float" office:value="51.3715" calcext:value-type="float">
            <text:p>51.3715</text:p>
          </table:table-cell>
          <table:table-cell office:value-type="float" office:value="48.2565" calcext:value-type="float">
            <text:p>48.2565</text:p>
          </table:table-cell>
          <table:table-cell office:value-type="float" office:value="49.8824" calcext:value-type="float">
            <text:p>49.8824</text:p>
          </table:table-cell>
          <table:table-cell office:value-type="float" office:value="52.0194" calcext:value-type="float">
            <text:p>52.0194</text:p>
          </table:table-cell>
          <table:table-cell office:value-type="float" office:value="52.3278" calcext:value-type="float">
            <text:p>52.3278</text:p>
          </table:table-cell>
          <table:table-cell office:value-type="float" office:value="50.4521" calcext:value-type="float">
            <text:p>50.4521</text:p>
          </table:table-cell>
        </table:table-row>
        <table:table-row table:style-name="ro1">
          <table:table-cell table:number-columns-repeated="3"/>
          <table:table-cell office:value-type="float" office:value="49.8369" calcext:value-type="float">
            <text:p>49.8369</text:p>
          </table:table-cell>
          <table:table-cell office:value-type="float" office:value="53.4798" calcext:value-type="float">
            <text:p>53.4798</text:p>
          </table:table-cell>
          <table:table-cell office:value-type="float" office:value="49.3921" calcext:value-type="float">
            <text:p>49.3921</text:p>
          </table:table-cell>
          <table:table-cell office:value-type="float" office:value="51.4647" calcext:value-type="float">
            <text:p>51.4647</text:p>
          </table:table-cell>
          <table:table-cell office:value-type="float" office:value="51.4716" calcext:value-type="float">
            <text:p>51.4716</text:p>
          </table:table-cell>
          <table:table-cell office:value-type="float" office:value="48.1335" calcext:value-type="float">
            <text:p>48.1335</text:p>
          </table:table-cell>
          <table:table-cell office:value-type="float" office:value="49.861" calcext:value-type="float">
            <text:p>49.861</text:p>
          </table:table-cell>
          <table:table-cell office:value-type="float" office:value="52.1739" calcext:value-type="float">
            <text:p>52.1739</text:p>
          </table:table-cell>
          <table:table-cell office:value-type="float" office:value="52.1668" calcext:value-type="float">
            <text:p>52.1668</text:p>
          </table:table-cell>
          <table:table-cell office:value-type="float" office:value="50.4309" calcext:value-type="float">
            <text:p>50.4309</text:p>
          </table:table-cell>
        </table:table-row>
        <table:table-row table:style-name="ro1">
          <table:table-cell table:number-columns-repeated="3"/>
          <table:table-cell office:value-type="float" office:value="49.8777" calcext:value-type="float">
            <text:p>49.8777</text:p>
          </table:table-cell>
          <table:table-cell office:value-type="float" office:value="53.2668" calcext:value-type="float">
            <text:p>53.2668</text:p>
          </table:table-cell>
          <table:table-cell office:value-type="float" office:value="49.1685" calcext:value-type="float">
            <text:p>49.1685</text:p>
          </table:table-cell>
          <table:table-cell office:value-type="float" office:value="51.341" calcext:value-type="float">
            <text:p>51.341</text:p>
          </table:table-cell>
          <table:table-cell office:value-type="float" office:value="51.0133" calcext:value-type="float">
            <text:p>51.0133</text:p>
          </table:table-cell>
          <table:table-cell office:value-type="float" office:value="48.2" calcext:value-type="float">
            <text:p>48.2</text:p>
          </table:table-cell>
          <table:table-cell office:value-type="float" office:value="49.9508" calcext:value-type="float">
            <text:p>49.9508</text:p>
          </table:table-cell>
          <table:table-cell office:value-type="float" office:value="52.1197" calcext:value-type="float">
            <text:p>52.1197</text:p>
          </table:table-cell>
          <table:table-cell office:value-type="float" office:value="52.0161" calcext:value-type="float">
            <text:p>52.0161</text:p>
          </table:table-cell>
          <table:table-cell office:value-type="float" office:value="50.6082" calcext:value-type="float">
            <text:p>50.6082</text:p>
          </table:table-cell>
        </table:table-row>
        <table:table-row table:style-name="ro1">
          <table:table-cell table:number-columns-repeated="3"/>
          <table:table-cell office:value-type="float" office:value="49.8944" calcext:value-type="float">
            <text:p>49.8944</text:p>
          </table:table-cell>
          <table:table-cell office:value-type="float" office:value="53.1655" calcext:value-type="float">
            <text:p>53.1655</text:p>
          </table:table-cell>
          <table:table-cell office:value-type="float" office:value="49.212" calcext:value-type="float">
            <text:p>49.212</text:p>
          </table:table-cell>
          <table:table-cell office:value-type="float" office:value="51.4365" calcext:value-type="float">
            <text:p>51.4365</text:p>
          </table:table-cell>
          <table:table-cell office:value-type="float" office:value="50.9865" calcext:value-type="float">
            <text:p>50.9865</text:p>
          </table:table-cell>
          <table:table-cell office:value-type="float" office:value="48.1817" calcext:value-type="float">
            <text:p>48.1817</text:p>
          </table:table-cell>
          <table:table-cell office:value-type="float" office:value="50.254" calcext:value-type="float">
            <text:p>50.254</text:p>
          </table:table-cell>
          <table:table-cell office:value-type="float" office:value="51.9501" calcext:value-type="float">
            <text:p>51.9501</text:p>
          </table:table-cell>
          <table:table-cell office:value-type="float" office:value="52.0133" calcext:value-type="float">
            <text:p>52.0133</text:p>
          </table:table-cell>
          <table:table-cell office:value-type="float" office:value="50.5199" calcext:value-type="float">
            <text:p>50.5199</text:p>
          </table:table-cell>
        </table:table-row>
        <table:table-row table:style-name="ro1">
          <table:table-cell table:number-columns-repeated="3"/>
          <table:table-cell office:value-type="float" office:value="49.9999" calcext:value-type="float">
            <text:p>49.9999</text:p>
          </table:table-cell>
          <table:table-cell office:value-type="float" office:value="53.2698" calcext:value-type="float">
            <text:p>53.2698</text:p>
          </table:table-cell>
          <table:table-cell office:value-type="float" office:value="49.1291" calcext:value-type="float">
            <text:p>49.1291</text:p>
          </table:table-cell>
          <table:table-cell office:value-type="float" office:value="51.5332" calcext:value-type="float">
            <text:p>51.5332</text:p>
          </table:table-cell>
          <table:table-cell office:value-type="float" office:value="51.0474" calcext:value-type="float">
            <text:p>51.0474</text:p>
          </table:table-cell>
          <table:table-cell office:value-type="float" office:value="48.0762" calcext:value-type="float">
            <text:p>48.0762</text:p>
          </table:table-cell>
          <table:table-cell office:value-type="float" office:value="49.9916" calcext:value-type="float">
            <text:p>49.9916</text:p>
          </table:table-cell>
          <table:table-cell office:value-type="float" office:value="51.8363" calcext:value-type="float">
            <text:p>51.8363</text:p>
          </table:table-cell>
          <table:table-cell office:value-type="float" office:value="51.9316" calcext:value-type="float">
            <text:p>51.9316</text:p>
          </table:table-cell>
          <table:table-cell office:value-type="float" office:value="50.8064" calcext:value-type="float">
            <text:p>50.8064</text:p>
          </table:table-cell>
        </table:table-row>
        <table:table-row table:style-name="ro1">
          <table:table-cell table:number-columns-repeated="3"/>
          <table:table-cell office:value-type="float" office:value="49.9852" calcext:value-type="float">
            <text:p>49.9852</text:p>
          </table:table-cell>
          <table:table-cell office:value-type="float" office:value="53.0187" calcext:value-type="float">
            <text:p>53.0187</text:p>
          </table:table-cell>
          <table:table-cell office:value-type="float" office:value="49.3401" calcext:value-type="float">
            <text:p>49.3401</text:p>
          </table:table-cell>
          <table:table-cell office:value-type="float" office:value="51.5446" calcext:value-type="float">
            <text:p>51.5446</text:p>
          </table:table-cell>
          <table:table-cell office:value-type="float" office:value="50.9961" calcext:value-type="float">
            <text:p>50.9961</text:p>
          </table:table-cell>
          <table:table-cell office:value-type="float" office:value="48.0144" calcext:value-type="float">
            <text:p>48.0144</text:p>
          </table:table-cell>
          <table:table-cell office:value-type="float" office:value="49.8398" calcext:value-type="float">
            <text:p>49.8398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52.0404" calcext:value-type="float">
            <text:p>52.0404</text:p>
          </table:table-cell>
          <table:table-cell office:value-type="float" office:value="50.6998" calcext:value-type="float">
            <text:p>50.6998</text:p>
          </table:table-cell>
        </table:table-row>
        <table:table-row table:style-name="ro1">
          <table:table-cell table:number-columns-repeated="3"/>
          <table:table-cell office:value-type="float" office:value="50.0705" calcext:value-type="float">
            <text:p>50.0705</text:p>
          </table:table-cell>
          <table:table-cell office:value-type="float" office:value="53.3015" calcext:value-type="float">
            <text:p>53.3015</text:p>
          </table:table-cell>
          <table:table-cell office:value-type="float" office:value="49.4696" calcext:value-type="float">
            <text:p>49.4696</text:p>
          </table:table-cell>
          <table:table-cell office:value-type="float" office:value="51.6849" calcext:value-type="float">
            <text:p>51.6849</text:p>
          </table:table-cell>
          <table:table-cell office:value-type="float" office:value="50.9918" calcext:value-type="float">
            <text:p>50.9918</text:p>
          </table:table-cell>
          <table:table-cell office:value-type="float" office:value="47.8596" calcext:value-type="float">
            <text:p>47.8596</text:p>
          </table:table-cell>
          <table:table-cell office:value-type="float" office:value="49.759" calcext:value-type="float">
            <text:p>49.759</text:p>
          </table:table-cell>
          <table:table-cell office:value-type="float" office:value="51.6729" calcext:value-type="float">
            <text:p>51.6729</text:p>
          </table:table-cell>
          <table:table-cell office:value-type="float" office:value="52.1497" calcext:value-type="float">
            <text:p>52.1497</text:p>
          </table:table-cell>
          <table:table-cell office:value-type="float" office:value="50.6558" calcext:value-type="float">
            <text:p>50.6558</text:p>
          </table:table-cell>
        </table:table-row>
        <table:table-row table:style-name="ro1">
          <table:table-cell table:number-columns-repeated="3"/>
          <table:table-cell office:value-type="float" office:value="50.1549" calcext:value-type="float">
            <text:p>50.1549</text:p>
          </table:table-cell>
          <table:table-cell office:value-type="float" office:value="53.2952" calcext:value-type="float">
            <text:p>53.2952</text:p>
          </table:table-cell>
          <table:table-cell office:value-type="float" office:value="49.5268" calcext:value-type="float">
            <text:p>49.5268</text:p>
          </table:table-cell>
          <table:table-cell office:value-type="float" office:value="51.5535" calcext:value-type="float">
            <text:p>51.5535</text:p>
          </table:table-cell>
          <table:table-cell office:value-type="float" office:value="51.0323" calcext:value-type="float">
            <text:p>51.0323</text:p>
          </table:table-cell>
          <table:table-cell office:value-type="float" office:value="47.8616" calcext:value-type="float">
            <text:p>47.8616</text:p>
          </table:table-cell>
          <table:table-cell office:value-type="float" office:value="49.8244" calcext:value-type="float">
            <text:p>49.8244</text:p>
          </table:table-cell>
          <table:table-cell office:value-type="float" office:value="51.5963" calcext:value-type="float">
            <text:p>51.5963</text:p>
          </table:table-cell>
          <table:table-cell office:value-type="float" office:value="52.5635" calcext:value-type="float">
            <text:p>52.5635</text:p>
          </table:table-cell>
          <table:table-cell office:value-type="float" office:value="50.8344" calcext:value-type="float">
            <text:p>50.8344</text:p>
          </table:table-cell>
        </table:table-row>
        <table:table-row table:style-name="ro1">
          <table:table-cell table:number-columns-repeated="3"/>
          <table:table-cell office:value-type="float" office:value="50.2791" calcext:value-type="float">
            <text:p>50.2791</text:p>
          </table:table-cell>
          <table:table-cell office:value-type="float" office:value="53.3985" calcext:value-type="float">
            <text:p>53.3985</text:p>
          </table:table-cell>
          <table:table-cell office:value-type="float" office:value="49.5346" calcext:value-type="float">
            <text:p>49.5346</text:p>
          </table:table-cell>
          <table:table-cell office:value-type="float" office:value="51.5532" calcext:value-type="float">
            <text:p>51.5532</text:p>
          </table:table-cell>
          <table:table-cell office:value-type="float" office:value="51.0387" calcext:value-type="float">
            <text:p>51.0387</text:p>
          </table:table-cell>
          <table:table-cell office:value-type="float" office:value="47.8024" calcext:value-type="float">
            <text:p>47.8024</text:p>
          </table:table-cell>
          <table:table-cell office:value-type="float" office:value="50.3503" calcext:value-type="float">
            <text:p>50.3503</text:p>
          </table:table-cell>
          <table:table-cell office:value-type="float" office:value="51.6463" calcext:value-type="float">
            <text:p>51.6463</text:p>
          </table:table-cell>
          <table:table-cell office:value-type="float" office:value="52.2561" calcext:value-type="float">
            <text:p>52.2561</text:p>
          </table:table-cell>
          <table:table-cell office:value-type="float" office:value="50.9737" calcext:value-type="float">
            <text:p>50.9737</text:p>
          </table:table-cell>
        </table:table-row>
        <table:table-row table:style-name="ro1">
          <table:table-cell table:number-columns-repeated="3"/>
          <table:table-cell office:value-type="float" office:value="49.9416" calcext:value-type="float">
            <text:p>49.9416</text:p>
          </table:table-cell>
          <table:table-cell office:value-type="float" office:value="53.3458" calcext:value-type="float">
            <text:p>53.3458</text:p>
          </table:table-cell>
          <table:table-cell office:value-type="float" office:value="49.4935" calcext:value-type="float">
            <text:p>49.4935</text:p>
          </table:table-cell>
          <table:table-cell office:value-type="float" office:value="51.4729" calcext:value-type="float">
            <text:p>51.4729</text:p>
          </table:table-cell>
          <table:table-cell office:value-type="float" office:value="51.0173" calcext:value-type="float">
            <text:p>51.0173</text:p>
          </table:table-cell>
          <table:table-cell office:value-type="float" office:value="47.82" calcext:value-type="float">
            <text:p>47.82</text:p>
          </table:table-cell>
          <table:table-cell office:value-type="float" office:value="50.3733" calcext:value-type="float">
            <text:p>50.3733</text:p>
          </table:table-cell>
          <table:table-cell office:value-type="float" office:value="51.8446" calcext:value-type="float">
            <text:p>51.8446</text:p>
          </table:table-cell>
          <table:table-cell office:value-type="float" office:value="52.1922" calcext:value-type="float">
            <text:p>52.1922</text:p>
          </table:table-cell>
          <table:table-cell office:value-type="float" office:value="51.0605" calcext:value-type="float">
            <text:p>51.0605</text:p>
          </table:table-cell>
        </table:table-row>
        <table:table-row table:style-name="ro1">
          <table:table-cell table:number-columns-repeated="3"/>
          <table:table-cell office:value-type="float" office:value="50.1127" calcext:value-type="float">
            <text:p>50.1127</text:p>
          </table:table-cell>
          <table:table-cell office:value-type="float" office:value="53.1382" calcext:value-type="float">
            <text:p>53.1382</text:p>
          </table:table-cell>
          <table:table-cell office:value-type="float" office:value="49.4775" calcext:value-type="float">
            <text:p>49.4775</text:p>
          </table:table-cell>
          <table:table-cell office:value-type="float" office:value="51.3354" calcext:value-type="float">
            <text:p>51.3354</text:p>
          </table:table-cell>
          <table:table-cell office:value-type="float" office:value="51.1051" calcext:value-type="float">
            <text:p>51.1051</text:p>
          </table:table-cell>
          <table:table-cell office:value-type="float" office:value="47.915" calcext:value-type="float">
            <text:p>47.915</text:p>
          </table:table-cell>
          <table:table-cell office:value-type="float" office:value="50.5298" calcext:value-type="float">
            <text:p>50.5298</text:p>
          </table:table-cell>
          <table:table-cell office:value-type="float" office:value="51.5637" calcext:value-type="float">
            <text:p>51.5637</text:p>
          </table:table-cell>
          <table:table-cell office:value-type="float" office:value="52.4928" calcext:value-type="float">
            <text:p>52.4928</text:p>
          </table:table-cell>
          <table:table-cell office:value-type="float" office:value="51.1356" calcext:value-type="float">
            <text:p>51.1356</text:p>
          </table:table-cell>
        </table:table-row>
        <table:table-row table:style-name="ro1">
          <table:table-cell table:number-columns-repeated="3"/>
          <table:table-cell office:value-type="float" office:value="50.1455" calcext:value-type="float">
            <text:p>50.1455</text:p>
          </table:table-cell>
          <table:table-cell office:value-type="float" office:value="53.099" calcext:value-type="float">
            <text:p>53.099</text:p>
          </table:table-cell>
          <table:table-cell office:value-type="float" office:value="49.4627" calcext:value-type="float">
            <text:p>49.4627</text:p>
          </table:table-cell>
          <table:table-cell office:value-type="float" office:value="51.6128" calcext:value-type="float">
            <text:p>51.6128</text:p>
          </table:table-cell>
          <table:table-cell office:value-type="float" office:value="51.0465" calcext:value-type="float">
            <text:p>51.0465</text:p>
          </table:table-cell>
          <table:table-cell office:value-type="float" office:value="47.7747" calcext:value-type="float">
            <text:p>47.7747</text:p>
          </table:table-cell>
          <table:table-cell office:value-type="float" office:value="50.7096" calcext:value-type="float">
            <text:p>50.7096</text:p>
          </table:table-cell>
          <table:table-cell office:value-type="float" office:value="51.5558" calcext:value-type="float">
            <text:p>51.5558</text:p>
          </table:table-cell>
          <table:table-cell office:value-type="float" office:value="52.246" calcext:value-type="float">
            <text:p>52.246</text:p>
          </table:table-cell>
          <table:table-cell office:value-type="float" office:value="51.1127" calcext:value-type="float">
            <text:p>51.1127</text:p>
          </table:table-cell>
        </table:table-row>
        <table:table-row table:style-name="ro1">
          <table:table-cell table:number-columns-repeated="3"/>
          <table:table-cell office:value-type="float" office:value="50.2519" calcext:value-type="float">
            <text:p>50.2519</text:p>
          </table:table-cell>
          <table:table-cell office:value-type="float" office:value="53.1955" calcext:value-type="float">
            <text:p>53.1955</text:p>
          </table:table-cell>
          <table:table-cell office:value-type="float" office:value="49.1568" calcext:value-type="float">
            <text:p>49.1568</text:p>
          </table:table-cell>
          <table:table-cell office:value-type="float" office:value="51.6743" calcext:value-type="float">
            <text:p>51.6743</text:p>
          </table:table-cell>
          <table:table-cell office:value-type="float" office:value="51.0075" calcext:value-type="float">
            <text:p>51.0075</text:p>
          </table:table-cell>
          <table:table-cell office:value-type="float" office:value="47.681" calcext:value-type="float">
            <text:p>47.681</text:p>
          </table:table-cell>
          <table:table-cell office:value-type="float" office:value="50.5658" calcext:value-type="float">
            <text:p>50.5658</text:p>
          </table:table-cell>
          <table:table-cell office:value-type="float" office:value="51.2255" calcext:value-type="float">
            <text:p>51.2255</text:p>
          </table:table-cell>
          <table:table-cell office:value-type="float" office:value="52.2667" calcext:value-type="float">
            <text:p>52.2667</text:p>
          </table:table-cell>
          <table:table-cell office:value-type="float" office:value="51.1236" calcext:value-type="float">
            <text:p>51.1236</text:p>
          </table:table-cell>
        </table:table-row>
        <table:table-row table:style-name="ro1">
          <table:table-cell table:number-columns-repeated="3"/>
          <table:table-cell office:value-type="float" office:value="50.3334" calcext:value-type="float">
            <text:p>50.3334</text:p>
          </table:table-cell>
          <table:table-cell office:value-type="float" office:value="53.0375" calcext:value-type="float">
            <text:p>53.0375</text:p>
          </table:table-cell>
          <table:table-cell office:value-type="float" office:value="49.2229" calcext:value-type="float">
            <text:p>49.2229</text:p>
          </table:table-cell>
          <table:table-cell office:value-type="float" office:value="51.5751" calcext:value-type="float">
            <text:p>51.5751</text:p>
          </table:table-cell>
          <table:table-cell office:value-type="float" office:value="51.0463" calcext:value-type="float">
            <text:p>51.0463</text:p>
          </table:table-cell>
          <table:table-cell office:value-type="float" office:value="47.5579" calcext:value-type="float">
            <text:p>47.5579</text:p>
          </table:table-cell>
          <table:table-cell office:value-type="float" office:value="50.5852" calcext:value-type="float">
            <text:p>50.5852</text:p>
          </table:table-cell>
          <table:table-cell office:value-type="float" office:value="51.198" calcext:value-type="float">
            <text:p>51.198</text:p>
          </table:table-cell>
          <table:table-cell office:value-type="float" office:value="52.4235" calcext:value-type="float">
            <text:p>52.4235</text:p>
          </table:table-cell>
          <table:table-cell office:value-type="float" office:value="51.18" calcext:value-type="float">
            <text:p>51.18</text:p>
          </table:table-cell>
        </table:table-row>
        <table:table-row table:style-name="ro1">
          <table:table-cell table:number-columns-repeated="3"/>
          <table:table-cell office:value-type="float" office:value="50.3839" calcext:value-type="float">
            <text:p>50.3839</text:p>
          </table:table-cell>
          <table:table-cell office:value-type="float" office:value="53.0891" calcext:value-type="float">
            <text:p>53.0891</text:p>
          </table:table-cell>
          <table:table-cell office:value-type="float" office:value="49.4189" calcext:value-type="float">
            <text:p>49.4189</text:p>
          </table:table-cell>
          <table:table-cell office:value-type="float" office:value="51.8727" calcext:value-type="float">
            <text:p>51.8727</text:p>
          </table:table-cell>
          <table:table-cell office:value-type="float" office:value="50.9969" calcext:value-type="float">
            <text:p>50.9969</text:p>
          </table:table-cell>
          <table:table-cell office:value-type="float" office:value="47.6442" calcext:value-type="float">
            <text:p>47.6442</text:p>
          </table:table-cell>
          <table:table-cell office:value-type="float" office:value="50.5331" calcext:value-type="float">
            <text:p>50.5331</text:p>
          </table:table-cell>
          <table:table-cell office:value-type="float" office:value="51.2402" calcext:value-type="float">
            <text:p>51.2402</text:p>
          </table:table-cell>
          <table:table-cell office:value-type="float" office:value="52.3374" calcext:value-type="float">
            <text:p>52.3374</text:p>
          </table:table-cell>
          <table:table-cell office:value-type="float" office:value="51.3443" calcext:value-type="float">
            <text:p>51.3443</text:p>
          </table:table-cell>
        </table:table-row>
        <table:table-row table:style-name="ro1">
          <table:table-cell table:number-columns-repeated="3"/>
          <table:table-cell office:value-type="float" office:value="50.6155" calcext:value-type="float">
            <text:p>50.6155</text:p>
          </table:table-cell>
          <table:table-cell office:value-type="float" office:value="52.9414" calcext:value-type="float">
            <text:p>52.9414</text:p>
          </table:table-cell>
          <table:table-cell office:value-type="float" office:value="49.4401" calcext:value-type="float">
            <text:p>49.4401</text:p>
          </table:table-cell>
          <table:table-cell office:value-type="float" office:value="51.9226" calcext:value-type="float">
            <text:p>51.9226</text:p>
          </table:table-cell>
          <table:table-cell office:value-type="float" office:value="51.1523" calcext:value-type="float">
            <text:p>51.1523</text:p>
          </table:table-cell>
          <table:table-cell office:value-type="float" office:value="47.8208" calcext:value-type="float">
            <text:p>47.8208</text:p>
          </table:table-cell>
          <table:table-cell office:value-type="float" office:value="50.5279" calcext:value-type="float">
            <text:p>50.5279</text:p>
          </table:table-cell>
          <table:table-cell office:value-type="float" office:value="51.0642" calcext:value-type="float">
            <text:p>51.0642</text:p>
          </table:table-cell>
          <table:table-cell office:value-type="float" office:value="52.2411" calcext:value-type="float">
            <text:p>52.2411</text:p>
          </table:table-cell>
          <table:table-cell office:value-type="float" office:value="51.1689" calcext:value-type="float">
            <text:p>51.1689</text:p>
          </table:table-cell>
        </table:table-row>
        <table:table-row table:style-name="ro1">
          <table:table-cell table:number-columns-repeated="3"/>
          <table:table-cell office:value-type="float" office:value="50.5667" calcext:value-type="float">
            <text:p>50.5667</text:p>
          </table:table-cell>
          <table:table-cell office:value-type="float" office:value="52.6775" calcext:value-type="float">
            <text:p>52.6775</text:p>
          </table:table-cell>
          <table:table-cell office:value-type="float" office:value="49.7318" calcext:value-type="float">
            <text:p>49.7318</text:p>
          </table:table-cell>
          <table:table-cell office:value-type="float" office:value="52.0709" calcext:value-type="float">
            <text:p>52.0709</text:p>
          </table:table-cell>
          <table:table-cell office:value-type="float" office:value="51.4191" calcext:value-type="float">
            <text:p>51.4191</text:p>
          </table:table-cell>
          <table:table-cell office:value-type="float" office:value="47.9861" calcext:value-type="float">
            <text:p>47.9861</text:p>
          </table:table-cell>
          <table:table-cell office:value-type="float" office:value="50.717" calcext:value-type="float">
            <text:p>50.717</text:p>
          </table:table-cell>
          <table:table-cell office:value-type="float" office:value="51.1569" calcext:value-type="float">
            <text:p>51.1569</text:p>
          </table:table-cell>
          <table:table-cell office:value-type="float" office:value="52.4204" calcext:value-type="float">
            <text:p>52.4204</text:p>
          </table:table-cell>
          <table:table-cell office:value-type="float" office:value="51.0283" calcext:value-type="float">
            <text:p>51.0283</text:p>
          </table:table-cell>
        </table:table-row>
        <table:table-row table:style-name="ro1">
          <table:table-cell table:number-columns-repeated="3"/>
          <table:table-cell office:value-type="float" office:value="50.6561" calcext:value-type="float">
            <text:p>50.6561</text:p>
          </table:table-cell>
          <table:table-cell office:value-type="float" office:value="52.5229" calcext:value-type="float">
            <text:p>52.5229</text:p>
          </table:table-cell>
          <table:table-cell office:value-type="float" office:value="49.867" calcext:value-type="float">
            <text:p>49.867</text:p>
          </table:table-cell>
          <table:table-cell office:value-type="float" office:value="52.3294" calcext:value-type="float">
            <text:p>52.3294</text:p>
          </table:table-cell>
          <table:table-cell office:value-type="float" office:value="51.5166" calcext:value-type="float">
            <text:p>51.5166</text:p>
          </table:table-cell>
          <table:table-cell office:value-type="float" office:value="48.241" calcext:value-type="float">
            <text:p>48.241</text:p>
          </table:table-cell>
          <table:table-cell office:value-type="float" office:value="50.6922" calcext:value-type="float">
            <text:p>50.6922</text:p>
          </table:table-cell>
          <table:table-cell office:value-type="float" office:value="51.0067" calcext:value-type="float">
            <text:p>51.0067</text:p>
          </table:table-cell>
          <table:table-cell office:value-type="float" office:value="52.6465" calcext:value-type="float">
            <text:p>52.6465</text:p>
          </table:table-cell>
          <table:table-cell office:value-type="float" office:value="50.9436" calcext:value-type="float">
            <text:p>50.9436</text:p>
          </table:table-cell>
        </table:table-row>
        <table:table-row table:style-name="ro1">
          <table:table-cell table:number-columns-repeated="3"/>
          <table:table-cell office:value-type="float" office:value="50.6211" calcext:value-type="float">
            <text:p>50.6211</text:p>
          </table:table-cell>
          <table:table-cell office:value-type="float" office:value="52.6037" calcext:value-type="float">
            <text:p>52.6037</text:p>
          </table:table-cell>
          <table:table-cell office:value-type="float" office:value="49.7773" calcext:value-type="float">
            <text:p>49.7773</text:p>
          </table:table-cell>
          <table:table-cell office:value-type="float" office:value="52.2993" calcext:value-type="float">
            <text:p>52.2993</text:p>
          </table:table-cell>
          <table:table-cell office:value-type="float" office:value="51.4901" calcext:value-type="float">
            <text:p>51.4901</text:p>
          </table:table-cell>
          <table:table-cell office:value-type="float" office:value="48.2909" calcext:value-type="float">
            <text:p>48.2909</text:p>
          </table:table-cell>
          <table:table-cell office:value-type="float" office:value="50.8651" calcext:value-type="float">
            <text:p>50.8651</text:p>
          </table:table-cell>
          <table:table-cell office:value-type="float" office:value="50.9245" calcext:value-type="float">
            <text:p>50.9245</text:p>
          </table:table-cell>
          <table:table-cell office:value-type="float" office:value="52.4643" calcext:value-type="float">
            <text:p>52.4643</text:p>
          </table:table-cell>
          <table:table-cell office:value-type="float" office:value="50.9399" calcext:value-type="float">
            <text:p>50.9399</text:p>
          </table:table-cell>
        </table:table-row>
        <table:table-row table:style-name="ro1">
          <table:table-cell table:number-columns-repeated="3"/>
          <table:table-cell office:value-type="float" office:value="50.6296" calcext:value-type="float">
            <text:p>50.6296</text:p>
          </table:table-cell>
          <table:table-cell office:value-type="float" office:value="52.3862" calcext:value-type="float">
            <text:p>52.3862</text:p>
          </table:table-cell>
          <table:table-cell office:value-type="float" office:value="49.5532" calcext:value-type="float">
            <text:p>49.5532</text:p>
          </table:table-cell>
          <table:table-cell office:value-type="float" office:value="52.2191" calcext:value-type="float">
            <text:p>52.2191</text:p>
          </table:table-cell>
          <table:table-cell office:value-type="float" office:value="51.3541" calcext:value-type="float">
            <text:p>51.3541</text:p>
          </table:table-cell>
          <table:table-cell office:value-type="float" office:value="48.2273" calcext:value-type="float">
            <text:p>48.2273</text:p>
          </table:table-cell>
          <table:table-cell office:value-type="float" office:value="50.8904" calcext:value-type="float">
            <text:p>50.8904</text:p>
          </table:table-cell>
          <table:table-cell office:value-type="float" office:value="51.0754" calcext:value-type="float">
            <text:p>51.0754</text:p>
          </table:table-cell>
          <table:table-cell office:value-type="float" office:value="52.4113" calcext:value-type="float">
            <text:p>52.4113</text:p>
          </table:table-cell>
          <table:table-cell office:value-type="float" office:value="51.1592" calcext:value-type="float">
            <text:p>51.1592</text:p>
          </table:table-cell>
        </table:table-row>
        <table:table-row table:style-name="ro1">
          <table:table-cell table:number-columns-repeated="3"/>
          <table:table-cell office:value-type="float" office:value="51.0176" calcext:value-type="float">
            <text:p>51.0176</text:p>
          </table:table-cell>
          <table:table-cell office:value-type="float" office:value="52.4991" calcext:value-type="float">
            <text:p>52.4991</text:p>
          </table:table-cell>
          <table:table-cell office:value-type="float" office:value="49.554" calcext:value-type="float">
            <text:p>49.554</text:p>
          </table:table-cell>
          <table:table-cell office:value-type="float" office:value="52.5569" calcext:value-type="float">
            <text:p>52.5569</text:p>
          </table:table-cell>
          <table:table-cell office:value-type="float" office:value="51.3964" calcext:value-type="float">
            <text:p>51.3964</text:p>
          </table:table-cell>
          <table:table-cell office:value-type="float" office:value="48.2875" calcext:value-type="float">
            <text:p>48.2875</text:p>
          </table:table-cell>
          <table:table-cell office:value-type="float" office:value="50.9061" calcext:value-type="float">
            <text:p>50.9061</text:p>
          </table:table-cell>
          <table:table-cell office:value-type="float" office:value="50.8644" calcext:value-type="float">
            <text:p>50.8644</text:p>
          </table:table-cell>
          <table:table-cell office:value-type="float" office:value="52.4014" calcext:value-type="float">
            <text:p>52.4014</text:p>
          </table:table-cell>
          <table:table-cell office:value-type="float" office:value="51.0864" calcext:value-type="float">
            <text:p>51.0864</text:p>
          </table:table-cell>
        </table:table-row>
        <table:table-row table:style-name="ro1">
          <table:table-cell table:number-columns-repeated="3"/>
          <table:table-cell office:value-type="float" office:value="51.3074" calcext:value-type="float">
            <text:p>51.3074</text:p>
          </table:table-cell>
          <table:table-cell office:value-type="float" office:value="52.5091" calcext:value-type="float">
            <text:p>52.5091</text:p>
          </table:table-cell>
          <table:table-cell office:value-type="float" office:value="49.5481" calcext:value-type="float">
            <text:p>49.5481</text:p>
          </table:table-cell>
          <table:table-cell office:value-type="float" office:value="52.7439" calcext:value-type="float">
            <text:p>52.7439</text:p>
          </table:table-cell>
          <table:table-cell office:value-type="float" office:value="51.351" calcext:value-type="float">
            <text:p>51.351</text:p>
          </table:table-cell>
          <table:table-cell office:value-type="float" office:value="48.3202" calcext:value-type="float">
            <text:p>48.3202</text:p>
          </table:table-cell>
          <table:table-cell office:value-type="float" office:value="50.7794" calcext:value-type="float">
            <text:p>50.7794</text:p>
          </table:table-cell>
          <table:table-cell office:value-type="float" office:value="50.9361" calcext:value-type="float">
            <text:p>50.9361</text:p>
          </table:table-cell>
          <table:table-cell office:value-type="float" office:value="52.3335" calcext:value-type="float">
            <text:p>52.3335</text:p>
          </table:table-cell>
          <table:table-cell office:value-type="float" office:value="50.8278" calcext:value-type="float">
            <text:p>50.8278</text:p>
          </table:table-cell>
        </table:table-row>
        <table:table-row table:style-name="ro1">
          <table:table-cell table:number-columns-repeated="3"/>
          <table:table-cell office:value-type="float" office:value="51.364" calcext:value-type="float">
            <text:p>51.364</text:p>
          </table:table-cell>
          <table:table-cell office:value-type="float" office:value="52.3944" calcext:value-type="float">
            <text:p>52.3944</text:p>
          </table:table-cell>
          <table:table-cell office:value-type="float" office:value="49.7647" calcext:value-type="float">
            <text:p>49.7647</text:p>
          </table:table-cell>
          <table:table-cell office:value-type="float" office:value="52.5681" calcext:value-type="float">
            <text:p>52.5681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48.0398" calcext:value-type="float">
            <text:p>48.0398</text:p>
          </table:table-cell>
          <table:table-cell office:value-type="float" office:value="50.7805" calcext:value-type="float">
            <text:p>50.7805</text:p>
          </table:table-cell>
          <table:table-cell office:value-type="float" office:value="51.1881" calcext:value-type="float">
            <text:p>51.1881</text:p>
          </table:table-cell>
          <table:table-cell office:value-type="float" office:value="52.5072" calcext:value-type="float">
            <text:p>52.5072</text:p>
          </table:table-cell>
          <table:table-cell office:value-type="float" office:value="50.9529" calcext:value-type="float">
            <text:p>50.9529</text:p>
          </table:table-cell>
        </table:table-row>
        <table:table-row table:style-name="ro1">
          <table:table-cell table:number-columns-repeated="3"/>
          <table:table-cell office:value-type="float" office:value="51.5164" calcext:value-type="float">
            <text:p>51.5164</text:p>
          </table:table-cell>
          <table:table-cell office:value-type="float" office:value="52.3989" calcext:value-type="float">
            <text:p>52.3989</text:p>
          </table:table-cell>
          <table:table-cell office:value-type="float" office:value="49.8291" calcext:value-type="float">
            <text:p>49.8291</text:p>
          </table:table-cell>
          <table:table-cell office:value-type="float" office:value="52.4472" calcext:value-type="float">
            <text:p>52.4472</text:p>
          </table:table-cell>
          <table:table-cell office:value-type="float" office:value="51.561" calcext:value-type="float">
            <text:p>51.561</text:p>
          </table:table-cell>
          <table:table-cell office:value-type="float" office:value="48.2784" calcext:value-type="float">
            <text:p>48.2784</text:p>
          </table:table-cell>
          <table:table-cell office:value-type="float" office:value="50.5219" calcext:value-type="float">
            <text:p>50.5219</text:p>
          </table:table-cell>
          <table:table-cell office:value-type="float" office:value="51.2804" calcext:value-type="float">
            <text:p>51.2804</text:p>
          </table:table-cell>
          <table:table-cell office:value-type="float" office:value="52.4294" calcext:value-type="float">
            <text:p>52.4294</text:p>
          </table:table-cell>
          <table:table-cell office:value-type="float" office:value="51.1516" calcext:value-type="float">
            <text:p>51.1516</text:p>
          </table:table-cell>
        </table:table-row>
        <table:table-row table:style-name="ro1">
          <table:table-cell table:number-columns-repeated="3"/>
          <table:table-cell office:value-type="float" office:value="51.4909" calcext:value-type="float">
            <text:p>51.4909</text:p>
          </table:table-cell>
          <table:table-cell office:value-type="float" office:value="52.7048" calcext:value-type="float">
            <text:p>52.7048</text:p>
          </table:table-cell>
          <table:table-cell office:value-type="float" office:value="50.1535" calcext:value-type="float">
            <text:p>50.1535</text:p>
          </table:table-cell>
          <table:table-cell office:value-type="float" office:value="52.3676" calcext:value-type="float">
            <text:p>52.3676</text:p>
          </table:table-cell>
          <table:table-cell office:value-type="float" office:value="51.7904" calcext:value-type="float">
            <text:p>51.7904</text:p>
          </table:table-cell>
          <table:table-cell office:value-type="float" office:value="48.1772" calcext:value-type="float">
            <text:p>48.1772</text:p>
          </table:table-cell>
          <table:table-cell office:value-type="float" office:value="50.5595" calcext:value-type="float">
            <text:p>50.5595</text:p>
          </table:table-cell>
          <table:table-cell office:value-type="float" office:value="51.4631" calcext:value-type="float">
            <text:p>51.4631</text:p>
          </table:table-cell>
          <table:table-cell office:value-type="float" office:value="52.3606" calcext:value-type="float">
            <text:p>52.3606</text:p>
          </table:table-cell>
          <table:table-cell office:value-type="float" office:value="51.0708" calcext:value-type="float">
            <text:p>51.0708</text:p>
          </table:table-cell>
        </table:table-row>
        <table:table-row table:style-name="ro1">
          <table:table-cell table:number-columns-repeated="3"/>
          <table:table-cell office:value-type="float" office:value="51.1986" calcext:value-type="float">
            <text:p>51.1986</text:p>
          </table:table-cell>
          <table:table-cell office:value-type="float" office:value="52.8447" calcext:value-type="float">
            <text:p>52.8447</text:p>
          </table:table-cell>
          <table:table-cell office:value-type="float" office:value="50.1623" calcext:value-type="float">
            <text:p>50.1623</text:p>
          </table:table-cell>
          <table:table-cell office:value-type="float" office:value="52.4019" calcext:value-type="float">
            <text:p>52.4019</text:p>
          </table:table-cell>
          <table:table-cell office:value-type="float" office:value="51.6442" calcext:value-type="float">
            <text:p>51.6442</text:p>
          </table:table-cell>
          <table:table-cell office:value-type="float" office:value="48.1457" calcext:value-type="float">
            <text:p>48.1457</text:p>
          </table:table-cell>
          <table:table-cell office:value-type="float" office:value="50.9811" calcext:value-type="float">
            <text:p>50.9811</text:p>
          </table:table-cell>
          <table:table-cell office:value-type="float" office:value="51.4377" calcext:value-type="float">
            <text:p>51.4377</text:p>
          </table:table-cell>
          <table:table-cell office:value-type="float" office:value="52.1654" calcext:value-type="float">
            <text:p>52.1654</text:p>
          </table:table-cell>
          <table:table-cell office:value-type="float" office:value="50.8923" calcext:value-type="float">
            <text:p>50.8923</text:p>
          </table:table-cell>
        </table:table-row>
        <table:table-row table:style-name="ro1">
          <table:table-cell table:number-columns-repeated="3"/>
          <table:table-cell office:value-type="float" office:value="51.2926" calcext:value-type="float">
            <text:p>51.2926</text:p>
          </table:table-cell>
          <table:table-cell office:value-type="float" office:value="52.9851" calcext:value-type="float">
            <text:p>52.9851</text:p>
          </table:table-cell>
          <table:table-cell office:value-type="float" office:value="50.0938" calcext:value-type="float">
            <text:p>50.0938</text:p>
          </table:table-cell>
          <table:table-cell office:value-type="float" office:value="52.3124" calcext:value-type="float">
            <text:p>52.3124</text:p>
          </table:table-cell>
          <table:table-cell office:value-type="float" office:value="51.5574" calcext:value-type="float">
            <text:p>51.5574</text:p>
          </table:table-cell>
          <table:table-cell office:value-type="float" office:value="48.164" calcext:value-type="float">
            <text:p>48.164</text:p>
          </table:table-cell>
          <table:table-cell office:value-type="float" office:value="51.3024" calcext:value-type="float">
            <text:p>51.3024</text:p>
          </table:table-cell>
          <table:table-cell office:value-type="float" office:value="51.5446" calcext:value-type="float">
            <text:p>51.5446</text:p>
          </table:table-cell>
          <table:table-cell office:value-type="float" office:value="51.9747" calcext:value-type="float">
            <text:p>51.9747</text:p>
          </table:table-cell>
          <table:table-cell office:value-type="float" office:value="50.8753" calcext:value-type="float">
            <text:p>50.8753</text:p>
          </table:table-cell>
        </table:table-row>
        <table:table-row table:style-name="ro1">
          <table:table-cell table:number-columns-repeated="3"/>
          <table:table-cell office:value-type="float" office:value="51.2547" calcext:value-type="float">
            <text:p>51.2547</text:p>
          </table:table-cell>
          <table:table-cell office:value-type="float" office:value="52.9461" calcext:value-type="float">
            <text:p>52.9461</text:p>
          </table:table-cell>
          <table:table-cell office:value-type="float" office:value="49.8658" calcext:value-type="float">
            <text:p>49.8658</text:p>
          </table:table-cell>
          <table:table-cell office:value-type="float" office:value="52.2483" calcext:value-type="float">
            <text:p>52.2483</text:p>
          </table:table-cell>
          <table:table-cell office:value-type="float" office:value="51.3857" calcext:value-type="float">
            <text:p>51.3857</text:p>
          </table:table-cell>
          <table:table-cell office:value-type="float" office:value="48.2449" calcext:value-type="float">
            <text:p>48.2449</text:p>
          </table:table-cell>
          <table:table-cell office:value-type="float" office:value="51.3674" calcext:value-type="float">
            <text:p>51.3674</text:p>
          </table:table-cell>
          <table:table-cell office:value-type="float" office:value="51.5992" calcext:value-type="float">
            <text:p>51.5992</text:p>
          </table:table-cell>
          <table:table-cell office:value-type="float" office:value="51.829" calcext:value-type="float">
            <text:p>51.829</text:p>
          </table:table-cell>
          <table:table-cell office:value-type="float" office:value="50.6965" calcext:value-type="float">
            <text:p>50.6965</text:p>
          </table:table-cell>
        </table:table-row>
        <table:table-row table:style-name="ro1">
          <table:table-cell table:number-columns-repeated="3"/>
          <table:table-cell office:value-type="float" office:value="51.0711" calcext:value-type="float">
            <text:p>51.0711</text:p>
          </table:table-cell>
          <table:table-cell office:value-type="float" office:value="52.7059" calcext:value-type="float">
            <text:p>52.7059</text:p>
          </table:table-cell>
          <table:table-cell office:value-type="float" office:value="49.9128" calcext:value-type="float">
            <text:p>49.9128</text:p>
          </table:table-cell>
          <table:table-cell office:value-type="float" office:value="52.3487" calcext:value-type="float">
            <text:p>52.3487</text:p>
          </table:table-cell>
          <table:table-cell office:value-type="float" office:value="51.4498" calcext:value-type="float">
            <text:p>51.4498</text:p>
          </table:table-cell>
          <table:table-cell office:value-type="float" office:value="48.4272" calcext:value-type="float">
            <text:p>48.4272</text:p>
          </table:table-cell>
          <table:table-cell office:value-type="float" office:value="51.2855" calcext:value-type="float">
            <text:p>51.2855</text:p>
          </table:table-cell>
          <table:table-cell office:value-type="float" office:value="51.7071" calcext:value-type="float">
            <text:p>51.7071</text:p>
          </table:table-cell>
          <table:table-cell office:value-type="float" office:value="51.9988" calcext:value-type="float">
            <text:p>51.9988</text:p>
          </table:table-cell>
          <table:table-cell office:value-type="float" office:value="50.9252" calcext:value-type="float">
            <text:p>50.9252</text:p>
          </table:table-cell>
        </table:table-row>
        <table:table-row table:style-name="ro1">
          <table:table-cell table:number-columns-repeated="3"/>
          <table:table-cell office:value-type="float" office:value="50.7169" calcext:value-type="float">
            <text:p>50.7169</text:p>
          </table:table-cell>
          <table:table-cell office:value-type="float" office:value="52.8787" calcext:value-type="float">
            <text:p>52.8787</text:p>
          </table:table-cell>
          <table:table-cell office:value-type="float" office:value="50.1784" calcext:value-type="float">
            <text:p>50.1784</text:p>
          </table:table-cell>
          <table:table-cell office:value-type="float" office:value="52.1115" calcext:value-type="float">
            <text:p>52.1115</text:p>
          </table:table-cell>
          <table:table-cell office:value-type="float" office:value="51.3045" calcext:value-type="float">
            <text:p>51.3045</text:p>
          </table:table-cell>
          <table:table-cell office:value-type="float" office:value="48.6495" calcext:value-type="float">
            <text:p>48.6495</text:p>
          </table:table-cell>
          <table:table-cell office:value-type="float" office:value="51.2878" calcext:value-type="float">
            <text:p>51.2878</text:p>
          </table:table-cell>
          <table:table-cell office:value-type="float" office:value="51.7914" calcext:value-type="float">
            <text:p>51.7914</text:p>
          </table:table-cell>
          <table:table-cell office:value-type="float" office:value="52.1087" calcext:value-type="float">
            <text:p>52.1087</text:p>
          </table:table-cell>
          <table:table-cell office:value-type="float" office:value="50.8704" calcext:value-type="float">
            <text:p>50.8704</text:p>
          </table:table-cell>
        </table:table-row>
        <table:table-row table:style-name="ro1">
          <table:table-cell table:number-columns-repeated="3"/>
          <table:table-cell office:value-type="float" office:value="50.9476" calcext:value-type="float">
            <text:p>50.9476</text:p>
          </table:table-cell>
          <table:table-cell office:value-type="float" office:value="53.1061" calcext:value-type="float">
            <text:p>53.1061</text:p>
          </table:table-cell>
          <table:table-cell office:value-type="float" office:value="50.1705" calcext:value-type="float">
            <text:p>50.1705</text:p>
          </table:table-cell>
          <table:table-cell office:value-type="float" office:value="52.4923" calcext:value-type="float">
            <text:p>52.4923</text:p>
          </table:table-cell>
          <table:table-cell office:value-type="float" office:value="51.5961" calcext:value-type="float">
            <text:p>51.5961</text:p>
          </table:table-cell>
          <table:table-cell office:value-type="float" office:value="48.8531" calcext:value-type="float">
            <text:p>48.8531</text:p>
          </table:table-cell>
          <table:table-cell office:value-type="float" office:value="51.2862" calcext:value-type="float">
            <text:p>51.2862</text:p>
          </table:table-cell>
          <table:table-cell office:value-type="float" office:value="51.8031" calcext:value-type="float">
            <text:p>51.8031</text:p>
          </table:table-cell>
          <table:table-cell office:value-type="float" office:value="52.1581" calcext:value-type="float">
            <text:p>52.1581</text:p>
          </table:table-cell>
          <table:table-cell office:value-type="float" office:value="50.8621" calcext:value-type="float">
            <text:p>50.8621</text:p>
          </table:table-cell>
        </table:table-row>
        <table:table-row table:style-name="ro1">
          <table:table-cell table:number-columns-repeated="3"/>
          <table:table-cell office:value-type="float" office:value="51.0419" calcext:value-type="float">
            <text:p>51.0419</text:p>
          </table:table-cell>
          <table:table-cell office:value-type="float" office:value="53.206" calcext:value-type="float">
            <text:p>53.206</text:p>
          </table:table-cell>
          <table:table-cell office:value-type="float" office:value="50.2513" calcext:value-type="float">
            <text:p>50.2513</text:p>
          </table:table-cell>
          <table:table-cell office:value-type="float" office:value="52.5666" calcext:value-type="float">
            <text:p>52.5666</text:p>
          </table:table-cell>
          <table:table-cell office:value-type="float" office:value="51.661" calcext:value-type="float">
            <text:p>51.661</text:p>
          </table:table-cell>
          <table:table-cell office:value-type="float" office:value="49.0944" calcext:value-type="float">
            <text:p>49.0944</text:p>
          </table:table-cell>
          <table:table-cell office:value-type="float" office:value="51.5094" calcext:value-type="float">
            <text:p>51.5094</text:p>
          </table:table-cell>
          <table:table-cell office:value-type="float" office:value="51.8057" calcext:value-type="float">
            <text:p>51.8057</text:p>
          </table:table-cell>
          <table:table-cell office:value-type="float" office:value="52.3239" calcext:value-type="float">
            <text:p>52.3239</text:p>
          </table:table-cell>
          <table:table-cell office:value-type="float" office:value="50.8531" calcext:value-type="float">
            <text:p>50.8531</text:p>
          </table:table-cell>
        </table:table-row>
        <table:table-row table:style-name="ro1">
          <table:table-cell table:number-columns-repeated="3"/>
          <table:table-cell office:value-type="float" office:value="51.1333" calcext:value-type="float">
            <text:p>51.1333</text:p>
          </table:table-cell>
          <table:table-cell office:value-type="float" office:value="53.3106" calcext:value-type="float">
            <text:p>53.3106</text:p>
          </table:table-cell>
          <table:table-cell office:value-type="float" office:value="50.1256" calcext:value-type="float">
            <text:p>50.1256</text:p>
          </table:table-cell>
          <table:table-cell office:value-type="float" office:value="52.6453" calcext:value-type="float">
            <text:p>52.6453</text:p>
          </table:table-cell>
          <table:table-cell office:value-type="float" office:value="51.7287" calcext:value-type="float">
            <text:p>51.7287</text:p>
          </table:table-cell>
          <table:table-cell office:value-type="float" office:value="49.1402" calcext:value-type="float">
            <text:p>49.1402</text:p>
          </table:table-cell>
          <table:table-cell office:value-type="float" office:value="51.4648" calcext:value-type="float">
            <text:p>51.4648</text:p>
          </table:table-cell>
          <table:table-cell office:value-type="float" office:value="52.0828" calcext:value-type="float">
            <text:p>52.0828</text:p>
          </table:table-cell>
          <table:table-cell office:value-type="float" office:value="52.1827" calcext:value-type="float">
            <text:p>52.1827</text:p>
          </table:table-cell>
          <table:table-cell office:value-type="float" office:value="50.9954" calcext:value-type="float">
            <text:p>50.9954</text:p>
          </table:table-cell>
        </table:table-row>
        <table:table-row table:style-name="ro1">
          <table:table-cell table:number-columns-repeated="3"/>
          <table:table-cell office:value-type="float" office:value="51.0232" calcext:value-type="float">
            <text:p>51.0232</text:p>
          </table:table-cell>
          <table:table-cell office:value-type="float" office:value="53.4183" calcext:value-type="float">
            <text:p>53.4183</text:p>
          </table:table-cell>
          <table:table-cell office:value-type="float" office:value="50.1689" calcext:value-type="float">
            <text:p>50.1689</text:p>
          </table:table-cell>
          <table:table-cell office:value-type="float" office:value="52.6712" calcext:value-type="float">
            <text:p>52.6712</text:p>
          </table:table-cell>
          <table:table-cell office:value-type="float" office:value="51.8865" calcext:value-type="float">
            <text:p>51.8865</text:p>
          </table:table-cell>
          <table:table-cell office:value-type="float" office:value="49.0753" calcext:value-type="float">
            <text:p>49.0753</text:p>
          </table:table-cell>
          <table:table-cell office:value-type="float" office:value="51.7752" calcext:value-type="float">
            <text:p>51.7752</text:p>
          </table:table-cell>
          <table:table-cell office:value-type="float" office:value="51.8203" calcext:value-type="float">
            <text:p>51.8203</text:p>
          </table:table-cell>
          <table:table-cell office:value-type="float" office:value="52.1813" calcext:value-type="float">
            <text:p>52.1813</text:p>
          </table:table-cell>
          <table:table-cell office:value-type="float" office:value="51.1735" calcext:value-type="float">
            <text:p>51.1735</text:p>
          </table:table-cell>
        </table:table-row>
        <table:table-row table:style-name="ro1">
          <table:table-cell table:number-columns-repeated="3"/>
          <table:table-cell office:value-type="float" office:value="51.0318" calcext:value-type="float">
            <text:p>51.0318</text:p>
          </table:table-cell>
          <table:table-cell office:value-type="float" office:value="53.4553" calcext:value-type="float">
            <text:p>53.4553</text:p>
          </table:table-cell>
          <table:table-cell office:value-type="float" office:value="50.2584" calcext:value-type="float">
            <text:p>50.2584</text:p>
          </table:table-cell>
          <table:table-cell office:value-type="float" office:value="52.6563" calcext:value-type="float">
            <text:p>52.6563</text:p>
          </table:table-cell>
          <table:table-cell office:value-type="float" office:value="51.8446" calcext:value-type="float">
            <text:p>51.8446</text:p>
          </table:table-cell>
          <table:table-cell office:value-type="float" office:value="49.0676" calcext:value-type="float">
            <text:p>49.0676</text:p>
          </table:table-cell>
          <table:table-cell office:value-type="float" office:value="51.815" calcext:value-type="float">
            <text:p>51.815</text:p>
          </table:table-cell>
          <table:table-cell office:value-type="float" office:value="51.8694" calcext:value-type="float">
            <text:p>51.8694</text:p>
          </table:table-cell>
          <table:table-cell office:value-type="float" office:value="51.9731" calcext:value-type="float">
            <text:p>51.9731</text:p>
          </table:table-cell>
          <table:table-cell office:value-type="float" office:value="51.1925" calcext:value-type="float">
            <text:p>51.1925</text:p>
          </table:table-cell>
        </table:table-row>
        <table:table-row table:style-name="ro1">
          <table:table-cell table:number-columns-repeated="3"/>
          <table:table-cell office:value-type="float" office:value="51.2551" calcext:value-type="float">
            <text:p>51.2551</text:p>
          </table:table-cell>
          <table:table-cell office:value-type="float" office:value="53.4162" calcext:value-type="float">
            <text:p>53.4162</text:p>
          </table:table-cell>
          <table:table-cell office:value-type="float" office:value="50.4101" calcext:value-type="float">
            <text:p>50.4101</text:p>
          </table:table-cell>
          <table:table-cell office:value-type="float" office:value="52.7563" calcext:value-type="float">
            <text:p>52.7563</text:p>
          </table:table-cell>
          <table:table-cell office:value-type="float" office:value="51.9187" calcext:value-type="float">
            <text:p>51.9187</text:p>
          </table:table-cell>
          <table:table-cell office:value-type="float" office:value="49.0703" calcext:value-type="float">
            <text:p>49.0703</text:p>
          </table:table-cell>
          <table:table-cell office:value-type="float" office:value="51.9803" calcext:value-type="float">
            <text:p>51.9803</text:p>
          </table:table-cell>
          <table:table-cell office:value-type="float" office:value="51.9704" calcext:value-type="float">
            <text:p>51.9704</text:p>
          </table:table-cell>
          <table:table-cell office:value-type="float" office:value="52.1275" calcext:value-type="float">
            <text:p>52.1275</text:p>
          </table:table-cell>
          <table:table-cell office:value-type="float" office:value="51.1141" calcext:value-type="float">
            <text:p>51.1141</text:p>
          </table:table-cell>
        </table:table-row>
        <table:table-row table:style-name="ro1">
          <table:table-cell table:number-columns-repeated="3"/>
          <table:table-cell office:value-type="float" office:value="51.1727" calcext:value-type="float">
            <text:p>51.1727</text:p>
          </table:table-cell>
          <table:table-cell office:value-type="float" office:value="53.5944" calcext:value-type="float">
            <text:p>53.5944</text:p>
          </table:table-cell>
          <table:table-cell office:value-type="float" office:value="50.5532" calcext:value-type="float">
            <text:p>50.5532</text:p>
          </table:table-cell>
          <table:table-cell office:value-type="float" office:value="52.7795" calcext:value-type="float">
            <text:p>52.7795</text:p>
          </table:table-cell>
          <table:table-cell office:value-type="float" office:value="51.869" calcext:value-type="float">
            <text:p>51.869</text:p>
          </table:table-cell>
          <table:table-cell office:value-type="float" office:value="49.2056" calcext:value-type="float">
            <text:p>49.2056</text:p>
          </table:table-cell>
          <table:table-cell office:value-type="float" office:value="51.8435" calcext:value-type="float">
            <text:p>51.8435</text:p>
          </table:table-cell>
          <table:table-cell office:value-type="float" office:value="52.1292" calcext:value-type="float">
            <text:p>52.1292</text:p>
          </table:table-cell>
          <table:table-cell office:value-type="float" office:value="52.5288" calcext:value-type="float">
            <text:p>52.5288</text:p>
          </table:table-cell>
          <table:table-cell office:value-type="float" office:value="51.0638" calcext:value-type="float">
            <text:p>51.0638</text:p>
          </table:table-cell>
        </table:table-row>
        <table:table-row table:style-name="ro1">
          <table:table-cell table:number-columns-repeated="3"/>
          <table:table-cell office:value-type="float" office:value="51.2172" calcext:value-type="float">
            <text:p>51.2172</text:p>
          </table:table-cell>
          <table:table-cell office:value-type="float" office:value="53.6432" calcext:value-type="float">
            <text:p>53.6432</text:p>
          </table:table-cell>
          <table:table-cell office:value-type="float" office:value="50.4619" calcext:value-type="float">
            <text:p>50.4619</text:p>
          </table:table-cell>
          <table:table-cell office:value-type="float" office:value="52.9426" calcext:value-type="float">
            <text:p>52.9426</text:p>
          </table:table-cell>
          <table:table-cell office:value-type="float" office:value="51.9598" calcext:value-type="float">
            <text:p>51.9598</text:p>
          </table:table-cell>
          <table:table-cell office:value-type="float" office:value="49.0663" calcext:value-type="float">
            <text:p>49.0663</text:p>
          </table:table-cell>
          <table:table-cell office:value-type="float" office:value="51.847" calcext:value-type="float">
            <text:p>51.847</text:p>
          </table:table-cell>
          <table:table-cell office:value-type="float" office:value="52.1064" calcext:value-type="float">
            <text:p>52.1064</text:p>
          </table:table-cell>
          <table:table-cell office:value-type="float" office:value="52.6485" calcext:value-type="float">
            <text:p>52.6485</text:p>
          </table:table-cell>
          <table:table-cell office:value-type="float" office:value="51.0039" calcext:value-type="float">
            <text:p>51.0039</text:p>
          </table:table-cell>
        </table:table-row>
        <table:table-row table:style-name="ro1">
          <table:table-cell table:number-columns-repeated="3"/>
          <table:table-cell office:value-type="float" office:value="51.0665" calcext:value-type="float">
            <text:p>51.0665</text:p>
          </table:table-cell>
          <table:table-cell office:value-type="float" office:value="53.3228" calcext:value-type="float">
            <text:p>53.3228</text:p>
          </table:table-cell>
          <table:table-cell office:value-type="float" office:value="50.2394" calcext:value-type="float">
            <text:p>50.2394</text:p>
          </table:table-cell>
          <table:table-cell office:value-type="float" office:value="52.9373" calcext:value-type="float">
            <text:p>52.9373</text:p>
          </table:table-cell>
          <table:table-cell office:value-type="float" office:value="51.7949" calcext:value-type="float">
            <text:p>51.7949</text:p>
          </table:table-cell>
          <table:table-cell office:value-type="float" office:value="49.0814" calcext:value-type="float">
            <text:p>49.0814</text:p>
          </table:table-cell>
          <table:table-cell office:value-type="float" office:value="51.9133" calcext:value-type="float">
            <text:p>51.9133</text:p>
          </table:table-cell>
          <table:table-cell office:value-type="float" office:value="52.1244" calcext:value-type="float">
            <text:p>52.1244</text:p>
          </table:table-cell>
          <table:table-cell office:value-type="float" office:value="52.5809" calcext:value-type="float">
            <text:p>52.5809</text:p>
          </table:table-cell>
          <table:table-cell office:value-type="float" office:value="51.0378" calcext:value-type="float">
            <text:p>51.0378</text:p>
          </table:table-cell>
        </table:table-row>
        <table:table-row table:style-name="ro1">
          <table:table-cell table:number-columns-repeated="3"/>
          <table:table-cell office:value-type="float" office:value="51.1049" calcext:value-type="float">
            <text:p>51.1049</text:p>
          </table:table-cell>
          <table:table-cell office:value-type="float" office:value="53.3497" calcext:value-type="float">
            <text:p>53.3497</text:p>
          </table:table-cell>
          <table:table-cell office:value-type="float" office:value="50.3285" calcext:value-type="float">
            <text:p>50.3285</text:p>
          </table:table-cell>
          <table:table-cell office:value-type="float" office:value="52.781" calcext:value-type="float">
            <text:p>52.781</text:p>
          </table:table-cell>
          <table:table-cell office:value-type="float" office:value="51.6491" calcext:value-type="float">
            <text:p>51.6491</text:p>
          </table:table-cell>
          <table:table-cell office:value-type="float" office:value="48.9143" calcext:value-type="float">
            <text:p>48.9143</text:p>
          </table:table-cell>
          <table:table-cell office:value-type="float" office:value="51.8106" calcext:value-type="float">
            <text:p>51.8106</text:p>
          </table:table-cell>
          <table:table-cell office:value-type="float" office:value="52.114" calcext:value-type="float">
            <text:p>52.114</text:p>
          </table:table-cell>
          <table:table-cell office:value-type="float" office:value="52.5316" calcext:value-type="float">
            <text:p>52.5316</text:p>
          </table:table-cell>
          <table:table-cell office:value-type="float" office:value="50.7555" calcext:value-type="float">
            <text:p>50.7555</text:p>
          </table:table-cell>
        </table:table-row>
        <table:table-row table:style-name="ro1">
          <table:table-cell table:number-columns-repeated="3"/>
          <table:table-cell office:value-type="float" office:value="50.9434" calcext:value-type="float">
            <text:p>50.9434</text:p>
          </table:table-cell>
          <table:table-cell office:value-type="float" office:value="53.309" calcext:value-type="float">
            <text:p>53.309</text:p>
          </table:table-cell>
          <table:table-cell office:value-type="float" office:value="50.2568" calcext:value-type="float">
            <text:p>50.2568</text:p>
          </table:table-cell>
          <table:table-cell office:value-type="float" office:value="52.7672" calcext:value-type="float">
            <text:p>52.7672</text:p>
          </table:table-cell>
          <table:table-cell office:value-type="float" office:value="51.8353" calcext:value-type="float">
            <text:p>51.8353</text:p>
          </table:table-cell>
          <table:table-cell office:value-type="float" office:value="48.7953" calcext:value-type="float">
            <text:p>48.7953</text:p>
          </table:table-cell>
          <table:table-cell office:value-type="float" office:value="51.8994" calcext:value-type="float">
            <text:p>51.8994</text:p>
          </table:table-cell>
          <table:table-cell office:value-type="float" office:value="52.1532" calcext:value-type="float">
            <text:p>52.1532</text:p>
          </table:table-cell>
          <table:table-cell office:value-type="float" office:value="52.4788" calcext:value-type="float">
            <text:p>52.4788</text:p>
          </table:table-cell>
          <table:table-cell office:value-type="float" office:value="50.7222" calcext:value-type="float">
            <text:p>50.7222</text:p>
          </table:table-cell>
        </table:table-row>
        <table:table-row table:style-name="ro1">
          <table:table-cell table:number-columns-repeated="3"/>
          <table:table-cell office:value-type="float" office:value="50.8738" calcext:value-type="float">
            <text:p>50.8738</text:p>
          </table:table-cell>
          <table:table-cell office:value-type="float" office:value="53.0774" calcext:value-type="float">
            <text:p>53.0774</text:p>
          </table:table-cell>
          <table:table-cell office:value-type="float" office:value="50.2538" calcext:value-type="float">
            <text:p>50.2538</text:p>
          </table:table-cell>
          <table:table-cell office:value-type="float" office:value="52.9665" calcext:value-type="float">
            <text:p>52.9665</text:p>
          </table:table-cell>
          <table:table-cell office:value-type="float" office:value="51.8602" calcext:value-type="float">
            <text:p>51.8602</text:p>
          </table:table-cell>
          <table:table-cell office:value-type="float" office:value="48.4796" calcext:value-type="float">
            <text:p>48.4796</text:p>
          </table:table-cell>
          <table:table-cell office:value-type="float" office:value="51.9587" calcext:value-type="float">
            <text:p>51.9587</text:p>
          </table:table-cell>
          <table:table-cell office:value-type="float" office:value="52.1613" calcext:value-type="float">
            <text:p>52.1613</text:p>
          </table:table-cell>
          <table:table-cell office:value-type="float" office:value="52.4651" calcext:value-type="float">
            <text:p>52.4651</text:p>
          </table:table-cell>
          <table:table-cell office:value-type="float" office:value="50.6912" calcext:value-type="float">
            <text:p>50.6912</text:p>
          </table:table-cell>
        </table:table-row>
        <table:table-row table:style-name="ro1">
          <table:table-cell table:number-columns-repeated="3"/>
          <table:table-cell office:value-type="float" office:value="50.8275" calcext:value-type="float">
            <text:p>50.8275</text:p>
          </table:table-cell>
          <table:table-cell office:value-type="float" office:value="53.3691" calcext:value-type="float">
            <text:p>53.3691</text:p>
          </table:table-cell>
          <table:table-cell office:value-type="float" office:value="50.4063" calcext:value-type="float">
            <text:p>50.4063</text:p>
          </table:table-cell>
          <table:table-cell office:value-type="float" office:value="52.8659" calcext:value-type="float">
            <text:p>52.8659</text:p>
          </table:table-cell>
          <table:table-cell office:value-type="float" office:value="51.5635" calcext:value-type="float">
            <text:p>51.5635</text:p>
          </table:table-cell>
          <table:table-cell office:value-type="float" office:value="48.2043" calcext:value-type="float">
            <text:p>48.2043</text:p>
          </table:table-cell>
          <table:table-cell office:value-type="float" office:value="51.8237" calcext:value-type="float">
            <text:p>51.8237</text:p>
          </table:table-cell>
          <table:table-cell office:value-type="float" office:value="51.882" calcext:value-type="float">
            <text:p>51.882</text:p>
          </table:table-cell>
          <table:table-cell office:value-type="float" office:value="52.227" calcext:value-type="float">
            <text:p>52.227</text:p>
          </table:table-cell>
          <table:table-cell office:value-type="float" office:value="50.6778" calcext:value-type="float">
            <text:p>50.6778</text:p>
          </table:table-cell>
        </table:table-row>
        <table:table-row table:style-name="ro1">
          <table:table-cell table:number-columns-repeated="3"/>
          <table:table-cell office:value-type="float" office:value="50.9745" calcext:value-type="float">
            <text:p>50.9745</text:p>
          </table:table-cell>
          <table:table-cell office:value-type="float" office:value="53.7767" calcext:value-type="float">
            <text:p>53.7767</text:p>
          </table:table-cell>
          <table:table-cell office:value-type="float" office:value="50.3254" calcext:value-type="float">
            <text:p>50.3254</text:p>
          </table:table-cell>
          <table:table-cell office:value-type="float" office:value="52.9643" calcext:value-type="float">
            <text:p>52.9643</text:p>
          </table:table-cell>
          <table:table-cell office:value-type="float" office:value="51.4653" calcext:value-type="float">
            <text:p>51.4653</text:p>
          </table:table-cell>
          <table:table-cell office:value-type="float" office:value="48.1021" calcext:value-type="float">
            <text:p>48.1021</text:p>
          </table:table-cell>
          <table:table-cell office:value-type="float" office:value="51.6855" calcext:value-type="float">
            <text:p>51.6855</text:p>
          </table:table-cell>
          <table:table-cell office:value-type="float" office:value="51.6611" calcext:value-type="float">
            <text:p>51.6611</text:p>
          </table:table-cell>
          <table:table-cell office:value-type="float" office:value="52.2345" calcext:value-type="float">
            <text:p>52.2345</text:p>
          </table:table-cell>
          <table:table-cell office:value-type="float" office:value="50.8099" calcext:value-type="float">
            <text:p>50.8099</text:p>
          </table:table-cell>
        </table:table-row>
        <table:table-row table:style-name="ro1">
          <table:table-cell table:number-columns-repeated="3"/>
          <table:table-cell office:value-type="float" office:value="51.047" calcext:value-type="float">
            <text:p>51.047</text:p>
          </table:table-cell>
          <table:table-cell office:value-type="float" office:value="53.5925" calcext:value-type="float">
            <text:p>53.5925</text:p>
          </table:table-cell>
          <table:table-cell office:value-type="float" office:value="50.3727" calcext:value-type="float">
            <text:p>50.3727</text:p>
          </table:table-cell>
          <table:table-cell office:value-type="float" office:value="53.143" calcext:value-type="float">
            <text:p>53.143</text:p>
          </table:table-cell>
          <table:table-cell office:value-type="float" office:value="51.4096" calcext:value-type="float">
            <text:p>51.4096</text:p>
          </table:table-cell>
          <table:table-cell office:value-type="float" office:value="48.0738" calcext:value-type="float">
            <text:p>48.0738</text:p>
          </table:table-cell>
          <table:table-cell office:value-type="float" office:value="52.1632" calcext:value-type="float">
            <text:p>52.1632</text:p>
          </table:table-cell>
          <table:table-cell office:value-type="float" office:value="51.7383" calcext:value-type="float">
            <text:p>51.7383</text:p>
          </table:table-cell>
          <table:table-cell office:value-type="float" office:value="52.1212" calcext:value-type="float">
            <text:p>52.1212</text:p>
          </table:table-cell>
          <table:table-cell office:value-type="float" office:value="50.5515" calcext:value-type="float">
            <text:p>50.5515</text:p>
          </table:table-cell>
        </table:table-row>
        <table:table-row table:style-name="ro1">
          <table:table-cell table:number-columns-repeated="3"/>
          <table:table-cell office:value-type="float" office:value="50.9541" calcext:value-type="float">
            <text:p>50.9541</text:p>
          </table:table-cell>
          <table:table-cell office:value-type="float" office:value="53.7238" calcext:value-type="float">
            <text:p>53.7238</text:p>
          </table:table-cell>
          <table:table-cell office:value-type="float" office:value="50.232" calcext:value-type="float">
            <text:p>50.232</text:p>
          </table:table-cell>
          <table:table-cell office:value-type="float" office:value="53.0312" calcext:value-type="float">
            <text:p>53.0312</text:p>
          </table:table-cell>
          <table:table-cell office:value-type="float" office:value="51.4209" calcext:value-type="float">
            <text:p>51.4209</text:p>
          </table:table-cell>
          <table:table-cell office:value-type="float" office:value="48.1392" calcext:value-type="float">
            <text:p>48.1392</text:p>
          </table:table-cell>
          <table:table-cell office:value-type="float" office:value="52.3709" calcext:value-type="float">
            <text:p>52.3709</text:p>
          </table:table-cell>
          <table:table-cell office:value-type="float" office:value="51.6274" calcext:value-type="float">
            <text:p>51.6274</text:p>
          </table:table-cell>
          <table:table-cell office:value-type="float" office:value="52.1988" calcext:value-type="float">
            <text:p>52.1988</text:p>
          </table:table-cell>
          <table:table-cell office:value-type="float" office:value="50.6158" calcext:value-type="float">
            <text:p>50.6158</text:p>
          </table:table-cell>
        </table:table-row>
        <table:table-row table:style-name="ro1">
          <table:table-cell table:number-columns-repeated="3"/>
          <table:table-cell office:value-type="float" office:value="50.9404" calcext:value-type="float">
            <text:p>50.9404</text:p>
          </table:table-cell>
          <table:table-cell office:value-type="float" office:value="53.6947" calcext:value-type="float">
            <text:p>53.6947</text:p>
          </table:table-cell>
          <table:table-cell office:value-type="float" office:value="50.2956" calcext:value-type="float">
            <text:p>50.2956</text:p>
          </table:table-cell>
          <table:table-cell office:value-type="float" office:value="53.3222" calcext:value-type="float">
            <text:p>53.3222</text:p>
          </table:table-cell>
          <table:table-cell office:value-type="float" office:value="51.7323" calcext:value-type="float">
            <text:p>51.7323</text:p>
          </table:table-cell>
          <table:table-cell office:value-type="float" office:value="48.2553" calcext:value-type="float">
            <text:p>48.2553</text:p>
          </table:table-cell>
          <table:table-cell office:value-type="float" office:value="52.2396" calcext:value-type="float">
            <text:p>52.2396</text:p>
          </table:table-cell>
          <table:table-cell office:value-type="float" office:value="51.7071" calcext:value-type="float">
            <text:p>51.7071</text:p>
          </table:table-cell>
          <table:table-cell office:value-type="float" office:value="52.0342" calcext:value-type="float">
            <text:p>52.0342</text:p>
          </table:table-cell>
          <table:table-cell office:value-type="float" office:value="50.1974" calcext:value-type="float">
            <text:p>50.1974</text:p>
          </table:table-cell>
        </table:table-row>
        <table:table-row table:style-name="ro1">
          <table:table-cell table:number-columns-repeated="3"/>
          <table:table-cell office:value-type="float" office:value="50.9407" calcext:value-type="float">
            <text:p>50.9407</text:p>
          </table:table-cell>
          <table:table-cell office:value-type="float" office:value="53.7386" calcext:value-type="float">
            <text:p>53.7386</text:p>
          </table:table-cell>
          <table:table-cell office:value-type="float" office:value="50.16" calcext:value-type="float">
            <text:p>50.16</text:p>
          </table:table-cell>
          <table:table-cell office:value-type="float" office:value="53.2918" calcext:value-type="float">
            <text:p>53.2918</text:p>
          </table:table-cell>
          <table:table-cell office:value-type="float" office:value="51.8441" calcext:value-type="float">
            <text:p>51.8441</text:p>
          </table:table-cell>
          <table:table-cell office:value-type="float" office:value="48.2678" calcext:value-type="float">
            <text:p>48.2678</text:p>
          </table:table-cell>
          <table:table-cell office:value-type="float" office:value="52.2677" calcext:value-type="float">
            <text:p>52.2677</text:p>
          </table:table-cell>
          <table:table-cell office:value-type="float" office:value="51.5729" calcext:value-type="float">
            <text:p>51.5729</text:p>
          </table:table-cell>
          <table:table-cell office:value-type="float" office:value="51.71" calcext:value-type="float">
            <text:p>51.71</text:p>
          </table:table-cell>
          <table:table-cell office:value-type="float" office:value="49.9789" calcext:value-type="float">
            <text:p>49.9789</text:p>
          </table:table-cell>
        </table:table-row>
        <table:table-row table:style-name="ro1">
          <table:table-cell table:number-columns-repeated="3"/>
          <table:table-cell office:value-type="float" office:value="50.9427" calcext:value-type="float">
            <text:p>50.9427</text:p>
          </table:table-cell>
          <table:table-cell office:value-type="float" office:value="53.6549" calcext:value-type="float">
            <text:p>53.6549</text:p>
          </table:table-cell>
          <table:table-cell office:value-type="float" office:value="50.1886" calcext:value-type="float">
            <text:p>50.1886</text:p>
          </table:table-cell>
          <table:table-cell office:value-type="float" office:value="53.1854" calcext:value-type="float">
            <text:p>53.1854</text:p>
          </table:table-cell>
          <table:table-cell office:value-type="float" office:value="51.9344" calcext:value-type="float">
            <text:p>51.9344</text:p>
          </table:table-cell>
          <table:table-cell office:value-type="float" office:value="48.3452" calcext:value-type="float">
            <text:p>48.3452</text:p>
          </table:table-cell>
          <table:table-cell office:value-type="float" office:value="52.2728" calcext:value-type="float">
            <text:p>52.2728</text:p>
          </table:table-cell>
          <table:table-cell office:value-type="float" office:value="51.4308" calcext:value-type="float">
            <text:p>51.4308</text:p>
          </table:table-cell>
          <table:table-cell office:value-type="float" office:value="51.8307" calcext:value-type="float">
            <text:p>51.8307</text:p>
          </table:table-cell>
          <table:table-cell office:value-type="float" office:value="49.9661" calcext:value-type="float">
            <text:p>49.9661</text:p>
          </table:table-cell>
        </table:table-row>
        <table:table-row table:style-name="ro1">
          <table:table-cell table:number-columns-repeated="3"/>
          <table:table-cell office:value-type="float" office:value="50.8097" calcext:value-type="float">
            <text:p>50.8097</text:p>
          </table:table-cell>
          <table:table-cell office:value-type="float" office:value="53.6823" calcext:value-type="float">
            <text:p>53.6823</text:p>
          </table:table-cell>
          <table:table-cell office:value-type="float" office:value="50.2992" calcext:value-type="float">
            <text:p>50.2992</text:p>
          </table:table-cell>
          <table:table-cell office:value-type="float" office:value="53.1402" calcext:value-type="float">
            <text:p>53.1402</text:p>
          </table:table-cell>
          <table:table-cell office:value-type="float" office:value="51.6369" calcext:value-type="float">
            <text:p>51.6369</text:p>
          </table:table-cell>
          <table:table-cell office:value-type="float" office:value="48.2444" calcext:value-type="float">
            <text:p>48.2444</text:p>
          </table:table-cell>
          <table:table-cell office:value-type="float" office:value="52.247" calcext:value-type="float">
            <text:p>52.247</text:p>
          </table:table-cell>
          <table:table-cell office:value-type="float" office:value="51.4406" calcext:value-type="float">
            <text:p>51.4406</text:p>
          </table:table-cell>
          <table:table-cell office:value-type="float" office:value="51.7274" calcext:value-type="float">
            <text:p>51.7274</text:p>
          </table:table-cell>
          <table:table-cell office:value-type="float" office:value="49.8929" calcext:value-type="float">
            <text:p>49.8929</text:p>
          </table:table-cell>
        </table:table-row>
        <table:table-row table:style-name="ro1">
          <table:table-cell table:number-columns-repeated="3"/>
          <table:table-cell office:value-type="float" office:value="50.9421" calcext:value-type="float">
            <text:p>50.9421</text:p>
          </table:table-cell>
          <table:table-cell office:value-type="float" office:value="53.9188" calcext:value-type="float">
            <text:p>53.9188</text:p>
          </table:table-cell>
          <table:table-cell office:value-type="float" office:value="50.5018" calcext:value-type="float">
            <text:p>50.5018</text:p>
          </table:table-cell>
          <table:table-cell office:value-type="float" office:value="53.0799" calcext:value-type="float">
            <text:p>53.0799</text:p>
          </table:table-cell>
          <table:table-cell office:value-type="float" office:value="51.6288" calcext:value-type="float">
            <text:p>51.6288</text:p>
          </table:table-cell>
          <table:table-cell office:value-type="float" office:value="48.2813" calcext:value-type="float">
            <text:p>48.2813</text:p>
          </table:table-cell>
          <table:table-cell office:value-type="float" office:value="52.0379" calcext:value-type="float">
            <text:p>52.0379</text:p>
          </table:table-cell>
          <table:table-cell office:value-type="float" office:value="51.3215" calcext:value-type="float">
            <text:p>51.3215</text:p>
          </table:table-cell>
          <table:table-cell office:value-type="float" office:value="51.789" calcext:value-type="float">
            <text:p>51.789</text:p>
          </table:table-cell>
          <table:table-cell office:value-type="float" office:value="49.9556" calcext:value-type="float">
            <text:p>49.9556</text:p>
          </table:table-cell>
        </table:table-row>
        <table:table-row table:style-name="ro1">
          <table:table-cell table:number-columns-repeated="3"/>
          <table:table-cell office:value-type="float" office:value="50.988" calcext:value-type="float">
            <text:p>50.988</text:p>
          </table:table-cell>
          <table:table-cell office:value-type="float" office:value="53.9759" calcext:value-type="float">
            <text:p>53.9759</text:p>
          </table:table-cell>
          <table:table-cell office:value-type="float" office:value="50.4347" calcext:value-type="float">
            <text:p>50.4347</text:p>
          </table:table-cell>
          <table:table-cell office:value-type="float" office:value="52.9226" calcext:value-type="float">
            <text:p>52.9226</text:p>
          </table:table-cell>
          <table:table-cell office:value-type="float" office:value="51.8697" calcext:value-type="float">
            <text:p>51.8697</text:p>
          </table:table-cell>
          <table:table-cell office:value-type="float" office:value="48.4636" calcext:value-type="float">
            <text:p>48.4636</text:p>
          </table:table-cell>
          <table:table-cell office:value-type="float" office:value="52.1435" calcext:value-type="float">
            <text:p>52.1435</text:p>
          </table:table-cell>
          <table:table-cell office:value-type="float" office:value="51.4978" calcext:value-type="float">
            <text:p>51.4978</text:p>
          </table:table-cell>
          <table:table-cell office:value-type="float" office:value="51.7387" calcext:value-type="float">
            <text:p>51.7387</text:p>
          </table:table-cell>
          <table:table-cell office:value-type="float" office:value="49.9579" calcext:value-type="float">
            <text:p>49.9579</text:p>
          </table:table-cell>
        </table:table-row>
        <table:table-row table:style-name="ro1">
          <table:table-cell table:number-columns-repeated="3"/>
          <table:table-cell office:value-type="float" office:value="51.0218" calcext:value-type="float">
            <text:p>51.0218</text:p>
          </table:table-cell>
          <table:table-cell office:value-type="float" office:value="53.932" calcext:value-type="float">
            <text:p>53.932</text:p>
          </table:table-cell>
          <table:table-cell office:value-type="float" office:value="50.5919" calcext:value-type="float">
            <text:p>50.5919</text:p>
          </table:table-cell>
          <table:table-cell office:value-type="float" office:value="52.9027" calcext:value-type="float">
            <text:p>52.9027</text:p>
          </table:table-cell>
          <table:table-cell office:value-type="float" office:value="52.1283" calcext:value-type="float">
            <text:p>52.1283</text:p>
          </table:table-cell>
          <table:table-cell office:value-type="float" office:value="48.6424" calcext:value-type="float">
            <text:p>48.6424</text:p>
          </table:table-cell>
          <table:table-cell office:value-type="float" office:value="52.4201" calcext:value-type="float">
            <text:p>52.4201</text:p>
          </table:table-cell>
          <table:table-cell office:value-type="float" office:value="51.557" calcext:value-type="float">
            <text:p>51.557</text:p>
          </table:table-cell>
          <table:table-cell office:value-type="float" office:value="52.178" calcext:value-type="float">
            <text:p>52.178</text:p>
          </table:table-cell>
          <table:table-cell office:value-type="float" office:value="49.8576" calcext:value-type="float">
            <text:p>49.8576</text:p>
          </table:table-cell>
        </table:table-row>
        <table:table-row table:style-name="ro1">
          <table:table-cell table:number-columns-repeated="3"/>
          <table:table-cell office:value-type="float" office:value="51.4236" calcext:value-type="float">
            <text:p>51.4236</text:p>
          </table:table-cell>
          <table:table-cell office:value-type="float" office:value="53.8846" calcext:value-type="float">
            <text:p>53.8846</text:p>
          </table:table-cell>
          <table:table-cell office:value-type="float" office:value="50.6493" calcext:value-type="float">
            <text:p>50.6493</text:p>
          </table:table-cell>
          <table:table-cell office:value-type="float" office:value="52.7487" calcext:value-type="float">
            <text:p>52.7487</text:p>
          </table:table-cell>
          <table:table-cell office:value-type="float" office:value="52.3096" calcext:value-type="float">
            <text:p>52.3096</text:p>
          </table:table-cell>
          <table:table-cell office:value-type="float" office:value="48.5926" calcext:value-type="float">
            <text:p>48.5926</text:p>
          </table:table-cell>
          <table:table-cell office:value-type="float" office:value="52.3651" calcext:value-type="float">
            <text:p>52.3651</text:p>
          </table:table-cell>
          <table:table-cell office:value-type="float" office:value="51.3243" calcext:value-type="float">
            <text:p>51.3243</text:p>
          </table:table-cell>
          <table:table-cell office:value-type="float" office:value="52.3549" calcext:value-type="float">
            <text:p>52.3549</text:p>
          </table:table-cell>
          <table:table-cell office:value-type="float" office:value="50.0584" calcext:value-type="float">
            <text:p>50.0584</text:p>
          </table:table-cell>
        </table:table-row>
        <table:table-row table:style-name="ro1">
          <table:table-cell table:number-columns-repeated="3"/>
          <table:table-cell office:value-type="float" office:value="51.3546" calcext:value-type="float">
            <text:p>51.3546</text:p>
          </table:table-cell>
          <table:table-cell office:value-type="float" office:value="53.748" calcext:value-type="float">
            <text:p>53.748</text:p>
          </table:table-cell>
          <table:table-cell office:value-type="float" office:value="50.6654" calcext:value-type="float">
            <text:p>50.6654</text:p>
          </table:table-cell>
          <table:table-cell office:value-type="float" office:value="52.7252" calcext:value-type="float">
            <text:p>52.7252</text:p>
          </table:table-cell>
          <table:table-cell office:value-type="float" office:value="52.1171" calcext:value-type="float">
            <text:p>52.1171</text:p>
          </table:table-cell>
          <table:table-cell office:value-type="float" office:value="48.569" calcext:value-type="float">
            <text:p>48.569</text:p>
          </table:table-cell>
          <table:table-cell office:value-type="float" office:value="52.4363" calcext:value-type="float">
            <text:p>52.4363</text:p>
          </table:table-cell>
          <table:table-cell office:value-type="float" office:value="51.337" calcext:value-type="float">
            <text:p>51.337</text:p>
          </table:table-cell>
          <table:table-cell office:value-type="float" office:value="52.3829" calcext:value-type="float">
            <text:p>52.3829</text:p>
          </table:table-cell>
          <table:table-cell office:value-type="float" office:value="50.0424" calcext:value-type="float">
            <text:p>50.0424</text:p>
          </table:table-cell>
        </table:table-row>
        <table:table-row table:style-name="ro1">
          <table:table-cell table:number-columns-repeated="3"/>
          <table:table-cell office:value-type="float" office:value="51.4694" calcext:value-type="float">
            <text:p>51.4694</text:p>
          </table:table-cell>
          <table:table-cell office:value-type="float" office:value="53.7114" calcext:value-type="float">
            <text:p>53.7114</text:p>
          </table:table-cell>
          <table:table-cell office:value-type="float" office:value="50.7407" calcext:value-type="float">
            <text:p>50.7407</text:p>
          </table:table-cell>
          <table:table-cell office:value-type="float" office:value="52.7359" calcext:value-type="float">
            <text:p>52.7359</text:p>
          </table:table-cell>
          <table:table-cell office:value-type="float" office:value="52.4765" calcext:value-type="float">
            <text:p>52.4765</text:p>
          </table:table-cell>
          <table:table-cell office:value-type="float" office:value="48.629" calcext:value-type="float">
            <text:p>48.629</text:p>
          </table:table-cell>
          <table:table-cell office:value-type="float" office:value="52.3921" calcext:value-type="float">
            <text:p>52.3921</text:p>
          </table:table-cell>
          <table:table-cell office:value-type="float" office:value="51.3198" calcext:value-type="float">
            <text:p>51.3198</text:p>
          </table:table-cell>
          <table:table-cell office:value-type="float" office:value="52.1695" calcext:value-type="float">
            <text:p>52.1695</text:p>
          </table:table-cell>
          <table:table-cell office:value-type="float" office:value="50.0727" calcext:value-type="float">
            <text:p>50.0727</text:p>
          </table:table-cell>
        </table:table-row>
        <table:table-row table:style-name="ro1">
          <table:table-cell table:number-columns-repeated="3"/>
          <table:table-cell office:value-type="float" office:value="51.2346" calcext:value-type="float">
            <text:p>51.2346</text:p>
          </table:table-cell>
          <table:table-cell office:value-type="float" office:value="53.5075" calcext:value-type="float">
            <text:p>53.5075</text:p>
          </table:table-cell>
          <table:table-cell office:value-type="float" office:value="50.7711" calcext:value-type="float">
            <text:p>50.7711</text:p>
          </table:table-cell>
          <table:table-cell office:value-type="float" office:value="52.7431" calcext:value-type="float">
            <text:p>52.7431</text:p>
          </table:table-cell>
          <table:table-cell office:value-type="float" office:value="52.4448" calcext:value-type="float">
            <text:p>52.4448</text:p>
          </table:table-cell>
          <table:table-cell office:value-type="float" office:value="48.5416" calcext:value-type="float">
            <text:p>48.5416</text:p>
          </table:table-cell>
          <table:table-cell office:value-type="float" office:value="52.3646" calcext:value-type="float">
            <text:p>52.3646</text:p>
          </table:table-cell>
          <table:table-cell office:value-type="float" office:value="51.1841" calcext:value-type="float">
            <text:p>51.1841</text:p>
          </table:table-cell>
          <table:table-cell office:value-type="float" office:value="52.0497" calcext:value-type="float">
            <text:p>52.0497</text:p>
          </table:table-cell>
          <table:table-cell office:value-type="float" office:value="50.0488" calcext:value-type="float">
            <text:p>50.0488</text:p>
          </table:table-cell>
        </table:table-row>
        <table:table-row table:style-name="ro1">
          <table:table-cell table:number-columns-repeated="3"/>
          <table:table-cell office:value-type="float" office:value="51.543" calcext:value-type="float">
            <text:p>51.543</text:p>
          </table:table-cell>
          <table:table-cell office:value-type="float" office:value="53.71" calcext:value-type="float">
            <text:p>53.71</text:p>
          </table:table-cell>
          <table:table-cell office:value-type="float" office:value="50.8304" calcext:value-type="float">
            <text:p>50.8304</text:p>
          </table:table-cell>
          <table:table-cell office:value-type="float" office:value="52.7099" calcext:value-type="float">
            <text:p>52.7099</text:p>
          </table:table-cell>
          <table:table-cell office:value-type="float" office:value="52.4622" calcext:value-type="float">
            <text:p>52.4622</text:p>
          </table:table-cell>
          <table:table-cell office:value-type="float" office:value="48.5026" calcext:value-type="float">
            <text:p>48.5026</text:p>
          </table:table-cell>
          <table:table-cell office:value-type="float" office:value="52.3921" calcext:value-type="float">
            <text:p>52.3921</text:p>
          </table:table-cell>
          <table:table-cell office:value-type="float" office:value="51.1644" calcext:value-type="float">
            <text:p>51.1644</text:p>
          </table:table-cell>
          <table:table-cell office:value-type="float" office:value="52.0094" calcext:value-type="float">
            <text:p>52.0094</text:p>
          </table:table-cell>
          <table:table-cell office:value-type="float" office:value="50.1689" calcext:value-type="float">
            <text:p>50.1689</text:p>
          </table:table-cell>
        </table:table-row>
        <table:table-row table:style-name="ro1">
          <table:table-cell table:number-columns-repeated="3"/>
          <table:table-cell office:value-type="float" office:value="51.4043" calcext:value-type="float">
            <text:p>51.4043</text:p>
          </table:table-cell>
          <table:table-cell office:value-type="float" office:value="53.3779" calcext:value-type="float">
            <text:p>53.3779</text:p>
          </table:table-cell>
          <table:table-cell office:value-type="float" office:value="50.7771" calcext:value-type="float">
            <text:p>50.7771</text:p>
          </table:table-cell>
          <table:table-cell office:value-type="float" office:value="52.6288" calcext:value-type="float">
            <text:p>52.6288</text:p>
          </table:table-cell>
          <table:table-cell office:value-type="float" office:value="52.6642" calcext:value-type="float">
            <text:p>52.6642</text:p>
          </table:table-cell>
          <table:table-cell office:value-type="float" office:value="48.4126" calcext:value-type="float">
            <text:p>48.4126</text:p>
          </table:table-cell>
          <table:table-cell office:value-type="float" office:value="52.3799" calcext:value-type="float">
            <text:p>52.3799</text:p>
          </table:table-cell>
          <table:table-cell office:value-type="float" office:value="51.266" calcext:value-type="float">
            <text:p>51.266</text:p>
          </table:table-cell>
          <table:table-cell office:value-type="float" office:value="52.2741" calcext:value-type="float">
            <text:p>52.2741</text:p>
          </table:table-cell>
          <table:table-cell office:value-type="float" office:value="50.2124" calcext:value-type="float">
            <text:p>50.2124</text:p>
          </table:table-cell>
        </table:table-row>
        <table:table-row table:style-name="ro1">
          <table:table-cell table:number-columns-repeated="3"/>
          <table:table-cell office:value-type="float" office:value="51.2488" calcext:value-type="float">
            <text:p>51.2488</text:p>
          </table:table-cell>
          <table:table-cell office:value-type="float" office:value="53.4087" calcext:value-type="float">
            <text:p>53.4087</text:p>
          </table:table-cell>
          <table:table-cell office:value-type="float" office:value="50.7126" calcext:value-type="float">
            <text:p>50.7126</text:p>
          </table:table-cell>
          <table:table-cell office:value-type="float" office:value="52.4435" calcext:value-type="float">
            <text:p>52.4435</text:p>
          </table:table-cell>
          <table:table-cell office:value-type="float" office:value="52.5504" calcext:value-type="float">
            <text:p>52.5504</text:p>
          </table:table-cell>
          <table:table-cell office:value-type="float" office:value="48.5306" calcext:value-type="float">
            <text:p>48.5306</text:p>
          </table:table-cell>
          <table:table-cell office:value-type="float" office:value="52.5484" calcext:value-type="float">
            <text:p>52.5484</text:p>
          </table:table-cell>
          <table:table-cell office:value-type="float" office:value="51.6229" calcext:value-type="float">
            <text:p>51.6229</text:p>
          </table:table-cell>
          <table:table-cell office:value-type="float" office:value="52.0962" calcext:value-type="float">
            <text:p>52.0962</text:p>
          </table:table-cell>
          <table:table-cell office:value-type="float" office:value="50.0164" calcext:value-type="float">
            <text:p>50.0164</text:p>
          </table:table-cell>
        </table:table-row>
        <table:table-row table:style-name="ro1">
          <table:table-cell table:number-columns-repeated="3"/>
          <table:table-cell office:value-type="float" office:value="51.2247" calcext:value-type="float">
            <text:p>51.2247</text:p>
          </table:table-cell>
          <table:table-cell office:value-type="float" office:value="53.2758" calcext:value-type="float">
            <text:p>53.2758</text:p>
          </table:table-cell>
          <table:table-cell office:value-type="float" office:value="50.5562" calcext:value-type="float">
            <text:p>50.5562</text:p>
          </table:table-cell>
          <table:table-cell office:value-type="float" office:value="52.4752" calcext:value-type="float">
            <text:p>52.4752</text:p>
          </table:table-cell>
          <table:table-cell office:value-type="float" office:value="52.5499" calcext:value-type="float">
            <text:p>52.5499</text:p>
          </table:table-cell>
          <table:table-cell office:value-type="float" office:value="48.5453" calcext:value-type="float">
            <text:p>48.5453</text:p>
          </table:table-cell>
          <table:table-cell office:value-type="float" office:value="52.4707" calcext:value-type="float">
            <text:p>52.4707</text:p>
          </table:table-cell>
          <table:table-cell office:value-type="float" office:value="51.6661" calcext:value-type="float">
            <text:p>51.6661</text:p>
          </table:table-cell>
          <table:table-cell office:value-type="float" office:value="51.9928" calcext:value-type="float">
            <text:p>51.9928</text:p>
          </table:table-cell>
          <table:table-cell office:value-type="float" office:value="50.2207" calcext:value-type="float">
            <text:p>50.2207</text:p>
          </table:table-cell>
        </table:table-row>
        <table:table-row table:style-name="ro1">
          <table:table-cell table:number-columns-repeated="3"/>
          <table:table-cell office:value-type="float" office:value="51.0808" calcext:value-type="float">
            <text:p>51.0808</text:p>
          </table:table-cell>
          <table:table-cell office:value-type="float" office:value="53.1676" calcext:value-type="float">
            <text:p>53.1676</text:p>
          </table:table-cell>
          <table:table-cell office:value-type="float" office:value="50.4274" calcext:value-type="float">
            <text:p>50.4274</text:p>
          </table:table-cell>
          <table:table-cell office:value-type="float" office:value="52.3524" calcext:value-type="float">
            <text:p>52.3524</text:p>
          </table:table-cell>
          <table:table-cell office:value-type="float" office:value="52.6032" calcext:value-type="float">
            <text:p>52.6032</text:p>
          </table:table-cell>
          <table:table-cell office:value-type="float" office:value="48.4454" calcext:value-type="float">
            <text:p>48.4454</text:p>
          </table:table-cell>
          <table:table-cell office:value-type="float" office:value="52.6116" calcext:value-type="float">
            <text:p>52.6116</text:p>
          </table:table-cell>
          <table:table-cell office:value-type="float" office:value="51.7726" calcext:value-type="float">
            <text:p>51.7726</text:p>
          </table:table-cell>
          <table:table-cell office:value-type="float" office:value="52.0156" calcext:value-type="float">
            <text:p>52.0156</text:p>
          </table:table-cell>
          <table:table-cell office:value-type="float" office:value="50.4793" calcext:value-type="float">
            <text:p>50.4793</text:p>
          </table:table-cell>
        </table:table-row>
        <table:table-row table:style-name="ro1">
          <table:table-cell table:number-columns-repeated="3"/>
          <table:table-cell office:value-type="float" office:value="50.8934" calcext:value-type="float">
            <text:p>50.8934</text:p>
          </table:table-cell>
          <table:table-cell office:value-type="float" office:value="53.0768" calcext:value-type="float">
            <text:p>53.0768</text:p>
          </table:table-cell>
          <table:table-cell office:value-type="float" office:value="50.3845" calcext:value-type="float">
            <text:p>50.3845</text:p>
          </table:table-cell>
          <table:table-cell office:value-type="float" office:value="52.319" calcext:value-type="float">
            <text:p>52.319</text:p>
          </table:table-cell>
          <table:table-cell office:value-type="float" office:value="52.545" calcext:value-type="float">
            <text:p>52.545</text:p>
          </table:table-cell>
          <table:table-cell office:value-type="float" office:value="48.6827" calcext:value-type="float">
            <text:p>48.6827</text:p>
          </table:table-cell>
          <table:table-cell office:value-type="float" office:value="52.6561" calcext:value-type="float">
            <text:p>52.6561</text:p>
          </table:table-cell>
          <table:table-cell office:value-type="float" office:value="51.8842" calcext:value-type="float">
            <text:p>51.8842</text:p>
          </table:table-cell>
          <table:table-cell office:value-type="float" office:value="51.9096" calcext:value-type="float">
            <text:p>51.9096</text:p>
          </table:table-cell>
          <table:table-cell office:value-type="float" office:value="50.5204" calcext:value-type="float">
            <text:p>50.5204</text:p>
          </table:table-cell>
        </table:table-row>
        <table:table-row table:style-name="ro1">
          <table:table-cell table:number-columns-repeated="3"/>
          <table:table-cell office:value-type="float" office:value="51.0204" calcext:value-type="float">
            <text:p>51.0204</text:p>
          </table:table-cell>
          <table:table-cell office:value-type="float" office:value="52.9764" calcext:value-type="float">
            <text:p>52.9764</text:p>
          </table:table-cell>
          <table:table-cell office:value-type="float" office:value="50.2145" calcext:value-type="float">
            <text:p>50.2145</text:p>
          </table:table-cell>
          <table:table-cell office:value-type="float" office:value="52.2272" calcext:value-type="float">
            <text:p>52.2272</text:p>
          </table:table-cell>
          <table:table-cell office:value-type="float" office:value="52.6215" calcext:value-type="float">
            <text:p>52.6215</text:p>
          </table:table-cell>
          <table:table-cell office:value-type="float" office:value="48.5944" calcext:value-type="float">
            <text:p>48.5944</text:p>
          </table:table-cell>
          <table:table-cell office:value-type="float" office:value="52.566" calcext:value-type="float">
            <text:p>52.566</text:p>
          </table:table-cell>
          <table:table-cell office:value-type="float" office:value="52.1069" calcext:value-type="float">
            <text:p>52.1069</text:p>
          </table:table-cell>
          <table:table-cell office:value-type="float" office:value="51.6879" calcext:value-type="float">
            <text:p>51.6879</text:p>
          </table:table-cell>
          <table:table-cell office:value-type="float" office:value="50.6639" calcext:value-type="float">
            <text:p>50.6639</text:p>
          </table:table-cell>
        </table:table-row>
        <table:table-row table:style-name="ro1">
          <table:table-cell table:number-columns-repeated="3"/>
          <table:table-cell office:value-type="float" office:value="51.1335" calcext:value-type="float">
            <text:p>51.1335</text:p>
          </table:table-cell>
          <table:table-cell office:value-type="float" office:value="53.1634" calcext:value-type="float">
            <text:p>53.1634</text:p>
          </table:table-cell>
          <table:table-cell office:value-type="float" office:value="50.1555" calcext:value-type="float">
            <text:p>50.1555</text:p>
          </table:table-cell>
          <table:table-cell office:value-type="float" office:value="52.0919" calcext:value-type="float">
            <text:p>52.0919</text:p>
          </table:table-cell>
          <table:table-cell office:value-type="float" office:value="52.5436" calcext:value-type="float">
            <text:p>52.5436</text:p>
          </table:table-cell>
          <table:table-cell office:value-type="float" office:value="48.296" calcext:value-type="float">
            <text:p>48.296</text:p>
          </table:table-cell>
          <table:table-cell office:value-type="float" office:value="52.6678" calcext:value-type="float">
            <text:p>52.6678</text:p>
          </table:table-cell>
          <table:table-cell office:value-type="float" office:value="51.9704" calcext:value-type="float">
            <text:p>51.9704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50.8626" calcext:value-type="float">
            <text:p>50.8626</text:p>
          </table:table-cell>
        </table:table-row>
        <table:table-row table:style-name="ro1">
          <table:table-cell table:number-columns-repeated="3"/>
          <table:table-cell office:value-type="float" office:value="51.1441" calcext:value-type="float">
            <text:p>51.1441</text:p>
          </table:table-cell>
          <table:table-cell office:value-type="float" office:value="53.3495" calcext:value-type="float">
            <text:p>53.3495</text:p>
          </table:table-cell>
          <table:table-cell office:value-type="float" office:value="50.4772" calcext:value-type="float">
            <text:p>50.4772</text:p>
          </table:table-cell>
          <table:table-cell office:value-type="float" office:value="52.0747" calcext:value-type="float">
            <text:p>52.0747</text:p>
          </table:table-cell>
          <table:table-cell office:value-type="float" office:value="52.526" calcext:value-type="float">
            <text:p>52.526</text:p>
          </table:table-cell>
          <table:table-cell office:value-type="float" office:value="48.3416" calcext:value-type="float">
            <text:p>48.3416</text:p>
          </table:table-cell>
          <table:table-cell office:value-type="float" office:value="52.4958" calcext:value-type="float">
            <text:p>52.4958</text:p>
          </table:table-cell>
          <table:table-cell office:value-type="float" office:value="51.8567" calcext:value-type="float">
            <text:p>51.8567</text:p>
          </table:table-cell>
          <table:table-cell office:value-type="float" office:value="51.9833" calcext:value-type="float">
            <text:p>51.9833</text:p>
          </table:table-cell>
          <table:table-cell office:value-type="float" office:value="50.6823" calcext:value-type="float">
            <text:p>50.6823</text:p>
          </table:table-cell>
        </table:table-row>
        <table:table-row table:style-name="ro1">
          <table:table-cell table:number-columns-repeated="3"/>
          <table:table-cell office:value-type="float" office:value="51.0944" calcext:value-type="float">
            <text:p>51.0944</text:p>
          </table:table-cell>
          <table:table-cell office:value-type="float" office:value="53.1499" calcext:value-type="float">
            <text:p>53.1499</text:p>
          </table:table-cell>
          <table:table-cell office:value-type="float" office:value="50.3822" calcext:value-type="float">
            <text:p>50.3822</text:p>
          </table:table-cell>
          <table:table-cell office:value-type="float" office:value="52.5139" calcext:value-type="float">
            <text:p>52.5139</text:p>
          </table:table-cell>
          <table:table-cell office:value-type="float" office:value="52.7035" calcext:value-type="float">
            <text:p>52.7035</text:p>
          </table:table-cell>
          <table:table-cell office:value-type="float" office:value="48.2572" calcext:value-type="float">
            <text:p>48.2572</text:p>
          </table:table-cell>
          <table:table-cell office:value-type="float" office:value="52.3965" calcext:value-type="float">
            <text:p>52.3965</text:p>
          </table:table-cell>
          <table:table-cell office:value-type="float" office:value="51.5407" calcext:value-type="float">
            <text:p>51.5407</text:p>
          </table:table-cell>
          <table:table-cell office:value-type="float" office:value="52.4055" calcext:value-type="float">
            <text:p>52.4055</text:p>
          </table:table-cell>
          <table:table-cell office:value-type="float" office:value="50.5249" calcext:value-type="float">
            <text:p>50.5249</text:p>
          </table:table-cell>
        </table:table-row>
        <table:table-row table:style-name="ro1">
          <table:table-cell table:number-columns-repeated="3"/>
          <table:table-cell office:value-type="float" office:value="51.2052" calcext:value-type="float">
            <text:p>51.2052</text:p>
          </table:table-cell>
          <table:table-cell office:value-type="float" office:value="52.9586" calcext:value-type="float">
            <text:p>52.9586</text:p>
          </table:table-cell>
          <table:table-cell office:value-type="float" office:value="50.5298" calcext:value-type="float">
            <text:p>50.5298</text:p>
          </table:table-cell>
          <table:table-cell office:value-type="float" office:value="52.465" calcext:value-type="float">
            <text:p>52.465</text:p>
          </table:table-cell>
          <table:table-cell office:value-type="float" office:value="53.042" calcext:value-type="float">
            <text:p>53.042</text:p>
          </table:table-cell>
          <table:table-cell office:value-type="float" office:value="48.3805" calcext:value-type="float">
            <text:p>48.3805</text:p>
          </table:table-cell>
          <table:table-cell office:value-type="float" office:value="52.5814" calcext:value-type="float">
            <text:p>52.5814</text:p>
          </table:table-cell>
          <table:table-cell office:value-type="float" office:value="51.3537" calcext:value-type="float">
            <text:p>51.3537</text:p>
          </table:table-cell>
          <table:table-cell office:value-type="float" office:value="52.6834" calcext:value-type="float">
            <text:p>52.6834</text:p>
          </table:table-cell>
          <table:table-cell office:value-type="float" office:value="50.625" calcext:value-type="float">
            <text:p>50.625</text:p>
          </table:table-cell>
        </table:table-row>
        <table:table-row table:style-name="ro1">
          <table:table-cell table:number-columns-repeated="3"/>
          <table:table-cell office:value-type="float" office:value="51.1142" calcext:value-type="float">
            <text:p>51.1142</text:p>
          </table:table-cell>
          <table:table-cell office:value-type="float" office:value="53.2217" calcext:value-type="float">
            <text:p>53.2217</text:p>
          </table:table-cell>
          <table:table-cell office:value-type="float" office:value="50.4118" calcext:value-type="float">
            <text:p>50.4118</text:p>
          </table:table-cell>
          <table:table-cell office:value-type="float" office:value="52.5285" calcext:value-type="float">
            <text:p>52.5285</text:p>
          </table:table-cell>
          <table:table-cell office:value-type="float" office:value="52.9739" calcext:value-type="float">
            <text:p>52.9739</text:p>
          </table:table-cell>
          <table:table-cell office:value-type="float" office:value="48.569" calcext:value-type="float">
            <text:p>48.569</text:p>
          </table:table-cell>
          <table:table-cell office:value-type="float" office:value="52.6921" calcext:value-type="float">
            <text:p>52.6921</text:p>
          </table:table-cell>
          <table:table-cell office:value-type="float" office:value="51.5866" calcext:value-type="float">
            <text:p>51.5866</text:p>
          </table:table-cell>
          <table:table-cell office:value-type="float" office:value="52.8253" calcext:value-type="float">
            <text:p>52.8253</text:p>
          </table:table-cell>
          <table:table-cell office:value-type="float" office:value="50.8803" calcext:value-type="float">
            <text:p>50.8803</text:p>
          </table:table-cell>
        </table:table-row>
        <table:table-row table:style-name="ro1">
          <table:table-cell table:number-columns-repeated="3"/>
          <table:table-cell office:value-type="float" office:value="51.0064" calcext:value-type="float">
            <text:p>51.0064</text:p>
          </table:table-cell>
          <table:table-cell office:value-type="float" office:value="53.4929" calcext:value-type="float">
            <text:p>53.4929</text:p>
          </table:table-cell>
          <table:table-cell office:value-type="float" office:value="50.2826" calcext:value-type="float">
            <text:p>50.2826</text:p>
          </table:table-cell>
          <table:table-cell office:value-type="float" office:value="52.7423" calcext:value-type="float">
            <text:p>52.7423</text:p>
          </table:table-cell>
          <table:table-cell office:value-type="float" office:value="52.8895" calcext:value-type="float">
            <text:p>52.8895</text:p>
          </table:table-cell>
          <table:table-cell office:value-type="float" office:value="48.7684" calcext:value-type="float">
            <text:p>48.7684</text:p>
          </table:table-cell>
          <table:table-cell office:value-type="float" office:value="52.8645" calcext:value-type="float">
            <text:p>52.8645</text:p>
          </table:table-cell>
          <table:table-cell office:value-type="float" office:value="51.3306" calcext:value-type="float">
            <text:p>51.3306</text:p>
          </table:table-cell>
          <table:table-cell office:value-type="float" office:value="52.664" calcext:value-type="float">
            <text:p>52.664</text:p>
          </table:table-cell>
          <table:table-cell office:value-type="float" office:value="50.8574" calcext:value-type="float">
            <text:p>50.8574</text:p>
          </table:table-cell>
        </table:table-row>
        <table:table-row table:style-name="ro1">
          <table:table-cell table:number-columns-repeated="3"/>
          <table:table-cell office:value-type="float" office:value="51.1615" calcext:value-type="float">
            <text:p>51.1615</text:p>
          </table:table-cell>
          <table:table-cell office:value-type="float" office:value="53.6159" calcext:value-type="float">
            <text:p>53.6159</text:p>
          </table:table-cell>
          <table:table-cell office:value-type="float" office:value="50.667" calcext:value-type="float">
            <text:p>50.667</text:p>
          </table:table-cell>
          <table:table-cell office:value-type="float" office:value="52.5466" calcext:value-type="float">
            <text:p>52.5466</text:p>
          </table:table-cell>
          <table:table-cell office:value-type="float" office:value="53.066" calcext:value-type="float">
            <text:p>53.066</text:p>
          </table:table-cell>
          <table:table-cell office:value-type="float" office:value="48.6329" calcext:value-type="float">
            <text:p>48.6329</text:p>
          </table:table-cell>
          <table:table-cell office:value-type="float" office:value="53.1992" calcext:value-type="float">
            <text:p>53.1992</text:p>
          </table:table-cell>
          <table:table-cell office:value-type="float" office:value="51.6615" calcext:value-type="float">
            <text:p>51.6615</text:p>
          </table:table-cell>
          <table:table-cell office:value-type="float" office:value="52.5448" calcext:value-type="float">
            <text:p>52.5448</text:p>
          </table:table-cell>
          <table:table-cell office:value-type="float" office:value="50.8177" calcext:value-type="float">
            <text:p>50.8177</text:p>
          </table:table-cell>
        </table:table-row>
        <table:table-row table:style-name="ro1">
          <table:table-cell table:number-columns-repeated="3"/>
          <table:table-cell office:value-type="float" office:value="51.0263" calcext:value-type="float">
            <text:p>51.0263</text:p>
          </table:table-cell>
          <table:table-cell office:value-type="float" office:value="53.2739" calcext:value-type="float">
            <text:p>53.2739</text:p>
          </table:table-cell>
          <table:table-cell office:value-type="float" office:value="50.571" calcext:value-type="float">
            <text:p>50.571</text:p>
          </table:table-cell>
          <table:table-cell office:value-type="float" office:value="52.9341" calcext:value-type="float">
            <text:p>52.9341</text:p>
          </table:table-cell>
          <table:table-cell office:value-type="float" office:value="52.9173" calcext:value-type="float">
            <text:p>52.9173</text:p>
          </table:table-cell>
          <table:table-cell office:value-type="float" office:value="48.7455" calcext:value-type="float">
            <text:p>48.7455</text:p>
          </table:table-cell>
          <table:table-cell office:value-type="float" office:value="53.2544" calcext:value-type="float">
            <text:p>53.2544</text:p>
          </table:table-cell>
          <table:table-cell office:value-type="float" office:value="51.7854" calcext:value-type="float">
            <text:p>51.7854</text:p>
          </table:table-cell>
          <table:table-cell office:value-type="float" office:value="52.7865" calcext:value-type="float">
            <text:p>52.7865</text:p>
          </table:table-cell>
          <table:table-cell office:value-type="float" office:value="50.6029" calcext:value-type="float">
            <text:p>50.6029</text:p>
          </table:table-cell>
        </table:table-row>
        <table:table-row table:style-name="ro1">
          <table:table-cell table:number-columns-repeated="3"/>
          <table:table-cell office:value-type="float" office:value="50.8982" calcext:value-type="float">
            <text:p>50.8982</text:p>
          </table:table-cell>
          <table:table-cell office:value-type="float" office:value="53.458" calcext:value-type="float">
            <text:p>53.458</text:p>
          </table:table-cell>
          <table:table-cell office:value-type="float" office:value="50.9123" calcext:value-type="float">
            <text:p>50.9123</text:p>
          </table:table-cell>
          <table:table-cell office:value-type="float" office:value="53.1384" calcext:value-type="float">
            <text:p>53.1384</text:p>
          </table:table-cell>
          <table:table-cell office:value-type="float" office:value="53.1051" calcext:value-type="float">
            <text:p>53.1051</text:p>
          </table:table-cell>
          <table:table-cell office:value-type="float" office:value="48.5379" calcext:value-type="float">
            <text:p>48.5379</text:p>
          </table:table-cell>
          <table:table-cell office:value-type="float" office:value="53.1901" calcext:value-type="float">
            <text:p>53.1901</text:p>
          </table:table-cell>
          <table:table-cell office:value-type="float" office:value="52.0231" calcext:value-type="float">
            <text:p>52.0231</text:p>
          </table:table-cell>
          <table:table-cell office:value-type="float" office:value="52.7361" calcext:value-type="float">
            <text:p>52.7361</text:p>
          </table:table-cell>
          <table:table-cell office:value-type="float" office:value="50.969" calcext:value-type="float">
            <text:p>50.969</text:p>
          </table:table-cell>
        </table:table-row>
        <table:table-row table:style-name="ro1">
          <table:table-cell table:number-columns-repeated="3"/>
          <table:table-cell office:value-type="float" office:value="50.9898" calcext:value-type="float">
            <text:p>50.9898</text:p>
          </table:table-cell>
          <table:table-cell office:value-type="float" office:value="53.2884" calcext:value-type="float">
            <text:p>53.2884</text:p>
          </table:table-cell>
          <table:table-cell office:value-type="float" office:value="50.7648" calcext:value-type="float">
            <text:p>50.7648</text:p>
          </table:table-cell>
          <table:table-cell office:value-type="float" office:value="53.0485" calcext:value-type="float">
            <text:p>53.0485</text:p>
          </table:table-cell>
          <table:table-cell office:value-type="float" office:value="53.0517" calcext:value-type="float">
            <text:p>53.0517</text:p>
          </table:table-cell>
          <table:table-cell office:value-type="float" office:value="48.5869" calcext:value-type="float">
            <text:p>48.5869</text:p>
          </table:table-cell>
          <table:table-cell office:value-type="float" office:value="53.3323" calcext:value-type="float">
            <text:p>53.3323</text:p>
          </table:table-cell>
          <table:table-cell office:value-type="float" office:value="52.0785" calcext:value-type="float">
            <text:p>52.0785</text:p>
          </table:table-cell>
          <table:table-cell office:value-type="float" office:value="52.7041" calcext:value-type="float">
            <text:p>52.7041</text:p>
          </table:table-cell>
          <table:table-cell office:value-type="float" office:value="50.9521" calcext:value-type="float">
            <text:p>50.9521</text:p>
          </table:table-cell>
        </table:table-row>
        <table:table-row table:style-name="ro1">
          <table:table-cell table:number-columns-repeated="3"/>
          <table:table-cell office:value-type="float" office:value="50.9503" calcext:value-type="float">
            <text:p>50.9503</text:p>
          </table:table-cell>
          <table:table-cell office:value-type="float" office:value="53.3723" calcext:value-type="float">
            <text:p>53.3723</text:p>
          </table:table-cell>
          <table:table-cell office:value-type="float" office:value="50.6149" calcext:value-type="float">
            <text:p>50.6149</text:p>
          </table:table-cell>
          <table:table-cell office:value-type="float" office:value="53.012" calcext:value-type="float">
            <text:p>53.012</text:p>
          </table:table-cell>
          <table:table-cell office:value-type="float" office:value="53.2509" calcext:value-type="float">
            <text:p>53.2509</text:p>
          </table:table-cell>
          <table:table-cell office:value-type="float" office:value="48.3611" calcext:value-type="float">
            <text:p>48.3611</text:p>
          </table:table-cell>
          <table:table-cell office:value-type="float" office:value="53.5707" calcext:value-type="float">
            <text:p>53.5707</text:p>
          </table:table-cell>
          <table:table-cell office:value-type="float" office:value="52.2617" calcext:value-type="float">
            <text:p>52.2617</text:p>
          </table:table-cell>
          <table:table-cell office:value-type="float" office:value="52.6836" calcext:value-type="float">
            <text:p>52.6836</text:p>
          </table:table-cell>
          <table:table-cell office:value-type="float" office:value="50.9105" calcext:value-type="float">
            <text:p>50.9105</text:p>
          </table:table-cell>
        </table:table-row>
        <table:table-row table:style-name="ro1">
          <table:table-cell table:number-columns-repeated="3"/>
          <table:table-cell office:value-type="float" office:value="50.8031" calcext:value-type="float">
            <text:p>50.8031</text:p>
          </table:table-cell>
          <table:table-cell office:value-type="float" office:value="53.1965" calcext:value-type="float">
            <text:p>53.1965</text:p>
          </table:table-cell>
          <table:table-cell office:value-type="float" office:value="50.5357" calcext:value-type="float">
            <text:p>50.5357</text:p>
          </table:table-cell>
          <table:table-cell office:value-type="float" office:value="52.7782" calcext:value-type="float">
            <text:p>52.7782</text:p>
          </table:table-cell>
          <table:table-cell office:value-type="float" office:value="53.1" calcext:value-type="float">
            <text:p>53.1</text:p>
          </table:table-cell>
          <table:table-cell office:value-type="float" office:value="48.6083" calcext:value-type="float">
            <text:p>48.6083</text:p>
          </table:table-cell>
          <table:table-cell office:value-type="float" office:value="53.5738" calcext:value-type="float">
            <text:p>53.5738</text:p>
          </table:table-cell>
          <table:table-cell office:value-type="float" office:value="52.1909" calcext:value-type="float">
            <text:p>52.1909</text:p>
          </table:table-cell>
          <table:table-cell office:value-type="float" office:value="52.6807" calcext:value-type="float">
            <text:p>52.6807</text:p>
          </table:table-cell>
          <table:table-cell office:value-type="float" office:value="51.0839" calcext:value-type="float">
            <text:p>51.0839</text:p>
          </table:table-cell>
        </table:table-row>
        <table:table-row table:style-name="ro1">
          <table:table-cell table:number-columns-repeated="3"/>
          <table:table-cell office:value-type="float" office:value="50.7871" calcext:value-type="float">
            <text:p>50.7871</text:p>
          </table:table-cell>
          <table:table-cell office:value-type="float" office:value="53.2301" calcext:value-type="float">
            <text:p>53.2301</text:p>
          </table:table-cell>
          <table:table-cell office:value-type="float" office:value="50.5141" calcext:value-type="float">
            <text:p>50.5141</text:p>
          </table:table-cell>
          <table:table-cell office:value-type="float" office:value="52.5681" calcext:value-type="float">
            <text:p>52.5681</text:p>
          </table:table-cell>
          <table:table-cell office:value-type="float" office:value="53.2275" calcext:value-type="float">
            <text:p>53.2275</text:p>
          </table:table-cell>
          <table:table-cell office:value-type="float" office:value="48.4882" calcext:value-type="float">
            <text:p>48.4882</text:p>
          </table:table-cell>
          <table:table-cell office:value-type="float" office:value="53.3291" calcext:value-type="float">
            <text:p>53.3291</text:p>
          </table:table-cell>
          <table:table-cell office:value-type="float" office:value="52.0738" calcext:value-type="float">
            <text:p>52.0738</text:p>
          </table:table-cell>
          <table:table-cell office:value-type="float" office:value="52.7639" calcext:value-type="float">
            <text:p>52.7639</text:p>
          </table:table-cell>
          <table:table-cell office:value-type="float" office:value="51.0169" calcext:value-type="float">
            <text:p>51.0169</text:p>
          </table:table-cell>
        </table:table-row>
        <table:table-row table:style-name="ro1">
          <table:table-cell table:number-columns-repeated="3"/>
          <table:table-cell office:value-type="float" office:value="50.7551" calcext:value-type="float">
            <text:p>50.7551</text:p>
          </table:table-cell>
          <table:table-cell office:value-type="float" office:value="53.1359" calcext:value-type="float">
            <text:p>53.1359</text:p>
          </table:table-cell>
          <table:table-cell office:value-type="float" office:value="50.4191" calcext:value-type="float">
            <text:p>50.4191</text:p>
          </table:table-cell>
          <table:table-cell office:value-type="float" office:value="52.868" calcext:value-type="float">
            <text:p>52.868</text:p>
          </table:table-cell>
          <table:table-cell office:value-type="float" office:value="53.271" calcext:value-type="float">
            <text:p>53.271</text:p>
          </table:table-cell>
          <table:table-cell office:value-type="float" office:value="48.5562" calcext:value-type="float">
            <text:p>48.5562</text:p>
          </table:table-cell>
          <table:table-cell office:value-type="float" office:value="53.484" calcext:value-type="float">
            <text:p>53.484</text:p>
          </table:table-cell>
          <table:table-cell office:value-type="float" office:value="52.154" calcext:value-type="float">
            <text:p>52.154</text:p>
          </table:table-cell>
          <table:table-cell office:value-type="float" office:value="52.4788" calcext:value-type="float">
            <text:p>52.4788</text:p>
          </table:table-cell>
          <table:table-cell office:value-type="float" office:value="50.9389" calcext:value-type="float">
            <text:p>50.9389</text:p>
          </table:table-cell>
        </table:table-row>
        <table:table-row table:style-name="ro1">
          <table:table-cell table:number-columns-repeated="3"/>
          <table:table-cell office:value-type="float" office:value="50.6499" calcext:value-type="float">
            <text:p>50.6499</text:p>
          </table:table-cell>
          <table:table-cell office:value-type="float" office:value="53.1817" calcext:value-type="float">
            <text:p>53.1817</text:p>
          </table:table-cell>
          <table:table-cell office:value-type="float" office:value="50.4239" calcext:value-type="float">
            <text:p>50.4239</text:p>
          </table:table-cell>
          <table:table-cell office:value-type="float" office:value="52.9966" calcext:value-type="float">
            <text:p>52.9966</text:p>
          </table:table-cell>
          <table:table-cell office:value-type="float" office:value="53.2611" calcext:value-type="float">
            <text:p>53.2611</text:p>
          </table:table-cell>
          <table:table-cell office:value-type="float" office:value="48.3572" calcext:value-type="float">
            <text:p>48.3572</text:p>
          </table:table-cell>
          <table:table-cell office:value-type="float" office:value="53.6909" calcext:value-type="float">
            <text:p>53.6909</text:p>
          </table:table-cell>
          <table:table-cell office:value-type="float" office:value="52.4838" calcext:value-type="float">
            <text:p>52.4838</text:p>
          </table:table-cell>
          <table:table-cell office:value-type="float" office:value="52.4798" calcext:value-type="float">
            <text:p>52.4798</text:p>
          </table:table-cell>
          <table:table-cell office:value-type="float" office:value="50.7435" calcext:value-type="float">
            <text:p>50.7435</text:p>
          </table:table-cell>
        </table:table-row>
        <table:table-row table:style-name="ro1">
          <table:table-cell table:number-columns-repeated="3"/>
          <table:table-cell office:value-type="float" office:value="50.7004" calcext:value-type="float">
            <text:p>50.7004</text:p>
          </table:table-cell>
          <table:table-cell office:value-type="float" office:value="53.0167" calcext:value-type="float">
            <text:p>53.0167</text:p>
          </table:table-cell>
          <table:table-cell office:value-type="float" office:value="50.48" calcext:value-type="float">
            <text:p>50.48</text:p>
          </table:table-cell>
          <table:table-cell office:value-type="float" office:value="52.9196" calcext:value-type="float">
            <text:p>52.9196</text:p>
          </table:table-cell>
          <table:table-cell office:value-type="float" office:value="53.37" calcext:value-type="float">
            <text:p>53.37</text:p>
          </table:table-cell>
          <table:table-cell office:value-type="float" office:value="48.5157" calcext:value-type="float">
            <text:p>48.5157</text:p>
          </table:table-cell>
          <table:table-cell office:value-type="float" office:value="53.7903" calcext:value-type="float">
            <text:p>53.7903</text:p>
          </table:table-cell>
          <table:table-cell office:value-type="float" office:value="52.3072" calcext:value-type="float">
            <text:p>52.3072</text:p>
          </table:table-cell>
          <table:table-cell office:value-type="float" office:value="52.4189" calcext:value-type="float">
            <text:p>52.4189</text:p>
          </table:table-cell>
          <table:table-cell office:value-type="float" office:value="50.482" calcext:value-type="float">
            <text:p>50.482</text:p>
          </table:table-cell>
        </table:table-row>
        <table:table-row table:style-name="ro1">
          <table:table-cell table:number-columns-repeated="3"/>
          <table:table-cell office:value-type="float" office:value="50.8156" calcext:value-type="float">
            <text:p>50.8156</text:p>
          </table:table-cell>
          <table:table-cell office:value-type="float" office:value="53.0342" calcext:value-type="float">
            <text:p>53.0342</text:p>
          </table:table-cell>
          <table:table-cell office:value-type="float" office:value="50.4966" calcext:value-type="float">
            <text:p>50.4966</text:p>
          </table:table-cell>
          <table:table-cell office:value-type="float" office:value="52.9292" calcext:value-type="float">
            <text:p>52.9292</text:p>
          </table:table-cell>
          <table:table-cell office:value-type="float" office:value="53.3888" calcext:value-type="float">
            <text:p>53.3888</text:p>
          </table:table-cell>
          <table:table-cell office:value-type="float" office:value="48.8274" calcext:value-type="float">
            <text:p>48.8274</text:p>
          </table:table-cell>
          <table:table-cell office:value-type="float" office:value="53.4726" calcext:value-type="float">
            <text:p>53.4726</text:p>
          </table:table-cell>
          <table:table-cell office:value-type="float" office:value="52.1292" calcext:value-type="float">
            <text:p>52.1292</text:p>
          </table:table-cell>
          <table:table-cell office:value-type="float" office:value="52.2911" calcext:value-type="float">
            <text:p>52.2911</text:p>
          </table:table-cell>
          <table:table-cell office:value-type="float" office:value="50.4396" calcext:value-type="float">
            <text:p>50.4396</text:p>
          </table:table-cell>
        </table:table-row>
        <table:table-row table:style-name="ro1">
          <table:table-cell table:number-columns-repeated="3"/>
          <table:table-cell office:value-type="float" office:value="50.9868" calcext:value-type="float">
            <text:p>50.9868</text:p>
          </table:table-cell>
          <table:table-cell office:value-type="float" office:value="52.8633" calcext:value-type="float">
            <text:p>52.8633</text:p>
          </table:table-cell>
          <table:table-cell office:value-type="float" office:value="50.5179" calcext:value-type="float">
            <text:p>50.5179</text:p>
          </table:table-cell>
          <table:table-cell office:value-type="float" office:value="52.9169" calcext:value-type="float">
            <text:p>52.9169</text:p>
          </table:table-cell>
          <table:table-cell office:value-type="float" office:value="53.5172" calcext:value-type="float">
            <text:p>53.5172</text:p>
          </table:table-cell>
          <table:table-cell office:value-type="float" office:value="48.8233" calcext:value-type="float">
            <text:p>48.8233</text:p>
          </table:table-cell>
          <table:table-cell office:value-type="float" office:value="53.4399" calcext:value-type="float">
            <text:p>53.4399</text:p>
          </table:table-cell>
          <table:table-cell office:value-type="float" office:value="51.9651" calcext:value-type="float">
            <text:p>51.9651</text:p>
          </table:table-cell>
          <table:table-cell office:value-type="float" office:value="52.216" calcext:value-type="float">
            <text:p>52.216</text:p>
          </table:table-cell>
          <table:table-cell office:value-type="float" office:value="50.5898" calcext:value-type="float">
            <text:p>50.5898</text:p>
          </table:table-cell>
        </table:table-row>
        <table:table-row table:style-name="ro1">
          <table:table-cell table:number-columns-repeated="3"/>
          <table:table-cell office:value-type="float" office:value="50.7944" calcext:value-type="float">
            <text:p>50.7944</text:p>
          </table:table-cell>
          <table:table-cell office:value-type="float" office:value="52.8892" calcext:value-type="float">
            <text:p>52.8892</text:p>
          </table:table-cell>
          <table:table-cell office:value-type="float" office:value="50.4788" calcext:value-type="float">
            <text:p>50.4788</text:p>
          </table:table-cell>
          <table:table-cell office:value-type="float" office:value="53.0126" calcext:value-type="float">
            <text:p>53.0126</text:p>
          </table:table-cell>
          <table:table-cell office:value-type="float" office:value="53.661" calcext:value-type="float">
            <text:p>53.661</text:p>
          </table:table-cell>
          <table:table-cell office:value-type="float" office:value="48.708" calcext:value-type="float">
            <text:p>48.708</text:p>
          </table:table-cell>
          <table:table-cell office:value-type="float" office:value="53.2865" calcext:value-type="float">
            <text:p>53.2865</text:p>
          </table:table-cell>
          <table:table-cell office:value-type="float" office:value="51.9282" calcext:value-type="float">
            <text:p>51.9282</text:p>
          </table:table-cell>
          <table:table-cell office:value-type="float" office:value="52.4628" calcext:value-type="float">
            <text:p>52.4628</text:p>
          </table:table-cell>
          <table:table-cell office:value-type="float" office:value="50.4521" calcext:value-type="float">
            <text:p>50.4521</text:p>
          </table:table-cell>
        </table:table-row>
        <table:table-row table:style-name="ro1">
          <table:table-cell table:number-columns-repeated="3"/>
          <table:table-cell office:value-type="float" office:value="50.8201" calcext:value-type="float">
            <text:p>50.8201</text:p>
          </table:table-cell>
          <table:table-cell office:value-type="float" office:value="52.8362" calcext:value-type="float">
            <text:p>52.8362</text:p>
          </table:table-cell>
          <table:table-cell office:value-type="float" office:value="50.4172" calcext:value-type="float">
            <text:p>50.4172</text:p>
          </table:table-cell>
          <table:table-cell office:value-type="float" office:value="52.829" calcext:value-type="float">
            <text:p>52.829</text:p>
          </table:table-cell>
          <table:table-cell office:value-type="float" office:value="53.5428" calcext:value-type="float">
            <text:p>53.5428</text:p>
          </table:table-cell>
          <table:table-cell office:value-type="float" office:value="48.7331" calcext:value-type="float">
            <text:p>48.7331</text:p>
          </table:table-cell>
          <table:table-cell office:value-type="float" office:value="53.1984" calcext:value-type="float">
            <text:p>53.1984</text:p>
          </table:table-cell>
          <table:table-cell office:value-type="float" office:value="52.0124" calcext:value-type="float">
            <text:p>52.0124</text:p>
          </table:table-cell>
          <table:table-cell office:value-type="float" office:value="52.7211" calcext:value-type="float">
            <text:p>52.7211</text:p>
          </table:table-cell>
          <table:table-cell office:value-type="float" office:value="50.5094" calcext:value-type="float">
            <text:p>50.5094</text:p>
          </table:table-cell>
        </table:table-row>
        <table:table-row table:style-name="ro1">
          <table:table-cell table:number-columns-repeated="3"/>
          <table:table-cell office:value-type="float" office:value="50.8409" calcext:value-type="float">
            <text:p>50.8409</text:p>
          </table:table-cell>
          <table:table-cell office:value-type="float" office:value="53.2148" calcext:value-type="float">
            <text:p>53.2148</text:p>
          </table:table-cell>
          <table:table-cell office:value-type="float" office:value="50.4806" calcext:value-type="float">
            <text:p>50.4806</text:p>
          </table:table-cell>
          <table:table-cell office:value-type="float" office:value="52.9878" calcext:value-type="float">
            <text:p>52.9878</text:p>
          </table:table-cell>
          <table:table-cell office:value-type="float" office:value="53.6175" calcext:value-type="float">
            <text:p>53.6175</text:p>
          </table:table-cell>
          <table:table-cell office:value-type="float" office:value="48.6115" calcext:value-type="float">
            <text:p>48.6115</text:p>
          </table:table-cell>
          <table:table-cell office:value-type="float" office:value="52.9235" calcext:value-type="float">
            <text:p>52.9235</text:p>
          </table:table-cell>
          <table:table-cell office:value-type="float" office:value="52.2566" calcext:value-type="float">
            <text:p>52.2566</text:p>
          </table:table-cell>
          <table:table-cell office:value-type="float" office:value="53.0777" calcext:value-type="float">
            <text:p>53.0777</text:p>
          </table:table-cell>
          <table:table-cell office:value-type="float" office:value="50.4871" calcext:value-type="float">
            <text:p>50.4871</text:p>
          </table:table-cell>
        </table:table-row>
        <table:table-row table:style-name="ro1">
          <table:table-cell table:number-columns-repeated="3"/>
          <table:table-cell office:value-type="float" office:value="50.5245" calcext:value-type="float">
            <text:p>50.5245</text:p>
          </table:table-cell>
          <table:table-cell office:value-type="float" office:value="53.3315" calcext:value-type="float">
            <text:p>53.3315</text:p>
          </table:table-cell>
          <table:table-cell office:value-type="float" office:value="50.2603" calcext:value-type="float">
            <text:p>50.2603</text:p>
          </table:table-cell>
          <table:table-cell office:value-type="float" office:value="52.9517" calcext:value-type="float">
            <text:p>52.9517</text:p>
          </table:table-cell>
          <table:table-cell office:value-type="float" office:value="53.5641" calcext:value-type="float">
            <text:p>53.5641</text:p>
          </table:table-cell>
          <table:table-cell office:value-type="float" office:value="48.6667" calcext:value-type="float">
            <text:p>48.6667</text:p>
          </table:table-cell>
          <table:table-cell office:value-type="float" office:value="52.8971" calcext:value-type="float">
            <text:p>52.8971</text:p>
          </table:table-cell>
          <table:table-cell office:value-type="float" office:value="52.2352" calcext:value-type="float">
            <text:p>52.2352</text:p>
          </table:table-cell>
          <table:table-cell office:value-type="float" office:value="52.9558" calcext:value-type="float">
            <text:p>52.9558</text:p>
          </table:table-cell>
          <table:table-cell office:value-type="float" office:value="50.4565" calcext:value-type="float">
            <text:p>50.4565</text:p>
          </table:table-cell>
        </table:table-row>
        <table:table-row table:style-name="ro1">
          <table:table-cell table:number-columns-repeated="3"/>
          <table:table-cell office:value-type="float" office:value="50.3987" calcext:value-type="float">
            <text:p>50.3987</text:p>
          </table:table-cell>
          <table:table-cell office:value-type="float" office:value="52.9882" calcext:value-type="float">
            <text:p>52.9882</text:p>
          </table:table-cell>
          <table:table-cell office:value-type="float" office:value="50.424" calcext:value-type="float">
            <text:p>50.424</text:p>
          </table:table-cell>
          <table:table-cell office:value-type="float" office:value="52.8596" calcext:value-type="float">
            <text:p>52.8596</text:p>
          </table:table-cell>
          <table:table-cell office:value-type="float" office:value="53.549" calcext:value-type="float">
            <text:p>53.549</text:p>
          </table:table-cell>
          <table:table-cell office:value-type="float" office:value="48.6798" calcext:value-type="float">
            <text:p>48.6798</text:p>
          </table:table-cell>
          <table:table-cell office:value-type="float" office:value="52.7868" calcext:value-type="float">
            <text:p>52.7868</text:p>
          </table:table-cell>
          <table:table-cell office:value-type="float" office:value="52.1771" calcext:value-type="float">
            <text:p>52.1771</text:p>
          </table:table-cell>
          <table:table-cell office:value-type="float" office:value="52.6447" calcext:value-type="float">
            <text:p>52.6447</text:p>
          </table:table-cell>
          <table:table-cell office:value-type="float" office:value="50.4874" calcext:value-type="float">
            <text:p>50.4874</text:p>
          </table:table-cell>
        </table:table-row>
        <table:table-row table:style-name="ro1">
          <table:table-cell table:number-columns-repeated="3"/>
          <table:table-cell office:value-type="float" office:value="50.4128" calcext:value-type="float">
            <text:p>50.4128</text:p>
          </table:table-cell>
          <table:table-cell office:value-type="float" office:value="53.0288" calcext:value-type="float">
            <text:p>53.0288</text:p>
          </table:table-cell>
          <table:table-cell office:value-type="float" office:value="50.4047" calcext:value-type="float">
            <text:p>50.4047</text:p>
          </table:table-cell>
          <table:table-cell office:value-type="float" office:value="52.7668" calcext:value-type="float">
            <text:p>52.7668</text:p>
          </table:table-cell>
          <table:table-cell office:value-type="float" office:value="53.5482" calcext:value-type="float">
            <text:p>53.5482</text:p>
          </table:table-cell>
          <table:table-cell office:value-type="float" office:value="48.7861" calcext:value-type="float">
            <text:p>48.7861</text:p>
          </table:table-cell>
          <table:table-cell office:value-type="float" office:value="52.9682" calcext:value-type="float">
            <text:p>52.9682</text:p>
          </table:table-cell>
          <table:table-cell office:value-type="float" office:value="52.6282" calcext:value-type="float">
            <text:p>52.6282</text:p>
          </table:table-cell>
          <table:table-cell office:value-type="float" office:value="52.591" calcext:value-type="float">
            <text:p>52.591</text:p>
          </table:table-cell>
          <table:table-cell office:value-type="float" office:value="50.3705" calcext:value-type="float">
            <text:p>50.3705</text:p>
          </table:table-cell>
        </table:table-row>
        <table:table-row table:style-name="ro1">
          <table:table-cell table:number-columns-repeated="3"/>
          <table:table-cell office:value-type="float" office:value="50.1446" calcext:value-type="float">
            <text:p>50.1446</text:p>
          </table:table-cell>
          <table:table-cell office:value-type="float" office:value="53.2685" calcext:value-type="float">
            <text:p>53.2685</text:p>
          </table:table-cell>
          <table:table-cell office:value-type="float" office:value="50.5657" calcext:value-type="float">
            <text:p>50.5657</text:p>
          </table:table-cell>
          <table:table-cell office:value-type="float" office:value="52.8221" calcext:value-type="float">
            <text:p>52.8221</text:p>
          </table:table-cell>
          <table:table-cell office:value-type="float" office:value="53.5742" calcext:value-type="float">
            <text:p>53.5742</text:p>
          </table:table-cell>
          <table:table-cell office:value-type="float" office:value="48.9667" calcext:value-type="float">
            <text:p>48.9667</text:p>
          </table:table-cell>
          <table:table-cell office:value-type="float" office:value="52.8353" calcext:value-type="float">
            <text:p>52.8353</text:p>
          </table:table-cell>
          <table:table-cell office:value-type="float" office:value="52.5249" calcext:value-type="float">
            <text:p>52.5249</text:p>
          </table:table-cell>
          <table:table-cell office:value-type="float" office:value="52.6448" calcext:value-type="float">
            <text:p>52.6448</text:p>
          </table:table-cell>
          <table:table-cell office:value-type="float" office:value="50.2619" calcext:value-type="float">
            <text:p>50.2619</text:p>
          </table:table-cell>
        </table:table-row>
        <table:table-row table:style-name="ro1">
          <table:table-cell table:number-columns-repeated="3"/>
          <table:table-cell office:value-type="float" office:value="50.2125" calcext:value-type="float">
            <text:p>50.2125</text:p>
          </table:table-cell>
          <table:table-cell office:value-type="float" office:value="53.1953" calcext:value-type="float">
            <text:p>53.1953</text:p>
          </table:table-cell>
          <table:table-cell office:value-type="float" office:value="50.4935" calcext:value-type="float">
            <text:p>50.4935</text:p>
          </table:table-cell>
          <table:table-cell office:value-type="float" office:value="52.6152" calcext:value-type="float">
            <text:p>52.6152</text:p>
          </table:table-cell>
          <table:table-cell office:value-type="float" office:value="53.5768" calcext:value-type="float">
            <text:p>53.5768</text:p>
          </table:table-cell>
          <table:table-cell office:value-type="float" office:value="48.927" calcext:value-type="float">
            <text:p>48.927</text:p>
          </table:table-cell>
          <table:table-cell office:value-type="float" office:value="52.3277" calcext:value-type="float">
            <text:p>52.3277</text:p>
          </table:table-cell>
          <table:table-cell office:value-type="float" office:value="52.4425" calcext:value-type="float">
            <text:p>52.4425</text:p>
          </table:table-cell>
          <table:table-cell office:value-type="float" office:value="52.7842" calcext:value-type="float">
            <text:p>52.7842</text:p>
          </table:table-cell>
          <table:table-cell office:value-type="float" office:value="50.1579" calcext:value-type="float">
            <text:p>50.1579</text:p>
          </table:table-cell>
        </table:table-row>
        <table:table-row table:style-name="ro1">
          <table:table-cell table:number-columns-repeated="3"/>
          <table:table-cell office:value-type="float" office:value="50.4238" calcext:value-type="float">
            <text:p>50.4238</text:p>
          </table:table-cell>
          <table:table-cell office:value-type="float" office:value="53.1018" calcext:value-type="float">
            <text:p>53.1018</text:p>
          </table:table-cell>
          <table:table-cell office:value-type="float" office:value="50.4642" calcext:value-type="float">
            <text:p>50.4642</text:p>
          </table:table-cell>
          <table:table-cell office:value-type="float" office:value="52.6324" calcext:value-type="float">
            <text:p>52.6324</text:p>
          </table:table-cell>
          <table:table-cell office:value-type="float" office:value="53.3572" calcext:value-type="float">
            <text:p>53.3572</text:p>
          </table:table-cell>
          <table:table-cell office:value-type="float" office:value="49.0514" calcext:value-type="float">
            <text:p>49.0514</text:p>
          </table:table-cell>
          <table:table-cell office:value-type="float" office:value="52.194" calcext:value-type="float">
            <text:p>52.194</text:p>
          </table:table-cell>
          <table:table-cell office:value-type="float" office:value="52.5043" calcext:value-type="float">
            <text:p>52.5043</text:p>
          </table:table-cell>
          <table:table-cell office:value-type="float" office:value="52.9781" calcext:value-type="float">
            <text:p>52.9781</text:p>
          </table:table-cell>
          <table:table-cell office:value-type="float" office:value="50.0131" calcext:value-type="float">
            <text:p>50.0131</text:p>
          </table:table-cell>
        </table:table-row>
        <table:table-row table:style-name="ro1">
          <table:table-cell table:number-columns-repeated="3"/>
          <table:table-cell office:value-type="float" office:value="50.2314" calcext:value-type="float">
            <text:p>50.2314</text:p>
          </table:table-cell>
          <table:table-cell office:value-type="float" office:value="53.0617" calcext:value-type="float">
            <text:p>53.0617</text:p>
          </table:table-cell>
          <table:table-cell office:value-type="float" office:value="50.5352" calcext:value-type="float">
            <text:p>50.5352</text:p>
          </table:table-cell>
          <table:table-cell office:value-type="float" office:value="52.6417" calcext:value-type="float">
            <text:p>52.6417</text:p>
          </table:table-cell>
          <table:table-cell office:value-type="float" office:value="53.5574" calcext:value-type="float">
            <text:p>53.5574</text:p>
          </table:table-cell>
          <table:table-cell office:value-type="float" office:value="49.1561" calcext:value-type="float">
            <text:p>49.1561</text:p>
          </table:table-cell>
          <table:table-cell office:value-type="float" office:value="51.8171" calcext:value-type="float">
            <text:p>51.8171</text:p>
          </table:table-cell>
          <table:table-cell office:value-type="float" office:value="52.4742" calcext:value-type="float">
            <text:p>52.4742</text:p>
          </table:table-cell>
          <table:table-cell office:value-type="float" office:value="52.869" calcext:value-type="float">
            <text:p>52.869</text:p>
          </table:table-cell>
          <table:table-cell office:value-type="float" office:value="49.8931" calcext:value-type="float">
            <text:p>49.8931</text:p>
          </table:table-cell>
        </table:table-row>
        <table:table-row table:style-name="ro1">
          <table:table-cell table:number-columns-repeated="3"/>
          <table:table-cell office:value-type="float" office:value="50.4698" calcext:value-type="float">
            <text:p>50.4698</text:p>
          </table:table-cell>
          <table:table-cell office:value-type="float" office:value="53.3257" calcext:value-type="float">
            <text:p>53.3257</text:p>
          </table:table-cell>
          <table:table-cell office:value-type="float" office:value="50.7518" calcext:value-type="float">
            <text:p>50.7518</text:p>
          </table:table-cell>
          <table:table-cell office:value-type="float" office:value="52.6825" calcext:value-type="float">
            <text:p>52.6825</text:p>
          </table:table-cell>
          <table:table-cell office:value-type="float" office:value="53.6004" calcext:value-type="float">
            <text:p>53.6004</text:p>
          </table:table-cell>
          <table:table-cell office:value-type="float" office:value="49.0254" calcext:value-type="float">
            <text:p>49.0254</text:p>
          </table:table-cell>
          <table:table-cell office:value-type="float" office:value="51.6498" calcext:value-type="float">
            <text:p>51.6498</text:p>
          </table:table-cell>
          <table:table-cell office:value-type="float" office:value="52.5161" calcext:value-type="float">
            <text:p>52.5161</text:p>
          </table:table-cell>
          <table:table-cell office:value-type="float" office:value="52.8919" calcext:value-type="float">
            <text:p>52.8919</text:p>
          </table:table-cell>
          <table:table-cell office:value-type="float" office:value="49.8116" calcext:value-type="float">
            <text:p>49.8116</text:p>
          </table:table-cell>
        </table:table-row>
        <table:table-row table:style-name="ro1">
          <table:table-cell table:number-columns-repeated="3"/>
          <table:table-cell office:value-type="float" office:value="51.0414" calcext:value-type="float">
            <text:p>51.0414</text:p>
          </table:table-cell>
          <table:table-cell office:value-type="float" office:value="53.5055" calcext:value-type="float">
            <text:p>53.5055</text:p>
          </table:table-cell>
          <table:table-cell office:value-type="float" office:value="50.5736" calcext:value-type="float">
            <text:p>50.5736</text:p>
          </table:table-cell>
          <table:table-cell office:value-type="float" office:value="52.7301" calcext:value-type="float">
            <text:p>52.7301</text:p>
          </table:table-cell>
          <table:table-cell office:value-type="float" office:value="53.6104" calcext:value-type="float">
            <text:p>53.6104</text:p>
          </table:table-cell>
          <table:table-cell office:value-type="float" office:value="49.1522" calcext:value-type="float">
            <text:p>49.1522</text:p>
          </table:table-cell>
          <table:table-cell office:value-type="float" office:value="51.7897" calcext:value-type="float">
            <text:p>51.7897</text:p>
          </table:table-cell>
          <table:table-cell office:value-type="float" office:value="52.4355" calcext:value-type="float">
            <text:p>52.4355</text:p>
          </table:table-cell>
          <table:table-cell office:value-type="float" office:value="52.9875" calcext:value-type="float">
            <text:p>52.9875</text:p>
          </table:table-cell>
          <table:table-cell office:value-type="float" office:value="49.8109" calcext:value-type="float">
            <text:p>49.8109</text:p>
          </table:table-cell>
        </table:table-row>
        <table:table-row table:style-name="ro1">
          <table:table-cell table:number-columns-repeated="3"/>
          <table:table-cell office:value-type="float" office:value="51.0067" calcext:value-type="float">
            <text:p>51.0067</text:p>
          </table:table-cell>
          <table:table-cell office:value-type="float" office:value="53.7369" calcext:value-type="float">
            <text:p>53.7369</text:p>
          </table:table-cell>
          <table:table-cell office:value-type="float" office:value="50.5066" calcext:value-type="float">
            <text:p>50.5066</text:p>
          </table:table-cell>
          <table:table-cell office:value-type="float" office:value="53.0055" calcext:value-type="float">
            <text:p>53.0055</text:p>
          </table:table-cell>
          <table:table-cell office:value-type="float" office:value="53.7097" calcext:value-type="float">
            <text:p>53.7097</text:p>
          </table:table-cell>
          <table:table-cell office:value-type="float" office:value="49.5777" calcext:value-type="float">
            <text:p>49.5777</text:p>
          </table:table-cell>
          <table:table-cell office:value-type="float" office:value="51.795" calcext:value-type="float">
            <text:p>51.795</text:p>
          </table:table-cell>
          <table:table-cell office:value-type="float" office:value="52.5436" calcext:value-type="float">
            <text:p>52.5436</text:p>
          </table:table-cell>
          <table:table-cell office:value-type="float" office:value="53.0236" calcext:value-type="float">
            <text:p>53.0236</text:p>
          </table:table-cell>
          <table:table-cell office:value-type="float" office:value="49.8937" calcext:value-type="float">
            <text:p>49.8937</text:p>
          </table:table-cell>
        </table:table-row>
        <table:table-row table:style-name="ro1">
          <table:table-cell table:number-columns-repeated="3"/>
          <table:table-cell office:value-type="float" office:value="50.9673" calcext:value-type="float">
            <text:p>50.9673</text:p>
          </table:table-cell>
          <table:table-cell office:value-type="float" office:value="53.5609" calcext:value-type="float">
            <text:p>53.5609</text:p>
          </table:table-cell>
          <table:table-cell office:value-type="float" office:value="50.6713" calcext:value-type="float">
            <text:p>50.6713</text:p>
          </table:table-cell>
          <table:table-cell office:value-type="float" office:value="53.2852" calcext:value-type="float">
            <text:p>53.2852</text:p>
          </table:table-cell>
          <table:table-cell office:value-type="float" office:value="53.5422" calcext:value-type="float">
            <text:p>53.5422</text:p>
          </table:table-cell>
          <table:table-cell office:value-type="float" office:value="49.5343" calcext:value-type="float">
            <text:p>49.5343</text:p>
          </table:table-cell>
          <table:table-cell office:value-type="float" office:value="51.6563" calcext:value-type="float">
            <text:p>51.6563</text:p>
          </table:table-cell>
          <table:table-cell office:value-type="float" office:value="52.6325" calcext:value-type="float">
            <text:p>52.6325</text:p>
          </table:table-cell>
          <table:table-cell office:value-type="float" office:value="53.2246" calcext:value-type="float">
            <text:p>53.2246</text:p>
          </table:table-cell>
          <table:table-cell office:value-type="float" office:value="49.9065" calcext:value-type="float">
            <text:p>49.9065</text:p>
          </table:table-cell>
        </table:table-row>
        <table:table-row table:style-name="ro1">
          <table:table-cell table:number-columns-repeated="3"/>
          <table:table-cell office:value-type="float" office:value="50.9057" calcext:value-type="float">
            <text:p>50.9057</text:p>
          </table:table-cell>
          <table:table-cell office:value-type="float" office:value="53.5158" calcext:value-type="float">
            <text:p>53.5158</text:p>
          </table:table-cell>
          <table:table-cell office:value-type="float" office:value="50.6635" calcext:value-type="float">
            <text:p>50.6635</text:p>
          </table:table-cell>
          <table:table-cell office:value-type="float" office:value="53.4748" calcext:value-type="float">
            <text:p>53.4748</text:p>
          </table:table-cell>
          <table:table-cell office:value-type="float" office:value="53.8325" calcext:value-type="float">
            <text:p>53.8325</text:p>
          </table:table-cell>
          <table:table-cell office:value-type="float" office:value="49.3488" calcext:value-type="float">
            <text:p>49.3488</text:p>
          </table:table-cell>
          <table:table-cell office:value-type="float" office:value="51.6143" calcext:value-type="float">
            <text:p>51.6143</text:p>
          </table:table-cell>
          <table:table-cell office:value-type="float" office:value="52.5934" calcext:value-type="float">
            <text:p>52.5934</text:p>
          </table:table-cell>
          <table:table-cell office:value-type="float" office:value="53.146" calcext:value-type="float">
            <text:p>53.146</text:p>
          </table:table-cell>
          <table:table-cell office:value-type="float" office:value="49.8265" calcext:value-type="float">
            <text:p>49.8265</text:p>
          </table:table-cell>
        </table:table-row>
        <table:table-row table:style-name="ro1">
          <table:table-cell table:number-columns-repeated="3"/>
          <table:table-cell office:value-type="float" office:value="50.4582" calcext:value-type="float">
            <text:p>50.4582</text:p>
          </table:table-cell>
          <table:table-cell office:value-type="float" office:value="53.3618" calcext:value-type="float">
            <text:p>53.3618</text:p>
          </table:table-cell>
          <table:table-cell office:value-type="float" office:value="50.7069" calcext:value-type="float">
            <text:p>50.7069</text:p>
          </table:table-cell>
          <table:table-cell office:value-type="float" office:value="53.4246" calcext:value-type="float">
            <text:p>53.4246</text:p>
          </table:table-cell>
          <table:table-cell office:value-type="float" office:value="53.9114" calcext:value-type="float">
            <text:p>53.9114</text:p>
          </table:table-cell>
          <table:table-cell office:value-type="float" office:value="49.2727" calcext:value-type="float">
            <text:p>49.2727</text:p>
          </table:table-cell>
          <table:table-cell office:value-type="float" office:value="52.0525" calcext:value-type="float">
            <text:p>52.0525</text:p>
          </table:table-cell>
          <table:table-cell office:value-type="float" office:value="52.3859" calcext:value-type="float">
            <text:p>52.3859</text:p>
          </table:table-cell>
          <table:table-cell office:value-type="float" office:value="53.41" calcext:value-type="float">
            <text:p>53.41</text:p>
          </table:table-cell>
          <table:table-cell office:value-type="float" office:value="49.9148" calcext:value-type="float">
            <text:p>49.9148</text:p>
          </table:table-cell>
        </table:table-row>
        <table:table-row table:style-name="ro1">
          <table:table-cell table:number-columns-repeated="3"/>
          <table:table-cell office:value-type="float" office:value="50.2757" calcext:value-type="float">
            <text:p>50.2757</text:p>
          </table:table-cell>
          <table:table-cell office:value-type="float" office:value="53.3442" calcext:value-type="float">
            <text:p>53.3442</text:p>
          </table:table-cell>
          <table:table-cell office:value-type="float" office:value="50.8616" calcext:value-type="float">
            <text:p>50.8616</text:p>
          </table:table-cell>
          <table:table-cell office:value-type="float" office:value="53.7244" calcext:value-type="float">
            <text:p>53.7244</text:p>
          </table:table-cell>
          <table:table-cell office:value-type="float" office:value="54.0972" calcext:value-type="float">
            <text:p>54.0972</text:p>
          </table:table-cell>
          <table:table-cell office:value-type="float" office:value="49.2007" calcext:value-type="float">
            <text:p>49.2007</text:p>
          </table:table-cell>
          <table:table-cell office:value-type="float" office:value="51.6611" calcext:value-type="float">
            <text:p>51.6611</text:p>
          </table:table-cell>
          <table:table-cell office:value-type="float" office:value="52.3116" calcext:value-type="float">
            <text:p>52.3116</text:p>
          </table:table-cell>
          <table:table-cell office:value-type="float" office:value="53.4111" calcext:value-type="float">
            <text:p>53.4111</text:p>
          </table:table-cell>
          <table:table-cell office:value-type="float" office:value="49.7506" calcext:value-type="float">
            <text:p>49.7506</text:p>
          </table:table-cell>
        </table:table-row>
        <table:table-row table:style-name="ro1">
          <table:table-cell table:number-columns-repeated="3"/>
          <table:table-cell office:value-type="float" office:value="50.4212" calcext:value-type="float">
            <text:p>50.4212</text:p>
          </table:table-cell>
          <table:table-cell office:value-type="float" office:value="53.4306" calcext:value-type="float">
            <text:p>53.4306</text:p>
          </table:table-cell>
          <table:table-cell office:value-type="float" office:value="50.9128" calcext:value-type="float">
            <text:p>50.9128</text:p>
          </table:table-cell>
          <table:table-cell office:value-type="float" office:value="53.6334" calcext:value-type="float">
            <text:p>53.6334</text:p>
          </table:table-cell>
          <table:table-cell office:value-type="float" office:value="54.2567" calcext:value-type="float">
            <text:p>54.2567</text:p>
          </table:table-cell>
          <table:table-cell office:value-type="float" office:value="49.0493" calcext:value-type="float">
            <text:p>49.0493</text:p>
          </table:table-cell>
          <table:table-cell office:value-type="float" office:value="52.2347" calcext:value-type="float">
            <text:p>52.2347</text:p>
          </table:table-cell>
          <table:table-cell office:value-type="float" office:value="52.3668" calcext:value-type="float">
            <text:p>52.3668</text:p>
          </table:table-cell>
          <table:table-cell office:value-type="float" office:value="53.4875" calcext:value-type="float">
            <text:p>53.4875</text:p>
          </table:table-cell>
          <table:table-cell office:value-type="float" office:value="49.7765" calcext:value-type="float">
            <text:p>49.7765</text:p>
          </table:table-cell>
        </table:table-row>
        <table:table-row table:style-name="ro1">
          <table:table-cell table:number-columns-repeated="3"/>
          <table:table-cell office:value-type="float" office:value="50.3869" calcext:value-type="float">
            <text:p>50.3869</text:p>
          </table:table-cell>
          <table:table-cell office:value-type="float" office:value="53.2496" calcext:value-type="float">
            <text:p>53.2496</text:p>
          </table:table-cell>
          <table:table-cell office:value-type="float" office:value="50.9707" calcext:value-type="float">
            <text:p>50.9707</text:p>
          </table:table-cell>
          <table:table-cell office:value-type="float" office:value="53.6928" calcext:value-type="float">
            <text:p>53.6928</text:p>
          </table:table-cell>
          <table:table-cell office:value-type="float" office:value="54.3115" calcext:value-type="float">
            <text:p>54.3115</text:p>
          </table:table-cell>
          <table:table-cell office:value-type="float" office:value="48.9269" calcext:value-type="float">
            <text:p>48.9269</text:p>
          </table:table-cell>
          <table:table-cell office:value-type="float" office:value="52.3123" calcext:value-type="float">
            <text:p>52.3123</text:p>
          </table:table-cell>
          <table:table-cell office:value-type="float" office:value="52.6229" calcext:value-type="float">
            <text:p>52.6229</text:p>
          </table:table-cell>
          <table:table-cell office:value-type="float" office:value="53.6944" calcext:value-type="float">
            <text:p>53.6944</text:p>
          </table:table-cell>
          <table:table-cell office:value-type="float" office:value="49.7039" calcext:value-type="float">
            <text:p>49.7039</text:p>
          </table:table-cell>
        </table:table-row>
        <table:table-row table:style-name="ro1">
          <table:table-cell table:number-columns-repeated="3"/>
          <table:table-cell office:value-type="float" office:value="50.4955" calcext:value-type="float">
            <text:p>50.4955</text:p>
          </table:table-cell>
          <table:table-cell office:value-type="float" office:value="53.3554" calcext:value-type="float">
            <text:p>53.3554</text:p>
          </table:table-cell>
          <table:table-cell office:value-type="float" office:value="51.1672" calcext:value-type="float">
            <text:p>51.1672</text:p>
          </table:table-cell>
          <table:table-cell office:value-type="float" office:value="53.4318" calcext:value-type="float">
            <text:p>53.4318</text:p>
          </table:table-cell>
          <table:table-cell office:value-type="float" office:value="54.0742" calcext:value-type="float">
            <text:p>54.0742</text:p>
          </table:table-cell>
          <table:table-cell office:value-type="float" office:value="48.9471" calcext:value-type="float">
            <text:p>48.9471</text:p>
          </table:table-cell>
          <table:table-cell office:value-type="float" office:value="52.2316" calcext:value-type="float">
            <text:p>52.2316</text:p>
          </table:table-cell>
          <table:table-cell office:value-type="float" office:value="52.5046" calcext:value-type="float">
            <text:p>52.5046</text:p>
          </table:table-cell>
          <table:table-cell office:value-type="float" office:value="53.5579" calcext:value-type="float">
            <text:p>53.5579</text:p>
          </table:table-cell>
          <table:table-cell office:value-type="float" office:value="49.7053" calcext:value-type="float">
            <text:p>49.7053</text:p>
          </table:table-cell>
        </table:table-row>
        <table:table-row table:style-name="ro1">
          <table:table-cell table:number-columns-repeated="3"/>
          <table:table-cell office:value-type="float" office:value="50.5028" calcext:value-type="float">
            <text:p>50.5028</text:p>
          </table:table-cell>
          <table:table-cell office:value-type="float" office:value="53.7096" calcext:value-type="float">
            <text:p>53.7096</text:p>
          </table:table-cell>
          <table:table-cell office:value-type="float" office:value="51.2174" calcext:value-type="float">
            <text:p>51.2174</text:p>
          </table:table-cell>
          <table:table-cell office:value-type="float" office:value="53.5217" calcext:value-type="float">
            <text:p>53.5217</text:p>
          </table:table-cell>
          <table:table-cell office:value-type="float" office:value="54.0561" calcext:value-type="float">
            <text:p>54.0561</text:p>
          </table:table-cell>
          <table:table-cell office:value-type="float" office:value="48.9294" calcext:value-type="float">
            <text:p>48.9294</text:p>
          </table:table-cell>
          <table:table-cell office:value-type="float" office:value="52.4611" calcext:value-type="float">
            <text:p>52.4611</text:p>
          </table:table-cell>
          <table:table-cell office:value-type="float" office:value="52.3983" calcext:value-type="float">
            <text:p>52.3983</text:p>
          </table:table-cell>
          <table:table-cell office:value-type="float" office:value="53.6719" calcext:value-type="float">
            <text:p>53.6719</text:p>
          </table:table-cell>
          <table:table-cell office:value-type="float" office:value="49.3381" calcext:value-type="float">
            <text:p>49.3381</text:p>
          </table:table-cell>
        </table:table-row>
        <table:table-row table:style-name="ro1">
          <table:table-cell table:number-columns-repeated="3"/>
          <table:table-cell office:value-type="float" office:value="50.5017" calcext:value-type="float">
            <text:p>50.5017</text:p>
          </table:table-cell>
          <table:table-cell office:value-type="float" office:value="53.5382" calcext:value-type="float">
            <text:p>53.5382</text:p>
          </table:table-cell>
          <table:table-cell office:value-type="float" office:value="51.3257" calcext:value-type="float">
            <text:p>51.3257</text:p>
          </table:table-cell>
          <table:table-cell office:value-type="float" office:value="53.7257" calcext:value-type="float">
            <text:p>53.7257</text:p>
          </table:table-cell>
          <table:table-cell office:value-type="float" office:value="54.0928" calcext:value-type="float">
            <text:p>54.0928</text:p>
          </table:table-cell>
          <table:table-cell office:value-type="float" office:value="48.8776" calcext:value-type="float">
            <text:p>48.8776</text:p>
          </table:table-cell>
          <table:table-cell office:value-type="float" office:value="52.0612" calcext:value-type="float">
            <text:p>52.0612</text:p>
          </table:table-cell>
          <table:table-cell office:value-type="float" office:value="52.1348" calcext:value-type="float">
            <text:p>52.1348</text:p>
          </table:table-cell>
          <table:table-cell office:value-type="float" office:value="53.6648" calcext:value-type="float">
            <text:p>53.6648</text:p>
          </table:table-cell>
          <table:table-cell office:value-type="float" office:value="49.3535" calcext:value-type="float">
            <text:p>49.3535</text:p>
          </table:table-cell>
        </table:table-row>
        <table:table-row table:style-name="ro1">
          <table:table-cell table:number-columns-repeated="3"/>
          <table:table-cell office:value-type="float" office:value="50.596" calcext:value-type="float">
            <text:p>50.596</text:p>
          </table:table-cell>
          <table:table-cell office:value-type="float" office:value="53.4828" calcext:value-type="float">
            <text:p>53.4828</text:p>
          </table:table-cell>
          <table:table-cell office:value-type="float" office:value="51.2142" calcext:value-type="float">
            <text:p>51.2142</text:p>
          </table:table-cell>
          <table:table-cell office:value-type="float" office:value="53.3752" calcext:value-type="float">
            <text:p>53.3752</text:p>
          </table:table-cell>
          <table:table-cell office:value-type="float" office:value="53.762" calcext:value-type="float">
            <text:p>53.762</text:p>
          </table:table-cell>
          <table:table-cell office:value-type="float" office:value="48.7563" calcext:value-type="float">
            <text:p>48.7563</text:p>
          </table:table-cell>
          <table:table-cell office:value-type="float" office:value="52.031" calcext:value-type="float">
            <text:p>52.031</text:p>
          </table:table-cell>
          <table:table-cell office:value-type="float" office:value="52.1566" calcext:value-type="float">
            <text:p>52.1566</text:p>
          </table:table-cell>
          <table:table-cell office:value-type="float" office:value="53.6961" calcext:value-type="float">
            <text:p>53.6961</text:p>
          </table:table-cell>
          <table:table-cell office:value-type="float" office:value="49.3755" calcext:value-type="float">
            <text:p>49.3755</text:p>
          </table:table-cell>
        </table:table-row>
        <table:table-row table:style-name="ro1">
          <table:table-cell table:number-columns-repeated="3"/>
          <table:table-cell office:value-type="float" office:value="50.4331" calcext:value-type="float">
            <text:p>50.4331</text:p>
          </table:table-cell>
          <table:table-cell office:value-type="float" office:value="53.5312" calcext:value-type="float">
            <text:p>53.5312</text:p>
          </table:table-cell>
          <table:table-cell office:value-type="float" office:value="50.9952" calcext:value-type="float">
            <text:p>50.9952</text:p>
          </table:table-cell>
          <table:table-cell office:value-type="float" office:value="53.5719" calcext:value-type="float">
            <text:p>53.5719</text:p>
          </table:table-cell>
          <table:table-cell office:value-type="float" office:value="53.9162" calcext:value-type="float">
            <text:p>53.9162</text:p>
          </table:table-cell>
          <table:table-cell office:value-type="float" office:value="49.0568" calcext:value-type="float">
            <text:p>49.0568</text:p>
          </table:table-cell>
          <table:table-cell office:value-type="float" office:value="52.2764" calcext:value-type="float">
            <text:p>52.2764</text:p>
          </table:table-cell>
          <table:table-cell office:value-type="float" office:value="52.0884" calcext:value-type="float">
            <text:p>52.0884</text:p>
          </table:table-cell>
          <table:table-cell office:value-type="float" office:value="53.6836" calcext:value-type="float">
            <text:p>53.6836</text:p>
          </table:table-cell>
          <table:table-cell office:value-type="float" office:value="49.4087" calcext:value-type="float">
            <text:p>49.4087</text:p>
          </table:table-cell>
        </table:table-row>
        <table:table-row table:style-name="ro1">
          <table:table-cell table:number-columns-repeated="3"/>
          <table:table-cell office:value-type="float" office:value="50.5069" calcext:value-type="float">
            <text:p>50.5069</text:p>
          </table:table-cell>
          <table:table-cell office:value-type="float" office:value="53.5816" calcext:value-type="float">
            <text:p>53.5816</text:p>
          </table:table-cell>
          <table:table-cell office:value-type="float" office:value="50.8854" calcext:value-type="float">
            <text:p>50.8854</text:p>
          </table:table-cell>
          <table:table-cell office:value-type="float" office:value="53.6287" calcext:value-type="float">
            <text:p>53.6287</text:p>
          </table:table-cell>
          <table:table-cell office:value-type="float" office:value="53.8635" calcext:value-type="float">
            <text:p>53.8635</text:p>
          </table:table-cell>
          <table:table-cell office:value-type="float" office:value="49.1225" calcext:value-type="float">
            <text:p>49.1225</text:p>
          </table:table-cell>
          <table:table-cell office:value-type="float" office:value="52.2945" calcext:value-type="float">
            <text:p>52.2945</text:p>
          </table:table-cell>
          <table:table-cell office:value-type="float" office:value="52.1433" calcext:value-type="float">
            <text:p>52.1433</text:p>
          </table:table-cell>
          <table:table-cell office:value-type="float" office:value="53.509" calcext:value-type="float">
            <text:p>53.509</text:p>
          </table:table-cell>
          <table:table-cell office:value-type="float" office:value="49.2906" calcext:value-type="float">
            <text:p>49.2906</text:p>
          </table:table-cell>
        </table:table-row>
        <table:table-row table:style-name="ro1">
          <table:table-cell table:number-columns-repeated="3"/>
          <table:table-cell office:value-type="float" office:value="50.5618" calcext:value-type="float">
            <text:p>50.5618</text:p>
          </table:table-cell>
          <table:table-cell office:value-type="float" office:value="53.3248" calcext:value-type="float">
            <text:p>53.3248</text:p>
          </table:table-cell>
          <table:table-cell office:value-type="float" office:value="51.1851" calcext:value-type="float">
            <text:p>51.1851</text:p>
          </table:table-cell>
          <table:table-cell office:value-type="float" office:value="53.7289" calcext:value-type="float">
            <text:p>53.7289</text:p>
          </table:table-cell>
          <table:table-cell office:value-type="float" office:value="53.9831" calcext:value-type="float">
            <text:p>53.9831</text:p>
          </table:table-cell>
          <table:table-cell office:value-type="float" office:value="49.5283" calcext:value-type="float">
            <text:p>49.5283</text:p>
          </table:table-cell>
          <table:table-cell office:value-type="float" office:value="52.2372" calcext:value-type="float">
            <text:p>52.2372</text:p>
          </table:table-cell>
          <table:table-cell office:value-type="float" office:value="51.8484" calcext:value-type="float">
            <text:p>51.8484</text:p>
          </table:table-cell>
          <table:table-cell office:value-type="float" office:value="53.4744" calcext:value-type="float">
            <text:p>53.4744</text:p>
          </table:table-cell>
          <table:table-cell office:value-type="float" office:value="49.5038" calcext:value-type="float">
            <text:p>49.5038</text:p>
          </table:table-cell>
        </table:table-row>
        <table:table-row table:style-name="ro1">
          <table:table-cell table:number-columns-repeated="3"/>
          <table:table-cell office:value-type="float" office:value="50.383" calcext:value-type="float">
            <text:p>50.383</text:p>
          </table:table-cell>
          <table:table-cell office:value-type="float" office:value="53.5117" calcext:value-type="float">
            <text:p>53.5117</text:p>
          </table:table-cell>
          <table:table-cell office:value-type="float" office:value="51.1905" calcext:value-type="float">
            <text:p>51.1905</text:p>
          </table:table-cell>
          <table:table-cell office:value-type="float" office:value="53.6862" calcext:value-type="float">
            <text:p>53.6862</text:p>
          </table:table-cell>
          <table:table-cell office:value-type="float" office:value="54.123" calcext:value-type="float">
            <text:p>54.123</text:p>
          </table:table-cell>
          <table:table-cell office:value-type="float" office:value="49.7381" calcext:value-type="float">
            <text:p>49.7381</text:p>
          </table:table-cell>
          <table:table-cell office:value-type="float" office:value="52.3057" calcext:value-type="float">
            <text:p>52.3057</text:p>
          </table:table-cell>
          <table:table-cell office:value-type="float" office:value="51.8544" calcext:value-type="float">
            <text:p>51.8544</text:p>
          </table:table-cell>
          <table:table-cell office:value-type="float" office:value="53.6987" calcext:value-type="float">
            <text:p>53.6987</text:p>
          </table:table-cell>
          <table:table-cell office:value-type="float" office:value="49.5605" calcext:value-type="float">
            <text:p>49.5605</text:p>
          </table:table-cell>
        </table:table-row>
        <table:table-row table:style-name="ro1">
          <table:table-cell table:number-columns-repeated="3"/>
          <table:table-cell office:value-type="float" office:value="50.1368" calcext:value-type="float">
            <text:p>50.1368</text:p>
          </table:table-cell>
          <table:table-cell office:value-type="float" office:value="53.5564" calcext:value-type="float">
            <text:p>53.5564</text:p>
          </table:table-cell>
          <table:table-cell office:value-type="float" office:value="51.346" calcext:value-type="float">
            <text:p>51.346</text:p>
          </table:table-cell>
          <table:table-cell office:value-type="float" office:value="53.6144" calcext:value-type="float">
            <text:p>53.6144</text:p>
          </table:table-cell>
          <table:table-cell office:value-type="float" office:value="54.2862" calcext:value-type="float">
            <text:p>54.2862</text:p>
          </table:table-cell>
          <table:table-cell office:value-type="float" office:value="49.7274" calcext:value-type="float">
            <text:p>49.7274</text:p>
          </table:table-cell>
          <table:table-cell office:value-type="float" office:value="52.1894" calcext:value-type="float">
            <text:p>52.1894</text:p>
          </table:table-cell>
          <table:table-cell office:value-type="float" office:value="51.68" calcext:value-type="float">
            <text:p>51.68</text:p>
          </table:table-cell>
          <table:table-cell office:value-type="float" office:value="53.9272" calcext:value-type="float">
            <text:p>53.9272</text:p>
          </table:table-cell>
          <table:table-cell office:value-type="float" office:value="49.5131" calcext:value-type="float">
            <text:p>49.5131</text:p>
          </table:table-cell>
        </table:table-row>
        <table:table-row table:style-name="ro1">
          <table:table-cell table:number-columns-repeated="3"/>
          <table:table-cell office:value-type="float" office:value="50.0656" calcext:value-type="float">
            <text:p>50.0656</text:p>
          </table:table-cell>
          <table:table-cell office:value-type="float" office:value="53.5505" calcext:value-type="float">
            <text:p>53.5505</text:p>
          </table:table-cell>
          <table:table-cell office:value-type="float" office:value="51.3444" calcext:value-type="float">
            <text:p>51.3444</text:p>
          </table:table-cell>
          <table:table-cell office:value-type="float" office:value="53.7763" calcext:value-type="float">
            <text:p>53.7763</text:p>
          </table:table-cell>
          <table:table-cell office:value-type="float" office:value="54.2323" calcext:value-type="float">
            <text:p>54.2323</text:p>
          </table:table-cell>
          <table:table-cell office:value-type="float" office:value="49.8029" calcext:value-type="float">
            <text:p>49.8029</text:p>
          </table:table-cell>
          <table:table-cell office:value-type="float" office:value="52.092" calcext:value-type="float">
            <text:p>52.092</text:p>
          </table:table-cell>
          <table:table-cell office:value-type="float" office:value="51.6611" calcext:value-type="float">
            <text:p>51.6611</text:p>
          </table:table-cell>
          <table:table-cell office:value-type="float" office:value="53.8906" calcext:value-type="float">
            <text:p>53.8906</text:p>
          </table:table-cell>
          <table:table-cell office:value-type="float" office:value="49.6523" calcext:value-type="float">
            <text:p>49.6523</text:p>
          </table:table-cell>
        </table:table-row>
        <table:table-row table:style-name="ro1">
          <table:table-cell table:number-columns-repeated="3"/>
          <table:table-cell office:value-type="float" office:value="50.4995" calcext:value-type="float">
            <text:p>50.4995</text:p>
          </table:table-cell>
          <table:table-cell office:value-type="float" office:value="53.5227" calcext:value-type="float">
            <text:p>53.5227</text:p>
          </table:table-cell>
          <table:table-cell office:value-type="float" office:value="51.3073" calcext:value-type="float">
            <text:p>51.3073</text:p>
          </table:table-cell>
          <table:table-cell office:value-type="float" office:value="53.9125" calcext:value-type="float">
            <text:p>53.9125</text:p>
          </table:table-cell>
          <table:table-cell office:value-type="float" office:value="54.2288" calcext:value-type="float">
            <text:p>54.2288</text:p>
          </table:table-cell>
          <table:table-cell office:value-type="float" office:value="49.8294" calcext:value-type="float">
            <text:p>49.8294</text:p>
          </table:table-cell>
          <table:table-cell office:value-type="float" office:value="51.7223" calcext:value-type="float">
            <text:p>51.7223</text:p>
          </table:table-cell>
          <table:table-cell office:value-type="float" office:value="51.6031" calcext:value-type="float">
            <text:p>51.6031</text:p>
          </table:table-cell>
          <table:table-cell office:value-type="float" office:value="54.2563" calcext:value-type="float">
            <text:p>54.2563</text:p>
          </table:table-cell>
          <table:table-cell office:value-type="float" office:value="49.6875" calcext:value-type="float">
            <text:p>49.6875</text:p>
          </table:table-cell>
        </table:table-row>
        <table:table-row table:style-name="ro1">
          <table:table-cell table:number-columns-repeated="3"/>
          <table:table-cell office:value-type="float" office:value="50.7579" calcext:value-type="float">
            <text:p>50.7579</text:p>
          </table:table-cell>
          <table:table-cell office:value-type="float" office:value="53.9055" calcext:value-type="float">
            <text:p>53.9055</text:p>
          </table:table-cell>
          <table:table-cell office:value-type="float" office:value="51.3734" calcext:value-type="float">
            <text:p>51.3734</text:p>
          </table:table-cell>
          <table:table-cell office:value-type="float" office:value="53.9885" calcext:value-type="float">
            <text:p>53.9885</text:p>
          </table:table-cell>
          <table:table-cell office:value-type="float" office:value="54.033" calcext:value-type="float">
            <text:p>54.033</text:p>
          </table:table-cell>
          <table:table-cell office:value-type="float" office:value="49.881" calcext:value-type="float">
            <text:p>49.881</text:p>
          </table:table-cell>
          <table:table-cell office:value-type="float" office:value="51.9478" calcext:value-type="float">
            <text:p>51.9478</text:p>
          </table:table-cell>
          <table:table-cell office:value-type="float" office:value="51.624" calcext:value-type="float">
            <text:p>51.624</text:p>
          </table:table-cell>
          <table:table-cell office:value-type="float" office:value="54.1637" calcext:value-type="float">
            <text:p>54.1637</text:p>
          </table:table-cell>
          <table:table-cell office:value-type="float" office:value="49.4478" calcext:value-type="float">
            <text:p>49.4478</text:p>
          </table:table-cell>
        </table:table-row>
        <table:table-row table:style-name="ro1">
          <table:table-cell table:number-columns-repeated="3"/>
          <table:table-cell office:value-type="float" office:value="50.9495" calcext:value-type="float">
            <text:p>50.9495</text:p>
          </table:table-cell>
          <table:table-cell office:value-type="float" office:value="53.7081" calcext:value-type="float">
            <text:p>53.7081</text:p>
          </table:table-cell>
          <table:table-cell office:value-type="float" office:value="51.3582" calcext:value-type="float">
            <text:p>51.3582</text:p>
          </table:table-cell>
          <table:table-cell office:value-type="float" office:value="53.7806" calcext:value-type="float">
            <text:p>53.7806</text:p>
          </table:table-cell>
          <table:table-cell office:value-type="float" office:value="54.1779" calcext:value-type="float">
            <text:p>54.1779</text:p>
          </table:table-cell>
          <table:table-cell office:value-type="float" office:value="50.0215" calcext:value-type="float">
            <text:p>50.0215</text:p>
          </table:table-cell>
          <table:table-cell office:value-type="float" office:value="52.0061" calcext:value-type="float">
            <text:p>52.0061</text:p>
          </table:table-cell>
          <table:table-cell office:value-type="float" office:value="51.5095" calcext:value-type="float">
            <text:p>51.5095</text:p>
          </table:table-cell>
          <table:table-cell office:value-type="float" office:value="53.8626" calcext:value-type="float">
            <text:p>53.8626</text:p>
          </table:table-cell>
          <table:table-cell office:value-type="float" office:value="49.2183" calcext:value-type="float">
            <text:p>49.2183</text:p>
          </table:table-cell>
        </table:table-row>
        <table:table-row table:style-name="ro1">
          <table:table-cell table:number-columns-repeated="3"/>
          <table:table-cell office:value-type="float" office:value="50.9072" calcext:value-type="float">
            <text:p>50.9072</text:p>
          </table:table-cell>
          <table:table-cell office:value-type="float" office:value="53.7066" calcext:value-type="float">
            <text:p>53.7066</text:p>
          </table:table-cell>
          <table:table-cell office:value-type="float" office:value="51.1203" calcext:value-type="float">
            <text:p>51.1203</text:p>
          </table:table-cell>
          <table:table-cell office:value-type="float" office:value="53.7946" calcext:value-type="float">
            <text:p>53.7946</text:p>
          </table:table-cell>
          <table:table-cell office:value-type="float" office:value="54.3629" calcext:value-type="float">
            <text:p>54.3629</text:p>
          </table:table-cell>
          <table:table-cell office:value-type="float" office:value="50.2414" calcext:value-type="float">
            <text:p>50.2414</text:p>
          </table:table-cell>
          <table:table-cell office:value-type="float" office:value="51.9949" calcext:value-type="float">
            <text:p>51.9949</text:p>
          </table:table-cell>
          <table:table-cell office:value-type="float" office:value="51.5689" calcext:value-type="float">
            <text:p>51.5689</text:p>
          </table:table-cell>
          <table:table-cell office:value-type="float" office:value="54.0708" calcext:value-type="float">
            <text:p>54.0708</text:p>
          </table:table-cell>
          <table:table-cell office:value-type="float" office:value="49.0992" calcext:value-type="float">
            <text:p>49.0992</text:p>
          </table:table-cell>
        </table:table-row>
        <table:table-row table:style-name="ro1">
          <table:table-cell table:number-columns-repeated="3"/>
          <table:table-cell office:value-type="float" office:value="50.9561" calcext:value-type="float">
            <text:p>50.9561</text:p>
          </table:table-cell>
          <table:table-cell office:value-type="float" office:value="53.6503" calcext:value-type="float">
            <text:p>53.6503</text:p>
          </table:table-cell>
          <table:table-cell office:value-type="float" office:value="51.1918" calcext:value-type="float">
            <text:p>51.1918</text:p>
          </table:table-cell>
          <table:table-cell office:value-type="float" office:value="53.6738" calcext:value-type="float">
            <text:p>53.6738</text:p>
          </table:table-cell>
          <table:table-cell office:value-type="float" office:value="54.3352" calcext:value-type="float">
            <text:p>54.3352</text:p>
          </table:table-cell>
          <table:table-cell office:value-type="float" office:value="50.4327" calcext:value-type="float">
            <text:p>50.4327</text:p>
          </table:table-cell>
          <table:table-cell office:value-type="float" office:value="52.0815" calcext:value-type="float">
            <text:p>52.0815</text:p>
          </table:table-cell>
          <table:table-cell office:value-type="float" office:value="51.3574" calcext:value-type="float">
            <text:p>51.3574</text:p>
          </table:table-cell>
          <table:table-cell office:value-type="float" office:value="53.8604" calcext:value-type="float">
            <text:p>53.8604</text:p>
          </table:table-cell>
          <table:table-cell office:value-type="float" office:value="49.3406" calcext:value-type="float">
            <text:p>49.3406</text:p>
          </table:table-cell>
        </table:table-row>
        <table:table-row table:style-name="ro1">
          <table:table-cell table:number-columns-repeated="3"/>
          <table:table-cell office:value-type="float" office:value="50.9388" calcext:value-type="float">
            <text:p>50.9388</text:p>
          </table:table-cell>
          <table:table-cell office:value-type="float" office:value="53.8025" calcext:value-type="float">
            <text:p>53.8025</text:p>
          </table:table-cell>
          <table:table-cell office:value-type="float" office:value="51.4783" calcext:value-type="float">
            <text:p>51.4783</text:p>
          </table:table-cell>
          <table:table-cell office:value-type="float" office:value="53.6455" calcext:value-type="float">
            <text:p>53.6455</text:p>
          </table:table-cell>
          <table:table-cell office:value-type="float" office:value="54.1706" calcext:value-type="float">
            <text:p>54.1706</text:p>
          </table:table-cell>
          <table:table-cell office:value-type="float" office:value="50.3672" calcext:value-type="float">
            <text:p>50.3672</text:p>
          </table:table-cell>
          <table:table-cell office:value-type="float" office:value="51.9848" calcext:value-type="float">
            <text:p>51.9848</text:p>
          </table:table-cell>
          <table:table-cell office:value-type="float" office:value="51.1703" calcext:value-type="float">
            <text:p>51.1703</text:p>
          </table:table-cell>
          <table:table-cell office:value-type="float" office:value="53.8692" calcext:value-type="float">
            <text:p>53.8692</text:p>
          </table:table-cell>
          <table:table-cell office:value-type="float" office:value="49.5025" calcext:value-type="float">
            <text:p>49.5025</text:p>
          </table:table-cell>
        </table:table-row>
        <table:table-row table:style-name="ro1">
          <table:table-cell table:number-columns-repeated="3"/>
          <table:table-cell office:value-type="float" office:value="51.1201" calcext:value-type="float">
            <text:p>51.1201</text:p>
          </table:table-cell>
          <table:table-cell office:value-type="float" office:value="53.88" calcext:value-type="float">
            <text:p>53.88</text:p>
          </table:table-cell>
          <table:table-cell office:value-type="float" office:value="51.5734" calcext:value-type="float">
            <text:p>51.5734</text:p>
          </table:table-cell>
          <table:table-cell office:value-type="float" office:value="53.8277" calcext:value-type="float">
            <text:p>53.8277</text:p>
          </table:table-cell>
          <table:table-cell office:value-type="float" office:value="54.255" calcext:value-type="float">
            <text:p>54.255</text:p>
          </table:table-cell>
          <table:table-cell office:value-type="float" office:value="50.4626" calcext:value-type="float">
            <text:p>50.4626</text:p>
          </table:table-cell>
          <table:table-cell office:value-type="float" office:value="51.5609" calcext:value-type="float">
            <text:p>51.5609</text:p>
          </table:table-cell>
          <table:table-cell office:value-type="float" office:value="51.1687" calcext:value-type="float">
            <text:p>51.1687</text:p>
          </table:table-cell>
          <table:table-cell office:value-type="float" office:value="53.8643" calcext:value-type="float">
            <text:p>53.8643</text:p>
          </table:table-cell>
          <table:table-cell office:value-type="float" office:value="49.6699" calcext:value-type="float">
            <text:p>49.6699</text:p>
          </table:table-cell>
        </table:table-row>
        <table:table-row table:style-name="ro1">
          <table:table-cell table:number-columns-repeated="3"/>
          <table:table-cell office:value-type="float" office:value="51.2126" calcext:value-type="float">
            <text:p>51.2126</text:p>
          </table:table-cell>
          <table:table-cell office:value-type="float" office:value="54.0422" calcext:value-type="float">
            <text:p>54.0422</text:p>
          </table:table-cell>
          <table:table-cell office:value-type="float" office:value="51.7595" calcext:value-type="float">
            <text:p>51.7595</text:p>
          </table:table-cell>
          <table:table-cell office:value-type="float" office:value="54.1036" calcext:value-type="float">
            <text:p>54.1036</text:p>
          </table:table-cell>
          <table:table-cell office:value-type="float" office:value="54.2915" calcext:value-type="float">
            <text:p>54.2915</text:p>
          </table:table-cell>
          <table:table-cell office:value-type="float" office:value="50.6202" calcext:value-type="float">
            <text:p>50.6202</text:p>
          </table:table-cell>
          <table:table-cell office:value-type="float" office:value="51.4238" calcext:value-type="float">
            <text:p>51.4238</text:p>
          </table:table-cell>
          <table:table-cell office:value-type="float" office:value="51.2192" calcext:value-type="float">
            <text:p>51.2192</text:p>
          </table:table-cell>
          <table:table-cell office:value-type="float" office:value="53.9451" calcext:value-type="float">
            <text:p>53.9451</text:p>
          </table:table-cell>
          <table:table-cell office:value-type="float" office:value="49.6793" calcext:value-type="float">
            <text:p>49.6793</text:p>
          </table:table-cell>
        </table:table-row>
        <table:table-row table:style-name="ro1">
          <table:table-cell table:number-columns-repeated="3"/>
          <table:table-cell office:value-type="float" office:value="50.9185" calcext:value-type="float">
            <text:p>50.9185</text:p>
          </table:table-cell>
          <table:table-cell office:value-type="float" office:value="54.0808" calcext:value-type="float">
            <text:p>54.0808</text:p>
          </table:table-cell>
          <table:table-cell office:value-type="float" office:value="51.7456" calcext:value-type="float">
            <text:p>51.7456</text:p>
          </table:table-cell>
          <table:table-cell office:value-type="float" office:value="54.0984" calcext:value-type="float">
            <text:p>54.0984</text:p>
          </table:table-cell>
          <table:table-cell office:value-type="float" office:value="54.4686" calcext:value-type="float">
            <text:p>54.4686</text:p>
          </table:table-cell>
          <table:table-cell office:value-type="float" office:value="50.6715" calcext:value-type="float">
            <text:p>50.6715</text:p>
          </table:table-cell>
          <table:table-cell office:value-type="float" office:value="51.4217" calcext:value-type="float">
            <text:p>51.4217</text:p>
          </table:table-cell>
          <table:table-cell office:value-type="float" office:value="51.2496" calcext:value-type="float">
            <text:p>51.2496</text:p>
          </table:table-cell>
          <table:table-cell office:value-type="float" office:value="54.0447" calcext:value-type="float">
            <text:p>54.0447</text:p>
          </table:table-cell>
          <table:table-cell office:value-type="float" office:value="49.9501" calcext:value-type="float">
            <text:p>49.9501</text:p>
          </table:table-cell>
        </table:table-row>
        <table:table-row table:style-name="ro1">
          <table:table-cell table:number-columns-repeated="3"/>
          <table:table-cell office:value-type="float" office:value="51.0563" calcext:value-type="float">
            <text:p>51.0563</text:p>
          </table:table-cell>
          <table:table-cell office:value-type="float" office:value="54.5459" calcext:value-type="float">
            <text:p>54.5459</text:p>
          </table:table-cell>
          <table:table-cell office:value-type="float" office:value="51.8041" calcext:value-type="float">
            <text:p>51.8041</text:p>
          </table:table-cell>
          <table:table-cell office:value-type="float" office:value="54.3056" calcext:value-type="float">
            <text:p>54.3056</text:p>
          </table:table-cell>
          <table:table-cell office:value-type="float" office:value="54.375" calcext:value-type="float">
            <text:p>54.375</text:p>
          </table:table-cell>
          <table:table-cell office:value-type="float" office:value="50.7592" calcext:value-type="float">
            <text:p>50.7592</text:p>
          </table:table-cell>
          <table:table-cell office:value-type="float" office:value="51.2749" calcext:value-type="float">
            <text:p>51.2749</text:p>
          </table:table-cell>
          <table:table-cell office:value-type="float" office:value="51.5335" calcext:value-type="float">
            <text:p>51.5335</text:p>
          </table:table-cell>
          <table:table-cell office:value-type="float" office:value="54.0427" calcext:value-type="float">
            <text:p>54.0427</text:p>
          </table:table-cell>
          <table:table-cell office:value-type="float" office:value="50.102" calcext:value-type="float">
            <text:p>50.102</text:p>
          </table:table-cell>
        </table:table-row>
        <table:table-row table:style-name="ro1">
          <table:table-cell table:number-columns-repeated="3"/>
          <table:table-cell office:value-type="float" office:value="51.2089" calcext:value-type="float">
            <text:p>51.2089</text:p>
          </table:table-cell>
          <table:table-cell office:value-type="float" office:value="54.5848" calcext:value-type="float">
            <text:p>54.5848</text:p>
          </table:table-cell>
          <table:table-cell office:value-type="float" office:value="51.8586" calcext:value-type="float">
            <text:p>51.8586</text:p>
          </table:table-cell>
          <table:table-cell office:value-type="float" office:value="54.2465" calcext:value-type="float">
            <text:p>54.2465</text:p>
          </table:table-cell>
          <table:table-cell office:value-type="float" office:value="54.2511" calcext:value-type="float">
            <text:p>54.2511</text:p>
          </table:table-cell>
          <table:table-cell office:value-type="float" office:value="50.7709" calcext:value-type="float">
            <text:p>50.7709</text:p>
          </table:table-cell>
          <table:table-cell office:value-type="float" office:value="51.3363" calcext:value-type="float">
            <text:p>51.3363</text:p>
          </table:table-cell>
          <table:table-cell office:value-type="float" office:value="51.5689" calcext:value-type="float">
            <text:p>51.5689</text:p>
          </table:table-cell>
          <table:table-cell office:value-type="float" office:value="54.0464" calcext:value-type="float">
            <text:p>54.0464</text:p>
          </table:table-cell>
          <table:table-cell office:value-type="float" office:value="50.0235" calcext:value-type="float">
            <text:p>50.0235</text:p>
          </table:table-cell>
        </table:table-row>
        <table:table-row table:style-name="ro1">
          <table:table-cell table:number-columns-repeated="3"/>
          <table:table-cell office:value-type="float" office:value="51.133" calcext:value-type="float">
            <text:p>51.133</text:p>
          </table:table-cell>
          <table:table-cell office:value-type="float" office:value="54.6222" calcext:value-type="float">
            <text:p>54.6222</text:p>
          </table:table-cell>
          <table:table-cell office:value-type="float" office:value="52.0917" calcext:value-type="float">
            <text:p>52.0917</text:p>
          </table:table-cell>
          <table:table-cell office:value-type="float" office:value="53.7774" calcext:value-type="float">
            <text:p>53.7774</text:p>
          </table:table-cell>
          <table:table-cell office:value-type="float" office:value="53.9832" calcext:value-type="float">
            <text:p>53.9832</text:p>
          </table:table-cell>
          <table:table-cell office:value-type="float" office:value="50.4899" calcext:value-type="float">
            <text:p>50.4899</text:p>
          </table:table-cell>
          <table:table-cell office:value-type="float" office:value="51.1861" calcext:value-type="float">
            <text:p>51.1861</text:p>
          </table:table-cell>
          <table:table-cell office:value-type="float" office:value="51.6314" calcext:value-type="float">
            <text:p>51.6314</text:p>
          </table:table-cell>
          <table:table-cell office:value-type="float" office:value="54.1914" calcext:value-type="float">
            <text:p>54.1914</text:p>
          </table:table-cell>
          <table:table-cell office:value-type="float" office:value="49.9772" calcext:value-type="float">
            <text:p>49.9772</text:p>
          </table:table-cell>
        </table:table-row>
        <table:table-row table:style-name="ro1">
          <table:table-cell table:number-columns-repeated="3"/>
          <table:table-cell office:value-type="float" office:value="51.0238" calcext:value-type="float">
            <text:p>51.0238</text:p>
          </table:table-cell>
          <table:table-cell office:value-type="float" office:value="54.5737" calcext:value-type="float">
            <text:p>54.5737</text:p>
          </table:table-cell>
          <table:table-cell office:value-type="float" office:value="52.2617" calcext:value-type="float">
            <text:p>52.2617</text:p>
          </table:table-cell>
          <table:table-cell office:value-type="float" office:value="53.6174" calcext:value-type="float">
            <text:p>53.6174</text:p>
          </table:table-cell>
          <table:table-cell office:value-type="float" office:value="53.8379" calcext:value-type="float">
            <text:p>53.8379</text:p>
          </table:table-cell>
          <table:table-cell office:value-type="float" office:value="50.2761" calcext:value-type="float">
            <text:p>50.2761</text:p>
          </table:table-cell>
          <table:table-cell office:value-type="float" office:value="51.1633" calcext:value-type="float">
            <text:p>51.1633</text:p>
          </table:table-cell>
          <table:table-cell office:value-type="float" office:value="51.7038" calcext:value-type="float">
            <text:p>51.7038</text:p>
          </table:table-cell>
          <table:table-cell office:value-type="float" office:value="54.3405" calcext:value-type="float">
            <text:p>54.3405</text:p>
          </table:table-cell>
          <table:table-cell office:value-type="float" office:value="49.853" calcext:value-type="float">
            <text:p>49.853</text:p>
          </table:table-cell>
        </table:table-row>
        <table:table-row table:style-name="ro1">
          <table:table-cell table:number-columns-repeated="3"/>
          <table:table-cell office:value-type="float" office:value="51.122" calcext:value-type="float">
            <text:p>51.122</text:p>
          </table:table-cell>
          <table:table-cell office:value-type="float" office:value="54.6746" calcext:value-type="float">
            <text:p>54.6746</text:p>
          </table:table-cell>
          <table:table-cell office:value-type="float" office:value="51.9606" calcext:value-type="float">
            <text:p>51.9606</text:p>
          </table:table-cell>
          <table:table-cell office:value-type="float" office:value="53.7345" calcext:value-type="float">
            <text:p>53.7345</text:p>
          </table:table-cell>
          <table:table-cell office:value-type="float" office:value="54.1964" calcext:value-type="float">
            <text:p>54.1964</text:p>
          </table:table-cell>
          <table:table-cell office:value-type="float" office:value="50.3658" calcext:value-type="float">
            <text:p>50.3658</text:p>
          </table:table-cell>
          <table:table-cell office:value-type="float" office:value="51.5614" calcext:value-type="float">
            <text:p>51.5614</text:p>
          </table:table-cell>
          <table:table-cell office:value-type="float" office:value="51.3827" calcext:value-type="float">
            <text:p>51.3827</text:p>
          </table:table-cell>
          <table:table-cell office:value-type="float" office:value="54.4937" calcext:value-type="float">
            <text:p>54.4937</text:p>
          </table:table-cell>
          <table:table-cell office:value-type="float" office:value="49.9551" calcext:value-type="float">
            <text:p>49.9551</text:p>
          </table:table-cell>
        </table:table-row>
        <table:table-row table:style-name="ro1">
          <table:table-cell table:number-columns-repeated="3"/>
          <table:table-cell office:value-type="float" office:value="51.0393" calcext:value-type="float">
            <text:p>51.0393</text:p>
          </table:table-cell>
          <table:table-cell office:value-type="float" office:value="54.613" calcext:value-type="float">
            <text:p>54.613</text:p>
          </table:table-cell>
          <table:table-cell office:value-type="float" office:value="52.1566" calcext:value-type="float">
            <text:p>52.1566</text:p>
          </table:table-cell>
          <table:table-cell office:value-type="float" office:value="54.0159" calcext:value-type="float">
            <text:p>54.0159</text:p>
          </table:table-cell>
          <table:table-cell office:value-type="float" office:value="54.2021" calcext:value-type="float">
            <text:p>54.2021</text:p>
          </table:table-cell>
          <table:table-cell office:value-type="float" office:value="50.6197" calcext:value-type="float">
            <text:p>50.6197</text:p>
          </table:table-cell>
          <table:table-cell office:value-type="float" office:value="51.7871" calcext:value-type="float">
            <text:p>51.7871</text:p>
          </table:table-cell>
          <table:table-cell office:value-type="float" office:value="51.6837" calcext:value-type="float">
            <text:p>51.6837</text:p>
          </table:table-cell>
          <table:table-cell office:value-type="float" office:value="54.5417" calcext:value-type="float">
            <text:p>54.5417</text:p>
          </table:table-cell>
          <table:table-cell office:value-type="float" office:value="49.8353" calcext:value-type="float">
            <text:p>49.8353</text:p>
          </table:table-cell>
        </table:table-row>
        <table:table-row table:style-name="ro1">
          <table:table-cell table:number-columns-repeated="3"/>
          <table:table-cell office:value-type="float" office:value="51.0942" calcext:value-type="float">
            <text:p>51.0942</text:p>
          </table:table-cell>
          <table:table-cell office:value-type="float" office:value="54.6943" calcext:value-type="float">
            <text:p>54.6943</text:p>
          </table:table-cell>
          <table:table-cell office:value-type="float" office:value="52.1061" calcext:value-type="float">
            <text:p>52.1061</text:p>
          </table:table-cell>
          <table:table-cell office:value-type="float" office:value="54.1095" calcext:value-type="float">
            <text:p>54.1095</text:p>
          </table:table-cell>
          <table:table-cell office:value-type="float" office:value="54.1879" calcext:value-type="float">
            <text:p>54.1879</text:p>
          </table:table-cell>
          <table:table-cell office:value-type="float" office:value="50.632" calcext:value-type="float">
            <text:p>50.632</text:p>
          </table:table-cell>
          <table:table-cell office:value-type="float" office:value="51.8962" calcext:value-type="float">
            <text:p>51.8962</text:p>
          </table:table-cell>
          <table:table-cell office:value-type="float" office:value="51.7983" calcext:value-type="float">
            <text:p>51.7983</text:p>
          </table:table-cell>
          <table:table-cell office:value-type="float" office:value="54.5716" calcext:value-type="float">
            <text:p>54.5716</text:p>
          </table:table-cell>
          <table:table-cell office:value-type="float" office:value="49.4546" calcext:value-type="float">
            <text:p>49.4546</text:p>
          </table:table-cell>
        </table:table-row>
        <table:table-row table:style-name="ro1">
          <table:table-cell table:number-columns-repeated="3"/>
          <table:table-cell office:value-type="float" office:value="51.1091" calcext:value-type="float">
            <text:p>51.1091</text:p>
          </table:table-cell>
          <table:table-cell office:value-type="float" office:value="54.9488" calcext:value-type="float">
            <text:p>54.9488</text:p>
          </table:table-cell>
          <table:table-cell office:value-type="float" office:value="52.1395" calcext:value-type="float">
            <text:p>52.1395</text:p>
          </table:table-cell>
          <table:table-cell office:value-type="float" office:value="53.8076" calcext:value-type="float">
            <text:p>53.8076</text:p>
          </table:table-cell>
          <table:table-cell office:value-type="float" office:value="54.2235" calcext:value-type="float">
            <text:p>54.2235</text:p>
          </table:table-cell>
          <table:table-cell office:value-type="float" office:value="50.6496" calcext:value-type="float">
            <text:p>50.6496</text:p>
          </table:table-cell>
          <table:table-cell office:value-type="float" office:value="51.9039" calcext:value-type="float">
            <text:p>51.9039</text:p>
          </table:table-cell>
          <table:table-cell office:value-type="float" office:value="51.7166" calcext:value-type="float">
            <text:p>51.7166</text:p>
          </table:table-cell>
          <table:table-cell office:value-type="float" office:value="54.6849" calcext:value-type="float">
            <text:p>54.6849</text:p>
          </table:table-cell>
          <table:table-cell office:value-type="float" office:value="49.2376" calcext:value-type="float">
            <text:p>49.2376</text:p>
          </table:table-cell>
        </table:table-row>
        <table:table-row table:style-name="ro1">
          <table:table-cell table:number-columns-repeated="3"/>
          <table:table-cell office:value-type="float" office:value="51.0336" calcext:value-type="float">
            <text:p>51.0336</text:p>
          </table:table-cell>
          <table:table-cell office:value-type="float" office:value="55.0401" calcext:value-type="float">
            <text:p>55.0401</text:p>
          </table:table-cell>
          <table:table-cell office:value-type="float" office:value="51.9068" calcext:value-type="float">
            <text:p>51.9068</text:p>
          </table:table-cell>
          <table:table-cell office:value-type="float" office:value="53.8177" calcext:value-type="float">
            <text:p>53.8177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50.9016" calcext:value-type="float">
            <text:p>50.9016</text:p>
          </table:table-cell>
          <table:table-cell office:value-type="float" office:value="51.9233" calcext:value-type="float">
            <text:p>51.9233</text:p>
          </table:table-cell>
          <table:table-cell office:value-type="float" office:value="51.755" calcext:value-type="float">
            <text:p>51.755</text:p>
          </table:table-cell>
          <table:table-cell office:value-type="float" office:value="54.5531" calcext:value-type="float">
            <text:p>54.5531</text:p>
          </table:table-cell>
          <table:table-cell office:value-type="float" office:value="49.0903" calcext:value-type="float">
            <text:p>49.0903</text:p>
          </table:table-cell>
        </table:table-row>
        <table:table-row table:style-name="ro1">
          <table:table-cell table:number-columns-repeated="3"/>
          <table:table-cell office:value-type="float" office:value="50.8599" calcext:value-type="float">
            <text:p>50.8599</text:p>
          </table:table-cell>
          <table:table-cell office:value-type="float" office:value="55.0173" calcext:value-type="float">
            <text:p>55.0173</text:p>
          </table:table-cell>
          <table:table-cell office:value-type="float" office:value="52.0363" calcext:value-type="float">
            <text:p>52.0363</text:p>
          </table:table-cell>
          <table:table-cell office:value-type="float" office:value="53.7309" calcext:value-type="float">
            <text:p>53.7309</text:p>
          </table:table-cell>
          <table:table-cell office:value-type="float" office:value="53.9756" calcext:value-type="float">
            <text:p>53.9756</text:p>
          </table:table-cell>
          <table:table-cell office:value-type="float" office:value="50.7266" calcext:value-type="float">
            <text:p>50.7266</text:p>
          </table:table-cell>
          <table:table-cell office:value-type="float" office:value="52.1057" calcext:value-type="float">
            <text:p>52.1057</text:p>
          </table:table-cell>
          <table:table-cell office:value-type="float" office:value="51.7035" calcext:value-type="float">
            <text:p>51.7035</text:p>
          </table:table-cell>
          <table:table-cell office:value-type="float" office:value="54.8834" calcext:value-type="float">
            <text:p>54.8834</text:p>
          </table:table-cell>
          <table:table-cell office:value-type="float" office:value="49.0403" calcext:value-type="float">
            <text:p>49.0403</text:p>
          </table:table-cell>
        </table:table-row>
        <table:table-row table:style-name="ro1">
          <table:table-cell table:number-columns-repeated="3"/>
          <table:table-cell office:value-type="float" office:value="51.2223" calcext:value-type="float">
            <text:p>51.2223</text:p>
          </table:table-cell>
          <table:table-cell office:value-type="float" office:value="55.1915" calcext:value-type="float">
            <text:p>55.1915</text:p>
          </table:table-cell>
          <table:table-cell office:value-type="float" office:value="52.0679" calcext:value-type="float">
            <text:p>52.0679</text:p>
          </table:table-cell>
          <table:table-cell office:value-type="float" office:value="53.5411" calcext:value-type="float">
            <text:p>53.5411</text:p>
          </table:table-cell>
          <table:table-cell office:value-type="float" office:value="53.9896" calcext:value-type="float">
            <text:p>53.9896</text:p>
          </table:table-cell>
          <table:table-cell office:value-type="float" office:value="50.8259" calcext:value-type="float">
            <text:p>50.8259</text:p>
          </table:table-cell>
          <table:table-cell office:value-type="float" office:value="52.1026" calcext:value-type="float">
            <text:p>52.1026</text:p>
          </table:table-cell>
          <table:table-cell office:value-type="float" office:value="51.5492" calcext:value-type="float">
            <text:p>51.5492</text:p>
          </table:table-cell>
          <table:table-cell office:value-type="float" office:value="54.9224" calcext:value-type="float">
            <text:p>54.9224</text:p>
          </table:table-cell>
          <table:table-cell office:value-type="float" office:value="49.3566" calcext:value-type="float">
            <text:p>49.3566</text:p>
          </table:table-cell>
        </table:table-row>
        <table:table-row table:style-name="ro1">
          <table:table-cell table:number-columns-repeated="3"/>
          <table:table-cell office:value-type="float" office:value="51.1083" calcext:value-type="float">
            <text:p>51.1083</text:p>
          </table:table-cell>
          <table:table-cell office:value-type="float" office:value="55.2093" calcext:value-type="float">
            <text:p>55.2093</text:p>
          </table:table-cell>
          <table:table-cell office:value-type="float" office:value="52.0375" calcext:value-type="float">
            <text:p>52.0375</text:p>
          </table:table-cell>
          <table:table-cell office:value-type="float" office:value="53.2326" calcext:value-type="float">
            <text:p>53.2326</text:p>
          </table:table-cell>
          <table:table-cell office:value-type="float" office:value="54.0476" calcext:value-type="float">
            <text:p>54.0476</text:p>
          </table:table-cell>
          <table:table-cell office:value-type="float" office:value="50.8755" calcext:value-type="float">
            <text:p>50.8755</text:p>
          </table:table-cell>
          <table:table-cell office:value-type="float" office:value="52.0737" calcext:value-type="float">
            <text:p>52.0737</text:p>
          </table:table-cell>
          <table:table-cell office:value-type="float" office:value="51.691" calcext:value-type="float">
            <text:p>51.691</text:p>
          </table:table-cell>
          <table:table-cell office:value-type="float" office:value="55.1781" calcext:value-type="float">
            <text:p>55.1781</text:p>
          </table:table-cell>
          <table:table-cell office:value-type="float" office:value="49.5787" calcext:value-type="float">
            <text:p>49.5787</text:p>
          </table:table-cell>
        </table:table-row>
        <table:table-row table:style-name="ro1">
          <table:table-cell table:number-columns-repeated="3"/>
          <table:table-cell office:value-type="float" office:value="51.1571" calcext:value-type="float">
            <text:p>51.1571</text:p>
          </table:table-cell>
          <table:table-cell office:value-type="float" office:value="55.4507" calcext:value-type="float">
            <text:p>55.4507</text:p>
          </table:table-cell>
          <table:table-cell office:value-type="float" office:value="52.1266" calcext:value-type="float">
            <text:p>52.1266</text:p>
          </table:table-cell>
          <table:table-cell office:value-type="float" office:value="53.0987" calcext:value-type="float">
            <text:p>53.0987</text:p>
          </table:table-cell>
          <table:table-cell office:value-type="float" office:value="53.9276" calcext:value-type="float">
            <text:p>53.9276</text:p>
          </table:table-cell>
          <table:table-cell office:value-type="float" office:value="50.9207" calcext:value-type="float">
            <text:p>50.9207</text:p>
          </table:table-cell>
          <table:table-cell office:value-type="float" office:value="52.2015" calcext:value-type="float">
            <text:p>52.2015</text:p>
          </table:table-cell>
          <table:table-cell office:value-type="float" office:value="51.7512" calcext:value-type="float">
            <text:p>51.7512</text:p>
          </table:table-cell>
          <table:table-cell office:value-type="float" office:value="55.1627" calcext:value-type="float">
            <text:p>55.1627</text:p>
          </table:table-cell>
          <table:table-cell office:value-type="float" office:value="49.3526" calcext:value-type="float">
            <text:p>49.3526</text:p>
          </table:table-cell>
        </table:table-row>
        <table:table-row table:style-name="ro1">
          <table:table-cell table:number-columns-repeated="3"/>
          <table:table-cell office:value-type="float" office:value="51.1418" calcext:value-type="float">
            <text:p>51.1418</text:p>
          </table:table-cell>
          <table:table-cell office:value-type="float" office:value="55.4973" calcext:value-type="float">
            <text:p>55.4973</text:p>
          </table:table-cell>
          <table:table-cell office:value-type="float" office:value="52.3066" calcext:value-type="float">
            <text:p>52.3066</text:p>
          </table:table-cell>
          <table:table-cell office:value-type="float" office:value="53.0483" calcext:value-type="float">
            <text:p>53.0483</text:p>
          </table:table-cell>
          <table:table-cell office:value-type="float" office:value="54.2078" calcext:value-type="float">
            <text:p>54.2078</text:p>
          </table:table-cell>
          <table:table-cell office:value-type="float" office:value="51.2924" calcext:value-type="float">
            <text:p>51.2924</text:p>
          </table:table-cell>
          <table:table-cell office:value-type="float" office:value="52.0133" calcext:value-type="float">
            <text:p>52.0133</text:p>
          </table:table-cell>
          <table:table-cell office:value-type="float" office:value="51.7565" calcext:value-type="float">
            <text:p>51.7565</text:p>
          </table:table-cell>
          <table:table-cell office:value-type="float" office:value="54.9183" calcext:value-type="float">
            <text:p>54.9183</text:p>
          </table:table-cell>
          <table:table-cell office:value-type="float" office:value="49.3248" calcext:value-type="float">
            <text:p>49.3248</text:p>
          </table:table-cell>
        </table:table-row>
        <table:table-row table:style-name="ro1">
          <table:table-cell table:number-columns-repeated="3"/>
          <table:table-cell office:value-type="float" office:value="51.15" calcext:value-type="float">
            <text:p>51.15</text:p>
          </table:table-cell>
          <table:table-cell office:value-type="float" office:value="55.5779" calcext:value-type="float">
            <text:p>55.5779</text:p>
          </table:table-cell>
          <table:table-cell office:value-type="float" office:value="52.5446" calcext:value-type="float">
            <text:p>52.5446</text:p>
          </table:table-cell>
          <table:table-cell office:value-type="float" office:value="53.2594" calcext:value-type="float">
            <text:p>53.2594</text:p>
          </table:table-cell>
          <table:table-cell office:value-type="float" office:value="54.2958" calcext:value-type="float">
            <text:p>54.2958</text:p>
          </table:table-cell>
          <table:table-cell office:value-type="float" office:value="51.0896" calcext:value-type="float">
            <text:p>51.0896</text:p>
          </table:table-cell>
          <table:table-cell office:value-type="float" office:value="51.9836" calcext:value-type="float">
            <text:p>51.9836</text:p>
          </table:table-cell>
          <table:table-cell office:value-type="float" office:value="51.4599" calcext:value-type="float">
            <text:p>51.4599</text:p>
          </table:table-cell>
          <table:table-cell office:value-type="float" office:value="54.988" calcext:value-type="float">
            <text:p>54.988</text:p>
          </table:table-cell>
          <table:table-cell office:value-type="float" office:value="49.2705" calcext:value-type="float">
            <text:p>49.2705</text:p>
          </table:table-cell>
        </table:table-row>
        <table:table-row table:style-name="ro1">
          <table:table-cell table:number-columns-repeated="3"/>
          <table:table-cell office:value-type="float" office:value="50.9136" calcext:value-type="float">
            <text:p>50.9136</text:p>
          </table:table-cell>
          <table:table-cell office:value-type="float" office:value="55.5026" calcext:value-type="float">
            <text:p>55.5026</text:p>
          </table:table-cell>
          <table:table-cell office:value-type="float" office:value="52.7927" calcext:value-type="float">
            <text:p>52.7927</text:p>
          </table:table-cell>
          <table:table-cell office:value-type="float" office:value="53.2033" calcext:value-type="float">
            <text:p>53.2033</text:p>
          </table:table-cell>
          <table:table-cell office:value-type="float" office:value="54.2881" calcext:value-type="float">
            <text:p>54.2881</text:p>
          </table:table-cell>
          <table:table-cell office:value-type="float" office:value="51.2939" calcext:value-type="float">
            <text:p>51.2939</text:p>
          </table:table-cell>
          <table:table-cell office:value-type="float" office:value="52.3182" calcext:value-type="float">
            <text:p>52.3182</text:p>
          </table:table-cell>
          <table:table-cell office:value-type="float" office:value="51.6573" calcext:value-type="float">
            <text:p>51.6573</text:p>
          </table:table-cell>
          <table:table-cell office:value-type="float" office:value="55.1452" calcext:value-type="float">
            <text:p>55.1452</text:p>
          </table:table-cell>
          <table:table-cell office:value-type="float" office:value="49.1869" calcext:value-type="float">
            <text:p>49.1869</text:p>
          </table:table-cell>
        </table:table-row>
        <table:table-row table:style-name="ro1">
          <table:table-cell table:number-columns-repeated="3"/>
          <table:table-cell office:value-type="float" office:value="50.7837" calcext:value-type="float">
            <text:p>50.7837</text:p>
          </table:table-cell>
          <table:table-cell office:value-type="float" office:value="55.6335" calcext:value-type="float">
            <text:p>55.6335</text:p>
          </table:table-cell>
          <table:table-cell office:value-type="float" office:value="52.9344" calcext:value-type="float">
            <text:p>52.9344</text:p>
          </table:table-cell>
          <table:table-cell office:value-type="float" office:value="53.0201" calcext:value-type="float">
            <text:p>53.0201</text:p>
          </table:table-cell>
          <table:table-cell office:value-type="float" office:value="54.3365" calcext:value-type="float">
            <text:p>54.3365</text:p>
          </table:table-cell>
          <table:table-cell office:value-type="float" office:value="51.1603" calcext:value-type="float">
            <text:p>51.1603</text:p>
          </table:table-cell>
          <table:table-cell office:value-type="float" office:value="52.2531" calcext:value-type="float">
            <text:p>52.2531</text:p>
          </table:table-cell>
          <table:table-cell office:value-type="float" office:value="51.8808" calcext:value-type="float">
            <text:p>51.8808</text:p>
          </table:table-cell>
          <table:table-cell office:value-type="float" office:value="55.126" calcext:value-type="float">
            <text:p>55.126</text:p>
          </table:table-cell>
          <table:table-cell office:value-type="float" office:value="49.1513" calcext:value-type="float">
            <text:p>49.1513</text:p>
          </table:table-cell>
        </table:table-row>
        <table:table-row table:style-name="ro1">
          <table:table-cell table:number-columns-repeated="3"/>
          <table:table-cell office:value-type="float" office:value="50.5877" calcext:value-type="float">
            <text:p>50.5877</text:p>
          </table:table-cell>
          <table:table-cell office:value-type="float" office:value="55.7469" calcext:value-type="float">
            <text:p>55.7469</text:p>
          </table:table-cell>
          <table:table-cell office:value-type="float" office:value="52.8867" calcext:value-type="float">
            <text:p>52.8867</text:p>
          </table:table-cell>
          <table:table-cell office:value-type="float" office:value="53.1498" calcext:value-type="float">
            <text:p>53.1498</text:p>
          </table:table-cell>
          <table:table-cell office:value-type="float" office:value="54.3097" calcext:value-type="float">
            <text:p>54.3097</text:p>
          </table:table-cell>
          <table:table-cell office:value-type="float" office:value="51.2309" calcext:value-type="float">
            <text:p>51.2309</text:p>
          </table:table-cell>
          <table:table-cell office:value-type="float" office:value="52.143" calcext:value-type="float">
            <text:p>52.143</text:p>
          </table:table-cell>
          <table:table-cell office:value-type="float" office:value="51.9281" calcext:value-type="float">
            <text:p>51.9281</text:p>
          </table:table-cell>
          <table:table-cell office:value-type="float" office:value="55.3473" calcext:value-type="float">
            <text:p>55.3473</text:p>
          </table:table-cell>
          <table:table-cell office:value-type="float" office:value="49.1084" calcext:value-type="float">
            <text:p>49.108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:.D262])" office:value-type="float" office:value="50.4182570881226" calcext:value-type="float">
            <text:p>50.4182570881226</text:p>
          </table:table-cell>
          <table:table-cell table:formula="of:=AVERAGE([.E2:.E262])" office:value-type="float" office:value="52.5649076628352" calcext:value-type="float">
            <text:p>52.5649076628352</text:p>
          </table:table-cell>
          <table:table-cell table:formula="of:=AVERAGE([.F2:.F262])" office:value-type="float" office:value="50.4559218390805" calcext:value-type="float">
            <text:p>50.4559218390805</text:p>
          </table:table-cell>
          <table:table-cell table:formula="of:=AVERAGE([.G2:.G262])" office:value-type="float" office:value="51.859646743295" calcext:value-type="float">
            <text:p>51.859646743295</text:p>
          </table:table-cell>
          <table:table-cell table:formula="of:=AVERAGE([.H2:.H262])" office:value-type="float" office:value="51.8762685823755" calcext:value-type="float">
            <text:p>51.8762685823755</text:p>
          </table:table-cell>
          <table:table-cell table:formula="of:=AVERAGE([.I2:.I262])" office:value-type="float" office:value="49.1543946360154" calcext:value-type="float">
            <text:p>49.1543946360154</text:p>
          </table:table-cell>
          <table:table-cell table:formula="of:=AVERAGE([.J2:.J262])" office:value-type="float" office:value="51.0098724137931" calcext:value-type="float">
            <text:p>51.0098724137931</text:p>
          </table:table-cell>
          <table:table-cell table:formula="of:=AVERAGE([.K2:.K262])" office:value-type="float" office:value="51.3766513409962" calcext:value-type="float">
            <text:p>51.3766513409962</text:p>
          </table:table-cell>
          <table:table-cell table:formula="of:=AVERAGE([.L2:.L262])" office:value-type="float" office:value="52.3022961685824" calcext:value-type="float">
            <text:p>52.3022961685824</text:p>
          </table:table-cell>
          <table:table-cell table:formula="of:=AVERAGE([.M2:.M262])" office:value-type="float" office:value="50.0139804597701" calcext:value-type="float">
            <text:p>50.0139804597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01:23:57.420237014</dc:date>
    <meta:editing-duration>PT2M17S</meta:editing-duration>
    <meta:editing-cycles>1</meta:editing-cycles>
    <meta:document-statistic meta:table-count="1" meta:cell-count="2643" meta:object-count="0"/>
    <meta:generator>LibreOffice/6.0.7.3$Linux_X86_64 LibreOffice_project/00m0$Build-3</meta:generator>
  </office:meta>
</office:document-meta>
</file>